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llipse_5_30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484004">
            <text:p>4.840E-01</text:p>
          </table:table-cell>
          <table:table-cell office:value-type="float" office:value="0.209458">
            <text:p>2.0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3795">
            <text:p>4.380E-01</text:p>
          </table:table-cell>
          <table:table-cell office:value-type="float" office:value="0.165791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30046">
            <text:p>4.300E-01</text:p>
          </table:table-cell>
          <table:table-cell office:value-type="float" office:value="0.15904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31809">
            <text:p>4.318E-01</text:p>
          </table:table-cell>
          <table:table-cell office:value-type="float" office:value="0.1601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23393">
            <text:p>4.234E-01</text:p>
          </table:table-cell>
          <table:table-cell office:value-type="float" office:value="0.153516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24253">
            <text:p>4.243E-01</text:p>
          </table:table-cell>
          <table:table-cell office:value-type="float" office:value="0.154158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19541">
            <text:p>4.195E-01</text:p>
          </table:table-cell>
          <table:table-cell office:value-type="float" office:value="0.150179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28915">
            <text:p>4.289E-01</text:p>
          </table:table-cell>
          <table:table-cell office:value-type="float" office:value="0.157956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30923">
            <text:p>4.309E-01</text:p>
          </table:table-cell>
          <table:table-cell office:value-type="float" office:value="0.159545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424705">
            <text:p>4.247E-01</text:p>
          </table:table-cell>
          <table:table-cell office:value-type="float" office:value="0.154694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35082">
            <text:p>4.351E-01</text:p>
          </table:table-cell>
          <table:table-cell office:value-type="float" office:value="0.163342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436588">
            <text:p>4.366E-01</text:p>
          </table:table-cell>
          <table:table-cell office:value-type="float" office:value="0.164697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24609">
            <text:p>4.246E-01</text:p>
          </table:table-cell>
          <table:table-cell office:value-type="float" office:value="0.15446">
            <text:p>1.54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34347">
            <text:p>4.343E-01</text:p>
          </table:table-cell>
          <table:table-cell office:value-type="float" office:value="0.162891">
            <text:p>1.629E-01</text:p>
          </table:table-cell>
          <table:table-cell office:value-type="float" office:value="0.000003">
            <text:p>3.000E-06</text:p>
          </table:table-cell>
          <table:table-cell office:value-type="float" office:value="0.000001">
            <text:p>1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38421">
            <text:p>4.384E-01</text:p>
          </table:table-cell>
          <table:table-cell office:value-type="float" office:value="0.166352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35512">
            <text:p>4.355E-01</text:p>
          </table:table-cell>
          <table:table-cell office:value-type="float" office:value="0.164035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28699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23802">
            <text:p>4.238E-01</text:p>
          </table:table-cell>
          <table:table-cell office:value-type="float" office:value="0.153598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40317">
            <text:p>4.403E-01</text:p>
          </table:table-cell>
          <table:table-cell office:value-type="float" office:value="0.167777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37539">
            <text:p>4.375E-01</text:p>
          </table:table-cell>
          <table:table-cell office:value-type="float" office:value="0.165382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25755">
            <text:p>4.258E-01</text:p>
          </table:table-cell>
          <table:table-cell office:value-type="float" office:value="0.155556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41321">
            <text:p>4.413E-01</text:p>
          </table:table-cell>
          <table:table-cell office:value-type="float" office:value="0.16908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30277">
            <text:p>4.303E-01</text:p>
          </table:table-cell>
          <table:table-cell office:value-type="float" office:value="0.15948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31287">
            <text:p>4.313E-01</text:p>
          </table:table-cell>
          <table:table-cell office:value-type="float" office:value="0.159772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447514">
            <text:p>4.475E-01</text:p>
          </table:table-cell>
          <table:table-cell office:value-type="float" office:value="0.17433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40801">
            <text:p>4.408E-01</text:p>
          </table:table-cell>
          <table:table-cell office:value-type="float" office:value="0.168252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33074">
            <text:p>4.331E-01</text:p>
          </table:table-cell>
          <table:table-cell office:value-type="float" office:value="0.161459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33719">
            <text:p>4.337E-01</text:p>
          </table:table-cell>
          <table:table-cell office:value-type="float" office:value="0.16247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35369">
            <text:p>4.354E-01</text:p>
          </table:table-cell>
          <table:table-cell office:value-type="float" office:value="0.163574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23895">
            <text:p>4.239E-01</text:p>
          </table:table-cell>
          <table:table-cell office:value-type="float" office:value="0.15362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32644">
            <text:p>4.326E-01</text:p>
          </table:table-cell>
          <table:table-cell office:value-type="float" office:value="0.161321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35225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47514">
            <text:p>4.475E-01</text:p>
          </table:table-cell>
          <table:table-cell office:value-type="float" office:value="0.174433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37536">
            <text:p>4.375E-01</text:p>
          </table:table-cell>
          <table:table-cell office:value-type="float" office:value="0.165506">
            <text:p>1.65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31425">
            <text:p>4.314E-01</text:p>
          </table:table-cell>
          <table:table-cell office:value-type="float" office:value="0.159917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52819">
            <text:p>4.528E-01</text:p>
          </table:table-cell>
          <table:table-cell office:value-type="float" office:value="0.178993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35369">
            <text:p>4.354E-01</text:p>
          </table:table-cell>
          <table:table-cell office:value-type="float" office:value="0.163994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26152">
            <text:p>4.262E-01</text:p>
          </table:table-cell>
          <table:table-cell office:value-type="float" office:value="0.15607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25125">
            <text:p>4.251E-01</text:p>
          </table:table-cell>
          <table:table-cell office:value-type="float" office:value="0.154934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35559">
            <text:p>4.356E-01</text:p>
          </table:table-cell>
          <table:table-cell office:value-type="float" office:value="0.163167">
            <text:p>1.63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35629">
            <text:p>4.356E-01</text:p>
          </table:table-cell>
          <table:table-cell office:value-type="float" office:value="0.163757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32749">
            <text:p>4.327E-01</text:p>
          </table:table-cell>
          <table:table-cell office:value-type="float" office:value="0.16191">
            <text:p>1.61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08882">
            <text:p>4.089E-01</text:p>
          </table:table-cell>
          <table:table-cell office:value-type="float" office:value="0.141719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39725">
            <text:p>3.973E-01</text:p>
          </table:table-cell>
          <table:table-cell office:value-type="float" office:value="0.132304">
            <text:p>1.32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08882">
            <text:p>4.089E-01</text:p>
          </table:table-cell>
          <table:table-cell office:value-type="float" office:value="0.141719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32749">
            <text:p>4.327E-01</text:p>
          </table:table-cell>
          <table:table-cell office:value-type="float" office:value="0.16191">
            <text:p>1.61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35629">
            <text:p>4.356E-01</text:p>
          </table:table-cell>
          <table:table-cell office:value-type="float" office:value="0.163757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38158">
            <text:p>4.382E-01</text:p>
          </table:table-cell>
          <table:table-cell office:value-type="float" office:value="0.165465">
            <text:p>1.655E-01</text:p>
          </table:table-cell>
          <table:table-cell office:value-type="float" office:value="0.000013">
            <text:p>1.300E-05</text:p>
          </table:table-cell>
          <table:table-cell office:value-type="float" office:value="0.00001">
            <text:p>1.000E-05</text:p>
          </table:table-cell>
          <table:table-cell office:value-type="float" office:value="0">
            <text:p>0.000E+00</text:p>
          </table:table-cell>
          <table:table-cell office:value-type="float" office:value="0.000004">
            <text:p>4.000E-06</text:p>
          </table:table-cell>
          <table:table-cell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25125">
            <text:p>4.251E-01</text:p>
          </table:table-cell>
          <table:table-cell office:value-type="float" office:value="0.154934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26152">
            <text:p>4.262E-01</text:p>
          </table:table-cell>
          <table:table-cell office:value-type="float" office:value="0.15607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35369">
            <text:p>4.354E-01</text:p>
          </table:table-cell>
          <table:table-cell office:value-type="float" office:value="0.163994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52819">
            <text:p>4.528E-01</text:p>
          </table:table-cell>
          <table:table-cell office:value-type="float" office:value="0.178993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31425">
            <text:p>4.314E-01</text:p>
          </table:table-cell>
          <table:table-cell office:value-type="float" office:value="0.159917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37536">
            <text:p>4.375E-01</text:p>
          </table:table-cell>
          <table:table-cell office:value-type="float" office:value="0.165506">
            <text:p>1.65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47514">
            <text:p>4.475E-01</text:p>
          </table:table-cell>
          <table:table-cell office:value-type="float" office:value="0.174433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35225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32644">
            <text:p>4.326E-01</text:p>
          </table:table-cell>
          <table:table-cell office:value-type="float" office:value="0.161321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423895">
            <text:p>4.239E-01</text:p>
          </table:table-cell>
          <table:table-cell office:value-type="float" office:value="0.15362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35369">
            <text:p>4.354E-01</text:p>
          </table:table-cell>
          <table:table-cell office:value-type="float" office:value="0.163574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33719">
            <text:p>4.337E-01</text:p>
          </table:table-cell>
          <table:table-cell office:value-type="float" office:value="0.16247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33074">
            <text:p>4.331E-01</text:p>
          </table:table-cell>
          <table:table-cell office:value-type="float" office:value="0.161459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440801">
            <text:p>4.408E-01</text:p>
          </table:table-cell>
          <table:table-cell office:value-type="float" office:value="0.168252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447514">
            <text:p>4.475E-01</text:p>
          </table:table-cell>
          <table:table-cell office:value-type="float" office:value="0.17433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31287">
            <text:p>4.313E-01</text:p>
          </table:table-cell>
          <table:table-cell office:value-type="float" office:value="0.159772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30277">
            <text:p>4.303E-01</text:p>
          </table:table-cell>
          <table:table-cell office:value-type="float" office:value="0.15948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41321">
            <text:p>4.413E-01</text:p>
          </table:table-cell>
          <table:table-cell office:value-type="float" office:value="0.16908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25755">
            <text:p>4.258E-01</text:p>
          </table:table-cell>
          <table:table-cell office:value-type="float" office:value="0.155556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37539">
            <text:p>4.375E-01</text:p>
          </table:table-cell>
          <table:table-cell office:value-type="float" office:value="0.165382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40317">
            <text:p>4.403E-01</text:p>
          </table:table-cell>
          <table:table-cell office:value-type="float" office:value="0.167777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23802">
            <text:p>4.238E-01</text:p>
          </table:table-cell>
          <table:table-cell office:value-type="float" office:value="0.153598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28699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435512">
            <text:p>4.355E-01</text:p>
          </table:table-cell>
          <table:table-cell office:value-type="float" office:value="0.164035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438421">
            <text:p>4.384E-01</text:p>
          </table:table-cell>
          <table:table-cell office:value-type="float" office:value="0.166352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34347">
            <text:p>4.343E-01</text:p>
          </table:table-cell>
          <table:table-cell office:value-type="float" office:value="0.162891">
            <text:p>1.629E-01</text:p>
          </table:table-cell>
          <table:table-cell office:value-type="float" office:value="0.000003">
            <text:p>3.000E-06</text:p>
          </table:table-cell>
          <table:table-cell office:value-type="float" office:value="0.000001">
            <text:p>1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24609">
            <text:p>4.246E-01</text:p>
          </table:table-cell>
          <table:table-cell office:value-type="float" office:value="0.15446">
            <text:p>1.54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436588">
            <text:p>4.366E-01</text:p>
          </table:table-cell>
          <table:table-cell office:value-type="float" office:value="0.164697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435082">
            <text:p>4.351E-01</text:p>
          </table:table-cell>
          <table:table-cell office:value-type="float" office:value="0.163342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424705">
            <text:p>4.247E-01</text:p>
          </table:table-cell>
          <table:table-cell office:value-type="float" office:value="0.154694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430923">
            <text:p>4.309E-01</text:p>
          </table:table-cell>
          <table:table-cell office:value-type="float" office:value="0.159545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28915">
            <text:p>4.289E-01</text:p>
          </table:table-cell>
          <table:table-cell office:value-type="float" office:value="0.157956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19541">
            <text:p>4.195E-01</text:p>
          </table:table-cell>
          <table:table-cell office:value-type="float" office:value="0.150179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424253">
            <text:p>4.243E-01</text:p>
          </table:table-cell>
          <table:table-cell office:value-type="float" office:value="0.154158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423393">
            <text:p>4.234E-01</text:p>
          </table:table-cell>
          <table:table-cell office:value-type="float" office:value="0.153516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431809">
            <text:p>4.318E-01</text:p>
          </table:table-cell>
          <table:table-cell office:value-type="float" office:value="0.1601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30046">
            <text:p>4.300E-01</text:p>
          </table:table-cell>
          <table:table-cell office:value-type="float" office:value="0.15904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43795">
            <text:p>4.380E-01</text:p>
          </table:table-cell>
          <table:table-cell office:value-type="float" office:value="0.165791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484004">
            <text:p>4.840E-01</text:p>
          </table:table-cell>
          <table:table-cell office:value-type="float" office:value="0.209458">
            <text:p>2.0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43795">
            <text:p>4.380E-01</text:p>
          </table:table-cell>
          <table:table-cell office:value-type="float" office:value="0.165791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430046">
            <text:p>4.300E-01</text:p>
          </table:table-cell>
          <table:table-cell office:value-type="float" office:value="0.15904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431809">
            <text:p>4.318E-01</text:p>
          </table:table-cell>
          <table:table-cell office:value-type="float" office:value="0.1601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423393">
            <text:p>4.234E-01</text:p>
          </table:table-cell>
          <table:table-cell office:value-type="float" office:value="0.153516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424253">
            <text:p>4.243E-01</text:p>
          </table:table-cell>
          <table:table-cell office:value-type="float" office:value="0.154158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419541">
            <text:p>4.195E-01</text:p>
          </table:table-cell>
          <table:table-cell office:value-type="float" office:value="0.150179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428915">
            <text:p>4.289E-01</text:p>
          </table:table-cell>
          <table:table-cell office:value-type="float" office:value="0.157956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30923">
            <text:p>4.309E-01</text:p>
          </table:table-cell>
          <table:table-cell office:value-type="float" office:value="0.159545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424705">
            <text:p>4.247E-01</text:p>
          </table:table-cell>
          <table:table-cell office:value-type="float" office:value="0.154694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435082">
            <text:p>4.351E-01</text:p>
          </table:table-cell>
          <table:table-cell office:value-type="float" office:value="0.163342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436588">
            <text:p>4.366E-01</text:p>
          </table:table-cell>
          <table:table-cell office:value-type="float" office:value="0.164697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424609">
            <text:p>4.246E-01</text:p>
          </table:table-cell>
          <table:table-cell office:value-type="float" office:value="0.15446">
            <text:p>1.54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434347">
            <text:p>4.343E-01</text:p>
          </table:table-cell>
          <table:table-cell office:value-type="float" office:value="0.162891">
            <text:p>1.629E-01</text:p>
          </table:table-cell>
          <table:table-cell office:value-type="float" office:value="0.000003">
            <text:p>3.000E-06</text:p>
          </table:table-cell>
          <table:table-cell office:value-type="float" office:value="0.000001">
            <text:p>1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438421">
            <text:p>4.384E-01</text:p>
          </table:table-cell>
          <table:table-cell office:value-type="float" office:value="0.166352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435512">
            <text:p>4.355E-01</text:p>
          </table:table-cell>
          <table:table-cell office:value-type="float" office:value="0.164035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428699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423802">
            <text:p>4.238E-01</text:p>
          </table:table-cell>
          <table:table-cell office:value-type="float" office:value="0.153598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440317">
            <text:p>4.403E-01</text:p>
          </table:table-cell>
          <table:table-cell office:value-type="float" office:value="0.167777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437539">
            <text:p>4.375E-01</text:p>
          </table:table-cell>
          <table:table-cell office:value-type="float" office:value="0.165382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425755">
            <text:p>4.258E-01</text:p>
          </table:table-cell>
          <table:table-cell office:value-type="float" office:value="0.155556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441321">
            <text:p>4.413E-01</text:p>
          </table:table-cell>
          <table:table-cell office:value-type="float" office:value="0.16908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430277">
            <text:p>4.303E-01</text:p>
          </table:table-cell>
          <table:table-cell office:value-type="float" office:value="0.15948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431287">
            <text:p>4.313E-01</text:p>
          </table:table-cell>
          <table:table-cell office:value-type="float" office:value="0.159772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447514">
            <text:p>4.475E-01</text:p>
          </table:table-cell>
          <table:table-cell office:value-type="float" office:value="0.17433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440801">
            <text:p>4.408E-01</text:p>
          </table:table-cell>
          <table:table-cell office:value-type="float" office:value="0.168252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433074">
            <text:p>4.331E-01</text:p>
          </table:table-cell>
          <table:table-cell office:value-type="float" office:value="0.161459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433719">
            <text:p>4.337E-01</text:p>
          </table:table-cell>
          <table:table-cell office:value-type="float" office:value="0.16247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435369">
            <text:p>4.354E-01</text:p>
          </table:table-cell>
          <table:table-cell office:value-type="float" office:value="0.163574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423895">
            <text:p>4.239E-01</text:p>
          </table:table-cell>
          <table:table-cell office:value-type="float" office:value="0.15362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432644">
            <text:p>4.326E-01</text:p>
          </table:table-cell>
          <table:table-cell office:value-type="float" office:value="0.161321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435225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447514">
            <text:p>4.475E-01</text:p>
          </table:table-cell>
          <table:table-cell office:value-type="float" office:value="0.174433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437536">
            <text:p>4.375E-01</text:p>
          </table:table-cell>
          <table:table-cell office:value-type="float" office:value="0.165506">
            <text:p>1.65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431425">
            <text:p>4.314E-01</text:p>
          </table:table-cell>
          <table:table-cell office:value-type="float" office:value="0.159917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452819">
            <text:p>4.528E-01</text:p>
          </table:table-cell>
          <table:table-cell office:value-type="float" office:value="0.178993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435369">
            <text:p>4.354E-01</text:p>
          </table:table-cell>
          <table:table-cell office:value-type="float" office:value="0.163994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426152">
            <text:p>4.262E-01</text:p>
          </table:table-cell>
          <table:table-cell office:value-type="float" office:value="0.15607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425125">
            <text:p>4.251E-01</text:p>
          </table:table-cell>
          <table:table-cell office:value-type="float" office:value="0.154934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438158">
            <text:p>4.382E-01</text:p>
          </table:table-cell>
          <table:table-cell office:value-type="float" office:value="0.165465">
            <text:p>1.655E-01</text:p>
          </table:table-cell>
          <table:table-cell office:value-type="float" office:value="0.000013">
            <text:p>1.300E-05</text:p>
          </table:table-cell>
          <table:table-cell office:value-type="float" office:value="0.00001">
            <text:p>1.000E-05</text:p>
          </table:table-cell>
          <table:table-cell office:value-type="float" office:value="0">
            <text:p>0.000E+00</text:p>
          </table:table-cell>
          <table:table-cell office:value-type="float" office:value="0.000004">
            <text:p>4.000E-06</text:p>
          </table:table-cell>
          <table:table-cell office:value-type="float" office:value="-0">
            <text:p>-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435629">
            <text:p>4.356E-01</text:p>
          </table:table-cell>
          <table:table-cell office:value-type="float" office:value="0.163757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432749">
            <text:p>4.327E-01</text:p>
          </table:table-cell>
          <table:table-cell office:value-type="float" office:value="0.16191">
            <text:p>1.61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408882">
            <text:p>4.089E-01</text:p>
          </table:table-cell>
          <table:table-cell office:value-type="float" office:value="0.141719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39725">
            <text:p>3.973E-01</text:p>
          </table:table-cell>
          <table:table-cell office:value-type="float" office:value="0.132304">
            <text:p>1.32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408882">
            <text:p>4.089E-01</text:p>
          </table:table-cell>
          <table:table-cell office:value-type="float" office:value="0.141719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432749">
            <text:p>4.327E-01</text:p>
          </table:table-cell>
          <table:table-cell office:value-type="float" office:value="0.16191">
            <text:p>1.61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435629">
            <text:p>4.356E-01</text:p>
          </table:table-cell>
          <table:table-cell office:value-type="float" office:value="0.163757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438158">
            <text:p>4.382E-01</text:p>
          </table:table-cell>
          <table:table-cell office:value-type="float" office:value="0.165465">
            <text:p>1.655E-01</text:p>
          </table:table-cell>
          <table:table-cell office:value-type="float" office:value="0.000013">
            <text:p>1.300E-05</text:p>
          </table:table-cell>
          <table:table-cell office:value-type="float" office:value="0.00001">
            <text:p>1.000E-05</text:p>
          </table:table-cell>
          <table:table-cell office:value-type="float" office:value="0">
            <text:p>0.000E+00</text:p>
          </table:table-cell>
          <table:table-cell office:value-type="float" office:value="0.000004">
            <text:p>4.000E-06</text:p>
          </table:table-cell>
          <table:table-cell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425125">
            <text:p>4.251E-01</text:p>
          </table:table-cell>
          <table:table-cell office:value-type="float" office:value="0.154934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426152">
            <text:p>4.262E-01</text:p>
          </table:table-cell>
          <table:table-cell office:value-type="float" office:value="0.15607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435369">
            <text:p>4.354E-01</text:p>
          </table:table-cell>
          <table:table-cell office:value-type="float" office:value="0.163994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452819">
            <text:p>4.528E-01</text:p>
          </table:table-cell>
          <table:table-cell office:value-type="float" office:value="0.178993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431425">
            <text:p>4.314E-01</text:p>
          </table:table-cell>
          <table:table-cell office:value-type="float" office:value="0.159917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437536">
            <text:p>4.375E-01</text:p>
          </table:table-cell>
          <table:table-cell office:value-type="float" office:value="0.165506">
            <text:p>1.65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447514">
            <text:p>4.475E-01</text:p>
          </table:table-cell>
          <table:table-cell office:value-type="float" office:value="0.174433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435225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432644">
            <text:p>4.326E-01</text:p>
          </table:table-cell>
          <table:table-cell office:value-type="float" office:value="0.161321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423895">
            <text:p>4.239E-01</text:p>
          </table:table-cell>
          <table:table-cell office:value-type="float" office:value="0.15362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435369">
            <text:p>4.354E-01</text:p>
          </table:table-cell>
          <table:table-cell office:value-type="float" office:value="0.163574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433719">
            <text:p>4.337E-01</text:p>
          </table:table-cell>
          <table:table-cell office:value-type="float" office:value="0.16247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433074">
            <text:p>4.331E-01</text:p>
          </table:table-cell>
          <table:table-cell office:value-type="float" office:value="0.161459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440801">
            <text:p>4.408E-01</text:p>
          </table:table-cell>
          <table:table-cell office:value-type="float" office:value="0.168252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447514">
            <text:p>4.475E-01</text:p>
          </table:table-cell>
          <table:table-cell office:value-type="float" office:value="0.17433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431287">
            <text:p>4.313E-01</text:p>
          </table:table-cell>
          <table:table-cell office:value-type="float" office:value="0.159772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430277">
            <text:p>4.303E-01</text:p>
          </table:table-cell>
          <table:table-cell office:value-type="float" office:value="0.15948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441321">
            <text:p>4.413E-01</text:p>
          </table:table-cell>
          <table:table-cell office:value-type="float" office:value="0.16908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425755">
            <text:p>4.258E-01</text:p>
          </table:table-cell>
          <table:table-cell office:value-type="float" office:value="0.155556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437539">
            <text:p>4.375E-01</text:p>
          </table:table-cell>
          <table:table-cell office:value-type="float" office:value="0.165382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440317">
            <text:p>4.403E-01</text:p>
          </table:table-cell>
          <table:table-cell office:value-type="float" office:value="0.167777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423802">
            <text:p>4.238E-01</text:p>
          </table:table-cell>
          <table:table-cell office:value-type="float" office:value="0.153598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428699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435512">
            <text:p>4.355E-01</text:p>
          </table:table-cell>
          <table:table-cell office:value-type="float" office:value="0.164035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438421">
            <text:p>4.384E-01</text:p>
          </table:table-cell>
          <table:table-cell office:value-type="float" office:value="0.166352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434347">
            <text:p>4.343E-01</text:p>
          </table:table-cell>
          <table:table-cell office:value-type="float" office:value="0.162891">
            <text:p>1.629E-01</text:p>
          </table:table-cell>
          <table:table-cell office:value-type="float" office:value="0.000003">
            <text:p>3.000E-06</text:p>
          </table:table-cell>
          <table:table-cell office:value-type="float" office:value="0.000001">
            <text:p>1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424609">
            <text:p>4.246E-01</text:p>
          </table:table-cell>
          <table:table-cell office:value-type="float" office:value="0.15446">
            <text:p>1.54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436588">
            <text:p>4.366E-01</text:p>
          </table:table-cell>
          <table:table-cell office:value-type="float" office:value="0.164697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435082">
            <text:p>4.351E-01</text:p>
          </table:table-cell>
          <table:table-cell office:value-type="float" office:value="0.163342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424705">
            <text:p>4.247E-01</text:p>
          </table:table-cell>
          <table:table-cell office:value-type="float" office:value="0.154694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430923">
            <text:p>4.309E-01</text:p>
          </table:table-cell>
          <table:table-cell office:value-type="float" office:value="0.159545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428915">
            <text:p>4.289E-01</text:p>
          </table:table-cell>
          <table:table-cell office:value-type="float" office:value="0.157956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419541">
            <text:p>4.195E-01</text:p>
          </table:table-cell>
          <table:table-cell office:value-type="float" office:value="0.150179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424253">
            <text:p>4.243E-01</text:p>
          </table:table-cell>
          <table:table-cell office:value-type="float" office:value="0.154158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423393">
            <text:p>4.234E-01</text:p>
          </table:table-cell>
          <table:table-cell office:value-type="float" office:value="0.153516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431809">
            <text:p>4.318E-01</text:p>
          </table:table-cell>
          <table:table-cell office:value-type="float" office:value="0.1601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430046">
            <text:p>4.300E-01</text:p>
          </table:table-cell>
          <table:table-cell office:value-type="float" office:value="0.15904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43795">
            <text:p>4.380E-01</text:p>
          </table:table-cell>
          <table:table-cell office:value-type="float" office:value="0.165791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484004">
            <text:p>4.840E-01</text:p>
          </table:table-cell>
          <table:table-cell office:value-type="float" office:value="0.209458">
            <text:p>2.0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43795">
            <text:p>4.380E-01</text:p>
          </table:table-cell>
          <table:table-cell office:value-type="float" office:value="0.165791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430046">
            <text:p>4.300E-01</text:p>
          </table:table-cell>
          <table:table-cell office:value-type="float" office:value="0.15904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431809">
            <text:p>4.318E-01</text:p>
          </table:table-cell>
          <table:table-cell office:value-type="float" office:value="0.1601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423393">
            <text:p>4.234E-01</text:p>
          </table:table-cell>
          <table:table-cell office:value-type="float" office:value="0.153516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424253">
            <text:p>4.243E-01</text:p>
          </table:table-cell>
          <table:table-cell office:value-type="float" office:value="0.154158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419541">
            <text:p>4.195E-01</text:p>
          </table:table-cell>
          <table:table-cell office:value-type="float" office:value="0.150179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428915">
            <text:p>4.289E-01</text:p>
          </table:table-cell>
          <table:table-cell office:value-type="float" office:value="0.157956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430923">
            <text:p>4.309E-01</text:p>
          </table:table-cell>
          <table:table-cell office:value-type="float" office:value="0.159545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424705">
            <text:p>4.247E-01</text:p>
          </table:table-cell>
          <table:table-cell office:value-type="float" office:value="0.154694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435082">
            <text:p>4.351E-01</text:p>
          </table:table-cell>
          <table:table-cell office:value-type="float" office:value="0.163342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436588">
            <text:p>4.366E-01</text:p>
          </table:table-cell>
          <table:table-cell office:value-type="float" office:value="0.164697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424609">
            <text:p>4.246E-01</text:p>
          </table:table-cell>
          <table:table-cell office:value-type="float" office:value="0.15446">
            <text:p>1.54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434347">
            <text:p>4.343E-01</text:p>
          </table:table-cell>
          <table:table-cell office:value-type="float" office:value="0.162891">
            <text:p>1.629E-01</text:p>
          </table:table-cell>
          <table:table-cell office:value-type="float" office:value="0.000003">
            <text:p>3.000E-06</text:p>
          </table:table-cell>
          <table:table-cell office:value-type="float" office:value="0.000001">
            <text:p>1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438421">
            <text:p>4.384E-01</text:p>
          </table:table-cell>
          <table:table-cell office:value-type="float" office:value="0.166352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435512">
            <text:p>4.355E-01</text:p>
          </table:table-cell>
          <table:table-cell office:value-type="float" office:value="0.164035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428699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423802">
            <text:p>4.238E-01</text:p>
          </table:table-cell>
          <table:table-cell office:value-type="float" office:value="0.153598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40317">
            <text:p>4.403E-01</text:p>
          </table:table-cell>
          <table:table-cell office:value-type="float" office:value="0.167777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437539">
            <text:p>4.375E-01</text:p>
          </table:table-cell>
          <table:table-cell office:value-type="float" office:value="0.165382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425755">
            <text:p>4.258E-01</text:p>
          </table:table-cell>
          <table:table-cell office:value-type="float" office:value="0.155556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441321">
            <text:p>4.413E-01</text:p>
          </table:table-cell>
          <table:table-cell office:value-type="float" office:value="0.16908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430277">
            <text:p>4.303E-01</text:p>
          </table:table-cell>
          <table:table-cell office:value-type="float" office:value="0.15948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431287">
            <text:p>4.313E-01</text:p>
          </table:table-cell>
          <table:table-cell office:value-type="float" office:value="0.159772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447514">
            <text:p>4.475E-01</text:p>
          </table:table-cell>
          <table:table-cell office:value-type="float" office:value="0.17433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440801">
            <text:p>4.408E-01</text:p>
          </table:table-cell>
          <table:table-cell office:value-type="float" office:value="0.168252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433074">
            <text:p>4.331E-01</text:p>
          </table:table-cell>
          <table:table-cell office:value-type="float" office:value="0.161459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433719">
            <text:p>4.337E-01</text:p>
          </table:table-cell>
          <table:table-cell office:value-type="float" office:value="0.16247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435369">
            <text:p>4.354E-01</text:p>
          </table:table-cell>
          <table:table-cell office:value-type="float" office:value="0.163574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423895">
            <text:p>4.239E-01</text:p>
          </table:table-cell>
          <table:table-cell office:value-type="float" office:value="0.15362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432644">
            <text:p>4.326E-01</text:p>
          </table:table-cell>
          <table:table-cell office:value-type="float" office:value="0.161321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435225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447514">
            <text:p>4.475E-01</text:p>
          </table:table-cell>
          <table:table-cell office:value-type="float" office:value="0.174433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437536">
            <text:p>4.375E-01</text:p>
          </table:table-cell>
          <table:table-cell office:value-type="float" office:value="0.165506">
            <text:p>1.65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431425">
            <text:p>4.314E-01</text:p>
          </table:table-cell>
          <table:table-cell office:value-type="float" office:value="0.159917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452819">
            <text:p>4.528E-01</text:p>
          </table:table-cell>
          <table:table-cell office:value-type="float" office:value="0.178993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435369">
            <text:p>4.354E-01</text:p>
          </table:table-cell>
          <table:table-cell office:value-type="float" office:value="0.163994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426152">
            <text:p>4.262E-01</text:p>
          </table:table-cell>
          <table:table-cell office:value-type="float" office:value="0.15607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425125">
            <text:p>4.251E-01</text:p>
          </table:table-cell>
          <table:table-cell office:value-type="float" office:value="0.154934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438158">
            <text:p>4.382E-01</text:p>
          </table:table-cell>
          <table:table-cell office:value-type="float" office:value="0.165465">
            <text:p>1.655E-01</text:p>
          </table:table-cell>
          <table:table-cell office:value-type="float" office:value="0.000013">
            <text:p>1.300E-05</text:p>
          </table:table-cell>
          <table:table-cell office:value-type="float" office:value="0.00001">
            <text:p>1.000E-05</text:p>
          </table:table-cell>
          <table:table-cell office:value-type="float" office:value="0">
            <text:p>0.000E+00</text:p>
          </table:table-cell>
          <table:table-cell office:value-type="float" office:value="0.000004">
            <text:p>4.000E-06</text:p>
          </table:table-cell>
          <table:table-cell office:value-type="float" office:value="-0">
            <text:p>-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435629">
            <text:p>4.356E-01</text:p>
          </table:table-cell>
          <table:table-cell office:value-type="float" office:value="0.163757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432749">
            <text:p>4.327E-01</text:p>
          </table:table-cell>
          <table:table-cell office:value-type="float" office:value="0.16191">
            <text:p>1.61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408882">
            <text:p>4.089E-01</text:p>
          </table:table-cell>
          <table:table-cell office:value-type="float" office:value="0.141719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39725">
            <text:p>3.973E-01</text:p>
          </table:table-cell>
          <table:table-cell office:value-type="float" office:value="0.132304">
            <text:p>1.32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408882">
            <text:p>4.089E-01</text:p>
          </table:table-cell>
          <table:table-cell office:value-type="float" office:value="0.141719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432749">
            <text:p>4.327E-01</text:p>
          </table:table-cell>
          <table:table-cell office:value-type="float" office:value="0.16191">
            <text:p>1.61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435629">
            <text:p>4.356E-01</text:p>
          </table:table-cell>
          <table:table-cell office:value-type="float" office:value="0.163757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438158">
            <text:p>4.382E-01</text:p>
          </table:table-cell>
          <table:table-cell office:value-type="float" office:value="0.165465">
            <text:p>1.655E-01</text:p>
          </table:table-cell>
          <table:table-cell office:value-type="float" office:value="0.000013">
            <text:p>1.300E-05</text:p>
          </table:table-cell>
          <table:table-cell office:value-type="float" office:value="0.00001">
            <text:p>1.000E-05</text:p>
          </table:table-cell>
          <table:table-cell office:value-type="float" office:value="0">
            <text:p>0.000E+00</text:p>
          </table:table-cell>
          <table:table-cell office:value-type="float" office:value="0.000004">
            <text:p>4.000E-06</text:p>
          </table:table-cell>
          <table:table-cell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425125">
            <text:p>4.251E-01</text:p>
          </table:table-cell>
          <table:table-cell office:value-type="float" office:value="0.154934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426152">
            <text:p>4.262E-01</text:p>
          </table:table-cell>
          <table:table-cell office:value-type="float" office:value="0.15607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435369">
            <text:p>4.354E-01</text:p>
          </table:table-cell>
          <table:table-cell office:value-type="float" office:value="0.163994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452819">
            <text:p>4.528E-01</text:p>
          </table:table-cell>
          <table:table-cell office:value-type="float" office:value="0.178993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431425">
            <text:p>4.314E-01</text:p>
          </table:table-cell>
          <table:table-cell office:value-type="float" office:value="0.159917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437536">
            <text:p>4.375E-01</text:p>
          </table:table-cell>
          <table:table-cell office:value-type="float" office:value="0.165506">
            <text:p>1.65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447514">
            <text:p>4.475E-01</text:p>
          </table:table-cell>
          <table:table-cell office:value-type="float" office:value="0.174433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435225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432644">
            <text:p>4.326E-01</text:p>
          </table:table-cell>
          <table:table-cell office:value-type="float" office:value="0.161321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423895">
            <text:p>4.239E-01</text:p>
          </table:table-cell>
          <table:table-cell office:value-type="float" office:value="0.15362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435369">
            <text:p>4.354E-01</text:p>
          </table:table-cell>
          <table:table-cell office:value-type="float" office:value="0.163574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433719">
            <text:p>4.337E-01</text:p>
          </table:table-cell>
          <table:table-cell office:value-type="float" office:value="0.16247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433074">
            <text:p>4.331E-01</text:p>
          </table:table-cell>
          <table:table-cell office:value-type="float" office:value="0.161459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440801">
            <text:p>4.408E-01</text:p>
          </table:table-cell>
          <table:table-cell office:value-type="float" office:value="0.168252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447514">
            <text:p>4.475E-01</text:p>
          </table:table-cell>
          <table:table-cell office:value-type="float" office:value="0.17433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431287">
            <text:p>4.313E-01</text:p>
          </table:table-cell>
          <table:table-cell office:value-type="float" office:value="0.159772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430277">
            <text:p>4.303E-01</text:p>
          </table:table-cell>
          <table:table-cell office:value-type="float" office:value="0.15948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441321">
            <text:p>4.413E-01</text:p>
          </table:table-cell>
          <table:table-cell office:value-type="float" office:value="0.16908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425755">
            <text:p>4.258E-01</text:p>
          </table:table-cell>
          <table:table-cell office:value-type="float" office:value="0.155556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437539">
            <text:p>4.375E-01</text:p>
          </table:table-cell>
          <table:table-cell office:value-type="float" office:value="0.165382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40317">
            <text:p>4.403E-01</text:p>
          </table:table-cell>
          <table:table-cell office:value-type="float" office:value="0.167777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423802">
            <text:p>4.238E-01</text:p>
          </table:table-cell>
          <table:table-cell office:value-type="float" office:value="0.153598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428699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435512">
            <text:p>4.355E-01</text:p>
          </table:table-cell>
          <table:table-cell office:value-type="float" office:value="0.164035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438421">
            <text:p>4.384E-01</text:p>
          </table:table-cell>
          <table:table-cell office:value-type="float" office:value="0.166352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434347">
            <text:p>4.343E-01</text:p>
          </table:table-cell>
          <table:table-cell office:value-type="float" office:value="0.162891">
            <text:p>1.629E-01</text:p>
          </table:table-cell>
          <table:table-cell office:value-type="float" office:value="0.000003">
            <text:p>3.000E-06</text:p>
          </table:table-cell>
          <table:table-cell office:value-type="float" office:value="0.000001">
            <text:p>1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424609">
            <text:p>4.246E-01</text:p>
          </table:table-cell>
          <table:table-cell office:value-type="float" office:value="0.15446">
            <text:p>1.54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436588">
            <text:p>4.366E-01</text:p>
          </table:table-cell>
          <table:table-cell office:value-type="float" office:value="0.164697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435082">
            <text:p>4.351E-01</text:p>
          </table:table-cell>
          <table:table-cell office:value-type="float" office:value="0.163342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424705">
            <text:p>4.247E-01</text:p>
          </table:table-cell>
          <table:table-cell office:value-type="float" office:value="0.154694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430923">
            <text:p>4.309E-01</text:p>
          </table:table-cell>
          <table:table-cell office:value-type="float" office:value="0.159545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428915">
            <text:p>4.289E-01</text:p>
          </table:table-cell>
          <table:table-cell office:value-type="float" office:value="0.157956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419541">
            <text:p>4.195E-01</text:p>
          </table:table-cell>
          <table:table-cell office:value-type="float" office:value="0.150179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424253">
            <text:p>4.243E-01</text:p>
          </table:table-cell>
          <table:table-cell office:value-type="float" office:value="0.154158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423393">
            <text:p>4.234E-01</text:p>
          </table:table-cell>
          <table:table-cell office:value-type="float" office:value="0.153516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431809">
            <text:p>4.318E-01</text:p>
          </table:table-cell>
          <table:table-cell office:value-type="float" office:value="0.1601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430046">
            <text:p>4.300E-01</text:p>
          </table:table-cell>
          <table:table-cell office:value-type="float" office:value="0.15904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43795">
            <text:p>4.380E-01</text:p>
          </table:table-cell>
          <table:table-cell office:value-type="float" office:value="0.165791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484004">
            <text:p>4.840E-01</text:p>
          </table:table-cell>
          <table:table-cell office:value-type="float" office:value="0.209458">
            <text:p>2.0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43795">
            <text:p>4.380E-01</text:p>
          </table:table-cell>
          <table:table-cell office:value-type="float" office:value="0.165791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430046">
            <text:p>4.300E-01</text:p>
          </table:table-cell>
          <table:table-cell office:value-type="float" office:value="0.15904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431809">
            <text:p>4.318E-01</text:p>
          </table:table-cell>
          <table:table-cell office:value-type="float" office:value="0.1601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423393">
            <text:p>4.234E-01</text:p>
          </table:table-cell>
          <table:table-cell office:value-type="float" office:value="0.153516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424253">
            <text:p>4.243E-01</text:p>
          </table:table-cell>
          <table:table-cell office:value-type="float" office:value="0.154158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419541">
            <text:p>4.195E-01</text:p>
          </table:table-cell>
          <table:table-cell office:value-type="float" office:value="0.150179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428915">
            <text:p>4.289E-01</text:p>
          </table:table-cell>
          <table:table-cell office:value-type="float" office:value="0.157956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430923">
            <text:p>4.309E-01</text:p>
          </table:table-cell>
          <table:table-cell office:value-type="float" office:value="0.159545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424705">
            <text:p>4.247E-01</text:p>
          </table:table-cell>
          <table:table-cell office:value-type="float" office:value="0.154694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435082">
            <text:p>4.351E-01</text:p>
          </table:table-cell>
          <table:table-cell office:value-type="float" office:value="0.163342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436588">
            <text:p>4.366E-01</text:p>
          </table:table-cell>
          <table:table-cell office:value-type="float" office:value="0.164697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424609">
            <text:p>4.246E-01</text:p>
          </table:table-cell>
          <table:table-cell office:value-type="float" office:value="0.15446">
            <text:p>1.54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434347">
            <text:p>4.343E-01</text:p>
          </table:table-cell>
          <table:table-cell office:value-type="float" office:value="0.162891">
            <text:p>1.629E-01</text:p>
          </table:table-cell>
          <table:table-cell office:value-type="float" office:value="0.000003">
            <text:p>3.000E-06</text:p>
          </table:table-cell>
          <table:table-cell office:value-type="float" office:value="0.000001">
            <text:p>1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438421">
            <text:p>4.384E-01</text:p>
          </table:table-cell>
          <table:table-cell office:value-type="float" office:value="0.166352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435512">
            <text:p>4.355E-01</text:p>
          </table:table-cell>
          <table:table-cell office:value-type="float" office:value="0.164035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428699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423802">
            <text:p>4.238E-01</text:p>
          </table:table-cell>
          <table:table-cell office:value-type="float" office:value="0.153598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440317">
            <text:p>4.403E-01</text:p>
          </table:table-cell>
          <table:table-cell office:value-type="float" office:value="0.167777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437539">
            <text:p>4.375E-01</text:p>
          </table:table-cell>
          <table:table-cell office:value-type="float" office:value="0.165382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425755">
            <text:p>4.258E-01</text:p>
          </table:table-cell>
          <table:table-cell office:value-type="float" office:value="0.155556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441321">
            <text:p>4.413E-01</text:p>
          </table:table-cell>
          <table:table-cell office:value-type="float" office:value="0.16908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430277">
            <text:p>4.303E-01</text:p>
          </table:table-cell>
          <table:table-cell office:value-type="float" office:value="0.15948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431287">
            <text:p>4.313E-01</text:p>
          </table:table-cell>
          <table:table-cell office:value-type="float" office:value="0.159772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447514">
            <text:p>4.475E-01</text:p>
          </table:table-cell>
          <table:table-cell office:value-type="float" office:value="0.17433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440801">
            <text:p>4.408E-01</text:p>
          </table:table-cell>
          <table:table-cell office:value-type="float" office:value="0.168252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433074">
            <text:p>4.331E-01</text:p>
          </table:table-cell>
          <table:table-cell office:value-type="float" office:value="0.161459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433719">
            <text:p>4.337E-01</text:p>
          </table:table-cell>
          <table:table-cell office:value-type="float" office:value="0.16247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35369">
            <text:p>4.354E-01</text:p>
          </table:table-cell>
          <table:table-cell office:value-type="float" office:value="0.163574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423895">
            <text:p>4.239E-01</text:p>
          </table:table-cell>
          <table:table-cell office:value-type="float" office:value="0.15362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432644">
            <text:p>4.326E-01</text:p>
          </table:table-cell>
          <table:table-cell office:value-type="float" office:value="0.161321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435225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447514">
            <text:p>4.475E-01</text:p>
          </table:table-cell>
          <table:table-cell office:value-type="float" office:value="0.174433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437536">
            <text:p>4.375E-01</text:p>
          </table:table-cell>
          <table:table-cell office:value-type="float" office:value="0.165506">
            <text:p>1.65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431425">
            <text:p>4.314E-01</text:p>
          </table:table-cell>
          <table:table-cell office:value-type="float" office:value="0.159917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452819">
            <text:p>4.528E-01</text:p>
          </table:table-cell>
          <table:table-cell office:value-type="float" office:value="0.178993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5369">
            <text:p>4.354E-01</text:p>
          </table:table-cell>
          <table:table-cell office:value-type="float" office:value="0.163994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26152">
            <text:p>4.262E-01</text:p>
          </table:table-cell>
          <table:table-cell office:value-type="float" office:value="0.15607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425125">
            <text:p>4.251E-01</text:p>
          </table:table-cell>
          <table:table-cell office:value-type="float" office:value="0.154934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438158">
            <text:p>4.382E-01</text:p>
          </table:table-cell>
          <table:table-cell office:value-type="float" office:value="0.165465">
            <text:p>1.655E-01</text:p>
          </table:table-cell>
          <table:table-cell office:value-type="float" office:value="0.000013">
            <text:p>1.300E-05</text:p>
          </table:table-cell>
          <table:table-cell office:value-type="float" office:value="0.00001">
            <text:p>1.000E-05</text:p>
          </table:table-cell>
          <table:table-cell office:value-type="float" office:value="0">
            <text:p>0.000E+00</text:p>
          </table:table-cell>
          <table:table-cell office:value-type="float" office:value="0.000004">
            <text:p>4.000E-06</text:p>
          </table:table-cell>
          <table:table-cell office:value-type="float" office:value="-0">
            <text:p>-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435629">
            <text:p>4.356E-01</text:p>
          </table:table-cell>
          <table:table-cell office:value-type="float" office:value="0.163757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432749">
            <text:p>4.327E-01</text:p>
          </table:table-cell>
          <table:table-cell office:value-type="float" office:value="0.16191">
            <text:p>1.61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408882">
            <text:p>4.089E-01</text:p>
          </table:table-cell>
          <table:table-cell office:value-type="float" office:value="0.141719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39725">
            <text:p>3.973E-01</text:p>
          </table:table-cell>
          <table:table-cell office:value-type="float" office:value="0.132304">
            <text:p>1.32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408882">
            <text:p>4.089E-01</text:p>
          </table:table-cell>
          <table:table-cell office:value-type="float" office:value="0.141719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432749">
            <text:p>4.327E-01</text:p>
          </table:table-cell>
          <table:table-cell office:value-type="float" office:value="0.16191">
            <text:p>1.61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35629">
            <text:p>4.356E-01</text:p>
          </table:table-cell>
          <table:table-cell office:value-type="float" office:value="0.163757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435559">
            <text:p>4.356E-01</text:p>
          </table:table-cell>
          <table:table-cell office:value-type="float" office:value="0.163167">
            <text:p>1.63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425125">
            <text:p>4.251E-01</text:p>
          </table:table-cell>
          <table:table-cell office:value-type="float" office:value="0.154934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426152">
            <text:p>4.262E-01</text:p>
          </table:table-cell>
          <table:table-cell office:value-type="float" office:value="0.15607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435369">
            <text:p>4.354E-01</text:p>
          </table:table-cell>
          <table:table-cell office:value-type="float" office:value="0.163994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52819">
            <text:p>4.528E-01</text:p>
          </table:table-cell>
          <table:table-cell office:value-type="float" office:value="0.178993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431425">
            <text:p>4.314E-01</text:p>
          </table:table-cell>
          <table:table-cell office:value-type="float" office:value="0.159917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437536">
            <text:p>4.375E-01</text:p>
          </table:table-cell>
          <table:table-cell office:value-type="float" office:value="0.165506">
            <text:p>1.65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447514">
            <text:p>4.475E-01</text:p>
          </table:table-cell>
          <table:table-cell office:value-type="float" office:value="0.174433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435225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32644">
            <text:p>4.326E-01</text:p>
          </table:table-cell>
          <table:table-cell office:value-type="float" office:value="0.161321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423895">
            <text:p>4.239E-01</text:p>
          </table:table-cell>
          <table:table-cell office:value-type="float" office:value="0.15362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435369">
            <text:p>4.354E-01</text:p>
          </table:table-cell>
          <table:table-cell office:value-type="float" office:value="0.163574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433719">
            <text:p>4.337E-01</text:p>
          </table:table-cell>
          <table:table-cell office:value-type="float" office:value="0.16247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433074">
            <text:p>4.331E-01</text:p>
          </table:table-cell>
          <table:table-cell office:value-type="float" office:value="0.161459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40801">
            <text:p>4.408E-01</text:p>
          </table:table-cell>
          <table:table-cell office:value-type="float" office:value="0.168252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447514">
            <text:p>4.475E-01</text:p>
          </table:table-cell>
          <table:table-cell office:value-type="float" office:value="0.17433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431287">
            <text:p>4.313E-01</text:p>
          </table:table-cell>
          <table:table-cell office:value-type="float" office:value="0.159772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430277">
            <text:p>4.303E-01</text:p>
          </table:table-cell>
          <table:table-cell office:value-type="float" office:value="0.15948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441321">
            <text:p>4.413E-01</text:p>
          </table:table-cell>
          <table:table-cell office:value-type="float" office:value="0.16908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25755">
            <text:p>4.258E-01</text:p>
          </table:table-cell>
          <table:table-cell office:value-type="float" office:value="0.155556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437539">
            <text:p>4.375E-01</text:p>
          </table:table-cell>
          <table:table-cell office:value-type="float" office:value="0.165382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440317">
            <text:p>4.403E-01</text:p>
          </table:table-cell>
          <table:table-cell office:value-type="float" office:value="0.167777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423802">
            <text:p>4.238E-01</text:p>
          </table:table-cell>
          <table:table-cell office:value-type="float" office:value="0.153598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428699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35512">
            <text:p>4.355E-01</text:p>
          </table:table-cell>
          <table:table-cell office:value-type="float" office:value="0.164035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438421">
            <text:p>4.384E-01</text:p>
          </table:table-cell>
          <table:table-cell office:value-type="float" office:value="0.166352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434347">
            <text:p>4.343E-01</text:p>
          </table:table-cell>
          <table:table-cell office:value-type="float" office:value="0.162891">
            <text:p>1.629E-01</text:p>
          </table:table-cell>
          <table:table-cell office:value-type="float" office:value="0.000003">
            <text:p>3.000E-06</text:p>
          </table:table-cell>
          <table:table-cell office:value-type="float" office:value="0.000001">
            <text:p>1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424609">
            <text:p>4.246E-01</text:p>
          </table:table-cell>
          <table:table-cell office:value-type="float" office:value="0.15446">
            <text:p>1.54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436588">
            <text:p>4.366E-01</text:p>
          </table:table-cell>
          <table:table-cell office:value-type="float" office:value="0.164697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435082">
            <text:p>4.351E-01</text:p>
          </table:table-cell>
          <table:table-cell office:value-type="float" office:value="0.163342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424705">
            <text:p>4.247E-01</text:p>
          </table:table-cell>
          <table:table-cell office:value-type="float" office:value="0.154694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430923">
            <text:p>4.309E-01</text:p>
          </table:table-cell>
          <table:table-cell office:value-type="float" office:value="0.159545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428915">
            <text:p>4.289E-01</text:p>
          </table:table-cell>
          <table:table-cell office:value-type="float" office:value="0.157956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419541">
            <text:p>4.195E-01</text:p>
          </table:table-cell>
          <table:table-cell office:value-type="float" office:value="0.150179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4253">
            <text:p>4.243E-01</text:p>
          </table:table-cell>
          <table:table-cell office:value-type="float" office:value="0.154158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423393">
            <text:p>4.234E-01</text:p>
          </table:table-cell>
          <table:table-cell office:value-type="float" office:value="0.153516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431809">
            <text:p>4.318E-01</text:p>
          </table:table-cell>
          <table:table-cell office:value-type="float" office:value="0.1601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430046">
            <text:p>4.300E-01</text:p>
          </table:table-cell>
          <table:table-cell office:value-type="float" office:value="0.15904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43795">
            <text:p>4.380E-01</text:p>
          </table:table-cell>
          <table:table-cell office:value-type="float" office:value="0.165791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429826">
            <text:p>4.298E-01</text:p>
          </table:table-cell>
          <table:table-cell office:value-type="float" office:value="0.158699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lipse_25_60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225851">
            <text:p>2.259E-01</text:p>
          </table:table-cell>
          <table:table-cell office:value-type="float" office:value="0.025684">
            <text:p>2.56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22856">
            <text:p>2.229E-01</text:p>
          </table:table-cell>
          <table:table-cell office:value-type="float" office:value="0.024281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2507">
            <text:p>2.225E-01</text:p>
          </table:table-cell>
          <table:table-cell office:value-type="float" office:value="0.024129">
            <text:p>2.41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22648">
            <text:p>2.226E-01</text:p>
          </table:table-cell>
          <table:table-cell office:value-type="float" office:value="0.02419">
            <text:p>2.41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2244">
            <text:p>2.224E-01</text:p>
          </table:table-cell>
          <table:table-cell office:value-type="float" office:value="0.02411">
            <text:p>2.4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23738">
            <text:p>2.237E-01</text:p>
          </table:table-cell>
          <table:table-cell office:value-type="float" office:value="0.024666">
            <text:p>2.46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23036">
            <text:p>2.230E-01</text:p>
          </table:table-cell>
          <table:table-cell office:value-type="float" office:value="0.024341">
            <text:p>2.43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22902">
            <text:p>2.229E-01</text:p>
          </table:table-cell>
          <table:table-cell office:value-type="float" office:value="0.02432">
            <text:p>2.4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23233">
            <text:p>2.232E-01</text:p>
          </table:table-cell>
          <table:table-cell office:value-type="float" office:value="0.024471">
            <text:p>2.44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23663">
            <text:p>2.237E-01</text:p>
          </table:table-cell>
          <table:table-cell office:value-type="float" office:value="0.024659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22627">
            <text:p>2.226E-01</text:p>
          </table:table-cell>
          <table:table-cell office:value-type="float" office:value="0.024184">
            <text:p>2.4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22846">
            <text:p>2.228E-01</text:p>
          </table:table-cell>
          <table:table-cell office:value-type="float" office:value="0.024257">
            <text:p>2.4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23092">
            <text:p>2.231E-01</text:p>
          </table:table-cell>
          <table:table-cell office:value-type="float" office:value="0.024398">
            <text:p>2.44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22672">
            <text:p>2.227E-01</text:p>
          </table:table-cell>
          <table:table-cell office:value-type="float" office:value="0.024205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23056">
            <text:p>2.231E-01</text:p>
          </table:table-cell>
          <table:table-cell office:value-type="float" office:value="0.024372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23151">
            <text:p>2.232E-01</text:p>
          </table:table-cell>
          <table:table-cell office:value-type="float" office:value="0.024413">
            <text:p>2.4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22868">
            <text:p>2.229E-01</text:p>
          </table:table-cell>
          <table:table-cell office:value-type="float" office:value="0.024283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2339">
            <text:p>2.234E-01</text:p>
          </table:table-cell>
          <table:table-cell office:value-type="float" office:value="0.024534">
            <text:p>2.45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22196">
            <text:p>2.222E-01</text:p>
          </table:table-cell>
          <table:table-cell office:value-type="float" office:value="0.02401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22377">
            <text:p>2.224E-01</text:p>
          </table:table-cell>
          <table:table-cell office:value-type="float" office:value="0.02407">
            <text:p>2.40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23027">
            <text:p>2.230E-01</text:p>
          </table:table-cell>
          <table:table-cell office:value-type="float" office:value="0.024348">
            <text:p>2.43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23691">
            <text:p>2.237E-01</text:p>
          </table:table-cell>
          <table:table-cell office:value-type="float" office:value="0.024652">
            <text:p>2.46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23715">
            <text:p>2.237E-01</text:p>
          </table:table-cell>
          <table:table-cell office:value-type="float" office:value="0.024664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22776">
            <text:p>2.228E-01</text:p>
          </table:table-cell>
          <table:table-cell office:value-type="float" office:value="0.024231">
            <text:p>2.42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23382">
            <text:p>2.234E-01</text:p>
          </table:table-cell>
          <table:table-cell office:value-type="float" office:value="0.024515">
            <text:p>2.45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23613">
            <text:p>2.236E-01</text:p>
          </table:table-cell>
          <table:table-cell office:value-type="float" office:value="0.024632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23103">
            <text:p>2.231E-01</text:p>
          </table:table-cell>
          <table:table-cell office:value-type="float" office:value="0.02437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22921">
            <text:p>2.229E-01</text:p>
          </table:table-cell>
          <table:table-cell office:value-type="float" office:value="0.024301">
            <text:p>2.43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23255">
            <text:p>2.233E-01</text:p>
          </table:table-cell>
          <table:table-cell office:value-type="float" office:value="0.024455">
            <text:p>2.4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24375">
            <text:p>2.244E-01</text:p>
          </table:table-cell>
          <table:table-cell office:value-type="float" office:value="0.024944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24126">
            <text:p>2.241E-01</text:p>
          </table:table-cell>
          <table:table-cell office:value-type="float" office:value="0.024857">
            <text:p>2.4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23792">
            <text:p>2.238E-01</text:p>
          </table:table-cell>
          <table:table-cell office:value-type="float" office:value="0.02472">
            <text:p>2.47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23039">
            <text:p>2.230E-01</text:p>
          </table:table-cell>
          <table:table-cell office:value-type="float" office:value="0.024375">
            <text:p>2.43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24315">
            <text:p>2.243E-01</text:p>
          </table:table-cell>
          <table:table-cell office:value-type="float" office:value="0.024935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23905">
            <text:p>2.239E-01</text:p>
          </table:table-cell>
          <table:table-cell office:value-type="float" office:value="0.024766">
            <text:p>2.4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21994">
            <text:p>2.220E-01</text:p>
          </table:table-cell>
          <table:table-cell office:value-type="float" office:value="0.02391">
            <text:p>2.39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23336">
            <text:p>2.233E-01</text:p>
          </table:table-cell>
          <table:table-cell office:value-type="float" office:value="0.024495">
            <text:p>2.45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23513">
            <text:p>2.235E-01</text:p>
          </table:table-cell>
          <table:table-cell office:value-type="float" office:value="0.024591">
            <text:p>2.45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23079">
            <text:p>2.231E-01</text:p>
          </table:table-cell>
          <table:table-cell office:value-type="float" office:value="0.024386">
            <text:p>2.4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22712">
            <text:p>2.227E-01</text:p>
          </table:table-cell>
          <table:table-cell office:value-type="float" office:value="0.024207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21689">
            <text:p>2.217E-01</text:p>
          </table:table-cell>
          <table:table-cell office:value-type="float" office:value="0.023783">
            <text:p>2.37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22719">
            <text:p>2.227E-01</text:p>
          </table:table-cell>
          <table:table-cell office:value-type="float" office:value="0.0242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22654">
            <text:p>2.227E-01</text:p>
          </table:table-cell>
          <table:table-cell office:value-type="float" office:value="0.024213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22194">
            <text:p>2.222E-01</text:p>
          </table:table-cell>
          <table:table-cell office:value-type="float" office:value="0.024012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21205">
            <text:p>2.212E-01</text:p>
          </table:table-cell>
          <table:table-cell office:value-type="float" office:value="0.023566">
            <text:p>2.35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22174">
            <text:p>2.222E-01</text:p>
          </table:table-cell>
          <table:table-cell office:value-type="float" office:value="0.023993">
            <text:p>2.39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21205">
            <text:p>2.212E-01</text:p>
          </table:table-cell>
          <table:table-cell office:value-type="float" office:value="0.023566">
            <text:p>2.35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22194">
            <text:p>2.222E-01</text:p>
          </table:table-cell>
          <table:table-cell office:value-type="float" office:value="0.024012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22654">
            <text:p>2.227E-01</text:p>
          </table:table-cell>
          <table:table-cell office:value-type="float" office:value="0.024213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22719">
            <text:p>2.227E-01</text:p>
          </table:table-cell>
          <table:table-cell office:value-type="float" office:value="0.0242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21689">
            <text:p>2.217E-01</text:p>
          </table:table-cell>
          <table:table-cell office:value-type="float" office:value="0.023783">
            <text:p>2.37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22712">
            <text:p>2.227E-01</text:p>
          </table:table-cell>
          <table:table-cell office:value-type="float" office:value="0.024207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23079">
            <text:p>2.231E-01</text:p>
          </table:table-cell>
          <table:table-cell office:value-type="float" office:value="0.024386">
            <text:p>2.4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23513">
            <text:p>2.235E-01</text:p>
          </table:table-cell>
          <table:table-cell office:value-type="float" office:value="0.024591">
            <text:p>2.45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23336">
            <text:p>2.233E-01</text:p>
          </table:table-cell>
          <table:table-cell office:value-type="float" office:value="0.024495">
            <text:p>2.45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21994">
            <text:p>2.220E-01</text:p>
          </table:table-cell>
          <table:table-cell office:value-type="float" office:value="0.02391">
            <text:p>2.39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223905">
            <text:p>2.239E-01</text:p>
          </table:table-cell>
          <table:table-cell office:value-type="float" office:value="0.024766">
            <text:p>2.4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24315">
            <text:p>2.243E-01</text:p>
          </table:table-cell>
          <table:table-cell office:value-type="float" office:value="0.024935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23039">
            <text:p>2.230E-01</text:p>
          </table:table-cell>
          <table:table-cell office:value-type="float" office:value="0.024375">
            <text:p>2.43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23792">
            <text:p>2.238E-01</text:p>
          </table:table-cell>
          <table:table-cell office:value-type="float" office:value="0.02472">
            <text:p>2.47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24126">
            <text:p>2.241E-01</text:p>
          </table:table-cell>
          <table:table-cell office:value-type="float" office:value="0.024857">
            <text:p>2.4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24375">
            <text:p>2.244E-01</text:p>
          </table:table-cell>
          <table:table-cell office:value-type="float" office:value="0.024944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23255">
            <text:p>2.233E-01</text:p>
          </table:table-cell>
          <table:table-cell office:value-type="float" office:value="0.024455">
            <text:p>2.4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22921">
            <text:p>2.229E-01</text:p>
          </table:table-cell>
          <table:table-cell office:value-type="float" office:value="0.024301">
            <text:p>2.43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23103">
            <text:p>2.231E-01</text:p>
          </table:table-cell>
          <table:table-cell office:value-type="float" office:value="0.02437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23613">
            <text:p>2.236E-01</text:p>
          </table:table-cell>
          <table:table-cell office:value-type="float" office:value="0.024632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223382">
            <text:p>2.234E-01</text:p>
          </table:table-cell>
          <table:table-cell office:value-type="float" office:value="0.024515">
            <text:p>2.45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22776">
            <text:p>2.228E-01</text:p>
          </table:table-cell>
          <table:table-cell office:value-type="float" office:value="0.024231">
            <text:p>2.42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23764">
            <text:p>2.238E-01</text:p>
          </table:table-cell>
          <table:table-cell office:value-type="float" office:value="0.024683">
            <text:p>2.46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23691">
            <text:p>2.237E-01</text:p>
          </table:table-cell>
          <table:table-cell office:value-type="float" office:value="0.024652">
            <text:p>2.46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23027">
            <text:p>2.230E-01</text:p>
          </table:table-cell>
          <table:table-cell office:value-type="float" office:value="0.024348">
            <text:p>2.43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22377">
            <text:p>2.224E-01</text:p>
          </table:table-cell>
          <table:table-cell office:value-type="float" office:value="0.02407">
            <text:p>2.40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22196">
            <text:p>2.222E-01</text:p>
          </table:table-cell>
          <table:table-cell office:value-type="float" office:value="0.02401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2339">
            <text:p>2.234E-01</text:p>
          </table:table-cell>
          <table:table-cell office:value-type="float" office:value="0.024534">
            <text:p>2.45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22868">
            <text:p>2.229E-01</text:p>
          </table:table-cell>
          <table:table-cell office:value-type="float" office:value="0.024283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23151">
            <text:p>2.232E-01</text:p>
          </table:table-cell>
          <table:table-cell office:value-type="float" office:value="0.024413">
            <text:p>2.4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23056">
            <text:p>2.231E-01</text:p>
          </table:table-cell>
          <table:table-cell office:value-type="float" office:value="0.024372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22672">
            <text:p>2.227E-01</text:p>
          </table:table-cell>
          <table:table-cell office:value-type="float" office:value="0.024205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22853">
            <text:p>2.229E-01</text:p>
          </table:table-cell>
          <table:table-cell office:value-type="float" office:value="0.024292">
            <text:p>2.42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22846">
            <text:p>2.228E-01</text:p>
          </table:table-cell>
          <table:table-cell office:value-type="float" office:value="0.024257">
            <text:p>2.4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22627">
            <text:p>2.226E-01</text:p>
          </table:table-cell>
          <table:table-cell office:value-type="float" office:value="0.024184">
            <text:p>2.4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23663">
            <text:p>2.237E-01</text:p>
          </table:table-cell>
          <table:table-cell office:value-type="float" office:value="0.024659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23233">
            <text:p>2.232E-01</text:p>
          </table:table-cell>
          <table:table-cell office:value-type="float" office:value="0.024471">
            <text:p>2.44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22902">
            <text:p>2.229E-01</text:p>
          </table:table-cell>
          <table:table-cell office:value-type="float" office:value="0.02432">
            <text:p>2.4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23036">
            <text:p>2.230E-01</text:p>
          </table:table-cell>
          <table:table-cell office:value-type="float" office:value="0.024341">
            <text:p>2.43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23738">
            <text:p>2.237E-01</text:p>
          </table:table-cell>
          <table:table-cell office:value-type="float" office:value="0.024666">
            <text:p>2.46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2244">
            <text:p>2.224E-01</text:p>
          </table:table-cell>
          <table:table-cell office:value-type="float" office:value="0.02411">
            <text:p>2.4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22648">
            <text:p>2.226E-01</text:p>
          </table:table-cell>
          <table:table-cell office:value-type="float" office:value="0.02419">
            <text:p>2.41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22688">
            <text:p>2.227E-01</text:p>
          </table:table-cell>
          <table:table-cell office:value-type="float" office:value="0.02421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22856">
            <text:p>2.229E-01</text:p>
          </table:table-cell>
          <table:table-cell office:value-type="float" office:value="0.024281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25851">
            <text:p>2.259E-01</text:p>
          </table:table-cell>
          <table:table-cell office:value-type="float" office:value="0.025684">
            <text:p>2.56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22856">
            <text:p>2.229E-01</text:p>
          </table:table-cell>
          <table:table-cell office:value-type="float" office:value="0.024281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2269">
            <text:p>2.227E-01</text:p>
          </table:table-cell>
          <table:table-cell office:value-type="float" office:value="0.024212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22648">
            <text:p>2.226E-01</text:p>
          </table:table-cell>
          <table:table-cell office:value-type="float" office:value="0.02419">
            <text:p>2.41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2244">
            <text:p>2.224E-01</text:p>
          </table:table-cell>
          <table:table-cell office:value-type="float" office:value="0.02411">
            <text:p>2.4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23738">
            <text:p>2.237E-01</text:p>
          </table:table-cell>
          <table:table-cell office:value-type="float" office:value="0.024666">
            <text:p>2.46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23036">
            <text:p>2.230E-01</text:p>
          </table:table-cell>
          <table:table-cell office:value-type="float" office:value="0.024341">
            <text:p>2.43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22902">
            <text:p>2.229E-01</text:p>
          </table:table-cell>
          <table:table-cell office:value-type="float" office:value="0.02432">
            <text:p>2.4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23233">
            <text:p>2.232E-01</text:p>
          </table:table-cell>
          <table:table-cell office:value-type="float" office:value="0.024471">
            <text:p>2.44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23663">
            <text:p>2.237E-01</text:p>
          </table:table-cell>
          <table:table-cell office:value-type="float" office:value="0.024659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22627">
            <text:p>2.226E-01</text:p>
          </table:table-cell>
          <table:table-cell office:value-type="float" office:value="0.024184">
            <text:p>2.4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22846">
            <text:p>2.228E-01</text:p>
          </table:table-cell>
          <table:table-cell office:value-type="float" office:value="0.024257">
            <text:p>2.4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23092">
            <text:p>2.231E-01</text:p>
          </table:table-cell>
          <table:table-cell office:value-type="float" office:value="0.024398">
            <text:p>2.44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22672">
            <text:p>2.227E-01</text:p>
          </table:table-cell>
          <table:table-cell office:value-type="float" office:value="0.024205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23056">
            <text:p>2.231E-01</text:p>
          </table:table-cell>
          <table:table-cell office:value-type="float" office:value="0.024372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23151">
            <text:p>2.232E-01</text:p>
          </table:table-cell>
          <table:table-cell office:value-type="float" office:value="0.024413">
            <text:p>2.4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22868">
            <text:p>2.229E-01</text:p>
          </table:table-cell>
          <table:table-cell office:value-type="float" office:value="0.024283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2339">
            <text:p>2.234E-01</text:p>
          </table:table-cell>
          <table:table-cell office:value-type="float" office:value="0.024534">
            <text:p>2.45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22196">
            <text:p>2.222E-01</text:p>
          </table:table-cell>
          <table:table-cell office:value-type="float" office:value="0.02401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22377">
            <text:p>2.224E-01</text:p>
          </table:table-cell>
          <table:table-cell office:value-type="float" office:value="0.02407">
            <text:p>2.40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23027">
            <text:p>2.230E-01</text:p>
          </table:table-cell>
          <table:table-cell office:value-type="float" office:value="0.024348">
            <text:p>2.43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23691">
            <text:p>2.237E-01</text:p>
          </table:table-cell>
          <table:table-cell office:value-type="float" office:value="0.024652">
            <text:p>2.46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23764">
            <text:p>2.238E-01</text:p>
          </table:table-cell>
          <table:table-cell office:value-type="float" office:value="0.024683">
            <text:p>2.46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22776">
            <text:p>2.228E-01</text:p>
          </table:table-cell>
          <table:table-cell office:value-type="float" office:value="0.024231">
            <text:p>2.42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23382">
            <text:p>2.234E-01</text:p>
          </table:table-cell>
          <table:table-cell office:value-type="float" office:value="0.024515">
            <text:p>2.45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23613">
            <text:p>2.236E-01</text:p>
          </table:table-cell>
          <table:table-cell office:value-type="float" office:value="0.024632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23103">
            <text:p>2.231E-01</text:p>
          </table:table-cell>
          <table:table-cell office:value-type="float" office:value="0.02437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22921">
            <text:p>2.229E-01</text:p>
          </table:table-cell>
          <table:table-cell office:value-type="float" office:value="0.024301">
            <text:p>2.43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23255">
            <text:p>2.233E-01</text:p>
          </table:table-cell>
          <table:table-cell office:value-type="float" office:value="0.024455">
            <text:p>2.4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24375">
            <text:p>2.244E-01</text:p>
          </table:table-cell>
          <table:table-cell office:value-type="float" office:value="0.024944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24126">
            <text:p>2.241E-01</text:p>
          </table:table-cell>
          <table:table-cell office:value-type="float" office:value="0.024857">
            <text:p>2.4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23792">
            <text:p>2.238E-01</text:p>
          </table:table-cell>
          <table:table-cell office:value-type="float" office:value="0.02472">
            <text:p>2.47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23039">
            <text:p>2.230E-01</text:p>
          </table:table-cell>
          <table:table-cell office:value-type="float" office:value="0.024375">
            <text:p>2.43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24315">
            <text:p>2.243E-01</text:p>
          </table:table-cell>
          <table:table-cell office:value-type="float" office:value="0.024935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223905">
            <text:p>2.239E-01</text:p>
          </table:table-cell>
          <table:table-cell office:value-type="float" office:value="0.024766">
            <text:p>2.4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21994">
            <text:p>2.220E-01</text:p>
          </table:table-cell>
          <table:table-cell office:value-type="float" office:value="0.02391">
            <text:p>2.39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223336">
            <text:p>2.233E-01</text:p>
          </table:table-cell>
          <table:table-cell office:value-type="float" office:value="0.024495">
            <text:p>2.45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223513">
            <text:p>2.235E-01</text:p>
          </table:table-cell>
          <table:table-cell office:value-type="float" office:value="0.024591">
            <text:p>2.45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23079">
            <text:p>2.231E-01</text:p>
          </table:table-cell>
          <table:table-cell office:value-type="float" office:value="0.024386">
            <text:p>2.4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222712">
            <text:p>2.227E-01</text:p>
          </table:table-cell>
          <table:table-cell office:value-type="float" office:value="0.024207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221689">
            <text:p>2.217E-01</text:p>
          </table:table-cell>
          <table:table-cell office:value-type="float" office:value="0.023783">
            <text:p>2.37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222719">
            <text:p>2.227E-01</text:p>
          </table:table-cell>
          <table:table-cell office:value-type="float" office:value="0.0242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222654">
            <text:p>2.227E-01</text:p>
          </table:table-cell>
          <table:table-cell office:value-type="float" office:value="0.024213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222194">
            <text:p>2.222E-01</text:p>
          </table:table-cell>
          <table:table-cell office:value-type="float" office:value="0.024012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21205">
            <text:p>2.212E-01</text:p>
          </table:table-cell>
          <table:table-cell office:value-type="float" office:value="0.023566">
            <text:p>2.35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222174">
            <text:p>2.222E-01</text:p>
          </table:table-cell>
          <table:table-cell office:value-type="float" office:value="0.023993">
            <text:p>2.39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221205">
            <text:p>2.212E-01</text:p>
          </table:table-cell>
          <table:table-cell office:value-type="float" office:value="0.023566">
            <text:p>2.35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222194">
            <text:p>2.222E-01</text:p>
          </table:table-cell>
          <table:table-cell office:value-type="float" office:value="0.024012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222654">
            <text:p>2.227E-01</text:p>
          </table:table-cell>
          <table:table-cell office:value-type="float" office:value="0.024213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222719">
            <text:p>2.227E-01</text:p>
          </table:table-cell>
          <table:table-cell office:value-type="float" office:value="0.0242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21689">
            <text:p>2.217E-01</text:p>
          </table:table-cell>
          <table:table-cell office:value-type="float" office:value="0.023783">
            <text:p>2.37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222712">
            <text:p>2.227E-01</text:p>
          </table:table-cell>
          <table:table-cell office:value-type="float" office:value="0.024207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223079">
            <text:p>2.231E-01</text:p>
          </table:table-cell>
          <table:table-cell office:value-type="float" office:value="0.024386">
            <text:p>2.4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23513">
            <text:p>2.235E-01</text:p>
          </table:table-cell>
          <table:table-cell office:value-type="float" office:value="0.024591">
            <text:p>2.45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23336">
            <text:p>2.233E-01</text:p>
          </table:table-cell>
          <table:table-cell office:value-type="float" office:value="0.024495">
            <text:p>2.45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21994">
            <text:p>2.220E-01</text:p>
          </table:table-cell>
          <table:table-cell office:value-type="float" office:value="0.02391">
            <text:p>2.39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23905">
            <text:p>2.239E-01</text:p>
          </table:table-cell>
          <table:table-cell office:value-type="float" office:value="0.024766">
            <text:p>2.4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24315">
            <text:p>2.243E-01</text:p>
          </table:table-cell>
          <table:table-cell office:value-type="float" office:value="0.024935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223039">
            <text:p>2.230E-01</text:p>
          </table:table-cell>
          <table:table-cell office:value-type="float" office:value="0.024375">
            <text:p>2.43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223792">
            <text:p>2.238E-01</text:p>
          </table:table-cell>
          <table:table-cell office:value-type="float" office:value="0.02472">
            <text:p>2.47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24126">
            <text:p>2.241E-01</text:p>
          </table:table-cell>
          <table:table-cell office:value-type="float" office:value="0.024857">
            <text:p>2.4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224375">
            <text:p>2.244E-01</text:p>
          </table:table-cell>
          <table:table-cell office:value-type="float" office:value="0.024944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223255">
            <text:p>2.233E-01</text:p>
          </table:table-cell>
          <table:table-cell office:value-type="float" office:value="0.024455">
            <text:p>2.4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222921">
            <text:p>2.229E-01</text:p>
          </table:table-cell>
          <table:table-cell office:value-type="float" office:value="0.024301">
            <text:p>2.43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223103">
            <text:p>2.231E-01</text:p>
          </table:table-cell>
          <table:table-cell office:value-type="float" office:value="0.02437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223613">
            <text:p>2.236E-01</text:p>
          </table:table-cell>
          <table:table-cell office:value-type="float" office:value="0.024632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223382">
            <text:p>2.234E-01</text:p>
          </table:table-cell>
          <table:table-cell office:value-type="float" office:value="0.024515">
            <text:p>2.45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22776">
            <text:p>2.228E-01</text:p>
          </table:table-cell>
          <table:table-cell office:value-type="float" office:value="0.024231">
            <text:p>2.42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223715">
            <text:p>2.237E-01</text:p>
          </table:table-cell>
          <table:table-cell office:value-type="float" office:value="0.024664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223691">
            <text:p>2.237E-01</text:p>
          </table:table-cell>
          <table:table-cell office:value-type="float" office:value="0.024652">
            <text:p>2.46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223027">
            <text:p>2.230E-01</text:p>
          </table:table-cell>
          <table:table-cell office:value-type="float" office:value="0.024348">
            <text:p>2.43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222377">
            <text:p>2.224E-01</text:p>
          </table:table-cell>
          <table:table-cell office:value-type="float" office:value="0.02407">
            <text:p>2.40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222196">
            <text:p>2.222E-01</text:p>
          </table:table-cell>
          <table:table-cell office:value-type="float" office:value="0.02401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22339">
            <text:p>2.234E-01</text:p>
          </table:table-cell>
          <table:table-cell office:value-type="float" office:value="0.024534">
            <text:p>2.45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222868">
            <text:p>2.229E-01</text:p>
          </table:table-cell>
          <table:table-cell office:value-type="float" office:value="0.024283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23151">
            <text:p>2.232E-01</text:p>
          </table:table-cell>
          <table:table-cell office:value-type="float" office:value="0.024413">
            <text:p>2.4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223056">
            <text:p>2.231E-01</text:p>
          </table:table-cell>
          <table:table-cell office:value-type="float" office:value="0.024372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22672">
            <text:p>2.227E-01</text:p>
          </table:table-cell>
          <table:table-cell office:value-type="float" office:value="0.024205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23092">
            <text:p>2.231E-01</text:p>
          </table:table-cell>
          <table:table-cell office:value-type="float" office:value="0.024398">
            <text:p>2.44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222846">
            <text:p>2.228E-01</text:p>
          </table:table-cell>
          <table:table-cell office:value-type="float" office:value="0.024257">
            <text:p>2.4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22627">
            <text:p>2.226E-01</text:p>
          </table:table-cell>
          <table:table-cell office:value-type="float" office:value="0.024184">
            <text:p>2.4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223663">
            <text:p>2.237E-01</text:p>
          </table:table-cell>
          <table:table-cell office:value-type="float" office:value="0.024659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223233">
            <text:p>2.232E-01</text:p>
          </table:table-cell>
          <table:table-cell office:value-type="float" office:value="0.024471">
            <text:p>2.44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222902">
            <text:p>2.229E-01</text:p>
          </table:table-cell>
          <table:table-cell office:value-type="float" office:value="0.02432">
            <text:p>2.4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223036">
            <text:p>2.230E-01</text:p>
          </table:table-cell>
          <table:table-cell office:value-type="float" office:value="0.024341">
            <text:p>2.43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223738">
            <text:p>2.237E-01</text:p>
          </table:table-cell>
          <table:table-cell office:value-type="float" office:value="0.024666">
            <text:p>2.46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22244">
            <text:p>2.224E-01</text:p>
          </table:table-cell>
          <table:table-cell office:value-type="float" office:value="0.02411">
            <text:p>2.4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222648">
            <text:p>2.226E-01</text:p>
          </table:table-cell>
          <table:table-cell office:value-type="float" office:value="0.02419">
            <text:p>2.41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222688">
            <text:p>2.227E-01</text:p>
          </table:table-cell>
          <table:table-cell office:value-type="float" office:value="0.02421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222856">
            <text:p>2.229E-01</text:p>
          </table:table-cell>
          <table:table-cell office:value-type="float" office:value="0.024281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25851">
            <text:p>2.259E-01</text:p>
          </table:table-cell>
          <table:table-cell office:value-type="float" office:value="0.025684">
            <text:p>2.56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222856">
            <text:p>2.229E-01</text:p>
          </table:table-cell>
          <table:table-cell office:value-type="float" office:value="0.024281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2269">
            <text:p>2.227E-01</text:p>
          </table:table-cell>
          <table:table-cell office:value-type="float" office:value="0.024212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222648">
            <text:p>2.226E-01</text:p>
          </table:table-cell>
          <table:table-cell office:value-type="float" office:value="0.02419">
            <text:p>2.41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22244">
            <text:p>2.224E-01</text:p>
          </table:table-cell>
          <table:table-cell office:value-type="float" office:value="0.02411">
            <text:p>2.4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223738">
            <text:p>2.237E-01</text:p>
          </table:table-cell>
          <table:table-cell office:value-type="float" office:value="0.024666">
            <text:p>2.46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223036">
            <text:p>2.230E-01</text:p>
          </table:table-cell>
          <table:table-cell office:value-type="float" office:value="0.024341">
            <text:p>2.43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222902">
            <text:p>2.229E-01</text:p>
          </table:table-cell>
          <table:table-cell office:value-type="float" office:value="0.02432">
            <text:p>2.4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223233">
            <text:p>2.232E-01</text:p>
          </table:table-cell>
          <table:table-cell office:value-type="float" office:value="0.024471">
            <text:p>2.44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23663">
            <text:p>2.237E-01</text:p>
          </table:table-cell>
          <table:table-cell office:value-type="float" office:value="0.024659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222627">
            <text:p>2.226E-01</text:p>
          </table:table-cell>
          <table:table-cell office:value-type="float" office:value="0.024184">
            <text:p>2.4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222846">
            <text:p>2.228E-01</text:p>
          </table:table-cell>
          <table:table-cell office:value-type="float" office:value="0.024257">
            <text:p>2.4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223092">
            <text:p>2.231E-01</text:p>
          </table:table-cell>
          <table:table-cell office:value-type="float" office:value="0.024398">
            <text:p>2.44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222672">
            <text:p>2.227E-01</text:p>
          </table:table-cell>
          <table:table-cell office:value-type="float" office:value="0.024205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223056">
            <text:p>2.231E-01</text:p>
          </table:table-cell>
          <table:table-cell office:value-type="float" office:value="0.024372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223151">
            <text:p>2.232E-01</text:p>
          </table:table-cell>
          <table:table-cell office:value-type="float" office:value="0.024413">
            <text:p>2.4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222868">
            <text:p>2.229E-01</text:p>
          </table:table-cell>
          <table:table-cell office:value-type="float" office:value="0.024283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22339">
            <text:p>2.234E-01</text:p>
          </table:table-cell>
          <table:table-cell office:value-type="float" office:value="0.024534">
            <text:p>2.45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222196">
            <text:p>2.222E-01</text:p>
          </table:table-cell>
          <table:table-cell office:value-type="float" office:value="0.02401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222377">
            <text:p>2.224E-01</text:p>
          </table:table-cell>
          <table:table-cell office:value-type="float" office:value="0.02407">
            <text:p>2.40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23027">
            <text:p>2.230E-01</text:p>
          </table:table-cell>
          <table:table-cell office:value-type="float" office:value="0.024348">
            <text:p>2.43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223691">
            <text:p>2.237E-01</text:p>
          </table:table-cell>
          <table:table-cell office:value-type="float" office:value="0.024652">
            <text:p>2.46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23715">
            <text:p>2.237E-01</text:p>
          </table:table-cell>
          <table:table-cell office:value-type="float" office:value="0.024664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22776">
            <text:p>2.228E-01</text:p>
          </table:table-cell>
          <table:table-cell office:value-type="float" office:value="0.024231">
            <text:p>2.42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23382">
            <text:p>2.234E-01</text:p>
          </table:table-cell>
          <table:table-cell office:value-type="float" office:value="0.024515">
            <text:p>2.45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23613">
            <text:p>2.236E-01</text:p>
          </table:table-cell>
          <table:table-cell office:value-type="float" office:value="0.024632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23103">
            <text:p>2.231E-01</text:p>
          </table:table-cell>
          <table:table-cell office:value-type="float" office:value="0.02437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22921">
            <text:p>2.229E-01</text:p>
          </table:table-cell>
          <table:table-cell office:value-type="float" office:value="0.024301">
            <text:p>2.43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23255">
            <text:p>2.233E-01</text:p>
          </table:table-cell>
          <table:table-cell office:value-type="float" office:value="0.024455">
            <text:p>2.4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224375">
            <text:p>2.244E-01</text:p>
          </table:table-cell>
          <table:table-cell office:value-type="float" office:value="0.024944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24126">
            <text:p>2.241E-01</text:p>
          </table:table-cell>
          <table:table-cell office:value-type="float" office:value="0.024857">
            <text:p>2.4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23792">
            <text:p>2.238E-01</text:p>
          </table:table-cell>
          <table:table-cell office:value-type="float" office:value="0.02472">
            <text:p>2.47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23039">
            <text:p>2.230E-01</text:p>
          </table:table-cell>
          <table:table-cell office:value-type="float" office:value="0.024375">
            <text:p>2.43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24315">
            <text:p>2.243E-01</text:p>
          </table:table-cell>
          <table:table-cell office:value-type="float" office:value="0.024935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23905">
            <text:p>2.239E-01</text:p>
          </table:table-cell>
          <table:table-cell office:value-type="float" office:value="0.024766">
            <text:p>2.4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221994">
            <text:p>2.220E-01</text:p>
          </table:table-cell>
          <table:table-cell office:value-type="float" office:value="0.02391">
            <text:p>2.39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223336">
            <text:p>2.233E-01</text:p>
          </table:table-cell>
          <table:table-cell office:value-type="float" office:value="0.024495">
            <text:p>2.45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23606">
            <text:p>2.236E-01</text:p>
          </table:table-cell>
          <table:table-cell office:value-type="float" office:value="0.024633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223079">
            <text:p>2.231E-01</text:p>
          </table:table-cell>
          <table:table-cell office:value-type="float" office:value="0.024386">
            <text:p>2.4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222712">
            <text:p>2.227E-01</text:p>
          </table:table-cell>
          <table:table-cell office:value-type="float" office:value="0.024207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221689">
            <text:p>2.217E-01</text:p>
          </table:table-cell>
          <table:table-cell office:value-type="float" office:value="0.023783">
            <text:p>2.37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22719">
            <text:p>2.227E-01</text:p>
          </table:table-cell>
          <table:table-cell office:value-type="float" office:value="0.0242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22654">
            <text:p>2.227E-01</text:p>
          </table:table-cell>
          <table:table-cell office:value-type="float" office:value="0.024213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22194">
            <text:p>2.222E-01</text:p>
          </table:table-cell>
          <table:table-cell office:value-type="float" office:value="0.024012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21205">
            <text:p>2.212E-01</text:p>
          </table:table-cell>
          <table:table-cell office:value-type="float" office:value="0.023566">
            <text:p>2.35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22174">
            <text:p>2.222E-01</text:p>
          </table:table-cell>
          <table:table-cell office:value-type="float" office:value="0.023993">
            <text:p>2.39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21205">
            <text:p>2.212E-01</text:p>
          </table:table-cell>
          <table:table-cell office:value-type="float" office:value="0.023566">
            <text:p>2.35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222194">
            <text:p>2.222E-01</text:p>
          </table:table-cell>
          <table:table-cell office:value-type="float" office:value="0.024012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222654">
            <text:p>2.227E-01</text:p>
          </table:table-cell>
          <table:table-cell office:value-type="float" office:value="0.024213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222719">
            <text:p>2.227E-01</text:p>
          </table:table-cell>
          <table:table-cell office:value-type="float" office:value="0.0242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21753">
            <text:p>2.218E-01</text:p>
          </table:table-cell>
          <table:table-cell office:value-type="float" office:value="0.02381">
            <text:p>2.38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222712">
            <text:p>2.227E-01</text:p>
          </table:table-cell>
          <table:table-cell office:value-type="float" office:value="0.024207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23079">
            <text:p>2.231E-01</text:p>
          </table:table-cell>
          <table:table-cell office:value-type="float" office:value="0.024386">
            <text:p>2.4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223513">
            <text:p>2.235E-01</text:p>
          </table:table-cell>
          <table:table-cell office:value-type="float" office:value="0.024591">
            <text:p>2.45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223336">
            <text:p>2.233E-01</text:p>
          </table:table-cell>
          <table:table-cell office:value-type="float" office:value="0.024495">
            <text:p>2.45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21994">
            <text:p>2.220E-01</text:p>
          </table:table-cell>
          <table:table-cell office:value-type="float" office:value="0.02391">
            <text:p>2.39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223905">
            <text:p>2.239E-01</text:p>
          </table:table-cell>
          <table:table-cell office:value-type="float" office:value="0.024766">
            <text:p>2.4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224315">
            <text:p>2.243E-01</text:p>
          </table:table-cell>
          <table:table-cell office:value-type="float" office:value="0.024935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223039">
            <text:p>2.230E-01</text:p>
          </table:table-cell>
          <table:table-cell office:value-type="float" office:value="0.024375">
            <text:p>2.43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223792">
            <text:p>2.238E-01</text:p>
          </table:table-cell>
          <table:table-cell office:value-type="float" office:value="0.02472">
            <text:p>2.47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24126">
            <text:p>2.241E-01</text:p>
          </table:table-cell>
          <table:table-cell office:value-type="float" office:value="0.024857">
            <text:p>2.4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224375">
            <text:p>2.244E-01</text:p>
          </table:table-cell>
          <table:table-cell office:value-type="float" office:value="0.024944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23255">
            <text:p>2.233E-01</text:p>
          </table:table-cell>
          <table:table-cell office:value-type="float" office:value="0.024455">
            <text:p>2.4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222921">
            <text:p>2.229E-01</text:p>
          </table:table-cell>
          <table:table-cell office:value-type="float" office:value="0.024301">
            <text:p>2.43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223103">
            <text:p>2.231E-01</text:p>
          </table:table-cell>
          <table:table-cell office:value-type="float" office:value="0.02437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23613">
            <text:p>2.236E-01</text:p>
          </table:table-cell>
          <table:table-cell office:value-type="float" office:value="0.024632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223382">
            <text:p>2.234E-01</text:p>
          </table:table-cell>
          <table:table-cell office:value-type="float" office:value="0.024515">
            <text:p>2.45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222776">
            <text:p>2.228E-01</text:p>
          </table:table-cell>
          <table:table-cell office:value-type="float" office:value="0.024231">
            <text:p>2.42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23715">
            <text:p>2.237E-01</text:p>
          </table:table-cell>
          <table:table-cell office:value-type="float" office:value="0.024664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23691">
            <text:p>2.237E-01</text:p>
          </table:table-cell>
          <table:table-cell office:value-type="float" office:value="0.024652">
            <text:p>2.46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23027">
            <text:p>2.230E-01</text:p>
          </table:table-cell>
          <table:table-cell office:value-type="float" office:value="0.024348">
            <text:p>2.43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22377">
            <text:p>2.224E-01</text:p>
          </table:table-cell>
          <table:table-cell office:value-type="float" office:value="0.02407">
            <text:p>2.40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222196">
            <text:p>2.222E-01</text:p>
          </table:table-cell>
          <table:table-cell office:value-type="float" office:value="0.02401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22339">
            <text:p>2.234E-01</text:p>
          </table:table-cell>
          <table:table-cell office:value-type="float" office:value="0.024534">
            <text:p>2.45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22868">
            <text:p>2.229E-01</text:p>
          </table:table-cell>
          <table:table-cell office:value-type="float" office:value="0.024283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23151">
            <text:p>2.232E-01</text:p>
          </table:table-cell>
          <table:table-cell office:value-type="float" office:value="0.024413">
            <text:p>2.4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23056">
            <text:p>2.231E-01</text:p>
          </table:table-cell>
          <table:table-cell office:value-type="float" office:value="0.024372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22672">
            <text:p>2.227E-01</text:p>
          </table:table-cell>
          <table:table-cell office:value-type="float" office:value="0.024205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23092">
            <text:p>2.231E-01</text:p>
          </table:table-cell>
          <table:table-cell office:value-type="float" office:value="0.024398">
            <text:p>2.44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22846">
            <text:p>2.228E-01</text:p>
          </table:table-cell>
          <table:table-cell office:value-type="float" office:value="0.024257">
            <text:p>2.4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22627">
            <text:p>2.226E-01</text:p>
          </table:table-cell>
          <table:table-cell office:value-type="float" office:value="0.024184">
            <text:p>2.4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23663">
            <text:p>2.237E-01</text:p>
          </table:table-cell>
          <table:table-cell office:value-type="float" office:value="0.024659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23233">
            <text:p>2.232E-01</text:p>
          </table:table-cell>
          <table:table-cell office:value-type="float" office:value="0.024471">
            <text:p>2.44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22902">
            <text:p>2.229E-01</text:p>
          </table:table-cell>
          <table:table-cell office:value-type="float" office:value="0.02432">
            <text:p>2.4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23036">
            <text:p>2.230E-01</text:p>
          </table:table-cell>
          <table:table-cell office:value-type="float" office:value="0.024341">
            <text:p>2.43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23738">
            <text:p>2.237E-01</text:p>
          </table:table-cell>
          <table:table-cell office:value-type="float" office:value="0.024666">
            <text:p>2.46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2244">
            <text:p>2.224E-01</text:p>
          </table:table-cell>
          <table:table-cell office:value-type="float" office:value="0.02411">
            <text:p>2.4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22648">
            <text:p>2.226E-01</text:p>
          </table:table-cell>
          <table:table-cell office:value-type="float" office:value="0.02419">
            <text:p>2.41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22688">
            <text:p>2.227E-01</text:p>
          </table:table-cell>
          <table:table-cell office:value-type="float" office:value="0.02421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22856">
            <text:p>2.229E-01</text:p>
          </table:table-cell>
          <table:table-cell office:value-type="float" office:value="0.024281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25851">
            <text:p>2.259E-01</text:p>
          </table:table-cell>
          <table:table-cell office:value-type="float" office:value="0.025684">
            <text:p>2.56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22856">
            <text:p>2.229E-01</text:p>
          </table:table-cell>
          <table:table-cell office:value-type="float" office:value="0.024281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2269">
            <text:p>2.227E-01</text:p>
          </table:table-cell>
          <table:table-cell office:value-type="float" office:value="0.024212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22648">
            <text:p>2.226E-01</text:p>
          </table:table-cell>
          <table:table-cell office:value-type="float" office:value="0.02419">
            <text:p>2.41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2244">
            <text:p>2.224E-01</text:p>
          </table:table-cell>
          <table:table-cell office:value-type="float" office:value="0.02411">
            <text:p>2.4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23738">
            <text:p>2.237E-01</text:p>
          </table:table-cell>
          <table:table-cell office:value-type="float" office:value="0.024666">
            <text:p>2.46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23036">
            <text:p>2.230E-01</text:p>
          </table:table-cell>
          <table:table-cell office:value-type="float" office:value="0.024341">
            <text:p>2.43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22902">
            <text:p>2.229E-01</text:p>
          </table:table-cell>
          <table:table-cell office:value-type="float" office:value="0.02432">
            <text:p>2.4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23233">
            <text:p>2.232E-01</text:p>
          </table:table-cell>
          <table:table-cell office:value-type="float" office:value="0.024471">
            <text:p>2.44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23663">
            <text:p>2.237E-01</text:p>
          </table:table-cell>
          <table:table-cell office:value-type="float" office:value="0.024659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22627">
            <text:p>2.226E-01</text:p>
          </table:table-cell>
          <table:table-cell office:value-type="float" office:value="0.024184">
            <text:p>2.4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22846">
            <text:p>2.228E-01</text:p>
          </table:table-cell>
          <table:table-cell office:value-type="float" office:value="0.024257">
            <text:p>2.4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22853">
            <text:p>2.229E-01</text:p>
          </table:table-cell>
          <table:table-cell office:value-type="float" office:value="0.024292">
            <text:p>2.42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22672">
            <text:p>2.227E-01</text:p>
          </table:table-cell>
          <table:table-cell office:value-type="float" office:value="0.024205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23056">
            <text:p>2.231E-01</text:p>
          </table:table-cell>
          <table:table-cell office:value-type="float" office:value="0.024372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23151">
            <text:p>2.232E-01</text:p>
          </table:table-cell>
          <table:table-cell office:value-type="float" office:value="0.024413">
            <text:p>2.4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22868">
            <text:p>2.229E-01</text:p>
          </table:table-cell>
          <table:table-cell office:value-type="float" office:value="0.024283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2339">
            <text:p>2.234E-01</text:p>
          </table:table-cell>
          <table:table-cell office:value-type="float" office:value="0.024534">
            <text:p>2.45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22196">
            <text:p>2.222E-01</text:p>
          </table:table-cell>
          <table:table-cell office:value-type="float" office:value="0.02401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22377">
            <text:p>2.224E-01</text:p>
          </table:table-cell>
          <table:table-cell office:value-type="float" office:value="0.02407">
            <text:p>2.40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23027">
            <text:p>2.230E-01</text:p>
          </table:table-cell>
          <table:table-cell office:value-type="float" office:value="0.024348">
            <text:p>2.43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23691">
            <text:p>2.237E-01</text:p>
          </table:table-cell>
          <table:table-cell office:value-type="float" office:value="0.024652">
            <text:p>2.46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23715">
            <text:p>2.237E-01</text:p>
          </table:table-cell>
          <table:table-cell office:value-type="float" office:value="0.024664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22776">
            <text:p>2.228E-01</text:p>
          </table:table-cell>
          <table:table-cell office:value-type="float" office:value="0.024231">
            <text:p>2.42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23382">
            <text:p>2.234E-01</text:p>
          </table:table-cell>
          <table:table-cell office:value-type="float" office:value="0.024515">
            <text:p>2.45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223613">
            <text:p>2.236E-01</text:p>
          </table:table-cell>
          <table:table-cell office:value-type="float" office:value="0.024632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223103">
            <text:p>2.231E-01</text:p>
          </table:table-cell>
          <table:table-cell office:value-type="float" office:value="0.02437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22921">
            <text:p>2.229E-01</text:p>
          </table:table-cell>
          <table:table-cell office:value-type="float" office:value="0.024301">
            <text:p>2.43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23255">
            <text:p>2.233E-01</text:p>
          </table:table-cell>
          <table:table-cell office:value-type="float" office:value="0.024455">
            <text:p>2.4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24375">
            <text:p>2.244E-01</text:p>
          </table:table-cell>
          <table:table-cell office:value-type="float" office:value="0.024944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24126">
            <text:p>2.241E-01</text:p>
          </table:table-cell>
          <table:table-cell office:value-type="float" office:value="0.024857">
            <text:p>2.4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223792">
            <text:p>2.238E-01</text:p>
          </table:table-cell>
          <table:table-cell office:value-type="float" office:value="0.02472">
            <text:p>2.47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223039">
            <text:p>2.230E-01</text:p>
          </table:table-cell>
          <table:table-cell office:value-type="float" office:value="0.024375">
            <text:p>2.43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224315">
            <text:p>2.243E-01</text:p>
          </table:table-cell>
          <table:table-cell office:value-type="float" office:value="0.024935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223905">
            <text:p>2.239E-01</text:p>
          </table:table-cell>
          <table:table-cell office:value-type="float" office:value="0.024766">
            <text:p>2.4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221994">
            <text:p>2.220E-01</text:p>
          </table:table-cell>
          <table:table-cell office:value-type="float" office:value="0.02391">
            <text:p>2.39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223336">
            <text:p>2.233E-01</text:p>
          </table:table-cell>
          <table:table-cell office:value-type="float" office:value="0.024495">
            <text:p>2.45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223513">
            <text:p>2.235E-01</text:p>
          </table:table-cell>
          <table:table-cell office:value-type="float" office:value="0.024591">
            <text:p>2.45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23079">
            <text:p>2.231E-01</text:p>
          </table:table-cell>
          <table:table-cell office:value-type="float" office:value="0.024386">
            <text:p>2.4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22712">
            <text:p>2.227E-01</text:p>
          </table:table-cell>
          <table:table-cell office:value-type="float" office:value="0.024207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221753">
            <text:p>2.218E-01</text:p>
          </table:table-cell>
          <table:table-cell office:value-type="float" office:value="0.02381">
            <text:p>2.38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222719">
            <text:p>2.227E-01</text:p>
          </table:table-cell>
          <table:table-cell office:value-type="float" office:value="0.0242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222654">
            <text:p>2.227E-01</text:p>
          </table:table-cell>
          <table:table-cell office:value-type="float" office:value="0.024213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222194">
            <text:p>2.222E-01</text:p>
          </table:table-cell>
          <table:table-cell office:value-type="float" office:value="0.024012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221205">
            <text:p>2.212E-01</text:p>
          </table:table-cell>
          <table:table-cell office:value-type="float" office:value="0.023566">
            <text:p>2.35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222174">
            <text:p>2.222E-01</text:p>
          </table:table-cell>
          <table:table-cell office:value-type="float" office:value="0.023993">
            <text:p>2.39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221205">
            <text:p>2.212E-01</text:p>
          </table:table-cell>
          <table:table-cell office:value-type="float" office:value="0.023566">
            <text:p>2.35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222194">
            <text:p>2.222E-01</text:p>
          </table:table-cell>
          <table:table-cell office:value-type="float" office:value="0.024012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22654">
            <text:p>2.227E-01</text:p>
          </table:table-cell>
          <table:table-cell office:value-type="float" office:value="0.024213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222719">
            <text:p>2.227E-01</text:p>
          </table:table-cell>
          <table:table-cell office:value-type="float" office:value="0.02421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221689">
            <text:p>2.217E-01</text:p>
          </table:table-cell>
          <table:table-cell office:value-type="float" office:value="0.023783">
            <text:p>2.37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222712">
            <text:p>2.227E-01</text:p>
          </table:table-cell>
          <table:table-cell office:value-type="float" office:value="0.024207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223079">
            <text:p>2.231E-01</text:p>
          </table:table-cell>
          <table:table-cell office:value-type="float" office:value="0.024386">
            <text:p>2.4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23606">
            <text:p>2.236E-01</text:p>
          </table:table-cell>
          <table:table-cell office:value-type="float" office:value="0.024633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223336">
            <text:p>2.233E-01</text:p>
          </table:table-cell>
          <table:table-cell office:value-type="float" office:value="0.024495">
            <text:p>2.45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221994">
            <text:p>2.220E-01</text:p>
          </table:table-cell>
          <table:table-cell office:value-type="float" office:value="0.02391">
            <text:p>2.39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223905">
            <text:p>2.239E-01</text:p>
          </table:table-cell>
          <table:table-cell office:value-type="float" office:value="0.024766">
            <text:p>2.4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224315">
            <text:p>2.243E-01</text:p>
          </table:table-cell>
          <table:table-cell office:value-type="float" office:value="0.024935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23039">
            <text:p>2.230E-01</text:p>
          </table:table-cell>
          <table:table-cell office:value-type="float" office:value="0.024375">
            <text:p>2.43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223792">
            <text:p>2.238E-01</text:p>
          </table:table-cell>
          <table:table-cell office:value-type="float" office:value="0.02472">
            <text:p>2.47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224126">
            <text:p>2.241E-01</text:p>
          </table:table-cell>
          <table:table-cell office:value-type="float" office:value="0.024857">
            <text:p>2.4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224375">
            <text:p>2.244E-01</text:p>
          </table:table-cell>
          <table:table-cell office:value-type="float" office:value="0.024944">
            <text:p>2.4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223255">
            <text:p>2.233E-01</text:p>
          </table:table-cell>
          <table:table-cell office:value-type="float" office:value="0.024455">
            <text:p>2.4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22921">
            <text:p>2.229E-01</text:p>
          </table:table-cell>
          <table:table-cell office:value-type="float" office:value="0.024301">
            <text:p>2.43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223103">
            <text:p>2.231E-01</text:p>
          </table:table-cell>
          <table:table-cell office:value-type="float" office:value="0.02437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223613">
            <text:p>2.236E-01</text:p>
          </table:table-cell>
          <table:table-cell office:value-type="float" office:value="0.024632">
            <text:p>2.46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223382">
            <text:p>2.234E-01</text:p>
          </table:table-cell>
          <table:table-cell office:value-type="float" office:value="0.024515">
            <text:p>2.45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222776">
            <text:p>2.228E-01</text:p>
          </table:table-cell>
          <table:table-cell office:value-type="float" office:value="0.024231">
            <text:p>2.42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23715">
            <text:p>2.237E-01</text:p>
          </table:table-cell>
          <table:table-cell office:value-type="float" office:value="0.024664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223691">
            <text:p>2.237E-01</text:p>
          </table:table-cell>
          <table:table-cell office:value-type="float" office:value="0.024652">
            <text:p>2.46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223027">
            <text:p>2.230E-01</text:p>
          </table:table-cell>
          <table:table-cell office:value-type="float" office:value="0.024348">
            <text:p>2.43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222377">
            <text:p>2.224E-01</text:p>
          </table:table-cell>
          <table:table-cell office:value-type="float" office:value="0.02407">
            <text:p>2.40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222196">
            <text:p>2.222E-01</text:p>
          </table:table-cell>
          <table:table-cell office:value-type="float" office:value="0.02401">
            <text:p>2.40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2339">
            <text:p>2.234E-01</text:p>
          </table:table-cell>
          <table:table-cell office:value-type="float" office:value="0.024534">
            <text:p>2.45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222868">
            <text:p>2.229E-01</text:p>
          </table:table-cell>
          <table:table-cell office:value-type="float" office:value="0.024283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223151">
            <text:p>2.232E-01</text:p>
          </table:table-cell>
          <table:table-cell office:value-type="float" office:value="0.024413">
            <text:p>2.4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223056">
            <text:p>2.231E-01</text:p>
          </table:table-cell>
          <table:table-cell office:value-type="float" office:value="0.024372">
            <text:p>2.43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222672">
            <text:p>2.227E-01</text:p>
          </table:table-cell>
          <table:table-cell office:value-type="float" office:value="0.024205">
            <text:p>2.4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223092">
            <text:p>2.231E-01</text:p>
          </table:table-cell>
          <table:table-cell office:value-type="float" office:value="0.024398">
            <text:p>2.44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222846">
            <text:p>2.228E-01</text:p>
          </table:table-cell>
          <table:table-cell office:value-type="float" office:value="0.024257">
            <text:p>2.4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222627">
            <text:p>2.226E-01</text:p>
          </table:table-cell>
          <table:table-cell office:value-type="float" office:value="0.024184">
            <text:p>2.4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223663">
            <text:p>2.237E-01</text:p>
          </table:table-cell>
          <table:table-cell office:value-type="float" office:value="0.024659">
            <text:p>2.4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223233">
            <text:p>2.232E-01</text:p>
          </table:table-cell>
          <table:table-cell office:value-type="float" office:value="0.024471">
            <text:p>2.44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22902">
            <text:p>2.229E-01</text:p>
          </table:table-cell>
          <table:table-cell office:value-type="float" office:value="0.02432">
            <text:p>2.4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223036">
            <text:p>2.230E-01</text:p>
          </table:table-cell>
          <table:table-cell office:value-type="float" office:value="0.024341">
            <text:p>2.43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223738">
            <text:p>2.237E-01</text:p>
          </table:table-cell>
          <table:table-cell office:value-type="float" office:value="0.024666">
            <text:p>2.46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22244">
            <text:p>2.224E-01</text:p>
          </table:table-cell>
          <table:table-cell office:value-type="float" office:value="0.02411">
            <text:p>2.4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222648">
            <text:p>2.226E-01</text:p>
          </table:table-cell>
          <table:table-cell office:value-type="float" office:value="0.02419">
            <text:p>2.41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222507">
            <text:p>2.225E-01</text:p>
          </table:table-cell>
          <table:table-cell office:value-type="float" office:value="0.024129">
            <text:p>2.41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222856">
            <text:p>2.229E-01</text:p>
          </table:table-cell>
          <table:table-cell office:value-type="float" office:value="0.024281">
            <text:p>2.42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lipse_28_92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27878">
            <text:p>2.788E-01</text:p>
          </table:table-cell>
          <table:table-cell office:value-type="float" office:value="0.052392">
            <text:p>5.2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4339">
            <text:p>2.743E-01</text:p>
          </table:table-cell>
          <table:table-cell office:value-type="float" office:value="0.049892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4535">
            <text:p>2.745E-01</text:p>
          </table:table-cell>
          <table:table-cell office:value-type="float" office:value="0.049999">
            <text:p>5.00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4043">
            <text:p>2.740E-01</text:p>
          </table:table-cell>
          <table:table-cell office:value-type="float" office:value="0.049736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513">
            <text:p>2.751E-01</text:p>
          </table:table-cell>
          <table:table-cell office:value-type="float" office:value="0.050321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74309">
            <text:p>2.743E-01</text:p>
          </table:table-cell>
          <table:table-cell office:value-type="float" office:value="0.049877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74463">
            <text:p>2.745E-01</text:p>
          </table:table-cell>
          <table:table-cell office:value-type="float" office:value="0.049972">
            <text:p>4.99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74206">
            <text:p>2.742E-01</text:p>
          </table:table-cell>
          <table:table-cell office:value-type="float" office:value="0.049826">
            <text:p>4.98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75155">
            <text:p>2.752E-01</text:p>
          </table:table-cell>
          <table:table-cell office:value-type="float" office:value="0.050324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74379">
            <text:p>2.744E-01</text:p>
          </table:table-cell>
          <table:table-cell office:value-type="float" office:value="0.049916">
            <text:p>4.99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73816">
            <text:p>2.738E-01</text:p>
          </table:table-cell>
          <table:table-cell office:value-type="float" office:value="0.049613">
            <text:p>4.96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74623">
            <text:p>2.746E-01</text:p>
          </table:table-cell>
          <table:table-cell office:value-type="float" office:value="0.050053">
            <text:p>5.00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74892">
            <text:p>2.749E-01</text:p>
          </table:table-cell>
          <table:table-cell office:value-type="float" office:value="0.050207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74327">
            <text:p>2.743E-01</text:p>
          </table:table-cell>
          <table:table-cell office:value-type="float" office:value="0.049879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74946">
            <text:p>2.749E-01</text:p>
          </table:table-cell>
          <table:table-cell office:value-type="float" office:value="0.050236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74298">
            <text:p>2.743E-01</text:p>
          </table:table-cell>
          <table:table-cell office:value-type="float" office:value="0.049861">
            <text:p>4.9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73853">
            <text:p>2.739E-01</text:p>
          </table:table-cell>
          <table:table-cell office:value-type="float" office:value="0.049624">
            <text:p>4.9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74908">
            <text:p>2.749E-01</text:p>
          </table:table-cell>
          <table:table-cell office:value-type="float" office:value="0.050204">
            <text:p>5.02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74821">
            <text:p>2.748E-01</text:p>
          </table:table-cell>
          <table:table-cell office:value-type="float" office:value="0.050165">
            <text:p>5.01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74868">
            <text:p>2.749E-01</text:p>
          </table:table-cell>
          <table:table-cell office:value-type="float" office:value="0.05018">
            <text:p>5.01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74566">
            <text:p>2.746E-01</text:p>
          </table:table-cell>
          <table:table-cell office:value-type="float" office:value="0.050019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74582">
            <text:p>2.746E-01</text:p>
          </table:table-cell>
          <table:table-cell office:value-type="float" office:value="0.050021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7467">
            <text:p>2.747E-01</text:p>
          </table:table-cell>
          <table:table-cell office:value-type="float" office:value="0.050085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74749">
            <text:p>2.747E-01</text:p>
          </table:table-cell>
          <table:table-cell office:value-type="float" office:value="0.050119">
            <text:p>5.01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75641">
            <text:p>2.756E-01</text:p>
          </table:table-cell>
          <table:table-cell office:value-type="float" office:value="0.050616">
            <text:p>5.0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75292">
            <text:p>2.753E-01</text:p>
          </table:table-cell>
          <table:table-cell office:value-type="float" office:value="0.050421">
            <text:p>5.04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73541">
            <text:p>2.735E-01</text:p>
          </table:table-cell>
          <table:table-cell office:value-type="float" office:value="0.049461">
            <text:p>4.9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74342">
            <text:p>2.743E-01</text:p>
          </table:table-cell>
          <table:table-cell office:value-type="float" office:value="0.04989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74065">
            <text:p>2.741E-01</text:p>
          </table:table-cell>
          <table:table-cell office:value-type="float" office:value="0.049741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74593">
            <text:p>2.746E-01</text:p>
          </table:table-cell>
          <table:table-cell office:value-type="float" office:value="0.050034">
            <text:p>5.00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75252">
            <text:p>2.753E-01</text:p>
          </table:table-cell>
          <table:table-cell office:value-type="float" office:value="0.050388">
            <text:p>5.0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74739">
            <text:p>2.747E-01</text:p>
          </table:table-cell>
          <table:table-cell office:value-type="float" office:value="0.050108">
            <text:p>5.0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74079">
            <text:p>2.741E-01</text:p>
          </table:table-cell>
          <table:table-cell office:value-type="float" office:value="0.049738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75282">
            <text:p>2.753E-01</text:p>
          </table:table-cell>
          <table:table-cell office:value-type="float" office:value="0.050413">
            <text:p>5.0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74699">
            <text:p>2.747E-01</text:p>
          </table:table-cell>
          <table:table-cell office:value-type="float" office:value="0.050089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73878">
            <text:p>2.739E-01</text:p>
          </table:table-cell>
          <table:table-cell office:value-type="float" office:value="0.049641">
            <text:p>4.96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74444">
            <text:p>2.744E-01</text:p>
          </table:table-cell>
          <table:table-cell office:value-type="float" office:value="0.049942">
            <text:p>4.9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74928">
            <text:p>2.749E-01</text:p>
          </table:table-cell>
          <table:table-cell office:value-type="float" office:value="0.050215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75009">
            <text:p>2.750E-01</text:p>
          </table:table-cell>
          <table:table-cell office:value-type="float" office:value="0.050258">
            <text:p>5.0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74941">
            <text:p>2.749E-01</text:p>
          </table:table-cell>
          <table:table-cell office:value-type="float" office:value="0.05024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75033">
            <text:p>2.750E-01</text:p>
          </table:table-cell>
          <table:table-cell office:value-type="float" office:value="0.050271">
            <text:p>5.02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74673">
            <text:p>2.747E-01</text:p>
          </table:table-cell>
          <table:table-cell office:value-type="float" office:value="0.050091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72938">
            <text:p>2.729E-01</text:p>
          </table:table-cell>
          <table:table-cell office:value-type="float" office:value="0.049139">
            <text:p>4.91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74142">
            <text:p>2.741E-01</text:p>
          </table:table-cell>
          <table:table-cell office:value-type="float" office:value="0.049768">
            <text:p>4.9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72938">
            <text:p>2.729E-01</text:p>
          </table:table-cell>
          <table:table-cell office:value-type="float" office:value="0.049139">
            <text:p>4.91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74673">
            <text:p>2.747E-01</text:p>
          </table:table-cell>
          <table:table-cell office:value-type="float" office:value="0.050091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75033">
            <text:p>2.750E-01</text:p>
          </table:table-cell>
          <table:table-cell office:value-type="float" office:value="0.050271">
            <text:p>5.02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74941">
            <text:p>2.749E-01</text:p>
          </table:table-cell>
          <table:table-cell office:value-type="float" office:value="0.05024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75009">
            <text:p>2.750E-01</text:p>
          </table:table-cell>
          <table:table-cell office:value-type="float" office:value="0.050258">
            <text:p>5.0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74928">
            <text:p>2.749E-01</text:p>
          </table:table-cell>
          <table:table-cell office:value-type="float" office:value="0.050215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74444">
            <text:p>2.744E-01</text:p>
          </table:table-cell>
          <table:table-cell office:value-type="float" office:value="0.049942">
            <text:p>4.9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73878">
            <text:p>2.739E-01</text:p>
          </table:table-cell>
          <table:table-cell office:value-type="float" office:value="0.049641">
            <text:p>4.96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74699">
            <text:p>2.747E-01</text:p>
          </table:table-cell>
          <table:table-cell office:value-type="float" office:value="0.050089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75282">
            <text:p>2.753E-01</text:p>
          </table:table-cell>
          <table:table-cell office:value-type="float" office:value="0.050413">
            <text:p>5.0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274079">
            <text:p>2.741E-01</text:p>
          </table:table-cell>
          <table:table-cell office:value-type="float" office:value="0.049738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74739">
            <text:p>2.747E-01</text:p>
          </table:table-cell>
          <table:table-cell office:value-type="float" office:value="0.050108">
            <text:p>5.0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75252">
            <text:p>2.753E-01</text:p>
          </table:table-cell>
          <table:table-cell office:value-type="float" office:value="0.050388">
            <text:p>5.0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74593">
            <text:p>2.746E-01</text:p>
          </table:table-cell>
          <table:table-cell office:value-type="float" office:value="0.050034">
            <text:p>5.00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74065">
            <text:p>2.741E-01</text:p>
          </table:table-cell>
          <table:table-cell office:value-type="float" office:value="0.049741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74342">
            <text:p>2.743E-01</text:p>
          </table:table-cell>
          <table:table-cell office:value-type="float" office:value="0.04989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73541">
            <text:p>2.735E-01</text:p>
          </table:table-cell>
          <table:table-cell office:value-type="float" office:value="0.049461">
            <text:p>4.9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75292">
            <text:p>2.753E-01</text:p>
          </table:table-cell>
          <table:table-cell office:value-type="float" office:value="0.050421">
            <text:p>5.04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75641">
            <text:p>2.756E-01</text:p>
          </table:table-cell>
          <table:table-cell office:value-type="float" office:value="0.050616">
            <text:p>5.0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274749">
            <text:p>2.747E-01</text:p>
          </table:table-cell>
          <table:table-cell office:value-type="float" office:value="0.050119">
            <text:p>5.01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7467">
            <text:p>2.747E-01</text:p>
          </table:table-cell>
          <table:table-cell office:value-type="float" office:value="0.050085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74582">
            <text:p>2.746E-01</text:p>
          </table:table-cell>
          <table:table-cell office:value-type="float" office:value="0.050021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74566">
            <text:p>2.746E-01</text:p>
          </table:table-cell>
          <table:table-cell office:value-type="float" office:value="0.050019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74942">
            <text:p>2.749E-01</text:p>
          </table:table-cell>
          <table:table-cell office:value-type="float" office:value="0.05022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74821">
            <text:p>2.748E-01</text:p>
          </table:table-cell>
          <table:table-cell office:value-type="float" office:value="0.050165">
            <text:p>5.01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74721">
            <text:p>2.747E-01</text:p>
          </table:table-cell>
          <table:table-cell office:value-type="float" office:value="0.050101">
            <text:p>5.01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73853">
            <text:p>2.739E-01</text:p>
          </table:table-cell>
          <table:table-cell office:value-type="float" office:value="0.049624">
            <text:p>4.9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74298">
            <text:p>2.743E-01</text:p>
          </table:table-cell>
          <table:table-cell office:value-type="float" office:value="0.049861">
            <text:p>4.9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74946">
            <text:p>2.749E-01</text:p>
          </table:table-cell>
          <table:table-cell office:value-type="float" office:value="0.050236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74327">
            <text:p>2.743E-01</text:p>
          </table:table-cell>
          <table:table-cell office:value-type="float" office:value="0.049879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74893">
            <text:p>2.749E-01</text:p>
          </table:table-cell>
          <table:table-cell office:value-type="float" office:value="0.050207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74623">
            <text:p>2.746E-01</text:p>
          </table:table-cell>
          <table:table-cell office:value-type="float" office:value="0.050053">
            <text:p>5.00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73816">
            <text:p>2.738E-01</text:p>
          </table:table-cell>
          <table:table-cell office:value-type="float" office:value="0.049613">
            <text:p>4.96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74379">
            <text:p>2.744E-01</text:p>
          </table:table-cell>
          <table:table-cell office:value-type="float" office:value="0.049916">
            <text:p>4.99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75155">
            <text:p>2.752E-01</text:p>
          </table:table-cell>
          <table:table-cell office:value-type="float" office:value="0.050324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74206">
            <text:p>2.742E-01</text:p>
          </table:table-cell>
          <table:table-cell office:value-type="float" office:value="0.049826">
            <text:p>4.98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74463">
            <text:p>2.745E-01</text:p>
          </table:table-cell>
          <table:table-cell office:value-type="float" office:value="0.049972">
            <text:p>4.99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74309">
            <text:p>2.743E-01</text:p>
          </table:table-cell>
          <table:table-cell office:value-type="float" office:value="0.049877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7513">
            <text:p>2.751E-01</text:p>
          </table:table-cell>
          <table:table-cell office:value-type="float" office:value="0.050321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74043">
            <text:p>2.740E-01</text:p>
          </table:table-cell>
          <table:table-cell office:value-type="float" office:value="0.049736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74535">
            <text:p>2.745E-01</text:p>
          </table:table-cell>
          <table:table-cell office:value-type="float" office:value="0.049999">
            <text:p>5.00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74339">
            <text:p>2.743E-01</text:p>
          </table:table-cell>
          <table:table-cell office:value-type="float" office:value="0.049892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7878">
            <text:p>2.788E-01</text:p>
          </table:table-cell>
          <table:table-cell office:value-type="float" office:value="0.052392">
            <text:p>5.2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74339">
            <text:p>2.743E-01</text:p>
          </table:table-cell>
          <table:table-cell office:value-type="float" office:value="0.049892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74535">
            <text:p>2.745E-01</text:p>
          </table:table-cell>
          <table:table-cell office:value-type="float" office:value="0.049999">
            <text:p>5.00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74043">
            <text:p>2.740E-01</text:p>
          </table:table-cell>
          <table:table-cell office:value-type="float" office:value="0.049736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7513">
            <text:p>2.751E-01</text:p>
          </table:table-cell>
          <table:table-cell office:value-type="float" office:value="0.050321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74309">
            <text:p>2.743E-01</text:p>
          </table:table-cell>
          <table:table-cell office:value-type="float" office:value="0.049877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74463">
            <text:p>2.745E-01</text:p>
          </table:table-cell>
          <table:table-cell office:value-type="float" office:value="0.049972">
            <text:p>4.99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74206">
            <text:p>2.742E-01</text:p>
          </table:table-cell>
          <table:table-cell office:value-type="float" office:value="0.049826">
            <text:p>4.98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75155">
            <text:p>2.752E-01</text:p>
          </table:table-cell>
          <table:table-cell office:value-type="float" office:value="0.050324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74379">
            <text:p>2.744E-01</text:p>
          </table:table-cell>
          <table:table-cell office:value-type="float" office:value="0.049916">
            <text:p>4.99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73816">
            <text:p>2.738E-01</text:p>
          </table:table-cell>
          <table:table-cell office:value-type="float" office:value="0.049613">
            <text:p>4.96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74623">
            <text:p>2.746E-01</text:p>
          </table:table-cell>
          <table:table-cell office:value-type="float" office:value="0.050053">
            <text:p>5.00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74892">
            <text:p>2.749E-01</text:p>
          </table:table-cell>
          <table:table-cell office:value-type="float" office:value="0.050207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74327">
            <text:p>2.743E-01</text:p>
          </table:table-cell>
          <table:table-cell office:value-type="float" office:value="0.049879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74946">
            <text:p>2.749E-01</text:p>
          </table:table-cell>
          <table:table-cell office:value-type="float" office:value="0.050236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74298">
            <text:p>2.743E-01</text:p>
          </table:table-cell>
          <table:table-cell office:value-type="float" office:value="0.049861">
            <text:p>4.9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73853">
            <text:p>2.739E-01</text:p>
          </table:table-cell>
          <table:table-cell office:value-type="float" office:value="0.049624">
            <text:p>4.9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74908">
            <text:p>2.749E-01</text:p>
          </table:table-cell>
          <table:table-cell office:value-type="float" office:value="0.050204">
            <text:p>5.02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74821">
            <text:p>2.748E-01</text:p>
          </table:table-cell>
          <table:table-cell office:value-type="float" office:value="0.050165">
            <text:p>5.01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74942">
            <text:p>2.749E-01</text:p>
          </table:table-cell>
          <table:table-cell office:value-type="float" office:value="0.05022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74566">
            <text:p>2.746E-01</text:p>
          </table:table-cell>
          <table:table-cell office:value-type="float" office:value="0.050019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74582">
            <text:p>2.746E-01</text:p>
          </table:table-cell>
          <table:table-cell office:value-type="float" office:value="0.050021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7467">
            <text:p>2.747E-01</text:p>
          </table:table-cell>
          <table:table-cell office:value-type="float" office:value="0.050085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74749">
            <text:p>2.747E-01</text:p>
          </table:table-cell>
          <table:table-cell office:value-type="float" office:value="0.050119">
            <text:p>5.01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75641">
            <text:p>2.756E-01</text:p>
          </table:table-cell>
          <table:table-cell office:value-type="float" office:value="0.050616">
            <text:p>5.0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75174">
            <text:p>2.752E-01</text:p>
          </table:table-cell>
          <table:table-cell office:value-type="float" office:value="0.050359">
            <text:p>5.03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73541">
            <text:p>2.735E-01</text:p>
          </table:table-cell>
          <table:table-cell office:value-type="float" office:value="0.049461">
            <text:p>4.9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74342">
            <text:p>2.743E-01</text:p>
          </table:table-cell>
          <table:table-cell office:value-type="float" office:value="0.04989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74065">
            <text:p>2.741E-01</text:p>
          </table:table-cell>
          <table:table-cell office:value-type="float" office:value="0.049741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74593">
            <text:p>2.746E-01</text:p>
          </table:table-cell>
          <table:table-cell office:value-type="float" office:value="0.050034">
            <text:p>5.00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75252">
            <text:p>2.753E-01</text:p>
          </table:table-cell>
          <table:table-cell office:value-type="float" office:value="0.050388">
            <text:p>5.0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74739">
            <text:p>2.747E-01</text:p>
          </table:table-cell>
          <table:table-cell office:value-type="float" office:value="0.050108">
            <text:p>5.0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273985">
            <text:p>2.740E-01</text:p>
          </table:table-cell>
          <table:table-cell office:value-type="float" office:value="0.049688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75282">
            <text:p>2.753E-01</text:p>
          </table:table-cell>
          <table:table-cell office:value-type="float" office:value="0.050413">
            <text:p>5.0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274699">
            <text:p>2.747E-01</text:p>
          </table:table-cell>
          <table:table-cell office:value-type="float" office:value="0.050089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273878">
            <text:p>2.739E-01</text:p>
          </table:table-cell>
          <table:table-cell office:value-type="float" office:value="0.049641">
            <text:p>4.96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74444">
            <text:p>2.744E-01</text:p>
          </table:table-cell>
          <table:table-cell office:value-type="float" office:value="0.049942">
            <text:p>4.9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274928">
            <text:p>2.749E-01</text:p>
          </table:table-cell>
          <table:table-cell office:value-type="float" office:value="0.050215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275009">
            <text:p>2.750E-01</text:p>
          </table:table-cell>
          <table:table-cell office:value-type="float" office:value="0.050258">
            <text:p>5.0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274941">
            <text:p>2.749E-01</text:p>
          </table:table-cell>
          <table:table-cell office:value-type="float" office:value="0.05024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275033">
            <text:p>2.750E-01</text:p>
          </table:table-cell>
          <table:table-cell office:value-type="float" office:value="0.050271">
            <text:p>5.02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274673">
            <text:p>2.747E-01</text:p>
          </table:table-cell>
          <table:table-cell office:value-type="float" office:value="0.050091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72938">
            <text:p>2.729E-01</text:p>
          </table:table-cell>
          <table:table-cell office:value-type="float" office:value="0.049139">
            <text:p>4.91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274142">
            <text:p>2.741E-01</text:p>
          </table:table-cell>
          <table:table-cell office:value-type="float" office:value="0.049768">
            <text:p>4.9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272938">
            <text:p>2.729E-01</text:p>
          </table:table-cell>
          <table:table-cell office:value-type="float" office:value="0.049139">
            <text:p>4.91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274673">
            <text:p>2.747E-01</text:p>
          </table:table-cell>
          <table:table-cell office:value-type="float" office:value="0.050091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275033">
            <text:p>2.750E-01</text:p>
          </table:table-cell>
          <table:table-cell office:value-type="float" office:value="0.050271">
            <text:p>5.02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274941">
            <text:p>2.749E-01</text:p>
          </table:table-cell>
          <table:table-cell office:value-type="float" office:value="0.05024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75009">
            <text:p>2.750E-01</text:p>
          </table:table-cell>
          <table:table-cell office:value-type="float" office:value="0.050258">
            <text:p>5.0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274928">
            <text:p>2.749E-01</text:p>
          </table:table-cell>
          <table:table-cell office:value-type="float" office:value="0.050215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274444">
            <text:p>2.744E-01</text:p>
          </table:table-cell>
          <table:table-cell office:value-type="float" office:value="0.049942">
            <text:p>4.9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73878">
            <text:p>2.739E-01</text:p>
          </table:table-cell>
          <table:table-cell office:value-type="float" office:value="0.049641">
            <text:p>4.96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74699">
            <text:p>2.747E-01</text:p>
          </table:table-cell>
          <table:table-cell office:value-type="float" office:value="0.050089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75282">
            <text:p>2.753E-01</text:p>
          </table:table-cell>
          <table:table-cell office:value-type="float" office:value="0.050413">
            <text:p>5.0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73985">
            <text:p>2.740E-01</text:p>
          </table:table-cell>
          <table:table-cell office:value-type="float" office:value="0.049688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74739">
            <text:p>2.747E-01</text:p>
          </table:table-cell>
          <table:table-cell office:value-type="float" office:value="0.050108">
            <text:p>5.0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275252">
            <text:p>2.753E-01</text:p>
          </table:table-cell>
          <table:table-cell office:value-type="float" office:value="0.050388">
            <text:p>5.0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274593">
            <text:p>2.746E-01</text:p>
          </table:table-cell>
          <table:table-cell office:value-type="float" office:value="0.050034">
            <text:p>5.00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74065">
            <text:p>2.741E-01</text:p>
          </table:table-cell>
          <table:table-cell office:value-type="float" office:value="0.049741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274342">
            <text:p>2.743E-01</text:p>
          </table:table-cell>
          <table:table-cell office:value-type="float" office:value="0.04989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273541">
            <text:p>2.735E-01</text:p>
          </table:table-cell>
          <table:table-cell office:value-type="float" office:value="0.049461">
            <text:p>4.9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275292">
            <text:p>2.753E-01</text:p>
          </table:table-cell>
          <table:table-cell office:value-type="float" office:value="0.050421">
            <text:p>5.04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275641">
            <text:p>2.756E-01</text:p>
          </table:table-cell>
          <table:table-cell office:value-type="float" office:value="0.050616">
            <text:p>5.0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274749">
            <text:p>2.747E-01</text:p>
          </table:table-cell>
          <table:table-cell office:value-type="float" office:value="0.050119">
            <text:p>5.01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27467">
            <text:p>2.747E-01</text:p>
          </table:table-cell>
          <table:table-cell office:value-type="float" office:value="0.050085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274582">
            <text:p>2.746E-01</text:p>
          </table:table-cell>
          <table:table-cell office:value-type="float" office:value="0.050021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274566">
            <text:p>2.746E-01</text:p>
          </table:table-cell>
          <table:table-cell office:value-type="float" office:value="0.050019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274922">
            <text:p>2.749E-01</text:p>
          </table:table-cell>
          <table:table-cell office:value-type="float" office:value="0.05021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274821">
            <text:p>2.748E-01</text:p>
          </table:table-cell>
          <table:table-cell office:value-type="float" office:value="0.050165">
            <text:p>5.01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274908">
            <text:p>2.749E-01</text:p>
          </table:table-cell>
          <table:table-cell office:value-type="float" office:value="0.050205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273853">
            <text:p>2.739E-01</text:p>
          </table:table-cell>
          <table:table-cell office:value-type="float" office:value="0.049624">
            <text:p>4.9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74298">
            <text:p>2.743E-01</text:p>
          </table:table-cell>
          <table:table-cell office:value-type="float" office:value="0.049861">
            <text:p>4.9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274946">
            <text:p>2.749E-01</text:p>
          </table:table-cell>
          <table:table-cell office:value-type="float" office:value="0.050236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74327">
            <text:p>2.743E-01</text:p>
          </table:table-cell>
          <table:table-cell office:value-type="float" office:value="0.049879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74893">
            <text:p>2.749E-01</text:p>
          </table:table-cell>
          <table:table-cell office:value-type="float" office:value="0.050207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274623">
            <text:p>2.746E-01</text:p>
          </table:table-cell>
          <table:table-cell office:value-type="float" office:value="0.050053">
            <text:p>5.00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73816">
            <text:p>2.738E-01</text:p>
          </table:table-cell>
          <table:table-cell office:value-type="float" office:value="0.049613">
            <text:p>4.96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274379">
            <text:p>2.744E-01</text:p>
          </table:table-cell>
          <table:table-cell office:value-type="float" office:value="0.049916">
            <text:p>4.99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275155">
            <text:p>2.752E-01</text:p>
          </table:table-cell>
          <table:table-cell office:value-type="float" office:value="0.050324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274206">
            <text:p>2.742E-01</text:p>
          </table:table-cell>
          <table:table-cell office:value-type="float" office:value="0.049826">
            <text:p>4.98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274463">
            <text:p>2.745E-01</text:p>
          </table:table-cell>
          <table:table-cell office:value-type="float" office:value="0.049972">
            <text:p>4.99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274309">
            <text:p>2.743E-01</text:p>
          </table:table-cell>
          <table:table-cell office:value-type="float" office:value="0.049877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27513">
            <text:p>2.751E-01</text:p>
          </table:table-cell>
          <table:table-cell office:value-type="float" office:value="0.050321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273915">
            <text:p>2.739E-01</text:p>
          </table:table-cell>
          <table:table-cell office:value-type="float" office:value="0.049664">
            <text:p>4.9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274535">
            <text:p>2.745E-01</text:p>
          </table:table-cell>
          <table:table-cell office:value-type="float" office:value="0.049999">
            <text:p>5.00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274339">
            <text:p>2.743E-01</text:p>
          </table:table-cell>
          <table:table-cell office:value-type="float" office:value="0.049892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7878">
            <text:p>2.788E-01</text:p>
          </table:table-cell>
          <table:table-cell office:value-type="float" office:value="0.052392">
            <text:p>5.2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274339">
            <text:p>2.743E-01</text:p>
          </table:table-cell>
          <table:table-cell office:value-type="float" office:value="0.049892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74535">
            <text:p>2.745E-01</text:p>
          </table:table-cell>
          <table:table-cell office:value-type="float" office:value="0.049999">
            <text:p>5.00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273915">
            <text:p>2.739E-01</text:p>
          </table:table-cell>
          <table:table-cell office:value-type="float" office:value="0.049664">
            <text:p>4.96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27513">
            <text:p>2.751E-01</text:p>
          </table:table-cell>
          <table:table-cell office:value-type="float" office:value="0.050321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274309">
            <text:p>2.743E-01</text:p>
          </table:table-cell>
          <table:table-cell office:value-type="float" office:value="0.049877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274463">
            <text:p>2.745E-01</text:p>
          </table:table-cell>
          <table:table-cell office:value-type="float" office:value="0.049972">
            <text:p>4.99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274206">
            <text:p>2.742E-01</text:p>
          </table:table-cell>
          <table:table-cell office:value-type="float" office:value="0.049826">
            <text:p>4.98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275155">
            <text:p>2.752E-01</text:p>
          </table:table-cell>
          <table:table-cell office:value-type="float" office:value="0.050324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74379">
            <text:p>2.744E-01</text:p>
          </table:table-cell>
          <table:table-cell office:value-type="float" office:value="0.049916">
            <text:p>4.99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273816">
            <text:p>2.738E-01</text:p>
          </table:table-cell>
          <table:table-cell office:value-type="float" office:value="0.049613">
            <text:p>4.96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274623">
            <text:p>2.746E-01</text:p>
          </table:table-cell>
          <table:table-cell office:value-type="float" office:value="0.050053">
            <text:p>5.00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274892">
            <text:p>2.749E-01</text:p>
          </table:table-cell>
          <table:table-cell office:value-type="float" office:value="0.050207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274327">
            <text:p>2.743E-01</text:p>
          </table:table-cell>
          <table:table-cell office:value-type="float" office:value="0.049879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275045">
            <text:p>2.750E-01</text:p>
          </table:table-cell>
          <table:table-cell office:value-type="float" office:value="0.050291">
            <text:p>5.02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274298">
            <text:p>2.743E-01</text:p>
          </table:table-cell>
          <table:table-cell office:value-type="float" office:value="0.049861">
            <text:p>4.9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273853">
            <text:p>2.739E-01</text:p>
          </table:table-cell>
          <table:table-cell office:value-type="float" office:value="0.049624">
            <text:p>4.9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274908">
            <text:p>2.749E-01</text:p>
          </table:table-cell>
          <table:table-cell office:value-type="float" office:value="0.050204">
            <text:p>5.02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274821">
            <text:p>2.748E-01</text:p>
          </table:table-cell>
          <table:table-cell office:value-type="float" office:value="0.050165">
            <text:p>5.01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274994">
            <text:p>2.750E-01</text:p>
          </table:table-cell>
          <table:table-cell office:value-type="float" office:value="0.050248">
            <text:p>5.02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74566">
            <text:p>2.746E-01</text:p>
          </table:table-cell>
          <table:table-cell office:value-type="float" office:value="0.050019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274582">
            <text:p>2.746E-01</text:p>
          </table:table-cell>
          <table:table-cell office:value-type="float" office:value="0.050021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7467">
            <text:p>2.747E-01</text:p>
          </table:table-cell>
          <table:table-cell office:value-type="float" office:value="0.050085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74749">
            <text:p>2.747E-01</text:p>
          </table:table-cell>
          <table:table-cell office:value-type="float" office:value="0.050119">
            <text:p>5.01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75641">
            <text:p>2.756E-01</text:p>
          </table:table-cell>
          <table:table-cell office:value-type="float" office:value="0.050616">
            <text:p>5.0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75292">
            <text:p>2.753E-01</text:p>
          </table:table-cell>
          <table:table-cell office:value-type="float" office:value="0.050421">
            <text:p>5.04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73541">
            <text:p>2.735E-01</text:p>
          </table:table-cell>
          <table:table-cell office:value-type="float" office:value="0.049461">
            <text:p>4.9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274342">
            <text:p>2.743E-01</text:p>
          </table:table-cell>
          <table:table-cell office:value-type="float" office:value="0.04989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74065">
            <text:p>2.741E-01</text:p>
          </table:table-cell>
          <table:table-cell office:value-type="float" office:value="0.049741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74593">
            <text:p>2.746E-01</text:p>
          </table:table-cell>
          <table:table-cell office:value-type="float" office:value="0.050034">
            <text:p>5.00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75252">
            <text:p>2.753E-01</text:p>
          </table:table-cell>
          <table:table-cell office:value-type="float" office:value="0.050388">
            <text:p>5.0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74739">
            <text:p>2.747E-01</text:p>
          </table:table-cell>
          <table:table-cell office:value-type="float" office:value="0.050108">
            <text:p>5.0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73985">
            <text:p>2.740E-01</text:p>
          </table:table-cell>
          <table:table-cell office:value-type="float" office:value="0.049688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275282">
            <text:p>2.753E-01</text:p>
          </table:table-cell>
          <table:table-cell office:value-type="float" office:value="0.050413">
            <text:p>5.0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274699">
            <text:p>2.747E-01</text:p>
          </table:table-cell>
          <table:table-cell office:value-type="float" office:value="0.050089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73878">
            <text:p>2.739E-01</text:p>
          </table:table-cell>
          <table:table-cell office:value-type="float" office:value="0.049641">
            <text:p>4.96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274444">
            <text:p>2.744E-01</text:p>
          </table:table-cell>
          <table:table-cell office:value-type="float" office:value="0.049942">
            <text:p>4.9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274928">
            <text:p>2.749E-01</text:p>
          </table:table-cell>
          <table:table-cell office:value-type="float" office:value="0.050215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275009">
            <text:p>2.750E-01</text:p>
          </table:table-cell>
          <table:table-cell office:value-type="float" office:value="0.050258">
            <text:p>5.0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74941">
            <text:p>2.749E-01</text:p>
          </table:table-cell>
          <table:table-cell office:value-type="float" office:value="0.05024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75033">
            <text:p>2.750E-01</text:p>
          </table:table-cell>
          <table:table-cell office:value-type="float" office:value="0.050271">
            <text:p>5.02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74673">
            <text:p>2.747E-01</text:p>
          </table:table-cell>
          <table:table-cell office:value-type="float" office:value="0.050091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72938">
            <text:p>2.729E-01</text:p>
          </table:table-cell>
          <table:table-cell office:value-type="float" office:value="0.049139">
            <text:p>4.91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74142">
            <text:p>2.741E-01</text:p>
          </table:table-cell>
          <table:table-cell office:value-type="float" office:value="0.049768">
            <text:p>4.9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72938">
            <text:p>2.729E-01</text:p>
          </table:table-cell>
          <table:table-cell office:value-type="float" office:value="0.049139">
            <text:p>4.91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274673">
            <text:p>2.747E-01</text:p>
          </table:table-cell>
          <table:table-cell office:value-type="float" office:value="0.050091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275033">
            <text:p>2.750E-01</text:p>
          </table:table-cell>
          <table:table-cell office:value-type="float" office:value="0.050271">
            <text:p>5.02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274941">
            <text:p>2.749E-01</text:p>
          </table:table-cell>
          <table:table-cell office:value-type="float" office:value="0.05024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75009">
            <text:p>2.750E-01</text:p>
          </table:table-cell>
          <table:table-cell office:value-type="float" office:value="0.050258">
            <text:p>5.0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274928">
            <text:p>2.749E-01</text:p>
          </table:table-cell>
          <table:table-cell office:value-type="float" office:value="0.050215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74444">
            <text:p>2.744E-01</text:p>
          </table:table-cell>
          <table:table-cell office:value-type="float" office:value="0.049942">
            <text:p>4.9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273878">
            <text:p>2.739E-01</text:p>
          </table:table-cell>
          <table:table-cell office:value-type="float" office:value="0.049641">
            <text:p>4.96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274699">
            <text:p>2.747E-01</text:p>
          </table:table-cell>
          <table:table-cell office:value-type="float" office:value="0.050089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75282">
            <text:p>2.753E-01</text:p>
          </table:table-cell>
          <table:table-cell office:value-type="float" office:value="0.050413">
            <text:p>5.0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273985">
            <text:p>2.740E-01</text:p>
          </table:table-cell>
          <table:table-cell office:value-type="float" office:value="0.049688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274739">
            <text:p>2.747E-01</text:p>
          </table:table-cell>
          <table:table-cell office:value-type="float" office:value="0.050108">
            <text:p>5.0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275252">
            <text:p>2.753E-01</text:p>
          </table:table-cell>
          <table:table-cell office:value-type="float" office:value="0.050388">
            <text:p>5.0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274593">
            <text:p>2.746E-01</text:p>
          </table:table-cell>
          <table:table-cell office:value-type="float" office:value="0.050034">
            <text:p>5.00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74065">
            <text:p>2.741E-01</text:p>
          </table:table-cell>
          <table:table-cell office:value-type="float" office:value="0.049741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274342">
            <text:p>2.743E-01</text:p>
          </table:table-cell>
          <table:table-cell office:value-type="float" office:value="0.04989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73541">
            <text:p>2.735E-01</text:p>
          </table:table-cell>
          <table:table-cell office:value-type="float" office:value="0.049461">
            <text:p>4.9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275292">
            <text:p>2.753E-01</text:p>
          </table:table-cell>
          <table:table-cell office:value-type="float" office:value="0.050421">
            <text:p>5.04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275641">
            <text:p>2.756E-01</text:p>
          </table:table-cell>
          <table:table-cell office:value-type="float" office:value="0.050616">
            <text:p>5.0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274749">
            <text:p>2.747E-01</text:p>
          </table:table-cell>
          <table:table-cell office:value-type="float" office:value="0.050119">
            <text:p>5.01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7467">
            <text:p>2.747E-01</text:p>
          </table:table-cell>
          <table:table-cell office:value-type="float" office:value="0.050085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74582">
            <text:p>2.746E-01</text:p>
          </table:table-cell>
          <table:table-cell office:value-type="float" office:value="0.050021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74566">
            <text:p>2.746E-01</text:p>
          </table:table-cell>
          <table:table-cell office:value-type="float" office:value="0.050019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74942">
            <text:p>2.749E-01</text:p>
          </table:table-cell>
          <table:table-cell office:value-type="float" office:value="0.05022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274821">
            <text:p>2.748E-01</text:p>
          </table:table-cell>
          <table:table-cell office:value-type="float" office:value="0.050165">
            <text:p>5.01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274908">
            <text:p>2.749E-01</text:p>
          </table:table-cell>
          <table:table-cell office:value-type="float" office:value="0.050205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73853">
            <text:p>2.739E-01</text:p>
          </table:table-cell>
          <table:table-cell office:value-type="float" office:value="0.049624">
            <text:p>4.9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74298">
            <text:p>2.743E-01</text:p>
          </table:table-cell>
          <table:table-cell office:value-type="float" office:value="0.049861">
            <text:p>4.9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75045">
            <text:p>2.750E-01</text:p>
          </table:table-cell>
          <table:table-cell office:value-type="float" office:value="0.050291">
            <text:p>5.02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74327">
            <text:p>2.743E-01</text:p>
          </table:table-cell>
          <table:table-cell office:value-type="float" office:value="0.049879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74893">
            <text:p>2.749E-01</text:p>
          </table:table-cell>
          <table:table-cell office:value-type="float" office:value="0.050207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74623">
            <text:p>2.746E-01</text:p>
          </table:table-cell>
          <table:table-cell office:value-type="float" office:value="0.050053">
            <text:p>5.00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73816">
            <text:p>2.738E-01</text:p>
          </table:table-cell>
          <table:table-cell office:value-type="float" office:value="0.049613">
            <text:p>4.96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74379">
            <text:p>2.744E-01</text:p>
          </table:table-cell>
          <table:table-cell office:value-type="float" office:value="0.049916">
            <text:p>4.99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75155">
            <text:p>2.752E-01</text:p>
          </table:table-cell>
          <table:table-cell office:value-type="float" office:value="0.050324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74206">
            <text:p>2.742E-01</text:p>
          </table:table-cell>
          <table:table-cell office:value-type="float" office:value="0.049826">
            <text:p>4.98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74463">
            <text:p>2.745E-01</text:p>
          </table:table-cell>
          <table:table-cell office:value-type="float" office:value="0.049972">
            <text:p>4.99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74309">
            <text:p>2.743E-01</text:p>
          </table:table-cell>
          <table:table-cell office:value-type="float" office:value="0.049877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7513">
            <text:p>2.751E-01</text:p>
          </table:table-cell>
          <table:table-cell office:value-type="float" office:value="0.050321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74043">
            <text:p>2.740E-01</text:p>
          </table:table-cell>
          <table:table-cell office:value-type="float" office:value="0.049736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74535">
            <text:p>2.745E-01</text:p>
          </table:table-cell>
          <table:table-cell office:value-type="float" office:value="0.049999">
            <text:p>5.00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74339">
            <text:p>2.743E-01</text:p>
          </table:table-cell>
          <table:table-cell office:value-type="float" office:value="0.049892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7878">
            <text:p>2.788E-01</text:p>
          </table:table-cell>
          <table:table-cell office:value-type="float" office:value="0.052392">
            <text:p>5.2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74339">
            <text:p>2.743E-01</text:p>
          </table:table-cell>
          <table:table-cell office:value-type="float" office:value="0.049892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74535">
            <text:p>2.745E-01</text:p>
          </table:table-cell>
          <table:table-cell office:value-type="float" office:value="0.049999">
            <text:p>5.00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74043">
            <text:p>2.740E-01</text:p>
          </table:table-cell>
          <table:table-cell office:value-type="float" office:value="0.049736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7513">
            <text:p>2.751E-01</text:p>
          </table:table-cell>
          <table:table-cell office:value-type="float" office:value="0.050321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74309">
            <text:p>2.743E-01</text:p>
          </table:table-cell>
          <table:table-cell office:value-type="float" office:value="0.049877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74463">
            <text:p>2.745E-01</text:p>
          </table:table-cell>
          <table:table-cell office:value-type="float" office:value="0.049972">
            <text:p>4.99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74206">
            <text:p>2.742E-01</text:p>
          </table:table-cell>
          <table:table-cell office:value-type="float" office:value="0.049826">
            <text:p>4.98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75155">
            <text:p>2.752E-01</text:p>
          </table:table-cell>
          <table:table-cell office:value-type="float" office:value="0.050324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74379">
            <text:p>2.744E-01</text:p>
          </table:table-cell>
          <table:table-cell office:value-type="float" office:value="0.049916">
            <text:p>4.99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73816">
            <text:p>2.738E-01</text:p>
          </table:table-cell>
          <table:table-cell office:value-type="float" office:value="0.049613">
            <text:p>4.96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74623">
            <text:p>2.746E-01</text:p>
          </table:table-cell>
          <table:table-cell office:value-type="float" office:value="0.050053">
            <text:p>5.00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74892">
            <text:p>2.749E-01</text:p>
          </table:table-cell>
          <table:table-cell office:value-type="float" office:value="0.050207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74327">
            <text:p>2.743E-01</text:p>
          </table:table-cell>
          <table:table-cell office:value-type="float" office:value="0.049879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75045">
            <text:p>2.750E-01</text:p>
          </table:table-cell>
          <table:table-cell office:value-type="float" office:value="0.050291">
            <text:p>5.02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74298">
            <text:p>2.743E-01</text:p>
          </table:table-cell>
          <table:table-cell office:value-type="float" office:value="0.049861">
            <text:p>4.9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73853">
            <text:p>2.739E-01</text:p>
          </table:table-cell>
          <table:table-cell office:value-type="float" office:value="0.049624">
            <text:p>4.9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74721">
            <text:p>2.747E-01</text:p>
          </table:table-cell>
          <table:table-cell office:value-type="float" office:value="0.050101">
            <text:p>5.01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74821">
            <text:p>2.748E-01</text:p>
          </table:table-cell>
          <table:table-cell office:value-type="float" office:value="0.050165">
            <text:p>5.01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74942">
            <text:p>2.749E-01</text:p>
          </table:table-cell>
          <table:table-cell office:value-type="float" office:value="0.05022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74566">
            <text:p>2.746E-01</text:p>
          </table:table-cell>
          <table:table-cell office:value-type="float" office:value="0.050019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74582">
            <text:p>2.746E-01</text:p>
          </table:table-cell>
          <table:table-cell office:value-type="float" office:value="0.050021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7467">
            <text:p>2.747E-01</text:p>
          </table:table-cell>
          <table:table-cell office:value-type="float" office:value="0.050085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74749">
            <text:p>2.747E-01</text:p>
          </table:table-cell>
          <table:table-cell office:value-type="float" office:value="0.050119">
            <text:p>5.01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275641">
            <text:p>2.756E-01</text:p>
          </table:table-cell>
          <table:table-cell office:value-type="float" office:value="0.050616">
            <text:p>5.0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75174">
            <text:p>2.752E-01</text:p>
          </table:table-cell>
          <table:table-cell office:value-type="float" office:value="0.050359">
            <text:p>5.03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73541">
            <text:p>2.735E-01</text:p>
          </table:table-cell>
          <table:table-cell office:value-type="float" office:value="0.049461">
            <text:p>4.9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74342">
            <text:p>2.743E-01</text:p>
          </table:table-cell>
          <table:table-cell office:value-type="float" office:value="0.04989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74065">
            <text:p>2.741E-01</text:p>
          </table:table-cell>
          <table:table-cell office:value-type="float" office:value="0.049741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274593">
            <text:p>2.746E-01</text:p>
          </table:table-cell>
          <table:table-cell office:value-type="float" office:value="0.050034">
            <text:p>5.00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275252">
            <text:p>2.753E-01</text:p>
          </table:table-cell>
          <table:table-cell office:value-type="float" office:value="0.050388">
            <text:p>5.0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274739">
            <text:p>2.747E-01</text:p>
          </table:table-cell>
          <table:table-cell office:value-type="float" office:value="0.050108">
            <text:p>5.0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274079">
            <text:p>2.741E-01</text:p>
          </table:table-cell>
          <table:table-cell office:value-type="float" office:value="0.049738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275282">
            <text:p>2.753E-01</text:p>
          </table:table-cell>
          <table:table-cell office:value-type="float" office:value="0.050413">
            <text:p>5.0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274699">
            <text:p>2.747E-01</text:p>
          </table:table-cell>
          <table:table-cell office:value-type="float" office:value="0.050089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273878">
            <text:p>2.739E-01</text:p>
          </table:table-cell>
          <table:table-cell office:value-type="float" office:value="0.049641">
            <text:p>4.96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74444">
            <text:p>2.744E-01</text:p>
          </table:table-cell>
          <table:table-cell office:value-type="float" office:value="0.049942">
            <text:p>4.9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74928">
            <text:p>2.749E-01</text:p>
          </table:table-cell>
          <table:table-cell office:value-type="float" office:value="0.050215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275009">
            <text:p>2.750E-01</text:p>
          </table:table-cell>
          <table:table-cell office:value-type="float" office:value="0.050258">
            <text:p>5.0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274941">
            <text:p>2.749E-01</text:p>
          </table:table-cell>
          <table:table-cell office:value-type="float" office:value="0.05024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275033">
            <text:p>2.750E-01</text:p>
          </table:table-cell>
          <table:table-cell office:value-type="float" office:value="0.050271">
            <text:p>5.02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274673">
            <text:p>2.747E-01</text:p>
          </table:table-cell>
          <table:table-cell office:value-type="float" office:value="0.050091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272938">
            <text:p>2.729E-01</text:p>
          </table:table-cell>
          <table:table-cell office:value-type="float" office:value="0.049139">
            <text:p>4.91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274142">
            <text:p>2.741E-01</text:p>
          </table:table-cell>
          <table:table-cell office:value-type="float" office:value="0.049768">
            <text:p>4.97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272938">
            <text:p>2.729E-01</text:p>
          </table:table-cell>
          <table:table-cell office:value-type="float" office:value="0.049139">
            <text:p>4.91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274673">
            <text:p>2.747E-01</text:p>
          </table:table-cell>
          <table:table-cell office:value-type="float" office:value="0.050091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75033">
            <text:p>2.750E-01</text:p>
          </table:table-cell>
          <table:table-cell office:value-type="float" office:value="0.050271">
            <text:p>5.02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274941">
            <text:p>2.749E-01</text:p>
          </table:table-cell>
          <table:table-cell office:value-type="float" office:value="0.05024">
            <text:p>5.02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275009">
            <text:p>2.750E-01</text:p>
          </table:table-cell>
          <table:table-cell office:value-type="float" office:value="0.050258">
            <text:p>5.02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274928">
            <text:p>2.749E-01</text:p>
          </table:table-cell>
          <table:table-cell office:value-type="float" office:value="0.050215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274444">
            <text:p>2.744E-01</text:p>
          </table:table-cell>
          <table:table-cell office:value-type="float" office:value="0.049942">
            <text:p>4.99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73878">
            <text:p>2.739E-01</text:p>
          </table:table-cell>
          <table:table-cell office:value-type="float" office:value="0.049641">
            <text:p>4.96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274699">
            <text:p>2.747E-01</text:p>
          </table:table-cell>
          <table:table-cell office:value-type="float" office:value="0.050089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275282">
            <text:p>2.753E-01</text:p>
          </table:table-cell>
          <table:table-cell office:value-type="float" office:value="0.050413">
            <text:p>5.04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274079">
            <text:p>2.741E-01</text:p>
          </table:table-cell>
          <table:table-cell office:value-type="float" office:value="0.049738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274739">
            <text:p>2.747E-01</text:p>
          </table:table-cell>
          <table:table-cell office:value-type="float" office:value="0.050108">
            <text:p>5.01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75252">
            <text:p>2.753E-01</text:p>
          </table:table-cell>
          <table:table-cell office:value-type="float" office:value="0.050388">
            <text:p>5.03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274593">
            <text:p>2.746E-01</text:p>
          </table:table-cell>
          <table:table-cell office:value-type="float" office:value="0.050034">
            <text:p>5.00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274065">
            <text:p>2.741E-01</text:p>
          </table:table-cell>
          <table:table-cell office:value-type="float" office:value="0.049741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274342">
            <text:p>2.743E-01</text:p>
          </table:table-cell>
          <table:table-cell office:value-type="float" office:value="0.04989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273541">
            <text:p>2.735E-01</text:p>
          </table:table-cell>
          <table:table-cell office:value-type="float" office:value="0.049461">
            <text:p>4.94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75292">
            <text:p>2.753E-01</text:p>
          </table:table-cell>
          <table:table-cell office:value-type="float" office:value="0.050421">
            <text:p>5.04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275641">
            <text:p>2.756E-01</text:p>
          </table:table-cell>
          <table:table-cell office:value-type="float" office:value="0.050616">
            <text:p>5.0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274749">
            <text:p>2.747E-01</text:p>
          </table:table-cell>
          <table:table-cell office:value-type="float" office:value="0.050119">
            <text:p>5.01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273965">
            <text:p>2.740E-01</text:p>
          </table:table-cell>
          <table:table-cell office:value-type="float" office:value="0.049693">
            <text:p>4.96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7467">
            <text:p>2.747E-01</text:p>
          </table:table-cell>
          <table:table-cell office:value-type="float" office:value="0.050085">
            <text:p>5.00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274582">
            <text:p>2.746E-01</text:p>
          </table:table-cell>
          <table:table-cell office:value-type="float" office:value="0.050021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274566">
            <text:p>2.746E-01</text:p>
          </table:table-cell>
          <table:table-cell office:value-type="float" office:value="0.050019">
            <text:p>5.00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274942">
            <text:p>2.749E-01</text:p>
          </table:table-cell>
          <table:table-cell office:value-type="float" office:value="0.05022">
            <text:p>5.02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274821">
            <text:p>2.748E-01</text:p>
          </table:table-cell>
          <table:table-cell office:value-type="float" office:value="0.050165">
            <text:p>5.01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74908">
            <text:p>2.749E-01</text:p>
          </table:table-cell>
          <table:table-cell office:value-type="float" office:value="0.050205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273853">
            <text:p>2.739E-01</text:p>
          </table:table-cell>
          <table:table-cell office:value-type="float" office:value="0.049624">
            <text:p>4.96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274298">
            <text:p>2.743E-01</text:p>
          </table:table-cell>
          <table:table-cell office:value-type="float" office:value="0.049861">
            <text:p>4.986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275045">
            <text:p>2.750E-01</text:p>
          </table:table-cell>
          <table:table-cell office:value-type="float" office:value="0.050291">
            <text:p>5.02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274327">
            <text:p>2.743E-01</text:p>
          </table:table-cell>
          <table:table-cell office:value-type="float" office:value="0.049879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274893">
            <text:p>2.749E-01</text:p>
          </table:table-cell>
          <table:table-cell office:value-type="float" office:value="0.050207">
            <text:p>5.02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274623">
            <text:p>2.746E-01</text:p>
          </table:table-cell>
          <table:table-cell office:value-type="float" office:value="0.050053">
            <text:p>5.005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273816">
            <text:p>2.738E-01</text:p>
          </table:table-cell>
          <table:table-cell office:value-type="float" office:value="0.049613">
            <text:p>4.961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274379">
            <text:p>2.744E-01</text:p>
          </table:table-cell>
          <table:table-cell office:value-type="float" office:value="0.049916">
            <text:p>4.99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275155">
            <text:p>2.752E-01</text:p>
          </table:table-cell>
          <table:table-cell office:value-type="float" office:value="0.050324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74206">
            <text:p>2.742E-01</text:p>
          </table:table-cell>
          <table:table-cell office:value-type="float" office:value="0.049826">
            <text:p>4.983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274463">
            <text:p>2.745E-01</text:p>
          </table:table-cell>
          <table:table-cell office:value-type="float" office:value="0.049972">
            <text:p>4.997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274309">
            <text:p>2.743E-01</text:p>
          </table:table-cell>
          <table:table-cell office:value-type="float" office:value="0.049877">
            <text:p>4.988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27513">
            <text:p>2.751E-01</text:p>
          </table:table-cell>
          <table:table-cell office:value-type="float" office:value="0.050321">
            <text:p>5.032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274043">
            <text:p>2.740E-01</text:p>
          </table:table-cell>
          <table:table-cell office:value-type="float" office:value="0.049736">
            <text:p>4.974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274535">
            <text:p>2.745E-01</text:p>
          </table:table-cell>
          <table:table-cell office:value-type="float" office:value="0.049999">
            <text:p>5.000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274339">
            <text:p>2.743E-01</text:p>
          </table:table-cell>
          <table:table-cell office:value-type="float" office:value="0.049892">
            <text:p>4.98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lipse_60_50" table:style-name="ta1" table:print="false">
        <table:table-column table:style-name="co1" table:default-cell-style-name="Default"/>
        <table:table-column table:style-name="co6" table:number-columns-repeated="7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1803">
            <text:p>1.618E-01</text:p>
          </table:table-cell>
          <table:table-cell office:value-type="float" office:value="0.000846">
            <text:p>8.4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1785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1748">
            <text:p>1.617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1818">
            <text:p>1.618E-01</text:p>
          </table:table-cell>
          <table:table-cell office:value-type="float" office:value="0.000823">
            <text:p>8.2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174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1824">
            <text:p>1.618E-01</text:p>
          </table:table-cell>
          <table:table-cell office:value-type="float" office:value="0.000838">
            <text:p>8.3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1767">
            <text:p>1.618E-01</text:p>
          </table:table-cell>
          <table:table-cell office:value-type="float" office:value="0.000802">
            <text:p>8.0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1797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183">
            <text:p>1.618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1823">
            <text:p>1.618E-01</text:p>
          </table:table-cell>
          <table:table-cell office:value-type="float" office:value="0.000831">
            <text:p>8.3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173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1823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1772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1798">
            <text:p>1.618E-01</text:p>
          </table:table-cell>
          <table:table-cell office:value-type="float" office:value="0.000826">
            <text:p>8.2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1764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1827">
            <text:p>1.618E-01</text:p>
          </table:table-cell>
          <table:table-cell office:value-type="float" office:value="0.000832">
            <text:p>8.3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61827">
            <text:p>1.618E-01</text:p>
          </table:table-cell>
          <table:table-cell office:value-type="float" office:value="0.000835">
            <text:p>8.3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6178">
            <text:p>1.618E-01</text:p>
          </table:table-cell>
          <table:table-cell office:value-type="float" office:value="0.000829">
            <text:p>8.2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176">
            <text:p>1.618E-01</text:p>
          </table:table-cell>
          <table:table-cell office:value-type="float" office:value="0.00081">
            <text:p>8.1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1638">
            <text:p>1.616E-01</text:p>
          </table:table-cell>
          <table:table-cell office:value-type="float" office:value="0.000782">
            <text:p>7.8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1795">
            <text:p>1.618E-01</text:p>
          </table:table-cell>
          <table:table-cell office:value-type="float" office:value="0.000828">
            <text:p>8.2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179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1779">
            <text:p>1.618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1797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1843">
            <text:p>1.618E-01</text:p>
          </table:table-cell>
          <table:table-cell office:value-type="float" office:value="0.000848">
            <text:p>8.4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1735">
            <text:p>1.617E-01</text:p>
          </table:table-cell>
          <table:table-cell office:value-type="float" office:value="0.000805">
            <text:p>8.0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1769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1803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1782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1811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6185">
            <text:p>1.619E-01</text:p>
          </table:table-cell>
          <table:table-cell office:value-type="float" office:value="0.000844">
            <text:p>8.4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61737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61749">
            <text:p>1.617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61684">
            <text:p>1.617E-01</text:p>
          </table:table-cell>
          <table:table-cell office:value-type="float" office:value="0.000795">
            <text:p>7.9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1858">
            <text:p>1.619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61785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61784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6175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61865">
            <text:p>1.619E-01</text:p>
          </table:table-cell>
          <table:table-cell office:value-type="float" office:value="0.000853">
            <text:p>8.5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1737">
            <text:p>1.617E-01</text:p>
          </table:table-cell>
          <table:table-cell office:value-type="float" office:value="0.000809">
            <text:p>8.0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61691">
            <text:p>1.617E-01</text:p>
          </table:table-cell>
          <table:table-cell office:value-type="float" office:value="0.00079">
            <text:p>7.9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1752">
            <text:p>1.618E-01</text:p>
          </table:table-cell>
          <table:table-cell office:value-type="float" office:value="0.000799">
            <text:p>7.9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1794">
            <text:p>1.618E-01</text:p>
          </table:table-cell>
          <table:table-cell office:value-type="float" office:value="0.000816">
            <text:p>8.1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1847">
            <text:p>1.618E-01</text:p>
          </table:table-cell>
          <table:table-cell office:value-type="float" office:value="0.000843">
            <text:p>8.4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61689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1686">
            <text:p>1.617E-01</text:p>
          </table:table-cell>
          <table:table-cell office:value-type="float" office:value="0.000804">
            <text:p>8.0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1689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1847">
            <text:p>1.618E-01</text:p>
          </table:table-cell>
          <table:table-cell office:value-type="float" office:value="0.000843">
            <text:p>8.4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180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61752">
            <text:p>1.618E-01</text:p>
          </table:table-cell>
          <table:table-cell office:value-type="float" office:value="0.000799">
            <text:p>7.9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1691">
            <text:p>1.617E-01</text:p>
          </table:table-cell>
          <table:table-cell office:value-type="float" office:value="0.00079">
            <text:p>7.9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1737">
            <text:p>1.617E-01</text:p>
          </table:table-cell>
          <table:table-cell office:value-type="float" office:value="0.000809">
            <text:p>8.0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1865">
            <text:p>1.619E-01</text:p>
          </table:table-cell>
          <table:table-cell office:value-type="float" office:value="0.000853">
            <text:p>8.5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1751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1784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61785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61858">
            <text:p>1.619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61664">
            <text:p>1.617E-01</text:p>
          </table:table-cell>
          <table:table-cell office:value-type="float" office:value="0.000789">
            <text:p>7.8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61749">
            <text:p>1.617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1738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6185">
            <text:p>1.619E-01</text:p>
          </table:table-cell>
          <table:table-cell office:value-type="float" office:value="0.000844">
            <text:p>8.4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1811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1782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1803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1769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1735">
            <text:p>1.617E-01</text:p>
          </table:table-cell>
          <table:table-cell office:value-type="float" office:value="0.000805">
            <text:p>8.0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1843">
            <text:p>1.618E-01</text:p>
          </table:table-cell>
          <table:table-cell office:value-type="float" office:value="0.000848">
            <text:p>8.4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1797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1779">
            <text:p>1.618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179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1795">
            <text:p>1.618E-01</text:p>
          </table:table-cell>
          <table:table-cell office:value-type="float" office:value="0.000828">
            <text:p>8.2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1638">
            <text:p>1.616E-01</text:p>
          </table:table-cell>
          <table:table-cell office:value-type="float" office:value="0.000782">
            <text:p>7.8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176">
            <text:p>1.618E-01</text:p>
          </table:table-cell>
          <table:table-cell office:value-type="float" office:value="0.00081">
            <text:p>8.1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178">
            <text:p>1.618E-01</text:p>
          </table:table-cell>
          <table:table-cell office:value-type="float" office:value="0.000829">
            <text:p>8.2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1827">
            <text:p>1.618E-01</text:p>
          </table:table-cell>
          <table:table-cell office:value-type="float" office:value="0.000835">
            <text:p>8.3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1827">
            <text:p>1.618E-01</text:p>
          </table:table-cell>
          <table:table-cell office:value-type="float" office:value="0.000832">
            <text:p>8.3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1764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1781">
            <text:p>1.618E-01</text:p>
          </table:table-cell>
          <table:table-cell office:value-type="float" office:value="0.000821">
            <text:p>8.2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1772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1823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173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1823">
            <text:p>1.618E-01</text:p>
          </table:table-cell>
          <table:table-cell office:value-type="float" office:value="0.000831">
            <text:p>8.3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183">
            <text:p>1.618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1798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1767">
            <text:p>1.618E-01</text:p>
          </table:table-cell>
          <table:table-cell office:value-type="float" office:value="0.000802">
            <text:p>8.0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1824">
            <text:p>1.618E-01</text:p>
          </table:table-cell>
          <table:table-cell office:value-type="float" office:value="0.000838">
            <text:p>8.3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174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1818">
            <text:p>1.618E-01</text:p>
          </table:table-cell>
          <table:table-cell office:value-type="float" office:value="0.000823">
            <text:p>8.2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1748">
            <text:p>1.617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1785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1803">
            <text:p>1.618E-01</text:p>
          </table:table-cell>
          <table:table-cell office:value-type="float" office:value="0.000846">
            <text:p>8.4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1785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1748">
            <text:p>1.617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1818">
            <text:p>1.618E-01</text:p>
          </table:table-cell>
          <table:table-cell office:value-type="float" office:value="0.000823">
            <text:p>8.2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174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1824">
            <text:p>1.618E-01</text:p>
          </table:table-cell>
          <table:table-cell office:value-type="float" office:value="0.000838">
            <text:p>8.3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1767">
            <text:p>1.618E-01</text:p>
          </table:table-cell>
          <table:table-cell office:value-type="float" office:value="0.000802">
            <text:p>8.0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1797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183">
            <text:p>1.618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1823">
            <text:p>1.618E-01</text:p>
          </table:table-cell>
          <table:table-cell office:value-type="float" office:value="0.000831">
            <text:p>8.3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173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1823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1772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61781">
            <text:p>1.618E-01</text:p>
          </table:table-cell>
          <table:table-cell office:value-type="float" office:value="0.000821">
            <text:p>8.2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61764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61827">
            <text:p>1.618E-01</text:p>
          </table:table-cell>
          <table:table-cell office:value-type="float" office:value="0.000832">
            <text:p>8.3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61827">
            <text:p>1.618E-01</text:p>
          </table:table-cell>
          <table:table-cell office:value-type="float" office:value="0.000835">
            <text:p>8.3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6178">
            <text:p>1.618E-01</text:p>
          </table:table-cell>
          <table:table-cell office:value-type="float" office:value="0.000829">
            <text:p>8.2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176">
            <text:p>1.618E-01</text:p>
          </table:table-cell>
          <table:table-cell office:value-type="float" office:value="0.00081">
            <text:p>8.1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1638">
            <text:p>1.616E-01</text:p>
          </table:table-cell>
          <table:table-cell office:value-type="float" office:value="0.000782">
            <text:p>7.8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1795">
            <text:p>1.618E-01</text:p>
          </table:table-cell>
          <table:table-cell office:value-type="float" office:value="0.000828">
            <text:p>8.2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179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1779">
            <text:p>1.618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1797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1843">
            <text:p>1.618E-01</text:p>
          </table:table-cell>
          <table:table-cell office:value-type="float" office:value="0.000848">
            <text:p>8.4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1735">
            <text:p>1.617E-01</text:p>
          </table:table-cell>
          <table:table-cell office:value-type="float" office:value="0.000805">
            <text:p>8.0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1769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1803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1782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1811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6185">
            <text:p>1.619E-01</text:p>
          </table:table-cell>
          <table:table-cell office:value-type="float" office:value="0.000844">
            <text:p>8.4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1737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61749">
            <text:p>1.617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61664">
            <text:p>1.617E-01</text:p>
          </table:table-cell>
          <table:table-cell office:value-type="float" office:value="0.000789">
            <text:p>7.8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1858">
            <text:p>1.619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61785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61784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6175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61865">
            <text:p>1.619E-01</text:p>
          </table:table-cell>
          <table:table-cell office:value-type="float" office:value="0.000853">
            <text:p>8.5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1737">
            <text:p>1.617E-01</text:p>
          </table:table-cell>
          <table:table-cell office:value-type="float" office:value="0.000809">
            <text:p>8.0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61691">
            <text:p>1.617E-01</text:p>
          </table:table-cell>
          <table:table-cell office:value-type="float" office:value="0.00079">
            <text:p>7.9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1752">
            <text:p>1.618E-01</text:p>
          </table:table-cell>
          <table:table-cell office:value-type="float" office:value="0.000799">
            <text:p>7.9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1802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1847">
            <text:p>1.618E-01</text:p>
          </table:table-cell>
          <table:table-cell office:value-type="float" office:value="0.000843">
            <text:p>8.4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1689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1686">
            <text:p>1.617E-01</text:p>
          </table:table-cell>
          <table:table-cell office:value-type="float" office:value="0.000804">
            <text:p>8.0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1689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1847">
            <text:p>1.618E-01</text:p>
          </table:table-cell>
          <table:table-cell office:value-type="float" office:value="0.000843">
            <text:p>8.4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180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1752">
            <text:p>1.618E-01</text:p>
          </table:table-cell>
          <table:table-cell office:value-type="float" office:value="0.000799">
            <text:p>7.9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1691">
            <text:p>1.617E-01</text:p>
          </table:table-cell>
          <table:table-cell office:value-type="float" office:value="0.00079">
            <text:p>7.9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1737">
            <text:p>1.617E-01</text:p>
          </table:table-cell>
          <table:table-cell office:value-type="float" office:value="0.000809">
            <text:p>8.0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1865">
            <text:p>1.619E-01</text:p>
          </table:table-cell>
          <table:table-cell office:value-type="float" office:value="0.000853">
            <text:p>8.5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61751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1784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1785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61858">
            <text:p>1.619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61684">
            <text:p>1.617E-01</text:p>
          </table:table-cell>
          <table:table-cell office:value-type="float" office:value="0.000795">
            <text:p>7.9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61749">
            <text:p>1.617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1738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185">
            <text:p>1.619E-01</text:p>
          </table:table-cell>
          <table:table-cell office:value-type="float" office:value="0.000844">
            <text:p>8.4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1811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1782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1803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1761">
            <text:p>1.618E-01</text:p>
          </table:table-cell>
          <table:table-cell office:value-type="float" office:value="0.000817">
            <text:p>8.1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1735">
            <text:p>1.617E-01</text:p>
          </table:table-cell>
          <table:table-cell office:value-type="float" office:value="0.000805">
            <text:p>8.0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1843">
            <text:p>1.618E-01</text:p>
          </table:table-cell>
          <table:table-cell office:value-type="float" office:value="0.000848">
            <text:p>8.4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1797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1779">
            <text:p>1.618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179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61795">
            <text:p>1.618E-01</text:p>
          </table:table-cell>
          <table:table-cell office:value-type="float" office:value="0.000828">
            <text:p>8.2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1638">
            <text:p>1.616E-01</text:p>
          </table:table-cell>
          <table:table-cell office:value-type="float" office:value="0.000782">
            <text:p>7.8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176">
            <text:p>1.618E-01</text:p>
          </table:table-cell>
          <table:table-cell office:value-type="float" office:value="0.00081">
            <text:p>8.1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178">
            <text:p>1.618E-01</text:p>
          </table:table-cell>
          <table:table-cell office:value-type="float" office:value="0.000829">
            <text:p>8.2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1827">
            <text:p>1.618E-01</text:p>
          </table:table-cell>
          <table:table-cell office:value-type="float" office:value="0.000835">
            <text:p>8.3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1827">
            <text:p>1.618E-01</text:p>
          </table:table-cell>
          <table:table-cell office:value-type="float" office:value="0.000832">
            <text:p>8.3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1764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1798">
            <text:p>1.618E-01</text:p>
          </table:table-cell>
          <table:table-cell office:value-type="float" office:value="0.000826">
            <text:p>8.2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1772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1823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173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1823">
            <text:p>1.618E-01</text:p>
          </table:table-cell>
          <table:table-cell office:value-type="float" office:value="0.000831">
            <text:p>8.3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183">
            <text:p>1.618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1798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61767">
            <text:p>1.618E-01</text:p>
          </table:table-cell>
          <table:table-cell office:value-type="float" office:value="0.000802">
            <text:p>8.0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61824">
            <text:p>1.618E-01</text:p>
          </table:table-cell>
          <table:table-cell office:value-type="float" office:value="0.000838">
            <text:p>8.3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6174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1818">
            <text:p>1.618E-01</text:p>
          </table:table-cell>
          <table:table-cell office:value-type="float" office:value="0.000823">
            <text:p>8.2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1748">
            <text:p>1.617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1785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1803">
            <text:p>1.618E-01</text:p>
          </table:table-cell>
          <table:table-cell office:value-type="float" office:value="0.000846">
            <text:p>8.4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1785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1725">
            <text:p>1.617E-01</text:p>
          </table:table-cell>
          <table:table-cell office:value-type="float" office:value="0.000807">
            <text:p>8.0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1818">
            <text:p>1.618E-01</text:p>
          </table:table-cell>
          <table:table-cell office:value-type="float" office:value="0.000823">
            <text:p>8.2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174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1824">
            <text:p>1.618E-01</text:p>
          </table:table-cell>
          <table:table-cell office:value-type="float" office:value="0.000838">
            <text:p>8.3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1767">
            <text:p>1.618E-01</text:p>
          </table:table-cell>
          <table:table-cell office:value-type="float" office:value="0.000802">
            <text:p>8.0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1797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183">
            <text:p>1.618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1823">
            <text:p>1.618E-01</text:p>
          </table:table-cell>
          <table:table-cell office:value-type="float" office:value="0.000831">
            <text:p>8.3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173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1823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1772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1781">
            <text:p>1.618E-01</text:p>
          </table:table-cell>
          <table:table-cell office:value-type="float" office:value="0.000821">
            <text:p>8.2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1764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1827">
            <text:p>1.618E-01</text:p>
          </table:table-cell>
          <table:table-cell office:value-type="float" office:value="0.000832">
            <text:p>8.3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1827">
            <text:p>1.618E-01</text:p>
          </table:table-cell>
          <table:table-cell office:value-type="float" office:value="0.000835">
            <text:p>8.3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178">
            <text:p>1.618E-01</text:p>
          </table:table-cell>
          <table:table-cell office:value-type="float" office:value="0.000829">
            <text:p>8.2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176">
            <text:p>1.618E-01</text:p>
          </table:table-cell>
          <table:table-cell office:value-type="float" office:value="0.00081">
            <text:p>8.1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1638">
            <text:p>1.616E-01</text:p>
          </table:table-cell>
          <table:table-cell office:value-type="float" office:value="0.000782">
            <text:p>7.8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1795">
            <text:p>1.618E-01</text:p>
          </table:table-cell>
          <table:table-cell office:value-type="float" office:value="0.000828">
            <text:p>8.2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179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1779">
            <text:p>1.618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1797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1843">
            <text:p>1.618E-01</text:p>
          </table:table-cell>
          <table:table-cell office:value-type="float" office:value="0.000848">
            <text:p>8.4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1735">
            <text:p>1.617E-01</text:p>
          </table:table-cell>
          <table:table-cell office:value-type="float" office:value="0.000805">
            <text:p>8.0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1761">
            <text:p>1.618E-01</text:p>
          </table:table-cell>
          <table:table-cell office:value-type="float" office:value="0.000817">
            <text:p>8.1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1803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1782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1811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6185">
            <text:p>1.619E-01</text:p>
          </table:table-cell>
          <table:table-cell office:value-type="float" office:value="0.000844">
            <text:p>8.4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61737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61749">
            <text:p>1.617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61684">
            <text:p>1.617E-01</text:p>
          </table:table-cell>
          <table:table-cell office:value-type="float" office:value="0.000795">
            <text:p>7.9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1858">
            <text:p>1.619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61785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1784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175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61865">
            <text:p>1.619E-01</text:p>
          </table:table-cell>
          <table:table-cell office:value-type="float" office:value="0.000853">
            <text:p>8.5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61737">
            <text:p>1.617E-01</text:p>
          </table:table-cell>
          <table:table-cell office:value-type="float" office:value="0.000809">
            <text:p>8.0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61691">
            <text:p>1.617E-01</text:p>
          </table:table-cell>
          <table:table-cell office:value-type="float" office:value="0.00079">
            <text:p>7.9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61752">
            <text:p>1.618E-01</text:p>
          </table:table-cell>
          <table:table-cell office:value-type="float" office:value="0.000799">
            <text:p>7.9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1794">
            <text:p>1.618E-01</text:p>
          </table:table-cell>
          <table:table-cell office:value-type="float" office:value="0.000816">
            <text:p>8.1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1847">
            <text:p>1.618E-01</text:p>
          </table:table-cell>
          <table:table-cell office:value-type="float" office:value="0.000843">
            <text:p>8.4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61689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61686">
            <text:p>1.617E-01</text:p>
          </table:table-cell>
          <table:table-cell office:value-type="float" office:value="0.000804">
            <text:p>8.0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61689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1847">
            <text:p>1.618E-01</text:p>
          </table:table-cell>
          <table:table-cell office:value-type="float" office:value="0.000843">
            <text:p>8.4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180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61752">
            <text:p>1.618E-01</text:p>
          </table:table-cell>
          <table:table-cell office:value-type="float" office:value="0.000799">
            <text:p>7.9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61691">
            <text:p>1.617E-01</text:p>
          </table:table-cell>
          <table:table-cell office:value-type="float" office:value="0.00079">
            <text:p>7.9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61737">
            <text:p>1.617E-01</text:p>
          </table:table-cell>
          <table:table-cell office:value-type="float" office:value="0.000809">
            <text:p>8.0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61865">
            <text:p>1.619E-01</text:p>
          </table:table-cell>
          <table:table-cell office:value-type="float" office:value="0.000853">
            <text:p>8.5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1751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1784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61785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1858">
            <text:p>1.619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61684">
            <text:p>1.617E-01</text:p>
          </table:table-cell>
          <table:table-cell office:value-type="float" office:value="0.000795">
            <text:p>7.9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61749">
            <text:p>1.617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61738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185">
            <text:p>1.619E-01</text:p>
          </table:table-cell>
          <table:table-cell office:value-type="float" office:value="0.000844">
            <text:p>8.4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1811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1782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1803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1761">
            <text:p>1.618E-01</text:p>
          </table:table-cell>
          <table:table-cell office:value-type="float" office:value="0.000818">
            <text:p>8.1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1735">
            <text:p>1.617E-01</text:p>
          </table:table-cell>
          <table:table-cell office:value-type="float" office:value="0.000805">
            <text:p>8.0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1843">
            <text:p>1.618E-01</text:p>
          </table:table-cell>
          <table:table-cell office:value-type="float" office:value="0.000848">
            <text:p>8.4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1797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1779">
            <text:p>1.618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179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1795">
            <text:p>1.618E-01</text:p>
          </table:table-cell>
          <table:table-cell office:value-type="float" office:value="0.000828">
            <text:p>8.2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1638">
            <text:p>1.616E-01</text:p>
          </table:table-cell>
          <table:table-cell office:value-type="float" office:value="0.000782">
            <text:p>7.8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176">
            <text:p>1.618E-01</text:p>
          </table:table-cell>
          <table:table-cell office:value-type="float" office:value="0.00081">
            <text:p>8.1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178">
            <text:p>1.618E-01</text:p>
          </table:table-cell>
          <table:table-cell office:value-type="float" office:value="0.000829">
            <text:p>8.2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61827">
            <text:p>1.618E-01</text:p>
          </table:table-cell>
          <table:table-cell office:value-type="float" office:value="0.000835">
            <text:p>8.3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61827">
            <text:p>1.618E-01</text:p>
          </table:table-cell>
          <table:table-cell office:value-type="float" office:value="0.000832">
            <text:p>8.3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61764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61781">
            <text:p>1.618E-01</text:p>
          </table:table-cell>
          <table:table-cell office:value-type="float" office:value="0.000821">
            <text:p>8.2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1772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1823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173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1823">
            <text:p>1.618E-01</text:p>
          </table:table-cell>
          <table:table-cell office:value-type="float" office:value="0.000831">
            <text:p>8.3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183">
            <text:p>1.618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61798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61767">
            <text:p>1.618E-01</text:p>
          </table:table-cell>
          <table:table-cell office:value-type="float" office:value="0.000802">
            <text:p>8.0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61824">
            <text:p>1.618E-01</text:p>
          </table:table-cell>
          <table:table-cell office:value-type="float" office:value="0.000838">
            <text:p>8.3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174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61818">
            <text:p>1.618E-01</text:p>
          </table:table-cell>
          <table:table-cell office:value-type="float" office:value="0.000823">
            <text:p>8.2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1748">
            <text:p>1.617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61785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1803">
            <text:p>1.618E-01</text:p>
          </table:table-cell>
          <table:table-cell office:value-type="float" office:value="0.000846">
            <text:p>8.4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61785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61748">
            <text:p>1.617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61818">
            <text:p>1.618E-01</text:p>
          </table:table-cell>
          <table:table-cell office:value-type="float" office:value="0.000823">
            <text:p>8.2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6174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61824">
            <text:p>1.618E-01</text:p>
          </table:table-cell>
          <table:table-cell office:value-type="float" office:value="0.000838">
            <text:p>8.3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1767">
            <text:p>1.618E-01</text:p>
          </table:table-cell>
          <table:table-cell office:value-type="float" office:value="0.000802">
            <text:p>8.0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61797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183">
            <text:p>1.618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1823">
            <text:p>1.618E-01</text:p>
          </table:table-cell>
          <table:table-cell office:value-type="float" office:value="0.000831">
            <text:p>8.3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173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1823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1772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61781">
            <text:p>1.618E-01</text:p>
          </table:table-cell>
          <table:table-cell office:value-type="float" office:value="0.000821">
            <text:p>8.2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61764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1827">
            <text:p>1.618E-01</text:p>
          </table:table-cell>
          <table:table-cell office:value-type="float" office:value="0.000832">
            <text:p>8.3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61827">
            <text:p>1.618E-01</text:p>
          </table:table-cell>
          <table:table-cell office:value-type="float" office:value="0.000835">
            <text:p>8.3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6178">
            <text:p>1.618E-01</text:p>
          </table:table-cell>
          <table:table-cell office:value-type="float" office:value="0.000829">
            <text:p>8.2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176">
            <text:p>1.618E-01</text:p>
          </table:table-cell>
          <table:table-cell office:value-type="float" office:value="0.00081">
            <text:p>8.1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1638">
            <text:p>1.616E-01</text:p>
          </table:table-cell>
          <table:table-cell office:value-type="float" office:value="0.000782">
            <text:p>7.8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61795">
            <text:p>1.618E-01</text:p>
          </table:table-cell>
          <table:table-cell office:value-type="float" office:value="0.000828">
            <text:p>8.2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179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1779">
            <text:p>1.618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1797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1843">
            <text:p>1.618E-01</text:p>
          </table:table-cell>
          <table:table-cell office:value-type="float" office:value="0.000848">
            <text:p>8.4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1735">
            <text:p>1.617E-01</text:p>
          </table:table-cell>
          <table:table-cell office:value-type="float" office:value="0.000805">
            <text:p>8.0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1761">
            <text:p>1.618E-01</text:p>
          </table:table-cell>
          <table:table-cell office:value-type="float" office:value="0.000818">
            <text:p>8.1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1803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1782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1811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185">
            <text:p>1.619E-01</text:p>
          </table:table-cell>
          <table:table-cell office:value-type="float" office:value="0.000844">
            <text:p>8.4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61737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61749">
            <text:p>1.617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61684">
            <text:p>1.617E-01</text:p>
          </table:table-cell>
          <table:table-cell office:value-type="float" office:value="0.000795">
            <text:p>7.9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61858">
            <text:p>1.619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61785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61784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6175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1865">
            <text:p>1.619E-01</text:p>
          </table:table-cell>
          <table:table-cell office:value-type="float" office:value="0.000853">
            <text:p>8.5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1737">
            <text:p>1.617E-01</text:p>
          </table:table-cell>
          <table:table-cell office:value-type="float" office:value="0.000809">
            <text:p>8.0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61691">
            <text:p>1.617E-01</text:p>
          </table:table-cell>
          <table:table-cell office:value-type="float" office:value="0.00079">
            <text:p>7.9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61752">
            <text:p>1.618E-01</text:p>
          </table:table-cell>
          <table:table-cell office:value-type="float" office:value="0.000799">
            <text:p>7.9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1794">
            <text:p>1.618E-01</text:p>
          </table:table-cell>
          <table:table-cell office:value-type="float" office:value="0.000816">
            <text:p>8.16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1847">
            <text:p>1.618E-01</text:p>
          </table:table-cell>
          <table:table-cell office:value-type="float" office:value="0.000843">
            <text:p>8.4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61689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61686">
            <text:p>1.617E-01</text:p>
          </table:table-cell>
          <table:table-cell office:value-type="float" office:value="0.000804">
            <text:p>8.0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61689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1847">
            <text:p>1.618E-01</text:p>
          </table:table-cell>
          <table:table-cell office:value-type="float" office:value="0.000843">
            <text:p>8.4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180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61752">
            <text:p>1.618E-01</text:p>
          </table:table-cell>
          <table:table-cell office:value-type="float" office:value="0.000799">
            <text:p>7.9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61691">
            <text:p>1.617E-01</text:p>
          </table:table-cell>
          <table:table-cell office:value-type="float" office:value="0.00079">
            <text:p>7.9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61737">
            <text:p>1.617E-01</text:p>
          </table:table-cell>
          <table:table-cell office:value-type="float" office:value="0.000809">
            <text:p>8.0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61865">
            <text:p>1.619E-01</text:p>
          </table:table-cell>
          <table:table-cell office:value-type="float" office:value="0.000853">
            <text:p>8.5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61751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1784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61785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61858">
            <text:p>1.619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1684">
            <text:p>1.617E-01</text:p>
          </table:table-cell>
          <table:table-cell office:value-type="float" office:value="0.000795">
            <text:p>7.9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1749">
            <text:p>1.617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61738">
            <text:p>1.617E-01</text:p>
          </table:table-cell>
          <table:table-cell office:value-type="float" office:value="0.0008">
            <text:p>8.0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6185">
            <text:p>1.619E-01</text:p>
          </table:table-cell>
          <table:table-cell office:value-type="float" office:value="0.000844">
            <text:p>8.4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1811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1782">
            <text:p>1.618E-01</text:p>
          </table:table-cell>
          <table:table-cell office:value-type="float" office:value="0.000827">
            <text:p>8.2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1803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1769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1735">
            <text:p>1.617E-01</text:p>
          </table:table-cell>
          <table:table-cell office:value-type="float" office:value="0.000805">
            <text:p>8.0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1843">
            <text:p>1.618E-01</text:p>
          </table:table-cell>
          <table:table-cell office:value-type="float" office:value="0.000848">
            <text:p>8.4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1797">
            <text:p>1.618E-01</text:p>
          </table:table-cell>
          <table:table-cell office:value-type="float" office:value="0.000824">
            <text:p>8.2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1779">
            <text:p>1.618E-01</text:p>
          </table:table-cell>
          <table:table-cell office:value-type="float" office:value="0.000815">
            <text:p>8.1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1791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1795">
            <text:p>1.618E-01</text:p>
          </table:table-cell>
          <table:table-cell office:value-type="float" office:value="0.000828">
            <text:p>8.2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1638">
            <text:p>1.616E-01</text:p>
          </table:table-cell>
          <table:table-cell office:value-type="float" office:value="0.000782">
            <text:p>7.8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176">
            <text:p>1.618E-01</text:p>
          </table:table-cell>
          <table:table-cell office:value-type="float" office:value="0.00081">
            <text:p>8.1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178">
            <text:p>1.618E-01</text:p>
          </table:table-cell>
          <table:table-cell office:value-type="float" office:value="0.000829">
            <text:p>8.2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61827">
            <text:p>1.618E-01</text:p>
          </table:table-cell>
          <table:table-cell office:value-type="float" office:value="0.000835">
            <text:p>8.35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61827">
            <text:p>1.618E-01</text:p>
          </table:table-cell>
          <table:table-cell office:value-type="float" office:value="0.000832">
            <text:p>8.3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61764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61781">
            <text:p>1.618E-01</text:p>
          </table:table-cell>
          <table:table-cell office:value-type="float" office:value="0.000821">
            <text:p>8.2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1772">
            <text:p>1.618E-01</text:p>
          </table:table-cell>
          <table:table-cell office:value-type="float" office:value="0.000814">
            <text:p>8.14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1823">
            <text:p>1.618E-01</text:p>
          </table:table-cell>
          <table:table-cell office:value-type="float" office:value="0.000833">
            <text:p>8.3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173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1823">
            <text:p>1.618E-01</text:p>
          </table:table-cell>
          <table:table-cell office:value-type="float" office:value="0.000831">
            <text:p>8.31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183">
            <text:p>1.618E-01</text:p>
          </table:table-cell>
          <table:table-cell office:value-type="float" office:value="0.00084">
            <text:p>8.4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1798">
            <text:p>1.618E-01</text:p>
          </table:table-cell>
          <table:table-cell office:value-type="float" office:value="0.00082">
            <text:p>8.20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61767">
            <text:p>1.618E-01</text:p>
          </table:table-cell>
          <table:table-cell office:value-type="float" office:value="0.000802">
            <text:p>8.0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61824">
            <text:p>1.618E-01</text:p>
          </table:table-cell>
          <table:table-cell office:value-type="float" office:value="0.000838">
            <text:p>8.38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61743">
            <text:p>1.617E-01</text:p>
          </table:table-cell>
          <table:table-cell office:value-type="float" office:value="0.000812">
            <text:p>8.12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61818">
            <text:p>1.618E-01</text:p>
          </table:table-cell>
          <table:table-cell office:value-type="float" office:value="0.000823">
            <text:p>8.23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61725">
            <text:p>1.617E-01</text:p>
          </table:table-cell>
          <table:table-cell office:value-type="float" office:value="0.000807">
            <text:p>8.07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61785">
            <text:p>1.618E-01</text:p>
          </table:table-cell>
          <table:table-cell office:value-type="float" office:value="0.000819">
            <text:p>8.190E-04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lipse_h1_result" table:style-name="ta1" table:print="false">
        <table:table-column table:style-name="co5" table:number-columns-repeated="2" table:default-cell-style-name="Default"/>
        <table:table-row table:style-name="ro1">
          <table:table-cell/>
          <table:table-cell>
            <draw:frame table:end-cell-address="ellipse_h1_result.P40" table:end-x="0.8567in" table:end-y="0.0213in" draw:z-index="0" draw:style-name="gr1" svg:width="13.2594in" svg:height="6.8866in" svg:x="0.0433in" svg:y="0.0417in">
              <draw:object draw:notify-on-update-of-ranges="ellipse_5_30.B1:ellipse_5_30.B360 ellipse_25_60.B1:ellipse_25_60.B360 ellipse_28_92.B1:ellipse_28_92.B360 ellipse_60_50.B1:ellipse_60_50.B3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ellipse_h2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2_result.O39" table:end-x="0.8138in" table:end-y="0.1563in" draw:z-index="0" draw:style-name="gr1" svg:width="13.2594in" svg:height="6.8866in" svg:x="0.0004in" svg:y="0in">
              <draw:object draw:notify-on-update-of-ranges="ellipse_5_30.C1:ellipse_5_30.C360 ellipse_25_60.C1:ellipse_25_60.C360 ellipse_28_92.C1:ellipse_28_92.C360 ellipse_60_50.C1:ellipse_60_50.C3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ellipse_h3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3_result.O39" table:end-x="0.8138in" table:end-y="0.1563in" draw:z-index="0" draw:style-name="gr1" svg:width="13.2594in" svg:height="6.8866in" svg:x="0.0004in" svg:y="0in">
              <draw:object draw:notify-on-update-of-ranges="ellipse_5_30.D1:ellipse_5_30.D360 ellipse_25_60.D1:ellipse_25_60.D360 ellipse_28_92.D1:ellipse_28_92.D360 ellipse_60_50.D1:ellipse_60_50.D3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ellipse_h4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4_result.O39" table:end-x="0.8138in" table:end-y="0.1563in" draw:z-index="0" draw:style-name="gr1" svg:width="13.2594in" svg:height="6.8866in" svg:x="0.0004in" svg:y="0in">
              <draw:object draw:notify-on-update-of-ranges="ellipse_5_30.E1:ellipse_5_30.E360 ellipse_25_60.E1:ellipse_25_60.E360 ellipse_28_92.E1:ellipse_28_92.E360 ellipse_60_50.E1:ellipse_60_50.E36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ellipse_h6_reult" table:style-name="ta1" table:print="false">
        <table:table-column table:style-name="co5" table:default-cell-style-name="Default"/>
        <table:table-row table:style-name="ro1">
          <table:table-cell>
            <draw:frame table:end-cell-address="ellipse_h6_reult.O39" table:end-x="0.8138in" table:end-y="0.1563in" draw:z-index="0" draw:style-name="gr1" svg:width="13.2594in" svg:height="6.8866in" svg:x="0.0004in" svg:y="0in">
              <draw:object draw:notify-on-update-of-ranges="ellipse_5_30.G1:ellipse_5_30.G360 ellipse_25_60.G1:ellipse_25_60.G360 ellipse_28_92.G1:ellipse_28_92.G360 ellipse_60_50.G1:ellipse_60_50.G36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7:3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04T17:09:51</meta:creation-date>
    <dc:date>2011-08-04T17:32:47</dc:date>
    <dc:creator>Anol Paisal</dc:creator>
    <meta:editing-duration>PT00H22M57S</meta:editing-duration>
    <meta:editing-cycles>9</meta:editing-cycles>
    <meta:generator>OpenOffice.org/3.2$Linux OpenOffice.org_project/320m12$Build-9483</meta:generator>
    <meta:document-statistic meta:table-count="9" meta:cell-count="115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6">
      <style:chart-properties chart:display-label="true" chart:logarithmic="false" chart:minimum="0.1" chart:maximum="0.55" chart:interval-major="0.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6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6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6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68cm" svg:height="17.493cm" xlink:href=".." chart:class="chart:line" chart:style-name="ch1">
        <chart:title svg:x="16.205cm" svg:y="0.35cm" chart:style-name="ch2">
          <text:p>Ellipse</text:p>
        </chart:title>
        <chart:subtitle svg:x="14.379cm" svg:y="1.202cm" chart:style-name="ch3">
          <text:p>First Order of Hu's Moments</text:p>
        </chart:subtitle>
        <chart:legend chart:legend-position="end" svg:x="31.166cm" svg:y="7.902cm" chart:style-name="ch4"/>
        <chart:plot-area chart:style-name="ch5" table:cell-range-address="ellipse_5_30.B1:ellipse_5_30.B360 ellipse_25_60.B1:ellipse_25_60.B360 ellipse_28_92.B1:ellipse_28_92.B360 ellipse_60_50.B1:ellipse_60_50.B360" svg:x="1.145cm" svg:y="2.002cm" svg:width="29.349cm" svg:height="14.645cm">
          <chart:axis chart:dimension="x" chart:name="primary-x" chart:style-name="ch6">
            <chart:title svg:x="15.695cm" svg:y="16.424cm" chart:style-name="ch7">
              <text:p>Angle</text:p>
            </chart:title>
          </chart:axis>
          <chart:axis chart:dimension="y" chart:name="primary-y" chart:style-name="ch8">
            <chart:title svg:x="0.674cm" svg:y="10.255cm" chart:style-name="ch9">
              <text:p>Coefficient Value</text:p>
            </chart:title>
          </chart:axis>
          <chart:series chart:style-name="ch10" chart:values-cell-range-address="ellipse_5_30.B1:ellipse_5_30.B360" chart:class="chart:line">
            <chart:data-point chart:repeated="360"/>
          </chart:series>
          <chart:series chart:style-name="ch11" chart:values-cell-range-address="ellipse_25_60.B1:ellipse_25_60.B360" chart:class="chart:line">
            <chart:data-point chart:repeated="360"/>
          </chart:series>
          <chart:series chart:style-name="ch12" chart:values-cell-range-address="ellipse_28_92.B1:ellipse_28_92.B360" chart:class="chart:line">
            <chart:data-point chart:repeated="360"/>
          </chart:series>
          <chart:series chart:style-name="ch13" chart:values-cell-range-address="ellipse_60_50.B1:ellipse_60_50.B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4004">
                <text:p text:id="ellipse_5_30.B1:ellipse_5_30.B360">0.484004</text:p>
              </table:table-cell>
              <table:table-cell office:value-type="float" office:value="0.225851">
                <text:p text:id="ellipse_25_60.B1:ellipse_25_60.B360">0.225851</text:p>
              </table:table-cell>
              <table:table-cell office:value-type="float" office:value="0.27878">
                <text:p text:id="ellipse_28_92.B1:ellipse_28_92.B360">0.27878</text:p>
              </table:table-cell>
              <table:table-cell office:value-type="float" office:value="0.161803">
                <text:p text:id="ellipse_60_50.B1:ellipse_60_50.B360">0.1618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9">
                <text:p>0.274339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507">
                <text:p>0.222507</text:p>
              </table:table-cell>
              <table:table-cell office:value-type="float" office:value="0.274535">
                <text:p>0.274535</text:p>
              </table:table-cell>
              <table:table-cell office:value-type="float" office:value="0.161748">
                <text:p>0.161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795">
                <text:p>0.43795</text:p>
              </table:table-cell>
              <table:table-cell office:value-type="float" office:value="0.222648">
                <text:p>0.222648</text:p>
              </table:table-cell>
              <table:table-cell office:value-type="float" office:value="0.274043">
                <text:p>0.274043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0046">
                <text:p>0.430046</text:p>
              </table:table-cell>
              <table:table-cell office:value-type="float" office:value="0.22244">
                <text:p>0.22244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8">
                <text:p>0.223738</text:p>
              </table:table-cell>
              <table:table-cell office:value-type="float" office:value="0.274309">
                <text:p>0.274309</text:p>
              </table:table-cell>
              <table:table-cell office:value-type="float" office:value="0.161824">
                <text:p>0.161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3393">
                <text:p>0.423393</text:p>
              </table:table-cell>
              <table:table-cell office:value-type="float" office:value="0.223036">
                <text:p>0.223036</text:p>
              </table:table-cell>
              <table:table-cell office:value-type="float" office:value="0.274463">
                <text:p>0.274463</text:p>
              </table:table-cell>
              <table:table-cell office:value-type="float" office:value="0.161767">
                <text:p>0.161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253">
                <text:p>0.424253</text:p>
              </table:table-cell>
              <table:table-cell office:value-type="float" office:value="0.222902">
                <text:p>0.222902</text:p>
              </table:table-cell>
              <table:table-cell office:value-type="float" office:value="0.274206">
                <text:p>0.274206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9541">
                <text:p>0.419541</text:p>
              </table:table-cell>
              <table:table-cell office:value-type="float" office:value="0.223233">
                <text:p>0.223233</text:p>
              </table:table-cell>
              <table:table-cell office:value-type="float" office:value="0.275155">
                <text:p>0.275155</text:p>
              </table:table-cell>
              <table:table-cell office:value-type="float" office:value="0.16183">
                <text:p>0.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8915">
                <text:p>0.428915</text:p>
              </table:table-cell>
              <table:table-cell office:value-type="float" office:value="0.223663">
                <text:p>0.223663</text:p>
              </table:table-cell>
              <table:table-cell office:value-type="float" office:value="0.274379">
                <text:p>0.274379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0923">
                <text:p>0.430923</text:p>
              </table:table-cell>
              <table:table-cell office:value-type="float" office:value="0.222627">
                <text:p>0.222627</text:p>
              </table:table-cell>
              <table:table-cell office:value-type="float" office:value="0.273816">
                <text:p>0.273816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">
                <text:p>0.222846</text:p>
              </table:table-cell>
              <table:table-cell office:value-type="float" office:value="0.274623">
                <text:p>0.274623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5082">
                <text:p>0.435082</text:p>
              </table:table-cell>
              <table:table-cell office:value-type="float" office:value="0.223092">
                <text:p>0.223092</text:p>
              </table:table-cell>
              <table:table-cell office:value-type="float" office:value="0.274892">
                <text:p>0.274892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6588">
                <text:p>0.436588</text:p>
              </table:table-cell>
              <table:table-cell office:value-type="float" office:value="0.222672">
                <text:p>0.222672</text:p>
              </table:table-cell>
              <table:table-cell office:value-type="float" office:value="0.274327">
                <text:p>0.274327</text:p>
              </table:table-cell>
              <table:table-cell office:value-type="float" office:value="0.161798">
                <text:p>0.161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4609">
                <text:p>0.424609</text:p>
              </table:table-cell>
              <table:table-cell office:value-type="float" office:value="0.223056">
                <text:p>0.223056</text:p>
              </table:table-cell>
              <table:table-cell office:value-type="float" office:value="0.274946">
                <text:p>0.274946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4347">
                <text:p>0.434347</text:p>
              </table:table-cell>
              <table:table-cell office:value-type="float" office:value="0.223151">
                <text:p>0.223151</text:p>
              </table:table-cell>
              <table:table-cell office:value-type="float" office:value="0.274298">
                <text:p>0.274298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8421">
                <text:p>0.438421</text:p>
              </table:table-cell>
              <table:table-cell office:value-type="float" office:value="0.222868">
                <text:p>0.222868</text:p>
              </table:table-cell>
              <table:table-cell office:value-type="float" office:value="0.273853">
                <text:p>0.273853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5512">
                <text:p>0.435512</text:p>
              </table:table-cell>
              <table:table-cell office:value-type="float" office:value="0.22339">
                <text:p>0.22339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8">
                <text:p>0.16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699">
                <text:p>0.428699</text:p>
              </table:table-cell>
              <table:table-cell office:value-type="float" office:value="0.222196">
                <text:p>0.222196</text:p>
              </table:table-cell>
              <table:table-cell office:value-type="float" office:value="0.274821">
                <text:p>0.274821</text:p>
              </table:table-cell>
              <table:table-cell office:value-type="float" office:value="0.16176">
                <text:p>0.16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3802">
                <text:p>0.423802</text:p>
              </table:table-cell>
              <table:table-cell office:value-type="float" office:value="0.222377">
                <text:p>0.222377</text:p>
              </table:table-cell>
              <table:table-cell office:value-type="float" office:value="0.274868">
                <text:p>0.274868</text:p>
              </table:table-cell>
              <table:table-cell office:value-type="float" office:value="0.161638">
                <text:p>0.161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7">
                <text:p>0.223027</text:p>
              </table:table-cell>
              <table:table-cell office:value-type="float" office:value="0.274566">
                <text:p>0.274566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1">
                <text:p>0.223691</text:p>
              </table:table-cell>
              <table:table-cell office:value-type="float" office:value="0.274582">
                <text:p>0.274582</text:p>
              </table:table-cell>
              <table:table-cell office:value-type="float" office:value="0.161791">
                <text:p>0.161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5755">
                <text:p>0.425755</text:p>
              </table:table-cell>
              <table:table-cell office:value-type="float" office:value="0.223715">
                <text:p>0.223715</text:p>
              </table:table-cell>
              <table:table-cell office:value-type="float" office:value="0.27467">
                <text:p>0.27467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">
                <text:p>0.222776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0277">
                <text:p>0.430277</text:p>
              </table:table-cell>
              <table:table-cell office:value-type="float" office:value="0.223382">
                <text:p>0.223382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3">
                <text:p>0.161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1287">
                <text:p>0.431287</text:p>
              </table:table-cell>
              <table:table-cell office:value-type="float" office:value="0.223613">
                <text:p>0.223613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">
                <text:p>0.223103</text:p>
              </table:table-cell>
              <table:table-cell office:value-type="float" office:value="0.275641">
                <text:p>0.275641</text:p>
              </table:table-cell>
              <table:table-cell office:value-type="float" office:value="0.161769">
                <text:p>0.161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0801">
                <text:p>0.440801</text:p>
              </table:table-cell>
              <table:table-cell office:value-type="float" office:value="0.222921">
                <text:p>0.222921</text:p>
              </table:table-cell>
              <table:table-cell office:value-type="float" office:value="0.275292">
                <text:p>0.275292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">
                <text:p>0.223255</text:p>
              </table:table-cell>
              <table:table-cell office:value-type="float" office:value="0.273541">
                <text:p>0.273541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">
                <text:p>0.224375</text:p>
              </table:table-cell>
              <table:table-cell office:value-type="float" office:value="0.274342">
                <text:p>0.274342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5369">
                <text:p>0.435369</text:p>
              </table:table-cell>
              <table:table-cell office:value-type="float" office:value="0.224126">
                <text:p>0.224126</text:p>
              </table:table-cell>
              <table:table-cell office:value-type="float" office:value="0.274065">
                <text:p>0.274065</text:p>
              </table:table-cell>
              <table:table-cell office:value-type="float" office:value="0.16185">
                <text:p>0.16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3895">
                <text:p>0.423895</text:p>
              </table:table-cell>
              <table:table-cell office:value-type="float" office:value="0.223792">
                <text:p>0.223792</text:p>
              </table:table-cell>
              <table:table-cell office:value-type="float" office:value="0.274593">
                <text:p>0.274593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2644">
                <text:p>0.432644</text:p>
              </table:table-cell>
              <table:table-cell office:value-type="float" office:value="0.223039">
                <text:p>0.223039</text:p>
              </table:table-cell>
              <table:table-cell office:value-type="float" office:value="0.275252">
                <text:p>0.275252</text:p>
              </table:table-cell>
              <table:table-cell office:value-type="float" office:value="0.161749">
                <text:p>0.16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225">
                <text:p>0.435225</text:p>
              </table:table-cell>
              <table:table-cell office:value-type="float" office:value="0.224315">
                <text:p>0.224315</text:p>
              </table:table-cell>
              <table:table-cell office:value-type="float" office:value="0.274739">
                <text:p>0.274739</text:p>
              </table:table-cell>
              <table:table-cell office:value-type="float" office:value="0.161684">
                <text:p>0.1616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">
                <text:p>0.223905</text:p>
              </table:table-cell>
              <table:table-cell office:value-type="float" office:value="0.274079">
                <text:p>0.274079</text:p>
              </table:table-cell>
              <table:table-cell office:value-type="float" office:value="0.161858">
                <text:p>0.161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7536">
                <text:p>0.437536</text:p>
              </table:table-cell>
              <table:table-cell office:value-type="float" office:value="0.221994">
                <text:p>0.221994</text:p>
              </table:table-cell>
              <table:table-cell office:value-type="float" office:value="0.275282">
                <text:p>0.275282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1425">
                <text:p>0.431425</text:p>
              </table:table-cell>
              <table:table-cell office:value-type="float" office:value="0.223336">
                <text:p>0.223336</text:p>
              </table:table-cell>
              <table:table-cell office:value-type="float" office:value="0.274699">
                <text:p>0.274699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2819">
                <text:p>0.452819</text:p>
              </table:table-cell>
              <table:table-cell office:value-type="float" office:value="0.223513">
                <text:p>0.223513</text:p>
              </table:table-cell>
              <table:table-cell office:value-type="float" office:value="0.273878">
                <text:p>0.273878</text:p>
              </table:table-cell>
              <table:table-cell office:value-type="float" office:value="0.16175">
                <text:p>0.161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5369">
                <text:p>0.435369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">
                <text:p>0.274444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6152">
                <text:p>0.426152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8">
                <text:p>0.274928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5125">
                <text:p>0.425125</text:p>
              </table:table-cell>
              <table:table-cell office:value-type="float" office:value="0.221689">
                <text:p>0.221689</text:p>
              </table:table-cell>
              <table:table-cell office:value-type="float" office:value="0.275009">
                <text:p>0.275009</text:p>
              </table:table-cell>
              <table:table-cell office:value-type="float" office:value="0.161691">
                <text:p>0.161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5559">
                <text:p>0.435559</text:p>
              </table:table-cell>
              <table:table-cell office:value-type="float" office:value="0.222719">
                <text:p>0.222719</text:p>
              </table:table-cell>
              <table:table-cell office:value-type="float" office:value="0.274941">
                <text:p>0.27494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">
                <text:p>0.222654</text:p>
              </table:table-cell>
              <table:table-cell office:value-type="float" office:value="0.275033">
                <text:p>0.275033</text:p>
              </table:table-cell>
              <table:table-cell office:value-type="float" office:value="0.161794">
                <text:p>0.1617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2749">
                <text:p>0.432749</text:p>
              </table:table-cell>
              <table:table-cell office:value-type="float" office:value="0.222194">
                <text:p>0.222194</text:p>
              </table:table-cell>
              <table:table-cell office:value-type="float" office:value="0.274673">
                <text:p>0.274673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8882">
                <text:p>0.408882</text:p>
              </table:table-cell>
              <table:table-cell office:value-type="float" office:value="0.221205">
                <text:p>0.221205</text:p>
              </table:table-cell>
              <table:table-cell office:value-type="float" office:value="0.272938">
                <text:p>0.272938</text:p>
              </table:table-cell>
              <table:table-cell office:value-type="float" office:value="0.161689">
                <text:p>0.161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725">
                <text:p>0.39725</text:p>
              </table:table-cell>
              <table:table-cell office:value-type="float" office:value="0.222174">
                <text:p>0.222174</text:p>
              </table:table-cell>
              <table:table-cell office:value-type="float" office:value="0.274142">
                <text:p>0.274142</text:p>
              </table:table-cell>
              <table:table-cell office:value-type="float" office:value="0.161686">
                <text:p>0.1616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8882">
                <text:p>0.408882</text:p>
              </table:table-cell>
              <table:table-cell office:value-type="float" office:value="0.221205">
                <text:p>0.221205</text:p>
              </table:table-cell>
              <table:table-cell office:value-type="float" office:value="0.272938">
                <text:p>0.272938</text:p>
              </table:table-cell>
              <table:table-cell office:value-type="float" office:value="0.161689">
                <text:p>0.161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2749">
                <text:p>0.432749</text:p>
              </table:table-cell>
              <table:table-cell office:value-type="float" office:value="0.222194">
                <text:p>0.222194</text:p>
              </table:table-cell>
              <table:table-cell office:value-type="float" office:value="0.274673">
                <text:p>0.274673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">
                <text:p>0.222654</text:p>
              </table:table-cell>
              <table:table-cell office:value-type="float" office:value="0.275033">
                <text:p>0.275033</text:p>
              </table:table-cell>
              <table:table-cell office:value-type="float" office:value="0.161801">
                <text:p>0.161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8158">
                <text:p>0.438158</text:p>
              </table:table-cell>
              <table:table-cell office:value-type="float" office:value="0.222719">
                <text:p>0.222719</text:p>
              </table:table-cell>
              <table:table-cell office:value-type="float" office:value="0.274941">
                <text:p>0.27494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5125">
                <text:p>0.425125</text:p>
              </table:table-cell>
              <table:table-cell office:value-type="float" office:value="0.221689">
                <text:p>0.221689</text:p>
              </table:table-cell>
              <table:table-cell office:value-type="float" office:value="0.275009">
                <text:p>0.275009</text:p>
              </table:table-cell>
              <table:table-cell office:value-type="float" office:value="0.161691">
                <text:p>0.1616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6152">
                <text:p>0.426152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8">
                <text:p>0.274928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5369">
                <text:p>0.435369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">
                <text:p>0.274444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2819">
                <text:p>0.452819</text:p>
              </table:table-cell>
              <table:table-cell office:value-type="float" office:value="0.223513">
                <text:p>0.223513</text:p>
              </table:table-cell>
              <table:table-cell office:value-type="float" office:value="0.273878">
                <text:p>0.273878</text:p>
              </table:table-cell>
              <table:table-cell office:value-type="float" office:value="0.161751">
                <text:p>0.161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1425">
                <text:p>0.431425</text:p>
              </table:table-cell>
              <table:table-cell office:value-type="float" office:value="0.223336">
                <text:p>0.223336</text:p>
              </table:table-cell>
              <table:table-cell office:value-type="float" office:value="0.274699">
                <text:p>0.274699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7536">
                <text:p>0.437536</text:p>
              </table:table-cell>
              <table:table-cell office:value-type="float" office:value="0.221994">
                <text:p>0.221994</text:p>
              </table:table-cell>
              <table:table-cell office:value-type="float" office:value="0.275282">
                <text:p>0.275282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">
                <text:p>0.223905</text:p>
              </table:table-cell>
              <table:table-cell office:value-type="float" office:value="0.274079">
                <text:p>0.274079</text:p>
              </table:table-cell>
              <table:table-cell office:value-type="float" office:value="0.161858">
                <text:p>0.1618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5225">
                <text:p>0.435225</text:p>
              </table:table-cell>
              <table:table-cell office:value-type="float" office:value="0.224315">
                <text:p>0.224315</text:p>
              </table:table-cell>
              <table:table-cell office:value-type="float" office:value="0.274739">
                <text:p>0.274739</text:p>
              </table:table-cell>
              <table:table-cell office:value-type="float" office:value="0.161664">
                <text:p>0.161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2644">
                <text:p>0.432644</text:p>
              </table:table-cell>
              <table:table-cell office:value-type="float" office:value="0.223039">
                <text:p>0.223039</text:p>
              </table:table-cell>
              <table:table-cell office:value-type="float" office:value="0.275252">
                <text:p>0.275252</text:p>
              </table:table-cell>
              <table:table-cell office:value-type="float" office:value="0.161749">
                <text:p>0.1617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3895">
                <text:p>0.423895</text:p>
              </table:table-cell>
              <table:table-cell office:value-type="float" office:value="0.223792">
                <text:p>0.223792</text:p>
              </table:table-cell>
              <table:table-cell office:value-type="float" office:value="0.274593">
                <text:p>0.274593</text:p>
              </table:table-cell>
              <table:table-cell office:value-type="float" office:value="0.161738">
                <text:p>0.161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5369">
                <text:p>0.435369</text:p>
              </table:table-cell>
              <table:table-cell office:value-type="float" office:value="0.224126">
                <text:p>0.224126</text:p>
              </table:table-cell>
              <table:table-cell office:value-type="float" office:value="0.274065">
                <text:p>0.274065</text:p>
              </table:table-cell>
              <table:table-cell office:value-type="float" office:value="0.16185">
                <text:p>0.16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">
                <text:p>0.224375</text:p>
              </table:table-cell>
              <table:table-cell office:value-type="float" office:value="0.274342">
                <text:p>0.274342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">
                <text:p>0.223255</text:p>
              </table:table-cell>
              <table:table-cell office:value-type="float" office:value="0.273541">
                <text:p>0.273541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40801">
                <text:p>0.440801</text:p>
              </table:table-cell>
              <table:table-cell office:value-type="float" office:value="0.222921">
                <text:p>0.222921</text:p>
              </table:table-cell>
              <table:table-cell office:value-type="float" office:value="0.275292">
                <text:p>0.275292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">
                <text:p>0.223103</text:p>
              </table:table-cell>
              <table:table-cell office:value-type="float" office:value="0.275641">
                <text:p>0.275641</text:p>
              </table:table-cell>
              <table:table-cell office:value-type="float" office:value="0.161769">
                <text:p>0.161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1287">
                <text:p>0.431287</text:p>
              </table:table-cell>
              <table:table-cell office:value-type="float" office:value="0.223613">
                <text:p>0.223613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0277">
                <text:p>0.430277</text:p>
              </table:table-cell>
              <table:table-cell office:value-type="float" office:value="0.223382">
                <text:p>0.223382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3">
                <text:p>0.1618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">
                <text:p>0.222776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5755">
                <text:p>0.425755</text:p>
              </table:table-cell>
              <table:table-cell office:value-type="float" office:value="0.223764">
                <text:p>0.223764</text:p>
              </table:table-cell>
              <table:table-cell office:value-type="float" office:value="0.27467">
                <text:p>0.27467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1">
                <text:p>0.223691</text:p>
              </table:table-cell>
              <table:table-cell office:value-type="float" office:value="0.274582">
                <text:p>0.274582</text:p>
              </table:table-cell>
              <table:table-cell office:value-type="float" office:value="0.161791">
                <text:p>0.161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7">
                <text:p>0.223027</text:p>
              </table:table-cell>
              <table:table-cell office:value-type="float" office:value="0.274566">
                <text:p>0.274566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3802">
                <text:p>0.423802</text:p>
              </table:table-cell>
              <table:table-cell office:value-type="float" office:value="0.222377">
                <text:p>0.222377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8">
                <text:p>0.1616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8699">
                <text:p>0.428699</text:p>
              </table:table-cell>
              <table:table-cell office:value-type="float" office:value="0.222196">
                <text:p>0.222196</text:p>
              </table:table-cell>
              <table:table-cell office:value-type="float" office:value="0.274821">
                <text:p>0.274821</text:p>
              </table:table-cell>
              <table:table-cell office:value-type="float" office:value="0.16176">
                <text:p>0.16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5512">
                <text:p>0.435512</text:p>
              </table:table-cell>
              <table:table-cell office:value-type="float" office:value="0.22339">
                <text:p>0.22339</text:p>
              </table:table-cell>
              <table:table-cell office:value-type="float" office:value="0.274721">
                <text:p>0.274721</text:p>
              </table:table-cell>
              <table:table-cell office:value-type="float" office:value="0.16178">
                <text:p>0.16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8421">
                <text:p>0.438421</text:p>
              </table:table-cell>
              <table:table-cell office:value-type="float" office:value="0.222868">
                <text:p>0.222868</text:p>
              </table:table-cell>
              <table:table-cell office:value-type="float" office:value="0.273853">
                <text:p>0.273853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347">
                <text:p>0.434347</text:p>
              </table:table-cell>
              <table:table-cell office:value-type="float" office:value="0.223151">
                <text:p>0.223151</text:p>
              </table:table-cell>
              <table:table-cell office:value-type="float" office:value="0.274298">
                <text:p>0.274298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4609">
                <text:p>0.424609</text:p>
              </table:table-cell>
              <table:table-cell office:value-type="float" office:value="0.223056">
                <text:p>0.223056</text:p>
              </table:table-cell>
              <table:table-cell office:value-type="float" office:value="0.274946">
                <text:p>0.274946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6588">
                <text:p>0.436588</text:p>
              </table:table-cell>
              <table:table-cell office:value-type="float" office:value="0.222672">
                <text:p>0.222672</text:p>
              </table:table-cell>
              <table:table-cell office:value-type="float" office:value="0.274327">
                <text:p>0.274327</text:p>
              </table:table-cell>
              <table:table-cell office:value-type="float" office:value="0.161781">
                <text:p>0.161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35082">
                <text:p>0.435082</text:p>
              </table:table-cell>
              <table:table-cell office:value-type="float" office:value="0.222853">
                <text:p>0.222853</text:p>
              </table:table-cell>
              <table:table-cell office:value-type="float" office:value="0.274893">
                <text:p>0.274893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">
                <text:p>0.222846</text:p>
              </table:table-cell>
              <table:table-cell office:value-type="float" office:value="0.274623">
                <text:p>0.274623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0923">
                <text:p>0.430923</text:p>
              </table:table-cell>
              <table:table-cell office:value-type="float" office:value="0.222627">
                <text:p>0.222627</text:p>
              </table:table-cell>
              <table:table-cell office:value-type="float" office:value="0.273816">
                <text:p>0.273816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8915">
                <text:p>0.428915</text:p>
              </table:table-cell>
              <table:table-cell office:value-type="float" office:value="0.223663">
                <text:p>0.223663</text:p>
              </table:table-cell>
              <table:table-cell office:value-type="float" office:value="0.274379">
                <text:p>0.274379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9541">
                <text:p>0.419541</text:p>
              </table:table-cell>
              <table:table-cell office:value-type="float" office:value="0.223233">
                <text:p>0.223233</text:p>
              </table:table-cell>
              <table:table-cell office:value-type="float" office:value="0.275155">
                <text:p>0.275155</text:p>
              </table:table-cell>
              <table:table-cell office:value-type="float" office:value="0.16183">
                <text:p>0.161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4253">
                <text:p>0.424253</text:p>
              </table:table-cell>
              <table:table-cell office:value-type="float" office:value="0.222902">
                <text:p>0.222902</text:p>
              </table:table-cell>
              <table:table-cell office:value-type="float" office:value="0.274206">
                <text:p>0.274206</text:p>
              </table:table-cell>
              <table:table-cell office:value-type="float" office:value="0.161798">
                <text:p>0.161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3393">
                <text:p>0.423393</text:p>
              </table:table-cell>
              <table:table-cell office:value-type="float" office:value="0.223036">
                <text:p>0.223036</text:p>
              </table:table-cell>
              <table:table-cell office:value-type="float" office:value="0.274463">
                <text:p>0.274463</text:p>
              </table:table-cell>
              <table:table-cell office:value-type="float" office:value="0.161767">
                <text:p>0.1617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8">
                <text:p>0.223738</text:p>
              </table:table-cell>
              <table:table-cell office:value-type="float" office:value="0.274309">
                <text:p>0.274309</text:p>
              </table:table-cell>
              <table:table-cell office:value-type="float" office:value="0.161824">
                <text:p>0.1618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0046">
                <text:p>0.430046</text:p>
              </table:table-cell>
              <table:table-cell office:value-type="float" office:value="0.22244">
                <text:p>0.22244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795">
                <text:p>0.43795</text:p>
              </table:table-cell>
              <table:table-cell office:value-type="float" office:value="0.222648">
                <text:p>0.222648</text:p>
              </table:table-cell>
              <table:table-cell office:value-type="float" office:value="0.274043">
                <text:p>0.274043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688">
                <text:p>0.222688</text:p>
              </table:table-cell>
              <table:table-cell office:value-type="float" office:value="0.274535">
                <text:p>0.274535</text:p>
              </table:table-cell>
              <table:table-cell office:value-type="float" office:value="0.161748">
                <text:p>0.1617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9">
                <text:p>0.274339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4004">
                <text:p>0.484004</text:p>
              </table:table-cell>
              <table:table-cell office:value-type="float" office:value="0.225851">
                <text:p>0.225851</text:p>
              </table:table-cell>
              <table:table-cell office:value-type="float" office:value="0.27878">
                <text:p>0.27878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9">
                <text:p>0.274339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69">
                <text:p>0.22269</text:p>
              </table:table-cell>
              <table:table-cell office:value-type="float" office:value="0.274535">
                <text:p>0.274535</text:p>
              </table:table-cell>
              <table:table-cell office:value-type="float" office:value="0.161748">
                <text:p>0.161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795">
                <text:p>0.43795</text:p>
              </table:table-cell>
              <table:table-cell office:value-type="float" office:value="0.222648">
                <text:p>0.222648</text:p>
              </table:table-cell>
              <table:table-cell office:value-type="float" office:value="0.274043">
                <text:p>0.274043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0046">
                <text:p>0.430046</text:p>
              </table:table-cell>
              <table:table-cell office:value-type="float" office:value="0.22244">
                <text:p>0.22244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8">
                <text:p>0.223738</text:p>
              </table:table-cell>
              <table:table-cell office:value-type="float" office:value="0.274309">
                <text:p>0.274309</text:p>
              </table:table-cell>
              <table:table-cell office:value-type="float" office:value="0.161824">
                <text:p>0.1618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3393">
                <text:p>0.423393</text:p>
              </table:table-cell>
              <table:table-cell office:value-type="float" office:value="0.223036">
                <text:p>0.223036</text:p>
              </table:table-cell>
              <table:table-cell office:value-type="float" office:value="0.274463">
                <text:p>0.274463</text:p>
              </table:table-cell>
              <table:table-cell office:value-type="float" office:value="0.161767">
                <text:p>0.1617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4253">
                <text:p>0.424253</text:p>
              </table:table-cell>
              <table:table-cell office:value-type="float" office:value="0.222902">
                <text:p>0.222902</text:p>
              </table:table-cell>
              <table:table-cell office:value-type="float" office:value="0.274206">
                <text:p>0.274206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9541">
                <text:p>0.419541</text:p>
              </table:table-cell>
              <table:table-cell office:value-type="float" office:value="0.223233">
                <text:p>0.223233</text:p>
              </table:table-cell>
              <table:table-cell office:value-type="float" office:value="0.275155">
                <text:p>0.275155</text:p>
              </table:table-cell>
              <table:table-cell office:value-type="float" office:value="0.16183">
                <text:p>0.16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28915">
                <text:p>0.428915</text:p>
              </table:table-cell>
              <table:table-cell office:value-type="float" office:value="0.223663">
                <text:p>0.223663</text:p>
              </table:table-cell>
              <table:table-cell office:value-type="float" office:value="0.274379">
                <text:p>0.274379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30923">
                <text:p>0.430923</text:p>
              </table:table-cell>
              <table:table-cell office:value-type="float" office:value="0.222627">
                <text:p>0.222627</text:p>
              </table:table-cell>
              <table:table-cell office:value-type="float" office:value="0.273816">
                <text:p>0.273816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">
                <text:p>0.222846</text:p>
              </table:table-cell>
              <table:table-cell office:value-type="float" office:value="0.274623">
                <text:p>0.274623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5082">
                <text:p>0.435082</text:p>
              </table:table-cell>
              <table:table-cell office:value-type="float" office:value="0.223092">
                <text:p>0.223092</text:p>
              </table:table-cell>
              <table:table-cell office:value-type="float" office:value="0.274892">
                <text:p>0.274892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6588">
                <text:p>0.436588</text:p>
              </table:table-cell>
              <table:table-cell office:value-type="float" office:value="0.222672">
                <text:p>0.222672</text:p>
              </table:table-cell>
              <table:table-cell office:value-type="float" office:value="0.274327">
                <text:p>0.274327</text:p>
              </table:table-cell>
              <table:table-cell office:value-type="float" office:value="0.161781">
                <text:p>0.161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4609">
                <text:p>0.424609</text:p>
              </table:table-cell>
              <table:table-cell office:value-type="float" office:value="0.223056">
                <text:p>0.223056</text:p>
              </table:table-cell>
              <table:table-cell office:value-type="float" office:value="0.274946">
                <text:p>0.274946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4347">
                <text:p>0.434347</text:p>
              </table:table-cell>
              <table:table-cell office:value-type="float" office:value="0.223151">
                <text:p>0.223151</text:p>
              </table:table-cell>
              <table:table-cell office:value-type="float" office:value="0.274298">
                <text:p>0.274298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8421">
                <text:p>0.438421</text:p>
              </table:table-cell>
              <table:table-cell office:value-type="float" office:value="0.222868">
                <text:p>0.222868</text:p>
              </table:table-cell>
              <table:table-cell office:value-type="float" office:value="0.273853">
                <text:p>0.273853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5512">
                <text:p>0.435512</text:p>
              </table:table-cell>
              <table:table-cell office:value-type="float" office:value="0.22339">
                <text:p>0.22339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8">
                <text:p>0.16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699">
                <text:p>0.428699</text:p>
              </table:table-cell>
              <table:table-cell office:value-type="float" office:value="0.222196">
                <text:p>0.222196</text:p>
              </table:table-cell>
              <table:table-cell office:value-type="float" office:value="0.274821">
                <text:p>0.274821</text:p>
              </table:table-cell>
              <table:table-cell office:value-type="float" office:value="0.16176">
                <text:p>0.161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23802">
                <text:p>0.423802</text:p>
              </table:table-cell>
              <table:table-cell office:value-type="float" office:value="0.222377">
                <text:p>0.222377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8">
                <text:p>0.161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7">
                <text:p>0.223027</text:p>
              </table:table-cell>
              <table:table-cell office:value-type="float" office:value="0.274566">
                <text:p>0.274566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1">
                <text:p>0.223691</text:p>
              </table:table-cell>
              <table:table-cell office:value-type="float" office:value="0.274582">
                <text:p>0.274582</text:p>
              </table:table-cell>
              <table:table-cell office:value-type="float" office:value="0.161791">
                <text:p>0.161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25755">
                <text:p>0.425755</text:p>
              </table:table-cell>
              <table:table-cell office:value-type="float" office:value="0.223764">
                <text:p>0.223764</text:p>
              </table:table-cell>
              <table:table-cell office:value-type="float" office:value="0.27467">
                <text:p>0.27467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">
                <text:p>0.222776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30277">
                <text:p>0.430277</text:p>
              </table:table-cell>
              <table:table-cell office:value-type="float" office:value="0.223382">
                <text:p>0.223382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3">
                <text:p>0.1618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1287">
                <text:p>0.431287</text:p>
              </table:table-cell>
              <table:table-cell office:value-type="float" office:value="0.223613">
                <text:p>0.223613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">
                <text:p>0.223103</text:p>
              </table:table-cell>
              <table:table-cell office:value-type="float" office:value="0.275641">
                <text:p>0.275641</text:p>
              </table:table-cell>
              <table:table-cell office:value-type="float" office:value="0.161769">
                <text:p>0.161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0801">
                <text:p>0.440801</text:p>
              </table:table-cell>
              <table:table-cell office:value-type="float" office:value="0.222921">
                <text:p>0.222921</text:p>
              </table:table-cell>
              <table:table-cell office:value-type="float" office:value="0.275174">
                <text:p>0.275174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">
                <text:p>0.223255</text:p>
              </table:table-cell>
              <table:table-cell office:value-type="float" office:value="0.273541">
                <text:p>0.273541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">
                <text:p>0.224375</text:p>
              </table:table-cell>
              <table:table-cell office:value-type="float" office:value="0.274342">
                <text:p>0.274342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35369">
                <text:p>0.435369</text:p>
              </table:table-cell>
              <table:table-cell office:value-type="float" office:value="0.224126">
                <text:p>0.224126</text:p>
              </table:table-cell>
              <table:table-cell office:value-type="float" office:value="0.274065">
                <text:p>0.274065</text:p>
              </table:table-cell>
              <table:table-cell office:value-type="float" office:value="0.16185">
                <text:p>0.16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23895">
                <text:p>0.423895</text:p>
              </table:table-cell>
              <table:table-cell office:value-type="float" office:value="0.223792">
                <text:p>0.223792</text:p>
              </table:table-cell>
              <table:table-cell office:value-type="float" office:value="0.274593">
                <text:p>0.274593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2644">
                <text:p>0.432644</text:p>
              </table:table-cell>
              <table:table-cell office:value-type="float" office:value="0.223039">
                <text:p>0.223039</text:p>
              </table:table-cell>
              <table:table-cell office:value-type="float" office:value="0.275252">
                <text:p>0.275252</text:p>
              </table:table-cell>
              <table:table-cell office:value-type="float" office:value="0.161749">
                <text:p>0.1617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5225">
                <text:p>0.435225</text:p>
              </table:table-cell>
              <table:table-cell office:value-type="float" office:value="0.224315">
                <text:p>0.224315</text:p>
              </table:table-cell>
              <table:table-cell office:value-type="float" office:value="0.274739">
                <text:p>0.274739</text:p>
              </table:table-cell>
              <table:table-cell office:value-type="float" office:value="0.161664">
                <text:p>0.1616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">
                <text:p>0.223905</text:p>
              </table:table-cell>
              <table:table-cell office:value-type="float" office:value="0.273985">
                <text:p>0.273985</text:p>
              </table:table-cell>
              <table:table-cell office:value-type="float" office:value="0.161858">
                <text:p>0.161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7536">
                <text:p>0.437536</text:p>
              </table:table-cell>
              <table:table-cell office:value-type="float" office:value="0.221994">
                <text:p>0.221994</text:p>
              </table:table-cell>
              <table:table-cell office:value-type="float" office:value="0.275282">
                <text:p>0.275282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31425">
                <text:p>0.431425</text:p>
              </table:table-cell>
              <table:table-cell office:value-type="float" office:value="0.223336">
                <text:p>0.223336</text:p>
              </table:table-cell>
              <table:table-cell office:value-type="float" office:value="0.274699">
                <text:p>0.274699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2819">
                <text:p>0.452819</text:p>
              </table:table-cell>
              <table:table-cell office:value-type="float" office:value="0.223513">
                <text:p>0.223513</text:p>
              </table:table-cell>
              <table:table-cell office:value-type="float" office:value="0.273878">
                <text:p>0.273878</text:p>
              </table:table-cell>
              <table:table-cell office:value-type="float" office:value="0.16175">
                <text:p>0.16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5369">
                <text:p>0.435369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">
                <text:p>0.274444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6152">
                <text:p>0.426152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8">
                <text:p>0.274928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25125">
                <text:p>0.425125</text:p>
              </table:table-cell>
              <table:table-cell office:value-type="float" office:value="0.221689">
                <text:p>0.221689</text:p>
              </table:table-cell>
              <table:table-cell office:value-type="float" office:value="0.275009">
                <text:p>0.275009</text:p>
              </table:table-cell>
              <table:table-cell office:value-type="float" office:value="0.161691">
                <text:p>0.1616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38158">
                <text:p>0.438158</text:p>
              </table:table-cell>
              <table:table-cell office:value-type="float" office:value="0.222719">
                <text:p>0.222719</text:p>
              </table:table-cell>
              <table:table-cell office:value-type="float" office:value="0.274941">
                <text:p>0.27494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">
                <text:p>0.222654</text:p>
              </table:table-cell>
              <table:table-cell office:value-type="float" office:value="0.275033">
                <text:p>0.275033</text:p>
              </table:table-cell>
              <table:table-cell office:value-type="float" office:value="0.161802">
                <text:p>0.1618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32749">
                <text:p>0.432749</text:p>
              </table:table-cell>
              <table:table-cell office:value-type="float" office:value="0.222194">
                <text:p>0.222194</text:p>
              </table:table-cell>
              <table:table-cell office:value-type="float" office:value="0.274673">
                <text:p>0.274673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8882">
                <text:p>0.408882</text:p>
              </table:table-cell>
              <table:table-cell office:value-type="float" office:value="0.221205">
                <text:p>0.221205</text:p>
              </table:table-cell>
              <table:table-cell office:value-type="float" office:value="0.272938">
                <text:p>0.272938</text:p>
              </table:table-cell>
              <table:table-cell office:value-type="float" office:value="0.161689">
                <text:p>0.1616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9725">
                <text:p>0.39725</text:p>
              </table:table-cell>
              <table:table-cell office:value-type="float" office:value="0.222174">
                <text:p>0.222174</text:p>
              </table:table-cell>
              <table:table-cell office:value-type="float" office:value="0.274142">
                <text:p>0.274142</text:p>
              </table:table-cell>
              <table:table-cell office:value-type="float" office:value="0.161686">
                <text:p>0.1616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08882">
                <text:p>0.408882</text:p>
              </table:table-cell>
              <table:table-cell office:value-type="float" office:value="0.221205">
                <text:p>0.221205</text:p>
              </table:table-cell>
              <table:table-cell office:value-type="float" office:value="0.272938">
                <text:p>0.272938</text:p>
              </table:table-cell>
              <table:table-cell office:value-type="float" office:value="0.161689">
                <text:p>0.1616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2749">
                <text:p>0.432749</text:p>
              </table:table-cell>
              <table:table-cell office:value-type="float" office:value="0.222194">
                <text:p>0.222194</text:p>
              </table:table-cell>
              <table:table-cell office:value-type="float" office:value="0.274673">
                <text:p>0.274673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">
                <text:p>0.222654</text:p>
              </table:table-cell>
              <table:table-cell office:value-type="float" office:value="0.275033">
                <text:p>0.275033</text:p>
              </table:table-cell>
              <table:table-cell office:value-type="float" office:value="0.161801">
                <text:p>0.161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8158">
                <text:p>0.438158</text:p>
              </table:table-cell>
              <table:table-cell office:value-type="float" office:value="0.222719">
                <text:p>0.222719</text:p>
              </table:table-cell>
              <table:table-cell office:value-type="float" office:value="0.274941">
                <text:p>0.27494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25125">
                <text:p>0.425125</text:p>
              </table:table-cell>
              <table:table-cell office:value-type="float" office:value="0.221689">
                <text:p>0.221689</text:p>
              </table:table-cell>
              <table:table-cell office:value-type="float" office:value="0.275009">
                <text:p>0.275009</text:p>
              </table:table-cell>
              <table:table-cell office:value-type="float" office:value="0.161691">
                <text:p>0.1616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26152">
                <text:p>0.426152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8">
                <text:p>0.274928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35369">
                <text:p>0.435369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">
                <text:p>0.274444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2819">
                <text:p>0.452819</text:p>
              </table:table-cell>
              <table:table-cell office:value-type="float" office:value="0.223513">
                <text:p>0.223513</text:p>
              </table:table-cell>
              <table:table-cell office:value-type="float" office:value="0.273878">
                <text:p>0.273878</text:p>
              </table:table-cell>
              <table:table-cell office:value-type="float" office:value="0.161751">
                <text:p>0.1617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1425">
                <text:p>0.431425</text:p>
              </table:table-cell>
              <table:table-cell office:value-type="float" office:value="0.223336">
                <text:p>0.223336</text:p>
              </table:table-cell>
              <table:table-cell office:value-type="float" office:value="0.274699">
                <text:p>0.274699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7536">
                <text:p>0.437536</text:p>
              </table:table-cell>
              <table:table-cell office:value-type="float" office:value="0.221994">
                <text:p>0.221994</text:p>
              </table:table-cell>
              <table:table-cell office:value-type="float" office:value="0.275282">
                <text:p>0.275282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">
                <text:p>0.223905</text:p>
              </table:table-cell>
              <table:table-cell office:value-type="float" office:value="0.273985">
                <text:p>0.273985</text:p>
              </table:table-cell>
              <table:table-cell office:value-type="float" office:value="0.161858">
                <text:p>0.1618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5225">
                <text:p>0.435225</text:p>
              </table:table-cell>
              <table:table-cell office:value-type="float" office:value="0.224315">
                <text:p>0.224315</text:p>
              </table:table-cell>
              <table:table-cell office:value-type="float" office:value="0.274739">
                <text:p>0.274739</text:p>
              </table:table-cell>
              <table:table-cell office:value-type="float" office:value="0.161684">
                <text:p>0.1616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32644">
                <text:p>0.432644</text:p>
              </table:table-cell>
              <table:table-cell office:value-type="float" office:value="0.223039">
                <text:p>0.223039</text:p>
              </table:table-cell>
              <table:table-cell office:value-type="float" office:value="0.275252">
                <text:p>0.275252</text:p>
              </table:table-cell>
              <table:table-cell office:value-type="float" office:value="0.161749">
                <text:p>0.1617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23895">
                <text:p>0.423895</text:p>
              </table:table-cell>
              <table:table-cell office:value-type="float" office:value="0.223792">
                <text:p>0.223792</text:p>
              </table:table-cell>
              <table:table-cell office:value-type="float" office:value="0.274593">
                <text:p>0.274593</text:p>
              </table:table-cell>
              <table:table-cell office:value-type="float" office:value="0.161738">
                <text:p>0.1617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35369">
                <text:p>0.435369</text:p>
              </table:table-cell>
              <table:table-cell office:value-type="float" office:value="0.224126">
                <text:p>0.224126</text:p>
              </table:table-cell>
              <table:table-cell office:value-type="float" office:value="0.274065">
                <text:p>0.274065</text:p>
              </table:table-cell>
              <table:table-cell office:value-type="float" office:value="0.16185">
                <text:p>0.161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">
                <text:p>0.224375</text:p>
              </table:table-cell>
              <table:table-cell office:value-type="float" office:value="0.274342">
                <text:p>0.274342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">
                <text:p>0.223255</text:p>
              </table:table-cell>
              <table:table-cell office:value-type="float" office:value="0.273541">
                <text:p>0.273541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40801">
                <text:p>0.440801</text:p>
              </table:table-cell>
              <table:table-cell office:value-type="float" office:value="0.222921">
                <text:p>0.222921</text:p>
              </table:table-cell>
              <table:table-cell office:value-type="float" office:value="0.275292">
                <text:p>0.275292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">
                <text:p>0.223103</text:p>
              </table:table-cell>
              <table:table-cell office:value-type="float" office:value="0.275641">
                <text:p>0.275641</text:p>
              </table:table-cell>
              <table:table-cell office:value-type="float" office:value="0.161761">
                <text:p>0.1617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31287">
                <text:p>0.431287</text:p>
              </table:table-cell>
              <table:table-cell office:value-type="float" office:value="0.223613">
                <text:p>0.223613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0277">
                <text:p>0.430277</text:p>
              </table:table-cell>
              <table:table-cell office:value-type="float" office:value="0.223382">
                <text:p>0.223382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3">
                <text:p>0.1618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">
                <text:p>0.222776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25755">
                <text:p>0.425755</text:p>
              </table:table-cell>
              <table:table-cell office:value-type="float" office:value="0.223715">
                <text:p>0.223715</text:p>
              </table:table-cell>
              <table:table-cell office:value-type="float" office:value="0.27467">
                <text:p>0.27467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1">
                <text:p>0.223691</text:p>
              </table:table-cell>
              <table:table-cell office:value-type="float" office:value="0.274582">
                <text:p>0.274582</text:p>
              </table:table-cell>
              <table:table-cell office:value-type="float" office:value="0.161791">
                <text:p>0.1617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7">
                <text:p>0.223027</text:p>
              </table:table-cell>
              <table:table-cell office:value-type="float" office:value="0.274566">
                <text:p>0.274566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3802">
                <text:p>0.423802</text:p>
              </table:table-cell>
              <table:table-cell office:value-type="float" office:value="0.222377">
                <text:p>0.222377</text:p>
              </table:table-cell>
              <table:table-cell office:value-type="float" office:value="0.274922">
                <text:p>0.274922</text:p>
              </table:table-cell>
              <table:table-cell office:value-type="float" office:value="0.161638">
                <text:p>0.1616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28699">
                <text:p>0.428699</text:p>
              </table:table-cell>
              <table:table-cell office:value-type="float" office:value="0.222196">
                <text:p>0.222196</text:p>
              </table:table-cell>
              <table:table-cell office:value-type="float" office:value="0.274821">
                <text:p>0.274821</text:p>
              </table:table-cell>
              <table:table-cell office:value-type="float" office:value="0.16176">
                <text:p>0.16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35512">
                <text:p>0.435512</text:p>
              </table:table-cell>
              <table:table-cell office:value-type="float" office:value="0.22339">
                <text:p>0.22339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8">
                <text:p>0.16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38421">
                <text:p>0.438421</text:p>
              </table:table-cell>
              <table:table-cell office:value-type="float" office:value="0.222868">
                <text:p>0.222868</text:p>
              </table:table-cell>
              <table:table-cell office:value-type="float" office:value="0.273853">
                <text:p>0.273853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34347">
                <text:p>0.434347</text:p>
              </table:table-cell>
              <table:table-cell office:value-type="float" office:value="0.223151">
                <text:p>0.223151</text:p>
              </table:table-cell>
              <table:table-cell office:value-type="float" office:value="0.274298">
                <text:p>0.274298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24609">
                <text:p>0.424609</text:p>
              </table:table-cell>
              <table:table-cell office:value-type="float" office:value="0.223056">
                <text:p>0.223056</text:p>
              </table:table-cell>
              <table:table-cell office:value-type="float" office:value="0.274946">
                <text:p>0.274946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36588">
                <text:p>0.436588</text:p>
              </table:table-cell>
              <table:table-cell office:value-type="float" office:value="0.222672">
                <text:p>0.222672</text:p>
              </table:table-cell>
              <table:table-cell office:value-type="float" office:value="0.274327">
                <text:p>0.274327</text:p>
              </table:table-cell>
              <table:table-cell office:value-type="float" office:value="0.161798">
                <text:p>0.1617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35082">
                <text:p>0.435082</text:p>
              </table:table-cell>
              <table:table-cell office:value-type="float" office:value="0.223092">
                <text:p>0.223092</text:p>
              </table:table-cell>
              <table:table-cell office:value-type="float" office:value="0.274893">
                <text:p>0.274893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">
                <text:p>0.222846</text:p>
              </table:table-cell>
              <table:table-cell office:value-type="float" office:value="0.274623">
                <text:p>0.274623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30923">
                <text:p>0.430923</text:p>
              </table:table-cell>
              <table:table-cell office:value-type="float" office:value="0.222627">
                <text:p>0.222627</text:p>
              </table:table-cell>
              <table:table-cell office:value-type="float" office:value="0.273816">
                <text:p>0.273816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8915">
                <text:p>0.428915</text:p>
              </table:table-cell>
              <table:table-cell office:value-type="float" office:value="0.223663">
                <text:p>0.223663</text:p>
              </table:table-cell>
              <table:table-cell office:value-type="float" office:value="0.274379">
                <text:p>0.274379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19541">
                <text:p>0.419541</text:p>
              </table:table-cell>
              <table:table-cell office:value-type="float" office:value="0.223233">
                <text:p>0.223233</text:p>
              </table:table-cell>
              <table:table-cell office:value-type="float" office:value="0.275155">
                <text:p>0.275155</text:p>
              </table:table-cell>
              <table:table-cell office:value-type="float" office:value="0.16183">
                <text:p>0.161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24253">
                <text:p>0.424253</text:p>
              </table:table-cell>
              <table:table-cell office:value-type="float" office:value="0.222902">
                <text:p>0.222902</text:p>
              </table:table-cell>
              <table:table-cell office:value-type="float" office:value="0.274206">
                <text:p>0.274206</text:p>
              </table:table-cell>
              <table:table-cell office:value-type="float" office:value="0.161798">
                <text:p>0.1617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23393">
                <text:p>0.423393</text:p>
              </table:table-cell>
              <table:table-cell office:value-type="float" office:value="0.223036">
                <text:p>0.223036</text:p>
              </table:table-cell>
              <table:table-cell office:value-type="float" office:value="0.274463">
                <text:p>0.274463</text:p>
              </table:table-cell>
              <table:table-cell office:value-type="float" office:value="0.161767">
                <text:p>0.1617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8">
                <text:p>0.223738</text:p>
              </table:table-cell>
              <table:table-cell office:value-type="float" office:value="0.274309">
                <text:p>0.274309</text:p>
              </table:table-cell>
              <table:table-cell office:value-type="float" office:value="0.161824">
                <text:p>0.1618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30046">
                <text:p>0.430046</text:p>
              </table:table-cell>
              <table:table-cell office:value-type="float" office:value="0.22244">
                <text:p>0.22244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3795">
                <text:p>0.43795</text:p>
              </table:table-cell>
              <table:table-cell office:value-type="float" office:value="0.222648">
                <text:p>0.222648</text:p>
              </table:table-cell>
              <table:table-cell office:value-type="float" office:value="0.273915">
                <text:p>0.273915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688">
                <text:p>0.222688</text:p>
              </table:table-cell>
              <table:table-cell office:value-type="float" office:value="0.274535">
                <text:p>0.274535</text:p>
              </table:table-cell>
              <table:table-cell office:value-type="float" office:value="0.161748">
                <text:p>0.1617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9">
                <text:p>0.274339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84004">
                <text:p>0.484004</text:p>
              </table:table-cell>
              <table:table-cell office:value-type="float" office:value="0.225851">
                <text:p>0.225851</text:p>
              </table:table-cell>
              <table:table-cell office:value-type="float" office:value="0.27878">
                <text:p>0.27878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9">
                <text:p>0.274339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69">
                <text:p>0.22269</text:p>
              </table:table-cell>
              <table:table-cell office:value-type="float" office:value="0.274535">
                <text:p>0.274535</text:p>
              </table:table-cell>
              <table:table-cell office:value-type="float" office:value="0.161725">
                <text:p>0.1617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3795">
                <text:p>0.43795</text:p>
              </table:table-cell>
              <table:table-cell office:value-type="float" office:value="0.222648">
                <text:p>0.222648</text:p>
              </table:table-cell>
              <table:table-cell office:value-type="float" office:value="0.273915">
                <text:p>0.273915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30046">
                <text:p>0.430046</text:p>
              </table:table-cell>
              <table:table-cell office:value-type="float" office:value="0.22244">
                <text:p>0.22244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8">
                <text:p>0.223738</text:p>
              </table:table-cell>
              <table:table-cell office:value-type="float" office:value="0.274309">
                <text:p>0.274309</text:p>
              </table:table-cell>
              <table:table-cell office:value-type="float" office:value="0.161824">
                <text:p>0.161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23393">
                <text:p>0.423393</text:p>
              </table:table-cell>
              <table:table-cell office:value-type="float" office:value="0.223036">
                <text:p>0.223036</text:p>
              </table:table-cell>
              <table:table-cell office:value-type="float" office:value="0.274463">
                <text:p>0.274463</text:p>
              </table:table-cell>
              <table:table-cell office:value-type="float" office:value="0.161767">
                <text:p>0.1617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24253">
                <text:p>0.424253</text:p>
              </table:table-cell>
              <table:table-cell office:value-type="float" office:value="0.222902">
                <text:p>0.222902</text:p>
              </table:table-cell>
              <table:table-cell office:value-type="float" office:value="0.274206">
                <text:p>0.274206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19541">
                <text:p>0.419541</text:p>
              </table:table-cell>
              <table:table-cell office:value-type="float" office:value="0.223233">
                <text:p>0.223233</text:p>
              </table:table-cell>
              <table:table-cell office:value-type="float" office:value="0.275155">
                <text:p>0.275155</text:p>
              </table:table-cell>
              <table:table-cell office:value-type="float" office:value="0.16183">
                <text:p>0.161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28915">
                <text:p>0.428915</text:p>
              </table:table-cell>
              <table:table-cell office:value-type="float" office:value="0.223663">
                <text:p>0.223663</text:p>
              </table:table-cell>
              <table:table-cell office:value-type="float" office:value="0.274379">
                <text:p>0.274379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30923">
                <text:p>0.430923</text:p>
              </table:table-cell>
              <table:table-cell office:value-type="float" office:value="0.222627">
                <text:p>0.222627</text:p>
              </table:table-cell>
              <table:table-cell office:value-type="float" office:value="0.273816">
                <text:p>0.273816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">
                <text:p>0.222846</text:p>
              </table:table-cell>
              <table:table-cell office:value-type="float" office:value="0.274623">
                <text:p>0.274623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35082">
                <text:p>0.435082</text:p>
              </table:table-cell>
              <table:table-cell office:value-type="float" office:value="0.223092">
                <text:p>0.223092</text:p>
              </table:table-cell>
              <table:table-cell office:value-type="float" office:value="0.274892">
                <text:p>0.274892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6588">
                <text:p>0.436588</text:p>
              </table:table-cell>
              <table:table-cell office:value-type="float" office:value="0.222672">
                <text:p>0.222672</text:p>
              </table:table-cell>
              <table:table-cell office:value-type="float" office:value="0.274327">
                <text:p>0.274327</text:p>
              </table:table-cell>
              <table:table-cell office:value-type="float" office:value="0.161781">
                <text:p>0.1617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24609">
                <text:p>0.424609</text:p>
              </table:table-cell>
              <table:table-cell office:value-type="float" office:value="0.223056">
                <text:p>0.223056</text:p>
              </table:table-cell>
              <table:table-cell office:value-type="float" office:value="0.275045">
                <text:p>0.275045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4347">
                <text:p>0.434347</text:p>
              </table:table-cell>
              <table:table-cell office:value-type="float" office:value="0.223151">
                <text:p>0.223151</text:p>
              </table:table-cell>
              <table:table-cell office:value-type="float" office:value="0.274298">
                <text:p>0.274298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38421">
                <text:p>0.438421</text:p>
              </table:table-cell>
              <table:table-cell office:value-type="float" office:value="0.222868">
                <text:p>0.222868</text:p>
              </table:table-cell>
              <table:table-cell office:value-type="float" office:value="0.273853">
                <text:p>0.273853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35512">
                <text:p>0.435512</text:p>
              </table:table-cell>
              <table:table-cell office:value-type="float" office:value="0.22339">
                <text:p>0.22339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8">
                <text:p>0.161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28699">
                <text:p>0.428699</text:p>
              </table:table-cell>
              <table:table-cell office:value-type="float" office:value="0.222196">
                <text:p>0.222196</text:p>
              </table:table-cell>
              <table:table-cell office:value-type="float" office:value="0.274821">
                <text:p>0.274821</text:p>
              </table:table-cell>
              <table:table-cell office:value-type="float" office:value="0.16176">
                <text:p>0.16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3802">
                <text:p>0.423802</text:p>
              </table:table-cell>
              <table:table-cell office:value-type="float" office:value="0.222377">
                <text:p>0.222377</text:p>
              </table:table-cell>
              <table:table-cell office:value-type="float" office:value="0.274994">
                <text:p>0.274994</text:p>
              </table:table-cell>
              <table:table-cell office:value-type="float" office:value="0.161638">
                <text:p>0.1616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7">
                <text:p>0.223027</text:p>
              </table:table-cell>
              <table:table-cell office:value-type="float" office:value="0.274566">
                <text:p>0.274566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1">
                <text:p>0.223691</text:p>
              </table:table-cell>
              <table:table-cell office:value-type="float" office:value="0.274582">
                <text:p>0.274582</text:p>
              </table:table-cell>
              <table:table-cell office:value-type="float" office:value="0.161791">
                <text:p>0.1617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25755">
                <text:p>0.425755</text:p>
              </table:table-cell>
              <table:table-cell office:value-type="float" office:value="0.223715">
                <text:p>0.223715</text:p>
              </table:table-cell>
              <table:table-cell office:value-type="float" office:value="0.27467">
                <text:p>0.27467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">
                <text:p>0.222776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0277">
                <text:p>0.430277</text:p>
              </table:table-cell>
              <table:table-cell office:value-type="float" office:value="0.223382">
                <text:p>0.223382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3">
                <text:p>0.1618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31287">
                <text:p>0.431287</text:p>
              </table:table-cell>
              <table:table-cell office:value-type="float" office:value="0.223613">
                <text:p>0.223613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">
                <text:p>0.223103</text:p>
              </table:table-cell>
              <table:table-cell office:value-type="float" office:value="0.275641">
                <text:p>0.275641</text:p>
              </table:table-cell>
              <table:table-cell office:value-type="float" office:value="0.161761">
                <text:p>0.161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40801">
                <text:p>0.440801</text:p>
              </table:table-cell>
              <table:table-cell office:value-type="float" office:value="0.222921">
                <text:p>0.222921</text:p>
              </table:table-cell>
              <table:table-cell office:value-type="float" office:value="0.275292">
                <text:p>0.275292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">
                <text:p>0.223255</text:p>
              </table:table-cell>
              <table:table-cell office:value-type="float" office:value="0.273541">
                <text:p>0.273541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">
                <text:p>0.224375</text:p>
              </table:table-cell>
              <table:table-cell office:value-type="float" office:value="0.274342">
                <text:p>0.274342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35369">
                <text:p>0.435369</text:p>
              </table:table-cell>
              <table:table-cell office:value-type="float" office:value="0.224126">
                <text:p>0.224126</text:p>
              </table:table-cell>
              <table:table-cell office:value-type="float" office:value="0.274065">
                <text:p>0.274065</text:p>
              </table:table-cell>
              <table:table-cell office:value-type="float" office:value="0.16185">
                <text:p>0.161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3895">
                <text:p>0.423895</text:p>
              </table:table-cell>
              <table:table-cell office:value-type="float" office:value="0.223792">
                <text:p>0.223792</text:p>
              </table:table-cell>
              <table:table-cell office:value-type="float" office:value="0.274593">
                <text:p>0.274593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32644">
                <text:p>0.432644</text:p>
              </table:table-cell>
              <table:table-cell office:value-type="float" office:value="0.223039">
                <text:p>0.223039</text:p>
              </table:table-cell>
              <table:table-cell office:value-type="float" office:value="0.275252">
                <text:p>0.275252</text:p>
              </table:table-cell>
              <table:table-cell office:value-type="float" office:value="0.161749">
                <text:p>0.1617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35225">
                <text:p>0.435225</text:p>
              </table:table-cell>
              <table:table-cell office:value-type="float" office:value="0.224315">
                <text:p>0.224315</text:p>
              </table:table-cell>
              <table:table-cell office:value-type="float" office:value="0.274739">
                <text:p>0.274739</text:p>
              </table:table-cell>
              <table:table-cell office:value-type="float" office:value="0.161684">
                <text:p>0.1616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">
                <text:p>0.223905</text:p>
              </table:table-cell>
              <table:table-cell office:value-type="float" office:value="0.273985">
                <text:p>0.273985</text:p>
              </table:table-cell>
              <table:table-cell office:value-type="float" office:value="0.161858">
                <text:p>0.161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7536">
                <text:p>0.437536</text:p>
              </table:table-cell>
              <table:table-cell office:value-type="float" office:value="0.221994">
                <text:p>0.221994</text:p>
              </table:table-cell>
              <table:table-cell office:value-type="float" office:value="0.275282">
                <text:p>0.275282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1425">
                <text:p>0.431425</text:p>
              </table:table-cell>
              <table:table-cell office:value-type="float" office:value="0.223336">
                <text:p>0.223336</text:p>
              </table:table-cell>
              <table:table-cell office:value-type="float" office:value="0.274699">
                <text:p>0.274699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52819">
                <text:p>0.452819</text:p>
              </table:table-cell>
              <table:table-cell office:value-type="float" office:value="0.223606">
                <text:p>0.223606</text:p>
              </table:table-cell>
              <table:table-cell office:value-type="float" office:value="0.273878">
                <text:p>0.273878</text:p>
              </table:table-cell>
              <table:table-cell office:value-type="float" office:value="0.16175">
                <text:p>0.161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5369">
                <text:p>0.435369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">
                <text:p>0.274444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26152">
                <text:p>0.426152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8">
                <text:p>0.274928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5125">
                <text:p>0.425125</text:p>
              </table:table-cell>
              <table:table-cell office:value-type="float" office:value="0.221689">
                <text:p>0.221689</text:p>
              </table:table-cell>
              <table:table-cell office:value-type="float" office:value="0.275009">
                <text:p>0.275009</text:p>
              </table:table-cell>
              <table:table-cell office:value-type="float" office:value="0.161691">
                <text:p>0.161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38158">
                <text:p>0.438158</text:p>
              </table:table-cell>
              <table:table-cell office:value-type="float" office:value="0.222719">
                <text:p>0.222719</text:p>
              </table:table-cell>
              <table:table-cell office:value-type="float" office:value="0.274941">
                <text:p>0.27494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">
                <text:p>0.222654</text:p>
              </table:table-cell>
              <table:table-cell office:value-type="float" office:value="0.275033">
                <text:p>0.275033</text:p>
              </table:table-cell>
              <table:table-cell office:value-type="float" office:value="0.161794">
                <text:p>0.1617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32749">
                <text:p>0.432749</text:p>
              </table:table-cell>
              <table:table-cell office:value-type="float" office:value="0.222194">
                <text:p>0.222194</text:p>
              </table:table-cell>
              <table:table-cell office:value-type="float" office:value="0.274673">
                <text:p>0.274673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08882">
                <text:p>0.408882</text:p>
              </table:table-cell>
              <table:table-cell office:value-type="float" office:value="0.221205">
                <text:p>0.221205</text:p>
              </table:table-cell>
              <table:table-cell office:value-type="float" office:value="0.272938">
                <text:p>0.272938</text:p>
              </table:table-cell>
              <table:table-cell office:value-type="float" office:value="0.161689">
                <text:p>0.1616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9725">
                <text:p>0.39725</text:p>
              </table:table-cell>
              <table:table-cell office:value-type="float" office:value="0.222174">
                <text:p>0.222174</text:p>
              </table:table-cell>
              <table:table-cell office:value-type="float" office:value="0.274142">
                <text:p>0.274142</text:p>
              </table:table-cell>
              <table:table-cell office:value-type="float" office:value="0.161686">
                <text:p>0.161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08882">
                <text:p>0.408882</text:p>
              </table:table-cell>
              <table:table-cell office:value-type="float" office:value="0.221205">
                <text:p>0.221205</text:p>
              </table:table-cell>
              <table:table-cell office:value-type="float" office:value="0.272938">
                <text:p>0.272938</text:p>
              </table:table-cell>
              <table:table-cell office:value-type="float" office:value="0.161689">
                <text:p>0.1616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32749">
                <text:p>0.432749</text:p>
              </table:table-cell>
              <table:table-cell office:value-type="float" office:value="0.222194">
                <text:p>0.222194</text:p>
              </table:table-cell>
              <table:table-cell office:value-type="float" office:value="0.274673">
                <text:p>0.274673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">
                <text:p>0.222654</text:p>
              </table:table-cell>
              <table:table-cell office:value-type="float" office:value="0.275033">
                <text:p>0.275033</text:p>
              </table:table-cell>
              <table:table-cell office:value-type="float" office:value="0.161801">
                <text:p>0.1618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38158">
                <text:p>0.438158</text:p>
              </table:table-cell>
              <table:table-cell office:value-type="float" office:value="0.222719">
                <text:p>0.222719</text:p>
              </table:table-cell>
              <table:table-cell office:value-type="float" office:value="0.274941">
                <text:p>0.27494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5125">
                <text:p>0.425125</text:p>
              </table:table-cell>
              <table:table-cell office:value-type="float" office:value="0.221753">
                <text:p>0.221753</text:p>
              </table:table-cell>
              <table:table-cell office:value-type="float" office:value="0.275009">
                <text:p>0.275009</text:p>
              </table:table-cell>
              <table:table-cell office:value-type="float" office:value="0.161691">
                <text:p>0.1616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6152">
                <text:p>0.426152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8">
                <text:p>0.274928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35369">
                <text:p>0.435369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">
                <text:p>0.274444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52819">
                <text:p>0.452819</text:p>
              </table:table-cell>
              <table:table-cell office:value-type="float" office:value="0.223513">
                <text:p>0.223513</text:p>
              </table:table-cell>
              <table:table-cell office:value-type="float" office:value="0.273878">
                <text:p>0.273878</text:p>
              </table:table-cell>
              <table:table-cell office:value-type="float" office:value="0.161751">
                <text:p>0.1617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31425">
                <text:p>0.431425</text:p>
              </table:table-cell>
              <table:table-cell office:value-type="float" office:value="0.223336">
                <text:p>0.223336</text:p>
              </table:table-cell>
              <table:table-cell office:value-type="float" office:value="0.274699">
                <text:p>0.274699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37536">
                <text:p>0.437536</text:p>
              </table:table-cell>
              <table:table-cell office:value-type="float" office:value="0.221994">
                <text:p>0.221994</text:p>
              </table:table-cell>
              <table:table-cell office:value-type="float" office:value="0.275282">
                <text:p>0.275282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">
                <text:p>0.223905</text:p>
              </table:table-cell>
              <table:table-cell office:value-type="float" office:value="0.273985">
                <text:p>0.273985</text:p>
              </table:table-cell>
              <table:table-cell office:value-type="float" office:value="0.161858">
                <text:p>0.1618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35225">
                <text:p>0.435225</text:p>
              </table:table-cell>
              <table:table-cell office:value-type="float" office:value="0.224315">
                <text:p>0.224315</text:p>
              </table:table-cell>
              <table:table-cell office:value-type="float" office:value="0.274739">
                <text:p>0.274739</text:p>
              </table:table-cell>
              <table:table-cell office:value-type="float" office:value="0.161684">
                <text:p>0.1616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32644">
                <text:p>0.432644</text:p>
              </table:table-cell>
              <table:table-cell office:value-type="float" office:value="0.223039">
                <text:p>0.223039</text:p>
              </table:table-cell>
              <table:table-cell office:value-type="float" office:value="0.275252">
                <text:p>0.275252</text:p>
              </table:table-cell>
              <table:table-cell office:value-type="float" office:value="0.161749">
                <text:p>0.1617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23895">
                <text:p>0.423895</text:p>
              </table:table-cell>
              <table:table-cell office:value-type="float" office:value="0.223792">
                <text:p>0.223792</text:p>
              </table:table-cell>
              <table:table-cell office:value-type="float" office:value="0.274593">
                <text:p>0.274593</text:p>
              </table:table-cell>
              <table:table-cell office:value-type="float" office:value="0.161738">
                <text:p>0.1617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5369">
                <text:p>0.435369</text:p>
              </table:table-cell>
              <table:table-cell office:value-type="float" office:value="0.224126">
                <text:p>0.224126</text:p>
              </table:table-cell>
              <table:table-cell office:value-type="float" office:value="0.274065">
                <text:p>0.274065</text:p>
              </table:table-cell>
              <table:table-cell office:value-type="float" office:value="0.16185">
                <text:p>0.161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">
                <text:p>0.224375</text:p>
              </table:table-cell>
              <table:table-cell office:value-type="float" office:value="0.274342">
                <text:p>0.274342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">
                <text:p>0.223255</text:p>
              </table:table-cell>
              <table:table-cell office:value-type="float" office:value="0.273541">
                <text:p>0.273541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40801">
                <text:p>0.440801</text:p>
              </table:table-cell>
              <table:table-cell office:value-type="float" office:value="0.222921">
                <text:p>0.222921</text:p>
              </table:table-cell>
              <table:table-cell office:value-type="float" office:value="0.275292">
                <text:p>0.275292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">
                <text:p>0.223103</text:p>
              </table:table-cell>
              <table:table-cell office:value-type="float" office:value="0.275641">
                <text:p>0.275641</text:p>
              </table:table-cell>
              <table:table-cell office:value-type="float" office:value="0.161761">
                <text:p>0.1617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1287">
                <text:p>0.431287</text:p>
              </table:table-cell>
              <table:table-cell office:value-type="float" office:value="0.223613">
                <text:p>0.223613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0277">
                <text:p>0.430277</text:p>
              </table:table-cell>
              <table:table-cell office:value-type="float" office:value="0.223382">
                <text:p>0.223382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3">
                <text:p>0.1618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">
                <text:p>0.222776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5755">
                <text:p>0.425755</text:p>
              </table:table-cell>
              <table:table-cell office:value-type="float" office:value="0.223715">
                <text:p>0.223715</text:p>
              </table:table-cell>
              <table:table-cell office:value-type="float" office:value="0.27467">
                <text:p>0.27467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1">
                <text:p>0.223691</text:p>
              </table:table-cell>
              <table:table-cell office:value-type="float" office:value="0.274582">
                <text:p>0.274582</text:p>
              </table:table-cell>
              <table:table-cell office:value-type="float" office:value="0.161791">
                <text:p>0.1617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7">
                <text:p>0.223027</text:p>
              </table:table-cell>
              <table:table-cell office:value-type="float" office:value="0.274566">
                <text:p>0.274566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3802">
                <text:p>0.423802</text:p>
              </table:table-cell>
              <table:table-cell office:value-type="float" office:value="0.222377">
                <text:p>0.222377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8">
                <text:p>0.1616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8699">
                <text:p>0.428699</text:p>
              </table:table-cell>
              <table:table-cell office:value-type="float" office:value="0.222196">
                <text:p>0.222196</text:p>
              </table:table-cell>
              <table:table-cell office:value-type="float" office:value="0.274821">
                <text:p>0.274821</text:p>
              </table:table-cell>
              <table:table-cell office:value-type="float" office:value="0.16176">
                <text:p>0.161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35512">
                <text:p>0.435512</text:p>
              </table:table-cell>
              <table:table-cell office:value-type="float" office:value="0.22339">
                <text:p>0.22339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8">
                <text:p>0.161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38421">
                <text:p>0.438421</text:p>
              </table:table-cell>
              <table:table-cell office:value-type="float" office:value="0.222868">
                <text:p>0.222868</text:p>
              </table:table-cell>
              <table:table-cell office:value-type="float" office:value="0.273853">
                <text:p>0.273853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34347">
                <text:p>0.434347</text:p>
              </table:table-cell>
              <table:table-cell office:value-type="float" office:value="0.223151">
                <text:p>0.223151</text:p>
              </table:table-cell>
              <table:table-cell office:value-type="float" office:value="0.274298">
                <text:p>0.274298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4609">
                <text:p>0.424609</text:p>
              </table:table-cell>
              <table:table-cell office:value-type="float" office:value="0.223056">
                <text:p>0.223056</text:p>
              </table:table-cell>
              <table:table-cell office:value-type="float" office:value="0.275045">
                <text:p>0.275045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36588">
                <text:p>0.436588</text:p>
              </table:table-cell>
              <table:table-cell office:value-type="float" office:value="0.222672">
                <text:p>0.222672</text:p>
              </table:table-cell>
              <table:table-cell office:value-type="float" office:value="0.274327">
                <text:p>0.274327</text:p>
              </table:table-cell>
              <table:table-cell office:value-type="float" office:value="0.161781">
                <text:p>0.1617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35082">
                <text:p>0.435082</text:p>
              </table:table-cell>
              <table:table-cell office:value-type="float" office:value="0.223092">
                <text:p>0.223092</text:p>
              </table:table-cell>
              <table:table-cell office:value-type="float" office:value="0.274893">
                <text:p>0.274893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">
                <text:p>0.222846</text:p>
              </table:table-cell>
              <table:table-cell office:value-type="float" office:value="0.274623">
                <text:p>0.274623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30923">
                <text:p>0.430923</text:p>
              </table:table-cell>
              <table:table-cell office:value-type="float" office:value="0.222627">
                <text:p>0.222627</text:p>
              </table:table-cell>
              <table:table-cell office:value-type="float" office:value="0.273816">
                <text:p>0.273816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28915">
                <text:p>0.428915</text:p>
              </table:table-cell>
              <table:table-cell office:value-type="float" office:value="0.223663">
                <text:p>0.223663</text:p>
              </table:table-cell>
              <table:table-cell office:value-type="float" office:value="0.274379">
                <text:p>0.274379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9541">
                <text:p>0.419541</text:p>
              </table:table-cell>
              <table:table-cell office:value-type="float" office:value="0.223233">
                <text:p>0.223233</text:p>
              </table:table-cell>
              <table:table-cell office:value-type="float" office:value="0.275155">
                <text:p>0.275155</text:p>
              </table:table-cell>
              <table:table-cell office:value-type="float" office:value="0.16183">
                <text:p>0.161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24253">
                <text:p>0.424253</text:p>
              </table:table-cell>
              <table:table-cell office:value-type="float" office:value="0.222902">
                <text:p>0.222902</text:p>
              </table:table-cell>
              <table:table-cell office:value-type="float" office:value="0.274206">
                <text:p>0.274206</text:p>
              </table:table-cell>
              <table:table-cell office:value-type="float" office:value="0.161798">
                <text:p>0.1617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23393">
                <text:p>0.423393</text:p>
              </table:table-cell>
              <table:table-cell office:value-type="float" office:value="0.223036">
                <text:p>0.223036</text:p>
              </table:table-cell>
              <table:table-cell office:value-type="float" office:value="0.274463">
                <text:p>0.274463</text:p>
              </table:table-cell>
              <table:table-cell office:value-type="float" office:value="0.161767">
                <text:p>0.1617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8">
                <text:p>0.223738</text:p>
              </table:table-cell>
              <table:table-cell office:value-type="float" office:value="0.274309">
                <text:p>0.274309</text:p>
              </table:table-cell>
              <table:table-cell office:value-type="float" office:value="0.161824">
                <text:p>0.1618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30046">
                <text:p>0.430046</text:p>
              </table:table-cell>
              <table:table-cell office:value-type="float" office:value="0.22244">
                <text:p>0.22244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3795">
                <text:p>0.43795</text:p>
              </table:table-cell>
              <table:table-cell office:value-type="float" office:value="0.222648">
                <text:p>0.222648</text:p>
              </table:table-cell>
              <table:table-cell office:value-type="float" office:value="0.274043">
                <text:p>0.274043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688">
                <text:p>0.222688</text:p>
              </table:table-cell>
              <table:table-cell office:value-type="float" office:value="0.274535">
                <text:p>0.274535</text:p>
              </table:table-cell>
              <table:table-cell office:value-type="float" office:value="0.161748">
                <text:p>0.1617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9">
                <text:p>0.274339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84004">
                <text:p>0.484004</text:p>
              </table:table-cell>
              <table:table-cell office:value-type="float" office:value="0.225851">
                <text:p>0.225851</text:p>
              </table:table-cell>
              <table:table-cell office:value-type="float" office:value="0.27878">
                <text:p>0.27878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9">
                <text:p>0.274339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69">
                <text:p>0.22269</text:p>
              </table:table-cell>
              <table:table-cell office:value-type="float" office:value="0.274535">
                <text:p>0.274535</text:p>
              </table:table-cell>
              <table:table-cell office:value-type="float" office:value="0.161748">
                <text:p>0.1617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795">
                <text:p>0.43795</text:p>
              </table:table-cell>
              <table:table-cell office:value-type="float" office:value="0.222648">
                <text:p>0.222648</text:p>
              </table:table-cell>
              <table:table-cell office:value-type="float" office:value="0.274043">
                <text:p>0.274043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30046">
                <text:p>0.430046</text:p>
              </table:table-cell>
              <table:table-cell office:value-type="float" office:value="0.22244">
                <text:p>0.22244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8">
                <text:p>0.223738</text:p>
              </table:table-cell>
              <table:table-cell office:value-type="float" office:value="0.274309">
                <text:p>0.274309</text:p>
              </table:table-cell>
              <table:table-cell office:value-type="float" office:value="0.161824">
                <text:p>0.1618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23393">
                <text:p>0.423393</text:p>
              </table:table-cell>
              <table:table-cell office:value-type="float" office:value="0.223036">
                <text:p>0.223036</text:p>
              </table:table-cell>
              <table:table-cell office:value-type="float" office:value="0.274463">
                <text:p>0.274463</text:p>
              </table:table-cell>
              <table:table-cell office:value-type="float" office:value="0.161767">
                <text:p>0.1617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24253">
                <text:p>0.424253</text:p>
              </table:table-cell>
              <table:table-cell office:value-type="float" office:value="0.222902">
                <text:p>0.222902</text:p>
              </table:table-cell>
              <table:table-cell office:value-type="float" office:value="0.274206">
                <text:p>0.274206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19541">
                <text:p>0.419541</text:p>
              </table:table-cell>
              <table:table-cell office:value-type="float" office:value="0.223233">
                <text:p>0.223233</text:p>
              </table:table-cell>
              <table:table-cell office:value-type="float" office:value="0.275155">
                <text:p>0.275155</text:p>
              </table:table-cell>
              <table:table-cell office:value-type="float" office:value="0.16183">
                <text:p>0.161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28915">
                <text:p>0.428915</text:p>
              </table:table-cell>
              <table:table-cell office:value-type="float" office:value="0.223663">
                <text:p>0.223663</text:p>
              </table:table-cell>
              <table:table-cell office:value-type="float" office:value="0.274379">
                <text:p>0.274379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0923">
                <text:p>0.430923</text:p>
              </table:table-cell>
              <table:table-cell office:value-type="float" office:value="0.222627">
                <text:p>0.222627</text:p>
              </table:table-cell>
              <table:table-cell office:value-type="float" office:value="0.273816">
                <text:p>0.273816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">
                <text:p>0.222846</text:p>
              </table:table-cell>
              <table:table-cell office:value-type="float" office:value="0.274623">
                <text:p>0.274623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35082">
                <text:p>0.435082</text:p>
              </table:table-cell>
              <table:table-cell office:value-type="float" office:value="0.222853">
                <text:p>0.222853</text:p>
              </table:table-cell>
              <table:table-cell office:value-type="float" office:value="0.274892">
                <text:p>0.274892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36588">
                <text:p>0.436588</text:p>
              </table:table-cell>
              <table:table-cell office:value-type="float" office:value="0.222672">
                <text:p>0.222672</text:p>
              </table:table-cell>
              <table:table-cell office:value-type="float" office:value="0.274327">
                <text:p>0.274327</text:p>
              </table:table-cell>
              <table:table-cell office:value-type="float" office:value="0.161781">
                <text:p>0.1617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24609">
                <text:p>0.424609</text:p>
              </table:table-cell>
              <table:table-cell office:value-type="float" office:value="0.223056">
                <text:p>0.223056</text:p>
              </table:table-cell>
              <table:table-cell office:value-type="float" office:value="0.275045">
                <text:p>0.275045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34347">
                <text:p>0.434347</text:p>
              </table:table-cell>
              <table:table-cell office:value-type="float" office:value="0.223151">
                <text:p>0.223151</text:p>
              </table:table-cell>
              <table:table-cell office:value-type="float" office:value="0.274298">
                <text:p>0.274298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38421">
                <text:p>0.438421</text:p>
              </table:table-cell>
              <table:table-cell office:value-type="float" office:value="0.222868">
                <text:p>0.222868</text:p>
              </table:table-cell>
              <table:table-cell office:value-type="float" office:value="0.273853">
                <text:p>0.273853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35512">
                <text:p>0.435512</text:p>
              </table:table-cell>
              <table:table-cell office:value-type="float" office:value="0.22339">
                <text:p>0.22339</text:p>
              </table:table-cell>
              <table:table-cell office:value-type="float" office:value="0.274721">
                <text:p>0.274721</text:p>
              </table:table-cell>
              <table:table-cell office:value-type="float" office:value="0.16178">
                <text:p>0.161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28699">
                <text:p>0.428699</text:p>
              </table:table-cell>
              <table:table-cell office:value-type="float" office:value="0.222196">
                <text:p>0.222196</text:p>
              </table:table-cell>
              <table:table-cell office:value-type="float" office:value="0.274821">
                <text:p>0.274821</text:p>
              </table:table-cell>
              <table:table-cell office:value-type="float" office:value="0.16176">
                <text:p>0.161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23802">
                <text:p>0.423802</text:p>
              </table:table-cell>
              <table:table-cell office:value-type="float" office:value="0.222377">
                <text:p>0.222377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8">
                <text:p>0.1616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7">
                <text:p>0.223027</text:p>
              </table:table-cell>
              <table:table-cell office:value-type="float" office:value="0.274566">
                <text:p>0.274566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1">
                <text:p>0.223691</text:p>
              </table:table-cell>
              <table:table-cell office:value-type="float" office:value="0.274582">
                <text:p>0.274582</text:p>
              </table:table-cell>
              <table:table-cell office:value-type="float" office:value="0.161791">
                <text:p>0.1617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25755">
                <text:p>0.425755</text:p>
              </table:table-cell>
              <table:table-cell office:value-type="float" office:value="0.223715">
                <text:p>0.223715</text:p>
              </table:table-cell>
              <table:table-cell office:value-type="float" office:value="0.27467">
                <text:p>0.27467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">
                <text:p>0.222776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0277">
                <text:p>0.430277</text:p>
              </table:table-cell>
              <table:table-cell office:value-type="float" office:value="0.223382">
                <text:p>0.223382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3">
                <text:p>0.1618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31287">
                <text:p>0.431287</text:p>
              </table:table-cell>
              <table:table-cell office:value-type="float" office:value="0.223613">
                <text:p>0.223613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">
                <text:p>0.223103</text:p>
              </table:table-cell>
              <table:table-cell office:value-type="float" office:value="0.275641">
                <text:p>0.275641</text:p>
              </table:table-cell>
              <table:table-cell office:value-type="float" office:value="0.161761">
                <text:p>0.1617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40801">
                <text:p>0.440801</text:p>
              </table:table-cell>
              <table:table-cell office:value-type="float" office:value="0.222921">
                <text:p>0.222921</text:p>
              </table:table-cell>
              <table:table-cell office:value-type="float" office:value="0.275174">
                <text:p>0.275174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">
                <text:p>0.223255</text:p>
              </table:table-cell>
              <table:table-cell office:value-type="float" office:value="0.273541">
                <text:p>0.273541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">
                <text:p>0.224375</text:p>
              </table:table-cell>
              <table:table-cell office:value-type="float" office:value="0.274342">
                <text:p>0.274342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35369">
                <text:p>0.435369</text:p>
              </table:table-cell>
              <table:table-cell office:value-type="float" office:value="0.224126">
                <text:p>0.224126</text:p>
              </table:table-cell>
              <table:table-cell office:value-type="float" office:value="0.274065">
                <text:p>0.274065</text:p>
              </table:table-cell>
              <table:table-cell office:value-type="float" office:value="0.16185">
                <text:p>0.161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23895">
                <text:p>0.423895</text:p>
              </table:table-cell>
              <table:table-cell office:value-type="float" office:value="0.223792">
                <text:p>0.223792</text:p>
              </table:table-cell>
              <table:table-cell office:value-type="float" office:value="0.274593">
                <text:p>0.274593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32644">
                <text:p>0.432644</text:p>
              </table:table-cell>
              <table:table-cell office:value-type="float" office:value="0.223039">
                <text:p>0.223039</text:p>
              </table:table-cell>
              <table:table-cell office:value-type="float" office:value="0.275252">
                <text:p>0.275252</text:p>
              </table:table-cell>
              <table:table-cell office:value-type="float" office:value="0.161749">
                <text:p>0.1617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35225">
                <text:p>0.435225</text:p>
              </table:table-cell>
              <table:table-cell office:value-type="float" office:value="0.224315">
                <text:p>0.224315</text:p>
              </table:table-cell>
              <table:table-cell office:value-type="float" office:value="0.274739">
                <text:p>0.274739</text:p>
              </table:table-cell>
              <table:table-cell office:value-type="float" office:value="0.161684">
                <text:p>0.1616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">
                <text:p>0.223905</text:p>
              </table:table-cell>
              <table:table-cell office:value-type="float" office:value="0.274079">
                <text:p>0.274079</text:p>
              </table:table-cell>
              <table:table-cell office:value-type="float" office:value="0.161858">
                <text:p>0.161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37536">
                <text:p>0.437536</text:p>
              </table:table-cell>
              <table:table-cell office:value-type="float" office:value="0.221994">
                <text:p>0.221994</text:p>
              </table:table-cell>
              <table:table-cell office:value-type="float" office:value="0.275282">
                <text:p>0.275282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1425">
                <text:p>0.431425</text:p>
              </table:table-cell>
              <table:table-cell office:value-type="float" office:value="0.223336">
                <text:p>0.223336</text:p>
              </table:table-cell>
              <table:table-cell office:value-type="float" office:value="0.274699">
                <text:p>0.274699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52819">
                <text:p>0.452819</text:p>
              </table:table-cell>
              <table:table-cell office:value-type="float" office:value="0.223513">
                <text:p>0.223513</text:p>
              </table:table-cell>
              <table:table-cell office:value-type="float" office:value="0.273878">
                <text:p>0.273878</text:p>
              </table:table-cell>
              <table:table-cell office:value-type="float" office:value="0.16175">
                <text:p>0.161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5369">
                <text:p>0.435369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">
                <text:p>0.274444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26152">
                <text:p>0.426152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8">
                <text:p>0.274928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25125">
                <text:p>0.425125</text:p>
              </table:table-cell>
              <table:table-cell office:value-type="float" office:value="0.221753">
                <text:p>0.221753</text:p>
              </table:table-cell>
              <table:table-cell office:value-type="float" office:value="0.275009">
                <text:p>0.275009</text:p>
              </table:table-cell>
              <table:table-cell office:value-type="float" office:value="0.161691">
                <text:p>0.1616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38158">
                <text:p>0.438158</text:p>
              </table:table-cell>
              <table:table-cell office:value-type="float" office:value="0.222719">
                <text:p>0.222719</text:p>
              </table:table-cell>
              <table:table-cell office:value-type="float" office:value="0.274941">
                <text:p>0.27494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">
                <text:p>0.222654</text:p>
              </table:table-cell>
              <table:table-cell office:value-type="float" office:value="0.275033">
                <text:p>0.275033</text:p>
              </table:table-cell>
              <table:table-cell office:value-type="float" office:value="0.161794">
                <text:p>0.1617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32749">
                <text:p>0.432749</text:p>
              </table:table-cell>
              <table:table-cell office:value-type="float" office:value="0.222194">
                <text:p>0.222194</text:p>
              </table:table-cell>
              <table:table-cell office:value-type="float" office:value="0.274673">
                <text:p>0.274673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8882">
                <text:p>0.408882</text:p>
              </table:table-cell>
              <table:table-cell office:value-type="float" office:value="0.221205">
                <text:p>0.221205</text:p>
              </table:table-cell>
              <table:table-cell office:value-type="float" office:value="0.272938">
                <text:p>0.272938</text:p>
              </table:table-cell>
              <table:table-cell office:value-type="float" office:value="0.161689">
                <text:p>0.1616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9725">
                <text:p>0.39725</text:p>
              </table:table-cell>
              <table:table-cell office:value-type="float" office:value="0.222174">
                <text:p>0.222174</text:p>
              </table:table-cell>
              <table:table-cell office:value-type="float" office:value="0.274142">
                <text:p>0.274142</text:p>
              </table:table-cell>
              <table:table-cell office:value-type="float" office:value="0.161686">
                <text:p>0.1616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08882">
                <text:p>0.408882</text:p>
              </table:table-cell>
              <table:table-cell office:value-type="float" office:value="0.221205">
                <text:p>0.221205</text:p>
              </table:table-cell>
              <table:table-cell office:value-type="float" office:value="0.272938">
                <text:p>0.272938</text:p>
              </table:table-cell>
              <table:table-cell office:value-type="float" office:value="0.161689">
                <text:p>0.1616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32749">
                <text:p>0.432749</text:p>
              </table:table-cell>
              <table:table-cell office:value-type="float" office:value="0.222194">
                <text:p>0.222194</text:p>
              </table:table-cell>
              <table:table-cell office:value-type="float" office:value="0.274673">
                <text:p>0.274673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">
                <text:p>0.222654</text:p>
              </table:table-cell>
              <table:table-cell office:value-type="float" office:value="0.275033">
                <text:p>0.275033</text:p>
              </table:table-cell>
              <table:table-cell office:value-type="float" office:value="0.161801">
                <text:p>0.1618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35559">
                <text:p>0.435559</text:p>
              </table:table-cell>
              <table:table-cell office:value-type="float" office:value="0.222719">
                <text:p>0.222719</text:p>
              </table:table-cell>
              <table:table-cell office:value-type="float" office:value="0.274941">
                <text:p>0.27494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25125">
                <text:p>0.425125</text:p>
              </table:table-cell>
              <table:table-cell office:value-type="float" office:value="0.221689">
                <text:p>0.221689</text:p>
              </table:table-cell>
              <table:table-cell office:value-type="float" office:value="0.275009">
                <text:p>0.275009</text:p>
              </table:table-cell>
              <table:table-cell office:value-type="float" office:value="0.161691">
                <text:p>0.161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26152">
                <text:p>0.426152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8">
                <text:p>0.274928</text:p>
              </table:table-cell>
              <table:table-cell office:value-type="float" office:value="0.161737">
                <text:p>0.1617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35369">
                <text:p>0.435369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">
                <text:p>0.274444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52819">
                <text:p>0.452819</text:p>
              </table:table-cell>
              <table:table-cell office:value-type="float" office:value="0.223606">
                <text:p>0.223606</text:p>
              </table:table-cell>
              <table:table-cell office:value-type="float" office:value="0.273878">
                <text:p>0.273878</text:p>
              </table:table-cell>
              <table:table-cell office:value-type="float" office:value="0.161751">
                <text:p>0.1617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1425">
                <text:p>0.431425</text:p>
              </table:table-cell>
              <table:table-cell office:value-type="float" office:value="0.223336">
                <text:p>0.223336</text:p>
              </table:table-cell>
              <table:table-cell office:value-type="float" office:value="0.274699">
                <text:p>0.274699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37536">
                <text:p>0.437536</text:p>
              </table:table-cell>
              <table:table-cell office:value-type="float" office:value="0.221994">
                <text:p>0.221994</text:p>
              </table:table-cell>
              <table:table-cell office:value-type="float" office:value="0.275282">
                <text:p>0.275282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">
                <text:p>0.223905</text:p>
              </table:table-cell>
              <table:table-cell office:value-type="float" office:value="0.274079">
                <text:p>0.274079</text:p>
              </table:table-cell>
              <table:table-cell office:value-type="float" office:value="0.161858">
                <text:p>0.1618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35225">
                <text:p>0.435225</text:p>
              </table:table-cell>
              <table:table-cell office:value-type="float" office:value="0.224315">
                <text:p>0.224315</text:p>
              </table:table-cell>
              <table:table-cell office:value-type="float" office:value="0.274739">
                <text:p>0.274739</text:p>
              </table:table-cell>
              <table:table-cell office:value-type="float" office:value="0.161684">
                <text:p>0.1616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32644">
                <text:p>0.432644</text:p>
              </table:table-cell>
              <table:table-cell office:value-type="float" office:value="0.223039">
                <text:p>0.223039</text:p>
              </table:table-cell>
              <table:table-cell office:value-type="float" office:value="0.275252">
                <text:p>0.275252</text:p>
              </table:table-cell>
              <table:table-cell office:value-type="float" office:value="0.161749">
                <text:p>0.1617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23895">
                <text:p>0.423895</text:p>
              </table:table-cell>
              <table:table-cell office:value-type="float" office:value="0.223792">
                <text:p>0.223792</text:p>
              </table:table-cell>
              <table:table-cell office:value-type="float" office:value="0.274593">
                <text:p>0.274593</text:p>
              </table:table-cell>
              <table:table-cell office:value-type="float" office:value="0.161738">
                <text:p>0.1617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35369">
                <text:p>0.435369</text:p>
              </table:table-cell>
              <table:table-cell office:value-type="float" office:value="0.224126">
                <text:p>0.224126</text:p>
              </table:table-cell>
              <table:table-cell office:value-type="float" office:value="0.274065">
                <text:p>0.274065</text:p>
              </table:table-cell>
              <table:table-cell office:value-type="float" office:value="0.16185">
                <text:p>0.161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">
                <text:p>0.224375</text:p>
              </table:table-cell>
              <table:table-cell office:value-type="float" office:value="0.274342">
                <text:p>0.274342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">
                <text:p>0.223255</text:p>
              </table:table-cell>
              <table:table-cell office:value-type="float" office:value="0.273541">
                <text:p>0.273541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40801">
                <text:p>0.440801</text:p>
              </table:table-cell>
              <table:table-cell office:value-type="float" office:value="0.222921">
                <text:p>0.222921</text:p>
              </table:table-cell>
              <table:table-cell office:value-type="float" office:value="0.275292">
                <text:p>0.275292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">
                <text:p>0.223103</text:p>
              </table:table-cell>
              <table:table-cell office:value-type="float" office:value="0.275641">
                <text:p>0.275641</text:p>
              </table:table-cell>
              <table:table-cell office:value-type="float" office:value="0.161769">
                <text:p>0.1617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31287">
                <text:p>0.431287</text:p>
              </table:table-cell>
              <table:table-cell office:value-type="float" office:value="0.223613">
                <text:p>0.223613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30277">
                <text:p>0.430277</text:p>
              </table:table-cell>
              <table:table-cell office:value-type="float" office:value="0.223382">
                <text:p>0.223382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3">
                <text:p>0.1618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">
                <text:p>0.222776</text:p>
              </table:table-cell>
              <table:table-cell office:value-type="float" office:value="0.273965">
                <text:p>0.273965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25755">
                <text:p>0.425755</text:p>
              </table:table-cell>
              <table:table-cell office:value-type="float" office:value="0.223715">
                <text:p>0.223715</text:p>
              </table:table-cell>
              <table:table-cell office:value-type="float" office:value="0.27467">
                <text:p>0.27467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1">
                <text:p>0.223691</text:p>
              </table:table-cell>
              <table:table-cell office:value-type="float" office:value="0.274582">
                <text:p>0.274582</text:p>
              </table:table-cell>
              <table:table-cell office:value-type="float" office:value="0.161791">
                <text:p>0.1617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7">
                <text:p>0.223027</text:p>
              </table:table-cell>
              <table:table-cell office:value-type="float" office:value="0.274566">
                <text:p>0.274566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23802">
                <text:p>0.423802</text:p>
              </table:table-cell>
              <table:table-cell office:value-type="float" office:value="0.222377">
                <text:p>0.222377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8">
                <text:p>0.1616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28699">
                <text:p>0.428699</text:p>
              </table:table-cell>
              <table:table-cell office:value-type="float" office:value="0.222196">
                <text:p>0.222196</text:p>
              </table:table-cell>
              <table:table-cell office:value-type="float" office:value="0.274821">
                <text:p>0.274821</text:p>
              </table:table-cell>
              <table:table-cell office:value-type="float" office:value="0.16176">
                <text:p>0.161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5512">
                <text:p>0.435512</text:p>
              </table:table-cell>
              <table:table-cell office:value-type="float" office:value="0.22339">
                <text:p>0.22339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8">
                <text:p>0.161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8421">
                <text:p>0.438421</text:p>
              </table:table-cell>
              <table:table-cell office:value-type="float" office:value="0.222868">
                <text:p>0.222868</text:p>
              </table:table-cell>
              <table:table-cell office:value-type="float" office:value="0.273853">
                <text:p>0.273853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34347">
                <text:p>0.434347</text:p>
              </table:table-cell>
              <table:table-cell office:value-type="float" office:value="0.223151">
                <text:p>0.223151</text:p>
              </table:table-cell>
              <table:table-cell office:value-type="float" office:value="0.274298">
                <text:p>0.274298</text:p>
              </table:table-cell>
              <table:table-cell office:value-type="float" office:value="0.161827">
                <text:p>0.1618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24609">
                <text:p>0.424609</text:p>
              </table:table-cell>
              <table:table-cell office:value-type="float" office:value="0.223056">
                <text:p>0.223056</text:p>
              </table:table-cell>
              <table:table-cell office:value-type="float" office:value="0.275045">
                <text:p>0.275045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36588">
                <text:p>0.436588</text:p>
              </table:table-cell>
              <table:table-cell office:value-type="float" office:value="0.222672">
                <text:p>0.222672</text:p>
              </table:table-cell>
              <table:table-cell office:value-type="float" office:value="0.274327">
                <text:p>0.274327</text:p>
              </table:table-cell>
              <table:table-cell office:value-type="float" office:value="0.161781">
                <text:p>0.1617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35082">
                <text:p>0.435082</text:p>
              </table:table-cell>
              <table:table-cell office:value-type="float" office:value="0.223092">
                <text:p>0.223092</text:p>
              </table:table-cell>
              <table:table-cell office:value-type="float" office:value="0.274893">
                <text:p>0.274893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">
                <text:p>0.222846</text:p>
              </table:table-cell>
              <table:table-cell office:value-type="float" office:value="0.274623">
                <text:p>0.274623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30923">
                <text:p>0.430923</text:p>
              </table:table-cell>
              <table:table-cell office:value-type="float" office:value="0.222627">
                <text:p>0.222627</text:p>
              </table:table-cell>
              <table:table-cell office:value-type="float" office:value="0.273816">
                <text:p>0.273816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28915">
                <text:p>0.428915</text:p>
              </table:table-cell>
              <table:table-cell office:value-type="float" office:value="0.223663">
                <text:p>0.223663</text:p>
              </table:table-cell>
              <table:table-cell office:value-type="float" office:value="0.274379">
                <text:p>0.274379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19541">
                <text:p>0.419541</text:p>
              </table:table-cell>
              <table:table-cell office:value-type="float" office:value="0.223233">
                <text:p>0.223233</text:p>
              </table:table-cell>
              <table:table-cell office:value-type="float" office:value="0.275155">
                <text:p>0.275155</text:p>
              </table:table-cell>
              <table:table-cell office:value-type="float" office:value="0.16183">
                <text:p>0.161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24253">
                <text:p>0.424253</text:p>
              </table:table-cell>
              <table:table-cell office:value-type="float" office:value="0.222902">
                <text:p>0.222902</text:p>
              </table:table-cell>
              <table:table-cell office:value-type="float" office:value="0.274206">
                <text:p>0.274206</text:p>
              </table:table-cell>
              <table:table-cell office:value-type="float" office:value="0.161798">
                <text:p>0.1617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3393">
                <text:p>0.423393</text:p>
              </table:table-cell>
              <table:table-cell office:value-type="float" office:value="0.223036">
                <text:p>0.223036</text:p>
              </table:table-cell>
              <table:table-cell office:value-type="float" office:value="0.274463">
                <text:p>0.274463</text:p>
              </table:table-cell>
              <table:table-cell office:value-type="float" office:value="0.161767">
                <text:p>0.161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8">
                <text:p>0.223738</text:p>
              </table:table-cell>
              <table:table-cell office:value-type="float" office:value="0.274309">
                <text:p>0.274309</text:p>
              </table:table-cell>
              <table:table-cell office:value-type="float" office:value="0.161824">
                <text:p>0.1618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30046">
                <text:p>0.430046</text:p>
              </table:table-cell>
              <table:table-cell office:value-type="float" office:value="0.22244">
                <text:p>0.22244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3795">
                <text:p>0.43795</text:p>
              </table:table-cell>
              <table:table-cell office:value-type="float" office:value="0.222648">
                <text:p>0.222648</text:p>
              </table:table-cell>
              <table:table-cell office:value-type="float" office:value="0.274043">
                <text:p>0.274043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507">
                <text:p>0.222507</text:p>
              </table:table-cell>
              <table:table-cell office:value-type="float" office:value="0.274535">
                <text:p>0.274535</text:p>
              </table:table-cell>
              <table:table-cell office:value-type="float" office:value="0.161725">
                <text:p>0.1617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29826">
                <text:p>0.429826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9">
                <text:p>0.274339</text:p>
              </table:table-cell>
              <table:table-cell office:value-type="float" office:value="0.161785">
                <text:p>0.161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6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6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6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68cm" svg:height="17.493cm" xlink:href=".." chart:class="chart:line" chart:style-name="ch1">
        <chart:title svg:x="16.205cm" svg:y="0.35cm" chart:style-name="ch2">
          <text:p>Ellipse</text:p>
        </chart:title>
        <chart:subtitle svg:x="14.101cm" svg:y="1.202cm" chart:style-name="ch3">
          <text:p>Second Order of Hu's Moments</text:p>
        </chart:subtitle>
        <chart:legend chart:legend-position="end" svg:x="31.166cm" svg:y="7.902cm" chart:style-name="ch4"/>
        <chart:plot-area chart:style-name="ch5" table:cell-range-address="ellipse_5_30.C1:ellipse_5_30.C360 ellipse_25_60.C1:ellipse_25_60.C360 ellipse_28_92.C1:ellipse_28_92.C360 ellipse_60_50.C1:ellipse_60_50.C360" svg:x="1.145cm" svg:y="2.002cm" svg:width="29.349cm" svg:height="14.645cm">
          <chart:axis chart:dimension="x" chart:name="primary-x" chart:style-name="ch6">
            <chart:title svg:x="15.695cm" svg:y="16.424cm" chart:style-name="ch7">
              <text:p>Angle</text:p>
            </chart:title>
          </chart:axis>
          <chart:axis chart:dimension="y" chart:name="primary-y" chart:style-name="ch8">
            <chart:title svg:x="0.674cm" svg:y="10.255cm" chart:style-name="ch9">
              <text:p>Coefficient Value</text:p>
            </chart:title>
          </chart:axis>
          <chart:series chart:style-name="ch10" chart:values-cell-range-address="ellipse_5_30.C1:ellipse_5_30.C360" chart:class="chart:line">
            <chart:data-point chart:repeated="360"/>
          </chart:series>
          <chart:series chart:style-name="ch11" chart:values-cell-range-address="ellipse_25_60.C1:ellipse_25_60.C360" chart:class="chart:line">
            <chart:data-point chart:repeated="360"/>
          </chart:series>
          <chart:series chart:style-name="ch12" chart:values-cell-range-address="ellipse_28_92.C1:ellipse_28_92.C360" chart:class="chart:line">
            <chart:data-point chart:repeated="360"/>
          </chart:series>
          <chart:series chart:style-name="ch13" chart:values-cell-range-address="ellipse_60_50.C1:ellipse_60_50.C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9458">
                <text:p text:id="ellipse_5_30.C1:ellipse_5_30.C360">0.209458</text:p>
              </table:table-cell>
              <table:table-cell office:value-type="float" office:value="0.025684">
                <text:p text:id="ellipse_25_60.C1:ellipse_25_60.C360">0.025684</text:p>
              </table:table-cell>
              <table:table-cell office:value-type="float" office:value="0.052392">
                <text:p text:id="ellipse_28_92.C1:ellipse_28_92.C360">0.052392</text:p>
              </table:table-cell>
              <table:table-cell office:value-type="float" office:value="0.000846">
                <text:p text:id="ellipse_60_50.C1:ellipse_60_50.C360">0.0008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81">
                <text:p>0.024281</text:p>
              </table:table-cell>
              <table:table-cell office:value-type="float" office:value="0.049892">
                <text:p>0.049892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129">
                <text:p>0.024129</text:p>
              </table:table-cell>
              <table:table-cell office:value-type="float" office:value="0.049999">
                <text:p>0.049999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791">
                <text:p>0.165791</text:p>
              </table:table-cell>
              <table:table-cell office:value-type="float" office:value="0.02419">
                <text:p>0.02419</text:p>
              </table:table-cell>
              <table:table-cell office:value-type="float" office:value="0.049736">
                <text:p>0.049736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904">
                <text:p>0.15904</text:p>
              </table:table-cell>
              <table:table-cell office:value-type="float" office:value="0.02411">
                <text:p>0.02411</text:p>
              </table:table-cell>
              <table:table-cell office:value-type="float" office:value="0.050321">
                <text:p>0.050321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011">
                <text:p>0.16011</text:p>
              </table:table-cell>
              <table:table-cell office:value-type="float" office:value="0.024666">
                <text:p>0.024666</text:p>
              </table:table-cell>
              <table:table-cell office:value-type="float" office:value="0.049877">
                <text:p>0.049877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3516">
                <text:p>0.153516</text:p>
              </table:table-cell>
              <table:table-cell office:value-type="float" office:value="0.024341">
                <text:p>0.024341</text:p>
              </table:table-cell>
              <table:table-cell office:value-type="float" office:value="0.049972">
                <text:p>0.049972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158">
                <text:p>0.154158</text:p>
              </table:table-cell>
              <table:table-cell office:value-type="float" office:value="0.02432">
                <text:p>0.02432</text:p>
              </table:table-cell>
              <table:table-cell office:value-type="float" office:value="0.049826">
                <text:p>0.0498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179">
                <text:p>0.150179</text:p>
              </table:table-cell>
              <table:table-cell office:value-type="float" office:value="0.024471">
                <text:p>0.024471</text:p>
              </table:table-cell>
              <table:table-cell office:value-type="float" office:value="0.050324">
                <text:p>0.05032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7956">
                <text:p>0.157956</text:p>
              </table:table-cell>
              <table:table-cell office:value-type="float" office:value="0.024659">
                <text:p>0.024659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9545">
                <text:p>0.159545</text:p>
              </table:table-cell>
              <table:table-cell office:value-type="float" office:value="0.024184">
                <text:p>0.024184</text:p>
              </table:table-cell>
              <table:table-cell office:value-type="float" office:value="0.049613">
                <text:p>0.04961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4694">
                <text:p>0.154694</text:p>
              </table:table-cell>
              <table:table-cell office:value-type="float" office:value="0.024257">
                <text:p>0.024257</text:p>
              </table:table-cell>
              <table:table-cell office:value-type="float" office:value="0.050053">
                <text:p>0.050053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3342">
                <text:p>0.163342</text:p>
              </table:table-cell>
              <table:table-cell office:value-type="float" office:value="0.024398">
                <text:p>0.024398</text:p>
              </table:table-cell>
              <table:table-cell office:value-type="float" office:value="0.050207">
                <text:p>0.050207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4697">
                <text:p>0.164697</text:p>
              </table:table-cell>
              <table:table-cell office:value-type="float" office:value="0.024205">
                <text:p>0.024205</text:p>
              </table:table-cell>
              <table:table-cell office:value-type="float" office:value="0.049879">
                <text:p>0.049879</text:p>
              </table:table-cell>
              <table:table-cell office:value-type="float" office:value="0.000826">
                <text:p>0.000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446">
                <text:p>0.15446</text:p>
              </table:table-cell>
              <table:table-cell office:value-type="float" office:value="0.024372">
                <text:p>0.024372</text:p>
              </table:table-cell>
              <table:table-cell office:value-type="float" office:value="0.050236">
                <text:p>0.05023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2891">
                <text:p>0.162891</text:p>
              </table:table-cell>
              <table:table-cell office:value-type="float" office:value="0.024413">
                <text:p>0.024413</text:p>
              </table:table-cell>
              <table:table-cell office:value-type="float" office:value="0.049861">
                <text:p>0.04986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352">
                <text:p>0.166352</text:p>
              </table:table-cell>
              <table:table-cell office:value-type="float" office:value="0.024283">
                <text:p>0.024283</text:p>
              </table:table-cell>
              <table:table-cell office:value-type="float" office:value="0.049624">
                <text:p>0.04962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4035">
                <text:p>0.164035</text:p>
              </table:table-cell>
              <table:table-cell office:value-type="float" office:value="0.024534">
                <text:p>0.024534</text:p>
              </table:table-cell>
              <table:table-cell office:value-type="float" office:value="0.050204">
                <text:p>0.050204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1">
                <text:p>0.02401</text:p>
              </table:table-cell>
              <table:table-cell office:value-type="float" office:value="0.050165">
                <text:p>0.05016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3598">
                <text:p>0.153598</text:p>
              </table:table-cell>
              <table:table-cell office:value-type="float" office:value="0.02407">
                <text:p>0.02407</text:p>
              </table:table-cell>
              <table:table-cell office:value-type="float" office:value="0.05018">
                <text:p>0.05018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7777">
                <text:p>0.167777</text:p>
              </table:table-cell>
              <table:table-cell office:value-type="float" office:value="0.024348">
                <text:p>0.024348</text:p>
              </table:table-cell>
              <table:table-cell office:value-type="float" office:value="0.050019">
                <text:p>0.050019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382">
                <text:p>0.165382</text:p>
              </table:table-cell>
              <table:table-cell office:value-type="float" office:value="0.024652">
                <text:p>0.024652</text:p>
              </table:table-cell>
              <table:table-cell office:value-type="float" office:value="0.050021">
                <text:p>0.0500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5556">
                <text:p>0.155556</text:p>
              </table:table-cell>
              <table:table-cell office:value-type="float" office:value="0.024664">
                <text:p>0.024664</text:p>
              </table:table-cell>
              <table:table-cell office:value-type="float" office:value="0.050085">
                <text:p>0.05008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08">
                <text:p>0.16908</text:p>
              </table:table-cell>
              <table:table-cell office:value-type="float" office:value="0.024231">
                <text:p>0.024231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9484">
                <text:p>0.159484</text:p>
              </table:table-cell>
              <table:table-cell office:value-type="float" office:value="0.024515">
                <text:p>0.024515</text:p>
              </table:table-cell>
              <table:table-cell office:value-type="float" office:value="0.050119">
                <text:p>0.05011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9772">
                <text:p>0.159772</text:p>
              </table:table-cell>
              <table:table-cell office:value-type="float" office:value="0.024632">
                <text:p>0.024632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4331">
                <text:p>0.174331</text:p>
              </table:table-cell>
              <table:table-cell office:value-type="float" office:value="0.02437">
                <text:p>0.02437</text:p>
              </table:table-cell>
              <table:table-cell office:value-type="float" office:value="0.050616">
                <text:p>0.050616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8252">
                <text:p>0.168252</text:p>
              </table:table-cell>
              <table:table-cell office:value-type="float" office:value="0.024301">
                <text:p>0.024301</text:p>
              </table:table-cell>
              <table:table-cell office:value-type="float" office:value="0.050421">
                <text:p>0.0504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1459">
                <text:p>0.161459</text:p>
              </table:table-cell>
              <table:table-cell office:value-type="float" office:value="0.024455">
                <text:p>0.024455</text:p>
              </table:table-cell>
              <table:table-cell office:value-type="float" office:value="0.049461">
                <text:p>0.04946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2477">
                <text:p>0.162477</text:p>
              </table:table-cell>
              <table:table-cell office:value-type="float" office:value="0.024944">
                <text:p>0.024944</text:p>
              </table:table-cell>
              <table:table-cell office:value-type="float" office:value="0.04989">
                <text:p>0.04989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3574">
                <text:p>0.163574</text:p>
              </table:table-cell>
              <table:table-cell office:value-type="float" office:value="0.024857">
                <text:p>0.024857</text:p>
              </table:table-cell>
              <table:table-cell office:value-type="float" office:value="0.049741">
                <text:p>0.0497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3624">
                <text:p>0.153624</text:p>
              </table:table-cell>
              <table:table-cell office:value-type="float" office:value="0.02472">
                <text:p>0.02472</text:p>
              </table:table-cell>
              <table:table-cell office:value-type="float" office:value="0.050034">
                <text:p>0.05003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1321">
                <text:p>0.161321</text:p>
              </table:table-cell>
              <table:table-cell office:value-type="float" office:value="0.024375">
                <text:p>0.024375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5">
                <text:p>0.024935</text:p>
              </table:table-cell>
              <table:table-cell office:value-type="float" office:value="0.050108">
                <text:p>0.050108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4433">
                <text:p>0.174433</text:p>
              </table:table-cell>
              <table:table-cell office:value-type="float" office:value="0.024766">
                <text:p>0.024766</text:p>
              </table:table-cell>
              <table:table-cell office:value-type="float" office:value="0.049738">
                <text:p>0.04973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5506">
                <text:p>0.165506</text:p>
              </table:table-cell>
              <table:table-cell office:value-type="float" office:value="0.02391">
                <text:p>0.02391</text:p>
              </table:table-cell>
              <table:table-cell office:value-type="float" office:value="0.050413">
                <text:p>0.05041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9917">
                <text:p>0.159917</text:p>
              </table:table-cell>
              <table:table-cell office:value-type="float" office:value="0.024495">
                <text:p>0.024495</text:p>
              </table:table-cell>
              <table:table-cell office:value-type="float" office:value="0.050089">
                <text:p>0.050089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8993">
                <text:p>0.178993</text:p>
              </table:table-cell>
              <table:table-cell office:value-type="float" office:value="0.024591">
                <text:p>0.024591</text:p>
              </table:table-cell>
              <table:table-cell office:value-type="float" office:value="0.049641">
                <text:p>0.049641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3994">
                <text:p>0.163994</text:p>
              </table:table-cell>
              <table:table-cell office:value-type="float" office:value="0.024386">
                <text:p>0.024386</text:p>
              </table:table-cell>
              <table:table-cell office:value-type="float" office:value="0.049942">
                <text:p>0.04994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607">
                <text:p>0.15607</text:p>
              </table:table-cell>
              <table:table-cell office:value-type="float" office:value="0.024207">
                <text:p>0.024207</text:p>
              </table:table-cell>
              <table:table-cell office:value-type="float" office:value="0.050215">
                <text:p>0.05021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4934">
                <text:p>0.154934</text:p>
              </table:table-cell>
              <table:table-cell office:value-type="float" office:value="0.023783">
                <text:p>0.023783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3167">
                <text:p>0.163167</text:p>
              </table:table-cell>
              <table:table-cell office:value-type="float" office:value="0.02421">
                <text:p>0.02421</text:p>
              </table:table-cell>
              <table:table-cell office:value-type="float" office:value="0.05024">
                <text:p>0.0502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3757">
                <text:p>0.163757</text:p>
              </table:table-cell>
              <table:table-cell office:value-type="float" office:value="0.024213">
                <text:p>0.024213</text:p>
              </table:table-cell>
              <table:table-cell office:value-type="float" office:value="0.050271">
                <text:p>0.050271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191">
                <text:p>0.16191</text:p>
              </table:table-cell>
              <table:table-cell office:value-type="float" office:value="0.024012">
                <text:p>0.024012</text:p>
              </table:table-cell>
              <table:table-cell office:value-type="float" office:value="0.050091">
                <text:p>0.050091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1719">
                <text:p>0.141719</text:p>
              </table:table-cell>
              <table:table-cell office:value-type="float" office:value="0.023566">
                <text:p>0.023566</text:p>
              </table:table-cell>
              <table:table-cell office:value-type="float" office:value="0.049139">
                <text:p>0.0491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2304">
                <text:p>0.132304</text:p>
              </table:table-cell>
              <table:table-cell office:value-type="float" office:value="0.023993">
                <text:p>0.023993</text:p>
              </table:table-cell>
              <table:table-cell office:value-type="float" office:value="0.049768">
                <text:p>0.049768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1719">
                <text:p>0.141719</text:p>
              </table:table-cell>
              <table:table-cell office:value-type="float" office:value="0.023566">
                <text:p>0.023566</text:p>
              </table:table-cell>
              <table:table-cell office:value-type="float" office:value="0.049139">
                <text:p>0.0491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191">
                <text:p>0.16191</text:p>
              </table:table-cell>
              <table:table-cell office:value-type="float" office:value="0.024012">
                <text:p>0.024012</text:p>
              </table:table-cell>
              <table:table-cell office:value-type="float" office:value="0.050091">
                <text:p>0.050091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3757">
                <text:p>0.163757</text:p>
              </table:table-cell>
              <table:table-cell office:value-type="float" office:value="0.024213">
                <text:p>0.024213</text:p>
              </table:table-cell>
              <table:table-cell office:value-type="float" office:value="0.050271">
                <text:p>0.05027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5465">
                <text:p>0.165465</text:p>
              </table:table-cell>
              <table:table-cell office:value-type="float" office:value="0.02421">
                <text:p>0.02421</text:p>
              </table:table-cell>
              <table:table-cell office:value-type="float" office:value="0.05024">
                <text:p>0.0502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4934">
                <text:p>0.154934</text:p>
              </table:table-cell>
              <table:table-cell office:value-type="float" office:value="0.023783">
                <text:p>0.023783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607">
                <text:p>0.15607</text:p>
              </table:table-cell>
              <table:table-cell office:value-type="float" office:value="0.024207">
                <text:p>0.024207</text:p>
              </table:table-cell>
              <table:table-cell office:value-type="float" office:value="0.050215">
                <text:p>0.05021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3994">
                <text:p>0.163994</text:p>
              </table:table-cell>
              <table:table-cell office:value-type="float" office:value="0.024386">
                <text:p>0.024386</text:p>
              </table:table-cell>
              <table:table-cell office:value-type="float" office:value="0.049942">
                <text:p>0.04994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8993">
                <text:p>0.178993</text:p>
              </table:table-cell>
              <table:table-cell office:value-type="float" office:value="0.024591">
                <text:p>0.024591</text:p>
              </table:table-cell>
              <table:table-cell office:value-type="float" office:value="0.049641">
                <text:p>0.049641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9917">
                <text:p>0.159917</text:p>
              </table:table-cell>
              <table:table-cell office:value-type="float" office:value="0.024495">
                <text:p>0.024495</text:p>
              </table:table-cell>
              <table:table-cell office:value-type="float" office:value="0.050089">
                <text:p>0.050089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5506">
                <text:p>0.165506</text:p>
              </table:table-cell>
              <table:table-cell office:value-type="float" office:value="0.02391">
                <text:p>0.02391</text:p>
              </table:table-cell>
              <table:table-cell office:value-type="float" office:value="0.050413">
                <text:p>0.05041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4433">
                <text:p>0.174433</text:p>
              </table:table-cell>
              <table:table-cell office:value-type="float" office:value="0.024766">
                <text:p>0.024766</text:p>
              </table:table-cell>
              <table:table-cell office:value-type="float" office:value="0.049738">
                <text:p>0.04973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5">
                <text:p>0.024935</text:p>
              </table:table-cell>
              <table:table-cell office:value-type="float" office:value="0.050108">
                <text:p>0.050108</text:p>
              </table:table-cell>
              <table:table-cell office:value-type="float" office:value="0.000789">
                <text:p>0.000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1321">
                <text:p>0.161321</text:p>
              </table:table-cell>
              <table:table-cell office:value-type="float" office:value="0.024375">
                <text:p>0.024375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3624">
                <text:p>0.153624</text:p>
              </table:table-cell>
              <table:table-cell office:value-type="float" office:value="0.02472">
                <text:p>0.02472</text:p>
              </table:table-cell>
              <table:table-cell office:value-type="float" office:value="0.050034">
                <text:p>0.05003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3574">
                <text:p>0.163574</text:p>
              </table:table-cell>
              <table:table-cell office:value-type="float" office:value="0.024857">
                <text:p>0.024857</text:p>
              </table:table-cell>
              <table:table-cell office:value-type="float" office:value="0.049741">
                <text:p>0.0497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2477">
                <text:p>0.162477</text:p>
              </table:table-cell>
              <table:table-cell office:value-type="float" office:value="0.024944">
                <text:p>0.024944</text:p>
              </table:table-cell>
              <table:table-cell office:value-type="float" office:value="0.04989">
                <text:p>0.04989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1459">
                <text:p>0.161459</text:p>
              </table:table-cell>
              <table:table-cell office:value-type="float" office:value="0.024455">
                <text:p>0.024455</text:p>
              </table:table-cell>
              <table:table-cell office:value-type="float" office:value="0.049461">
                <text:p>0.04946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8252">
                <text:p>0.168252</text:p>
              </table:table-cell>
              <table:table-cell office:value-type="float" office:value="0.024301">
                <text:p>0.024301</text:p>
              </table:table-cell>
              <table:table-cell office:value-type="float" office:value="0.050421">
                <text:p>0.0504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4331">
                <text:p>0.174331</text:p>
              </table:table-cell>
              <table:table-cell office:value-type="float" office:value="0.02437">
                <text:p>0.02437</text:p>
              </table:table-cell>
              <table:table-cell office:value-type="float" office:value="0.050616">
                <text:p>0.050616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9772">
                <text:p>0.159772</text:p>
              </table:table-cell>
              <table:table-cell office:value-type="float" office:value="0.024632">
                <text:p>0.024632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9484">
                <text:p>0.159484</text:p>
              </table:table-cell>
              <table:table-cell office:value-type="float" office:value="0.024515">
                <text:p>0.024515</text:p>
              </table:table-cell>
              <table:table-cell office:value-type="float" office:value="0.050119">
                <text:p>0.05011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908">
                <text:p>0.16908</text:p>
              </table:table-cell>
              <table:table-cell office:value-type="float" office:value="0.024231">
                <text:p>0.024231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5556">
                <text:p>0.155556</text:p>
              </table:table-cell>
              <table:table-cell office:value-type="float" office:value="0.024683">
                <text:p>0.024683</text:p>
              </table:table-cell>
              <table:table-cell office:value-type="float" office:value="0.050085">
                <text:p>0.05008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5382">
                <text:p>0.165382</text:p>
              </table:table-cell>
              <table:table-cell office:value-type="float" office:value="0.024652">
                <text:p>0.024652</text:p>
              </table:table-cell>
              <table:table-cell office:value-type="float" office:value="0.050021">
                <text:p>0.0500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7777">
                <text:p>0.167777</text:p>
              </table:table-cell>
              <table:table-cell office:value-type="float" office:value="0.024348">
                <text:p>0.024348</text:p>
              </table:table-cell>
              <table:table-cell office:value-type="float" office:value="0.050019">
                <text:p>0.050019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3598">
                <text:p>0.153598</text:p>
              </table:table-cell>
              <table:table-cell office:value-type="float" office:value="0.02407">
                <text:p>0.02407</text:p>
              </table:table-cell>
              <table:table-cell office:value-type="float" office:value="0.05022">
                <text:p>0.05022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1">
                <text:p>0.02401</text:p>
              </table:table-cell>
              <table:table-cell office:value-type="float" office:value="0.050165">
                <text:p>0.05016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4035">
                <text:p>0.164035</text:p>
              </table:table-cell>
              <table:table-cell office:value-type="float" office:value="0.024534">
                <text:p>0.024534</text:p>
              </table:table-cell>
              <table:table-cell office:value-type="float" office:value="0.050101">
                <text:p>0.050101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6352">
                <text:p>0.166352</text:p>
              </table:table-cell>
              <table:table-cell office:value-type="float" office:value="0.024283">
                <text:p>0.024283</text:p>
              </table:table-cell>
              <table:table-cell office:value-type="float" office:value="0.049624">
                <text:p>0.04962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2891">
                <text:p>0.162891</text:p>
              </table:table-cell>
              <table:table-cell office:value-type="float" office:value="0.024413">
                <text:p>0.024413</text:p>
              </table:table-cell>
              <table:table-cell office:value-type="float" office:value="0.049861">
                <text:p>0.04986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446">
                <text:p>0.15446</text:p>
              </table:table-cell>
              <table:table-cell office:value-type="float" office:value="0.024372">
                <text:p>0.024372</text:p>
              </table:table-cell>
              <table:table-cell office:value-type="float" office:value="0.050236">
                <text:p>0.05023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4697">
                <text:p>0.164697</text:p>
              </table:table-cell>
              <table:table-cell office:value-type="float" office:value="0.024205">
                <text:p>0.024205</text:p>
              </table:table-cell>
              <table:table-cell office:value-type="float" office:value="0.049879">
                <text:p>0.04987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3342">
                <text:p>0.163342</text:p>
              </table:table-cell>
              <table:table-cell office:value-type="float" office:value="0.024292">
                <text:p>0.024292</text:p>
              </table:table-cell>
              <table:table-cell office:value-type="float" office:value="0.050207">
                <text:p>0.050207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4694">
                <text:p>0.154694</text:p>
              </table:table-cell>
              <table:table-cell office:value-type="float" office:value="0.024257">
                <text:p>0.024257</text:p>
              </table:table-cell>
              <table:table-cell office:value-type="float" office:value="0.050053">
                <text:p>0.050053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9545">
                <text:p>0.159545</text:p>
              </table:table-cell>
              <table:table-cell office:value-type="float" office:value="0.024184">
                <text:p>0.024184</text:p>
              </table:table-cell>
              <table:table-cell office:value-type="float" office:value="0.049613">
                <text:p>0.04961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7956">
                <text:p>0.157956</text:p>
              </table:table-cell>
              <table:table-cell office:value-type="float" office:value="0.024659">
                <text:p>0.024659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0179">
                <text:p>0.150179</text:p>
              </table:table-cell>
              <table:table-cell office:value-type="float" office:value="0.024471">
                <text:p>0.024471</text:p>
              </table:table-cell>
              <table:table-cell office:value-type="float" office:value="0.050324">
                <text:p>0.05032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158">
                <text:p>0.154158</text:p>
              </table:table-cell>
              <table:table-cell office:value-type="float" office:value="0.02432">
                <text:p>0.02432</text:p>
              </table:table-cell>
              <table:table-cell office:value-type="float" office:value="0.049826">
                <text:p>0.0498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3516">
                <text:p>0.153516</text:p>
              </table:table-cell>
              <table:table-cell office:value-type="float" office:value="0.024341">
                <text:p>0.024341</text:p>
              </table:table-cell>
              <table:table-cell office:value-type="float" office:value="0.049972">
                <text:p>0.049972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011">
                <text:p>0.16011</text:p>
              </table:table-cell>
              <table:table-cell office:value-type="float" office:value="0.024666">
                <text:p>0.024666</text:p>
              </table:table-cell>
              <table:table-cell office:value-type="float" office:value="0.049877">
                <text:p>0.049877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904">
                <text:p>0.15904</text:p>
              </table:table-cell>
              <table:table-cell office:value-type="float" office:value="0.02411">
                <text:p>0.02411</text:p>
              </table:table-cell>
              <table:table-cell office:value-type="float" office:value="0.050321">
                <text:p>0.050321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5791">
                <text:p>0.165791</text:p>
              </table:table-cell>
              <table:table-cell office:value-type="float" office:value="0.02419">
                <text:p>0.02419</text:p>
              </table:table-cell>
              <table:table-cell office:value-type="float" office:value="0.049736">
                <text:p>0.049736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11">
                <text:p>0.024211</text:p>
              </table:table-cell>
              <table:table-cell office:value-type="float" office:value="0.049999">
                <text:p>0.049999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81">
                <text:p>0.024281</text:p>
              </table:table-cell>
              <table:table-cell office:value-type="float" office:value="0.049892">
                <text:p>0.049892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9458">
                <text:p>0.209458</text:p>
              </table:table-cell>
              <table:table-cell office:value-type="float" office:value="0.025684">
                <text:p>0.025684</text:p>
              </table:table-cell>
              <table:table-cell office:value-type="float" office:value="0.052392">
                <text:p>0.052392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81">
                <text:p>0.024281</text:p>
              </table:table-cell>
              <table:table-cell office:value-type="float" office:value="0.049892">
                <text:p>0.049892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12">
                <text:p>0.024212</text:p>
              </table:table-cell>
              <table:table-cell office:value-type="float" office:value="0.049999">
                <text:p>0.049999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5791">
                <text:p>0.165791</text:p>
              </table:table-cell>
              <table:table-cell office:value-type="float" office:value="0.02419">
                <text:p>0.02419</text:p>
              </table:table-cell>
              <table:table-cell office:value-type="float" office:value="0.049736">
                <text:p>0.049736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904">
                <text:p>0.15904</text:p>
              </table:table-cell>
              <table:table-cell office:value-type="float" office:value="0.02411">
                <text:p>0.02411</text:p>
              </table:table-cell>
              <table:table-cell office:value-type="float" office:value="0.050321">
                <text:p>0.050321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011">
                <text:p>0.16011</text:p>
              </table:table-cell>
              <table:table-cell office:value-type="float" office:value="0.024666">
                <text:p>0.024666</text:p>
              </table:table-cell>
              <table:table-cell office:value-type="float" office:value="0.049877">
                <text:p>0.049877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516">
                <text:p>0.153516</text:p>
              </table:table-cell>
              <table:table-cell office:value-type="float" office:value="0.024341">
                <text:p>0.024341</text:p>
              </table:table-cell>
              <table:table-cell office:value-type="float" office:value="0.049972">
                <text:p>0.049972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4158">
                <text:p>0.154158</text:p>
              </table:table-cell>
              <table:table-cell office:value-type="float" office:value="0.02432">
                <text:p>0.02432</text:p>
              </table:table-cell>
              <table:table-cell office:value-type="float" office:value="0.049826">
                <text:p>0.0498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0179">
                <text:p>0.150179</text:p>
              </table:table-cell>
              <table:table-cell office:value-type="float" office:value="0.024471">
                <text:p>0.024471</text:p>
              </table:table-cell>
              <table:table-cell office:value-type="float" office:value="0.050324">
                <text:p>0.05032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7956">
                <text:p>0.157956</text:p>
              </table:table-cell>
              <table:table-cell office:value-type="float" office:value="0.024659">
                <text:p>0.024659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9545">
                <text:p>0.159545</text:p>
              </table:table-cell>
              <table:table-cell office:value-type="float" office:value="0.024184">
                <text:p>0.024184</text:p>
              </table:table-cell>
              <table:table-cell office:value-type="float" office:value="0.049613">
                <text:p>0.04961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4694">
                <text:p>0.154694</text:p>
              </table:table-cell>
              <table:table-cell office:value-type="float" office:value="0.024257">
                <text:p>0.024257</text:p>
              </table:table-cell>
              <table:table-cell office:value-type="float" office:value="0.050053">
                <text:p>0.050053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3342">
                <text:p>0.163342</text:p>
              </table:table-cell>
              <table:table-cell office:value-type="float" office:value="0.024398">
                <text:p>0.024398</text:p>
              </table:table-cell>
              <table:table-cell office:value-type="float" office:value="0.050207">
                <text:p>0.050207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4697">
                <text:p>0.164697</text:p>
              </table:table-cell>
              <table:table-cell office:value-type="float" office:value="0.024205">
                <text:p>0.024205</text:p>
              </table:table-cell>
              <table:table-cell office:value-type="float" office:value="0.049879">
                <text:p>0.04987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446">
                <text:p>0.15446</text:p>
              </table:table-cell>
              <table:table-cell office:value-type="float" office:value="0.024372">
                <text:p>0.024372</text:p>
              </table:table-cell>
              <table:table-cell office:value-type="float" office:value="0.050236">
                <text:p>0.05023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2891">
                <text:p>0.162891</text:p>
              </table:table-cell>
              <table:table-cell office:value-type="float" office:value="0.024413">
                <text:p>0.024413</text:p>
              </table:table-cell>
              <table:table-cell office:value-type="float" office:value="0.049861">
                <text:p>0.04986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6352">
                <text:p>0.166352</text:p>
              </table:table-cell>
              <table:table-cell office:value-type="float" office:value="0.024283">
                <text:p>0.024283</text:p>
              </table:table-cell>
              <table:table-cell office:value-type="float" office:value="0.049624">
                <text:p>0.04962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4035">
                <text:p>0.164035</text:p>
              </table:table-cell>
              <table:table-cell office:value-type="float" office:value="0.024534">
                <text:p>0.024534</text:p>
              </table:table-cell>
              <table:table-cell office:value-type="float" office:value="0.050204">
                <text:p>0.050204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1">
                <text:p>0.02401</text:p>
              </table:table-cell>
              <table:table-cell office:value-type="float" office:value="0.050165">
                <text:p>0.05016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3598">
                <text:p>0.153598</text:p>
              </table:table-cell>
              <table:table-cell office:value-type="float" office:value="0.02407">
                <text:p>0.02407</text:p>
              </table:table-cell>
              <table:table-cell office:value-type="float" office:value="0.05022">
                <text:p>0.05022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7777">
                <text:p>0.167777</text:p>
              </table:table-cell>
              <table:table-cell office:value-type="float" office:value="0.024348">
                <text:p>0.024348</text:p>
              </table:table-cell>
              <table:table-cell office:value-type="float" office:value="0.050019">
                <text:p>0.050019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5382">
                <text:p>0.165382</text:p>
              </table:table-cell>
              <table:table-cell office:value-type="float" office:value="0.024652">
                <text:p>0.024652</text:p>
              </table:table-cell>
              <table:table-cell office:value-type="float" office:value="0.050021">
                <text:p>0.0500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6">
                <text:p>0.155556</text:p>
              </table:table-cell>
              <table:table-cell office:value-type="float" office:value="0.024683">
                <text:p>0.024683</text:p>
              </table:table-cell>
              <table:table-cell office:value-type="float" office:value="0.050085">
                <text:p>0.05008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908">
                <text:p>0.16908</text:p>
              </table:table-cell>
              <table:table-cell office:value-type="float" office:value="0.024231">
                <text:p>0.024231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9484">
                <text:p>0.159484</text:p>
              </table:table-cell>
              <table:table-cell office:value-type="float" office:value="0.024515">
                <text:p>0.024515</text:p>
              </table:table-cell>
              <table:table-cell office:value-type="float" office:value="0.050119">
                <text:p>0.05011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72">
                <text:p>0.159772</text:p>
              </table:table-cell>
              <table:table-cell office:value-type="float" office:value="0.024632">
                <text:p>0.024632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74331">
                <text:p>0.174331</text:p>
              </table:table-cell>
              <table:table-cell office:value-type="float" office:value="0.02437">
                <text:p>0.02437</text:p>
              </table:table-cell>
              <table:table-cell office:value-type="float" office:value="0.050616">
                <text:p>0.050616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8252">
                <text:p>0.168252</text:p>
              </table:table-cell>
              <table:table-cell office:value-type="float" office:value="0.024301">
                <text:p>0.024301</text:p>
              </table:table-cell>
              <table:table-cell office:value-type="float" office:value="0.050359">
                <text:p>0.05035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1459">
                <text:p>0.161459</text:p>
              </table:table-cell>
              <table:table-cell office:value-type="float" office:value="0.024455">
                <text:p>0.024455</text:p>
              </table:table-cell>
              <table:table-cell office:value-type="float" office:value="0.049461">
                <text:p>0.04946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2477">
                <text:p>0.162477</text:p>
              </table:table-cell>
              <table:table-cell office:value-type="float" office:value="0.024944">
                <text:p>0.024944</text:p>
              </table:table-cell>
              <table:table-cell office:value-type="float" office:value="0.04989">
                <text:p>0.04989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3574">
                <text:p>0.163574</text:p>
              </table:table-cell>
              <table:table-cell office:value-type="float" office:value="0.024857">
                <text:p>0.024857</text:p>
              </table:table-cell>
              <table:table-cell office:value-type="float" office:value="0.049741">
                <text:p>0.0497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3624">
                <text:p>0.153624</text:p>
              </table:table-cell>
              <table:table-cell office:value-type="float" office:value="0.02472">
                <text:p>0.02472</text:p>
              </table:table-cell>
              <table:table-cell office:value-type="float" office:value="0.050034">
                <text:p>0.05003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1321">
                <text:p>0.161321</text:p>
              </table:table-cell>
              <table:table-cell office:value-type="float" office:value="0.024375">
                <text:p>0.024375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5">
                <text:p>0.024935</text:p>
              </table:table-cell>
              <table:table-cell office:value-type="float" office:value="0.050108">
                <text:p>0.050108</text:p>
              </table:table-cell>
              <table:table-cell office:value-type="float" office:value="0.000789">
                <text:p>0.0007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4433">
                <text:p>0.174433</text:p>
              </table:table-cell>
              <table:table-cell office:value-type="float" office:value="0.024766">
                <text:p>0.024766</text:p>
              </table:table-cell>
              <table:table-cell office:value-type="float" office:value="0.049688">
                <text:p>0.04968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506">
                <text:p>0.165506</text:p>
              </table:table-cell>
              <table:table-cell office:value-type="float" office:value="0.02391">
                <text:p>0.02391</text:p>
              </table:table-cell>
              <table:table-cell office:value-type="float" office:value="0.050413">
                <text:p>0.05041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9917">
                <text:p>0.159917</text:p>
              </table:table-cell>
              <table:table-cell office:value-type="float" office:value="0.024495">
                <text:p>0.024495</text:p>
              </table:table-cell>
              <table:table-cell office:value-type="float" office:value="0.050089">
                <text:p>0.050089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8993">
                <text:p>0.178993</text:p>
              </table:table-cell>
              <table:table-cell office:value-type="float" office:value="0.024591">
                <text:p>0.024591</text:p>
              </table:table-cell>
              <table:table-cell office:value-type="float" office:value="0.049641">
                <text:p>0.049641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3994">
                <text:p>0.163994</text:p>
              </table:table-cell>
              <table:table-cell office:value-type="float" office:value="0.024386">
                <text:p>0.024386</text:p>
              </table:table-cell>
              <table:table-cell office:value-type="float" office:value="0.049942">
                <text:p>0.04994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5607">
                <text:p>0.15607</text:p>
              </table:table-cell>
              <table:table-cell office:value-type="float" office:value="0.024207">
                <text:p>0.024207</text:p>
              </table:table-cell>
              <table:table-cell office:value-type="float" office:value="0.050215">
                <text:p>0.05021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4934">
                <text:p>0.154934</text:p>
              </table:table-cell>
              <table:table-cell office:value-type="float" office:value="0.023783">
                <text:p>0.023783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5465">
                <text:p>0.165465</text:p>
              </table:table-cell>
              <table:table-cell office:value-type="float" office:value="0.02421">
                <text:p>0.02421</text:p>
              </table:table-cell>
              <table:table-cell office:value-type="float" office:value="0.05024">
                <text:p>0.0502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3757">
                <text:p>0.163757</text:p>
              </table:table-cell>
              <table:table-cell office:value-type="float" office:value="0.024213">
                <text:p>0.024213</text:p>
              </table:table-cell>
              <table:table-cell office:value-type="float" office:value="0.050271">
                <text:p>0.05027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191">
                <text:p>0.16191</text:p>
              </table:table-cell>
              <table:table-cell office:value-type="float" office:value="0.024012">
                <text:p>0.024012</text:p>
              </table:table-cell>
              <table:table-cell office:value-type="float" office:value="0.050091">
                <text:p>0.050091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1719">
                <text:p>0.141719</text:p>
              </table:table-cell>
              <table:table-cell office:value-type="float" office:value="0.023566">
                <text:p>0.023566</text:p>
              </table:table-cell>
              <table:table-cell office:value-type="float" office:value="0.049139">
                <text:p>0.0491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2304">
                <text:p>0.132304</text:p>
              </table:table-cell>
              <table:table-cell office:value-type="float" office:value="0.023993">
                <text:p>0.023993</text:p>
              </table:table-cell>
              <table:table-cell office:value-type="float" office:value="0.049768">
                <text:p>0.049768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1719">
                <text:p>0.141719</text:p>
              </table:table-cell>
              <table:table-cell office:value-type="float" office:value="0.023566">
                <text:p>0.023566</text:p>
              </table:table-cell>
              <table:table-cell office:value-type="float" office:value="0.049139">
                <text:p>0.0491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6191">
                <text:p>0.16191</text:p>
              </table:table-cell>
              <table:table-cell office:value-type="float" office:value="0.024012">
                <text:p>0.024012</text:p>
              </table:table-cell>
              <table:table-cell office:value-type="float" office:value="0.050091">
                <text:p>0.050091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3757">
                <text:p>0.163757</text:p>
              </table:table-cell>
              <table:table-cell office:value-type="float" office:value="0.024213">
                <text:p>0.024213</text:p>
              </table:table-cell>
              <table:table-cell office:value-type="float" office:value="0.050271">
                <text:p>0.05027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5465">
                <text:p>0.165465</text:p>
              </table:table-cell>
              <table:table-cell office:value-type="float" office:value="0.02421">
                <text:p>0.02421</text:p>
              </table:table-cell>
              <table:table-cell office:value-type="float" office:value="0.05024">
                <text:p>0.0502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4934">
                <text:p>0.154934</text:p>
              </table:table-cell>
              <table:table-cell office:value-type="float" office:value="0.023783">
                <text:p>0.023783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607">
                <text:p>0.15607</text:p>
              </table:table-cell>
              <table:table-cell office:value-type="float" office:value="0.024207">
                <text:p>0.024207</text:p>
              </table:table-cell>
              <table:table-cell office:value-type="float" office:value="0.050215">
                <text:p>0.05021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3994">
                <text:p>0.163994</text:p>
              </table:table-cell>
              <table:table-cell office:value-type="float" office:value="0.024386">
                <text:p>0.024386</text:p>
              </table:table-cell>
              <table:table-cell office:value-type="float" office:value="0.049942">
                <text:p>0.04994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8993">
                <text:p>0.178993</text:p>
              </table:table-cell>
              <table:table-cell office:value-type="float" office:value="0.024591">
                <text:p>0.024591</text:p>
              </table:table-cell>
              <table:table-cell office:value-type="float" office:value="0.049641">
                <text:p>0.049641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9917">
                <text:p>0.159917</text:p>
              </table:table-cell>
              <table:table-cell office:value-type="float" office:value="0.024495">
                <text:p>0.024495</text:p>
              </table:table-cell>
              <table:table-cell office:value-type="float" office:value="0.050089">
                <text:p>0.050089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5506">
                <text:p>0.165506</text:p>
              </table:table-cell>
              <table:table-cell office:value-type="float" office:value="0.02391">
                <text:p>0.02391</text:p>
              </table:table-cell>
              <table:table-cell office:value-type="float" office:value="0.050413">
                <text:p>0.05041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4433">
                <text:p>0.174433</text:p>
              </table:table-cell>
              <table:table-cell office:value-type="float" office:value="0.024766">
                <text:p>0.024766</text:p>
              </table:table-cell>
              <table:table-cell office:value-type="float" office:value="0.049688">
                <text:p>0.04968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5">
                <text:p>0.024935</text:p>
              </table:table-cell>
              <table:table-cell office:value-type="float" office:value="0.050108">
                <text:p>0.050108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1321">
                <text:p>0.161321</text:p>
              </table:table-cell>
              <table:table-cell office:value-type="float" office:value="0.024375">
                <text:p>0.024375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3624">
                <text:p>0.153624</text:p>
              </table:table-cell>
              <table:table-cell office:value-type="float" office:value="0.02472">
                <text:p>0.02472</text:p>
              </table:table-cell>
              <table:table-cell office:value-type="float" office:value="0.050034">
                <text:p>0.05003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3574">
                <text:p>0.163574</text:p>
              </table:table-cell>
              <table:table-cell office:value-type="float" office:value="0.024857">
                <text:p>0.024857</text:p>
              </table:table-cell>
              <table:table-cell office:value-type="float" office:value="0.049741">
                <text:p>0.0497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2477">
                <text:p>0.162477</text:p>
              </table:table-cell>
              <table:table-cell office:value-type="float" office:value="0.024944">
                <text:p>0.024944</text:p>
              </table:table-cell>
              <table:table-cell office:value-type="float" office:value="0.04989">
                <text:p>0.04989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1459">
                <text:p>0.161459</text:p>
              </table:table-cell>
              <table:table-cell office:value-type="float" office:value="0.024455">
                <text:p>0.024455</text:p>
              </table:table-cell>
              <table:table-cell office:value-type="float" office:value="0.049461">
                <text:p>0.04946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8252">
                <text:p>0.168252</text:p>
              </table:table-cell>
              <table:table-cell office:value-type="float" office:value="0.024301">
                <text:p>0.024301</text:p>
              </table:table-cell>
              <table:table-cell office:value-type="float" office:value="0.050421">
                <text:p>0.0504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4331">
                <text:p>0.174331</text:p>
              </table:table-cell>
              <table:table-cell office:value-type="float" office:value="0.02437">
                <text:p>0.02437</text:p>
              </table:table-cell>
              <table:table-cell office:value-type="float" office:value="0.050616">
                <text:p>0.050616</text:p>
              </table:table-cell>
              <table:table-cell office:value-type="float" office:value="0.000817">
                <text:p>0.0008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9772">
                <text:p>0.159772</text:p>
              </table:table-cell>
              <table:table-cell office:value-type="float" office:value="0.024632">
                <text:p>0.024632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9484">
                <text:p>0.159484</text:p>
              </table:table-cell>
              <table:table-cell office:value-type="float" office:value="0.024515">
                <text:p>0.024515</text:p>
              </table:table-cell>
              <table:table-cell office:value-type="float" office:value="0.050119">
                <text:p>0.05011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908">
                <text:p>0.16908</text:p>
              </table:table-cell>
              <table:table-cell office:value-type="float" office:value="0.024231">
                <text:p>0.024231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5556">
                <text:p>0.155556</text:p>
              </table:table-cell>
              <table:table-cell office:value-type="float" office:value="0.024664">
                <text:p>0.024664</text:p>
              </table:table-cell>
              <table:table-cell office:value-type="float" office:value="0.050085">
                <text:p>0.05008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5382">
                <text:p>0.165382</text:p>
              </table:table-cell>
              <table:table-cell office:value-type="float" office:value="0.024652">
                <text:p>0.024652</text:p>
              </table:table-cell>
              <table:table-cell office:value-type="float" office:value="0.050021">
                <text:p>0.0500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7777">
                <text:p>0.167777</text:p>
              </table:table-cell>
              <table:table-cell office:value-type="float" office:value="0.024348">
                <text:p>0.024348</text:p>
              </table:table-cell>
              <table:table-cell office:value-type="float" office:value="0.050019">
                <text:p>0.050019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3598">
                <text:p>0.153598</text:p>
              </table:table-cell>
              <table:table-cell office:value-type="float" office:value="0.02407">
                <text:p>0.02407</text:p>
              </table:table-cell>
              <table:table-cell office:value-type="float" office:value="0.05021">
                <text:p>0.05021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1">
                <text:p>0.02401</text:p>
              </table:table-cell>
              <table:table-cell office:value-type="float" office:value="0.050165">
                <text:p>0.05016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4035">
                <text:p>0.164035</text:p>
              </table:table-cell>
              <table:table-cell office:value-type="float" office:value="0.024534">
                <text:p>0.024534</text:p>
              </table:table-cell>
              <table:table-cell office:value-type="float" office:value="0.050205">
                <text:p>0.050205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6352">
                <text:p>0.166352</text:p>
              </table:table-cell>
              <table:table-cell office:value-type="float" office:value="0.024283">
                <text:p>0.024283</text:p>
              </table:table-cell>
              <table:table-cell office:value-type="float" office:value="0.049624">
                <text:p>0.04962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2891">
                <text:p>0.162891</text:p>
              </table:table-cell>
              <table:table-cell office:value-type="float" office:value="0.024413">
                <text:p>0.024413</text:p>
              </table:table-cell>
              <table:table-cell office:value-type="float" office:value="0.049861">
                <text:p>0.04986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446">
                <text:p>0.15446</text:p>
              </table:table-cell>
              <table:table-cell office:value-type="float" office:value="0.024372">
                <text:p>0.024372</text:p>
              </table:table-cell>
              <table:table-cell office:value-type="float" office:value="0.050236">
                <text:p>0.05023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4697">
                <text:p>0.164697</text:p>
              </table:table-cell>
              <table:table-cell office:value-type="float" office:value="0.024205">
                <text:p>0.024205</text:p>
              </table:table-cell>
              <table:table-cell office:value-type="float" office:value="0.049879">
                <text:p>0.049879</text:p>
              </table:table-cell>
              <table:table-cell office:value-type="float" office:value="0.000826">
                <text:p>0.0008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3342">
                <text:p>0.163342</text:p>
              </table:table-cell>
              <table:table-cell office:value-type="float" office:value="0.024398">
                <text:p>0.024398</text:p>
              </table:table-cell>
              <table:table-cell office:value-type="float" office:value="0.050207">
                <text:p>0.050207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4694">
                <text:p>0.154694</text:p>
              </table:table-cell>
              <table:table-cell office:value-type="float" office:value="0.024257">
                <text:p>0.024257</text:p>
              </table:table-cell>
              <table:table-cell office:value-type="float" office:value="0.050053">
                <text:p>0.050053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9545">
                <text:p>0.159545</text:p>
              </table:table-cell>
              <table:table-cell office:value-type="float" office:value="0.024184">
                <text:p>0.024184</text:p>
              </table:table-cell>
              <table:table-cell office:value-type="float" office:value="0.049613">
                <text:p>0.04961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7956">
                <text:p>0.157956</text:p>
              </table:table-cell>
              <table:table-cell office:value-type="float" office:value="0.024659">
                <text:p>0.024659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0179">
                <text:p>0.150179</text:p>
              </table:table-cell>
              <table:table-cell office:value-type="float" office:value="0.024471">
                <text:p>0.024471</text:p>
              </table:table-cell>
              <table:table-cell office:value-type="float" office:value="0.050324">
                <text:p>0.05032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4158">
                <text:p>0.154158</text:p>
              </table:table-cell>
              <table:table-cell office:value-type="float" office:value="0.02432">
                <text:p>0.02432</text:p>
              </table:table-cell>
              <table:table-cell office:value-type="float" office:value="0.049826">
                <text:p>0.0498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3516">
                <text:p>0.153516</text:p>
              </table:table-cell>
              <table:table-cell office:value-type="float" office:value="0.024341">
                <text:p>0.024341</text:p>
              </table:table-cell>
              <table:table-cell office:value-type="float" office:value="0.049972">
                <text:p>0.049972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6011">
                <text:p>0.16011</text:p>
              </table:table-cell>
              <table:table-cell office:value-type="float" office:value="0.024666">
                <text:p>0.024666</text:p>
              </table:table-cell>
              <table:table-cell office:value-type="float" office:value="0.049877">
                <text:p>0.049877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904">
                <text:p>0.15904</text:p>
              </table:table-cell>
              <table:table-cell office:value-type="float" office:value="0.02411">
                <text:p>0.02411</text:p>
              </table:table-cell>
              <table:table-cell office:value-type="float" office:value="0.050321">
                <text:p>0.050321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5791">
                <text:p>0.165791</text:p>
              </table:table-cell>
              <table:table-cell office:value-type="float" office:value="0.02419">
                <text:p>0.02419</text:p>
              </table:table-cell>
              <table:table-cell office:value-type="float" office:value="0.049664">
                <text:p>0.049664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11">
                <text:p>0.024211</text:p>
              </table:table-cell>
              <table:table-cell office:value-type="float" office:value="0.049999">
                <text:p>0.049999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81">
                <text:p>0.024281</text:p>
              </table:table-cell>
              <table:table-cell office:value-type="float" office:value="0.049892">
                <text:p>0.049892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9458">
                <text:p>0.209458</text:p>
              </table:table-cell>
              <table:table-cell office:value-type="float" office:value="0.025684">
                <text:p>0.025684</text:p>
              </table:table-cell>
              <table:table-cell office:value-type="float" office:value="0.052392">
                <text:p>0.052392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81">
                <text:p>0.024281</text:p>
              </table:table-cell>
              <table:table-cell office:value-type="float" office:value="0.049892">
                <text:p>0.049892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12">
                <text:p>0.024212</text:p>
              </table:table-cell>
              <table:table-cell office:value-type="float" office:value="0.049999">
                <text:p>0.049999</text:p>
              </table:table-cell>
              <table:table-cell office:value-type="float" office:value="0.000807">
                <text:p>0.0008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5791">
                <text:p>0.165791</text:p>
              </table:table-cell>
              <table:table-cell office:value-type="float" office:value="0.02419">
                <text:p>0.02419</text:p>
              </table:table-cell>
              <table:table-cell office:value-type="float" office:value="0.049664">
                <text:p>0.049664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904">
                <text:p>0.15904</text:p>
              </table:table-cell>
              <table:table-cell office:value-type="float" office:value="0.02411">
                <text:p>0.02411</text:p>
              </table:table-cell>
              <table:table-cell office:value-type="float" office:value="0.050321">
                <text:p>0.050321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011">
                <text:p>0.16011</text:p>
              </table:table-cell>
              <table:table-cell office:value-type="float" office:value="0.024666">
                <text:p>0.024666</text:p>
              </table:table-cell>
              <table:table-cell office:value-type="float" office:value="0.049877">
                <text:p>0.049877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3516">
                <text:p>0.153516</text:p>
              </table:table-cell>
              <table:table-cell office:value-type="float" office:value="0.024341">
                <text:p>0.024341</text:p>
              </table:table-cell>
              <table:table-cell office:value-type="float" office:value="0.049972">
                <text:p>0.049972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4158">
                <text:p>0.154158</text:p>
              </table:table-cell>
              <table:table-cell office:value-type="float" office:value="0.02432">
                <text:p>0.02432</text:p>
              </table:table-cell>
              <table:table-cell office:value-type="float" office:value="0.049826">
                <text:p>0.0498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0179">
                <text:p>0.150179</text:p>
              </table:table-cell>
              <table:table-cell office:value-type="float" office:value="0.024471">
                <text:p>0.024471</text:p>
              </table:table-cell>
              <table:table-cell office:value-type="float" office:value="0.050324">
                <text:p>0.05032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7956">
                <text:p>0.157956</text:p>
              </table:table-cell>
              <table:table-cell office:value-type="float" office:value="0.024659">
                <text:p>0.024659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9545">
                <text:p>0.159545</text:p>
              </table:table-cell>
              <table:table-cell office:value-type="float" office:value="0.024184">
                <text:p>0.024184</text:p>
              </table:table-cell>
              <table:table-cell office:value-type="float" office:value="0.049613">
                <text:p>0.04961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4694">
                <text:p>0.154694</text:p>
              </table:table-cell>
              <table:table-cell office:value-type="float" office:value="0.024257">
                <text:p>0.024257</text:p>
              </table:table-cell>
              <table:table-cell office:value-type="float" office:value="0.050053">
                <text:p>0.050053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3342">
                <text:p>0.163342</text:p>
              </table:table-cell>
              <table:table-cell office:value-type="float" office:value="0.024398">
                <text:p>0.024398</text:p>
              </table:table-cell>
              <table:table-cell office:value-type="float" office:value="0.050207">
                <text:p>0.050207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4697">
                <text:p>0.164697</text:p>
              </table:table-cell>
              <table:table-cell office:value-type="float" office:value="0.024205">
                <text:p>0.024205</text:p>
              </table:table-cell>
              <table:table-cell office:value-type="float" office:value="0.049879">
                <text:p>0.04987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446">
                <text:p>0.15446</text:p>
              </table:table-cell>
              <table:table-cell office:value-type="float" office:value="0.024372">
                <text:p>0.024372</text:p>
              </table:table-cell>
              <table:table-cell office:value-type="float" office:value="0.050291">
                <text:p>0.05029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2891">
                <text:p>0.162891</text:p>
              </table:table-cell>
              <table:table-cell office:value-type="float" office:value="0.024413">
                <text:p>0.024413</text:p>
              </table:table-cell>
              <table:table-cell office:value-type="float" office:value="0.049861">
                <text:p>0.04986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6352">
                <text:p>0.166352</text:p>
              </table:table-cell>
              <table:table-cell office:value-type="float" office:value="0.024283">
                <text:p>0.024283</text:p>
              </table:table-cell>
              <table:table-cell office:value-type="float" office:value="0.049624">
                <text:p>0.04962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4035">
                <text:p>0.164035</text:p>
              </table:table-cell>
              <table:table-cell office:value-type="float" office:value="0.024534">
                <text:p>0.024534</text:p>
              </table:table-cell>
              <table:table-cell office:value-type="float" office:value="0.050204">
                <text:p>0.050204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1">
                <text:p>0.02401</text:p>
              </table:table-cell>
              <table:table-cell office:value-type="float" office:value="0.050165">
                <text:p>0.05016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3598">
                <text:p>0.153598</text:p>
              </table:table-cell>
              <table:table-cell office:value-type="float" office:value="0.02407">
                <text:p>0.02407</text:p>
              </table:table-cell>
              <table:table-cell office:value-type="float" office:value="0.050248">
                <text:p>0.050248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7777">
                <text:p>0.167777</text:p>
              </table:table-cell>
              <table:table-cell office:value-type="float" office:value="0.024348">
                <text:p>0.024348</text:p>
              </table:table-cell>
              <table:table-cell office:value-type="float" office:value="0.050019">
                <text:p>0.050019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382">
                <text:p>0.165382</text:p>
              </table:table-cell>
              <table:table-cell office:value-type="float" office:value="0.024652">
                <text:p>0.024652</text:p>
              </table:table-cell>
              <table:table-cell office:value-type="float" office:value="0.050021">
                <text:p>0.0500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55556">
                <text:p>0.155556</text:p>
              </table:table-cell>
              <table:table-cell office:value-type="float" office:value="0.024664">
                <text:p>0.024664</text:p>
              </table:table-cell>
              <table:table-cell office:value-type="float" office:value="0.050085">
                <text:p>0.05008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908">
                <text:p>0.16908</text:p>
              </table:table-cell>
              <table:table-cell office:value-type="float" office:value="0.024231">
                <text:p>0.024231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9484">
                <text:p>0.159484</text:p>
              </table:table-cell>
              <table:table-cell office:value-type="float" office:value="0.024515">
                <text:p>0.024515</text:p>
              </table:table-cell>
              <table:table-cell office:value-type="float" office:value="0.050119">
                <text:p>0.05011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9772">
                <text:p>0.159772</text:p>
              </table:table-cell>
              <table:table-cell office:value-type="float" office:value="0.024632">
                <text:p>0.024632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74331">
                <text:p>0.174331</text:p>
              </table:table-cell>
              <table:table-cell office:value-type="float" office:value="0.02437">
                <text:p>0.02437</text:p>
              </table:table-cell>
              <table:table-cell office:value-type="float" office:value="0.050616">
                <text:p>0.050616</text:p>
              </table:table-cell>
              <table:table-cell office:value-type="float" office:value="0.000817">
                <text:p>0.0008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8252">
                <text:p>0.168252</text:p>
              </table:table-cell>
              <table:table-cell office:value-type="float" office:value="0.024301">
                <text:p>0.024301</text:p>
              </table:table-cell>
              <table:table-cell office:value-type="float" office:value="0.050421">
                <text:p>0.0504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1459">
                <text:p>0.161459</text:p>
              </table:table-cell>
              <table:table-cell office:value-type="float" office:value="0.024455">
                <text:p>0.024455</text:p>
              </table:table-cell>
              <table:table-cell office:value-type="float" office:value="0.049461">
                <text:p>0.04946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2477">
                <text:p>0.162477</text:p>
              </table:table-cell>
              <table:table-cell office:value-type="float" office:value="0.024944">
                <text:p>0.024944</text:p>
              </table:table-cell>
              <table:table-cell office:value-type="float" office:value="0.04989">
                <text:p>0.04989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63574">
                <text:p>0.163574</text:p>
              </table:table-cell>
              <table:table-cell office:value-type="float" office:value="0.024857">
                <text:p>0.024857</text:p>
              </table:table-cell>
              <table:table-cell office:value-type="float" office:value="0.049741">
                <text:p>0.0497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3624">
                <text:p>0.153624</text:p>
              </table:table-cell>
              <table:table-cell office:value-type="float" office:value="0.02472">
                <text:p>0.02472</text:p>
              </table:table-cell>
              <table:table-cell office:value-type="float" office:value="0.050034">
                <text:p>0.05003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1321">
                <text:p>0.161321</text:p>
              </table:table-cell>
              <table:table-cell office:value-type="float" office:value="0.024375">
                <text:p>0.024375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5">
                <text:p>0.024935</text:p>
              </table:table-cell>
              <table:table-cell office:value-type="float" office:value="0.050108">
                <text:p>0.050108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74433">
                <text:p>0.174433</text:p>
              </table:table-cell>
              <table:table-cell office:value-type="float" office:value="0.024766">
                <text:p>0.024766</text:p>
              </table:table-cell>
              <table:table-cell office:value-type="float" office:value="0.049688">
                <text:p>0.04968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65506">
                <text:p>0.165506</text:p>
              </table:table-cell>
              <table:table-cell office:value-type="float" office:value="0.02391">
                <text:p>0.02391</text:p>
              </table:table-cell>
              <table:table-cell office:value-type="float" office:value="0.050413">
                <text:p>0.05041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59917">
                <text:p>0.159917</text:p>
              </table:table-cell>
              <table:table-cell office:value-type="float" office:value="0.024495">
                <text:p>0.024495</text:p>
              </table:table-cell>
              <table:table-cell office:value-type="float" office:value="0.050089">
                <text:p>0.050089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78993">
                <text:p>0.178993</text:p>
              </table:table-cell>
              <table:table-cell office:value-type="float" office:value="0.024633">
                <text:p>0.024633</text:p>
              </table:table-cell>
              <table:table-cell office:value-type="float" office:value="0.049641">
                <text:p>0.049641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3994">
                <text:p>0.163994</text:p>
              </table:table-cell>
              <table:table-cell office:value-type="float" office:value="0.024386">
                <text:p>0.024386</text:p>
              </table:table-cell>
              <table:table-cell office:value-type="float" office:value="0.049942">
                <text:p>0.04994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607">
                <text:p>0.15607</text:p>
              </table:table-cell>
              <table:table-cell office:value-type="float" office:value="0.024207">
                <text:p>0.024207</text:p>
              </table:table-cell>
              <table:table-cell office:value-type="float" office:value="0.050215">
                <text:p>0.05021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54934">
                <text:p>0.154934</text:p>
              </table:table-cell>
              <table:table-cell office:value-type="float" office:value="0.023783">
                <text:p>0.023783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5465">
                <text:p>0.165465</text:p>
              </table:table-cell>
              <table:table-cell office:value-type="float" office:value="0.02421">
                <text:p>0.02421</text:p>
              </table:table-cell>
              <table:table-cell office:value-type="float" office:value="0.05024">
                <text:p>0.0502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3757">
                <text:p>0.163757</text:p>
              </table:table-cell>
              <table:table-cell office:value-type="float" office:value="0.024213">
                <text:p>0.024213</text:p>
              </table:table-cell>
              <table:table-cell office:value-type="float" office:value="0.050271">
                <text:p>0.050271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191">
                <text:p>0.16191</text:p>
              </table:table-cell>
              <table:table-cell office:value-type="float" office:value="0.024012">
                <text:p>0.024012</text:p>
              </table:table-cell>
              <table:table-cell office:value-type="float" office:value="0.050091">
                <text:p>0.050091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41719">
                <text:p>0.141719</text:p>
              </table:table-cell>
              <table:table-cell office:value-type="float" office:value="0.023566">
                <text:p>0.023566</text:p>
              </table:table-cell>
              <table:table-cell office:value-type="float" office:value="0.049139">
                <text:p>0.0491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32304">
                <text:p>0.132304</text:p>
              </table:table-cell>
              <table:table-cell office:value-type="float" office:value="0.023993">
                <text:p>0.023993</text:p>
              </table:table-cell>
              <table:table-cell office:value-type="float" office:value="0.049768">
                <text:p>0.049768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1719">
                <text:p>0.141719</text:p>
              </table:table-cell>
              <table:table-cell office:value-type="float" office:value="0.023566">
                <text:p>0.023566</text:p>
              </table:table-cell>
              <table:table-cell office:value-type="float" office:value="0.049139">
                <text:p>0.0491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191">
                <text:p>0.16191</text:p>
              </table:table-cell>
              <table:table-cell office:value-type="float" office:value="0.024012">
                <text:p>0.024012</text:p>
              </table:table-cell>
              <table:table-cell office:value-type="float" office:value="0.050091">
                <text:p>0.050091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63757">
                <text:p>0.163757</text:p>
              </table:table-cell>
              <table:table-cell office:value-type="float" office:value="0.024213">
                <text:p>0.024213</text:p>
              </table:table-cell>
              <table:table-cell office:value-type="float" office:value="0.050271">
                <text:p>0.05027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65465">
                <text:p>0.165465</text:p>
              </table:table-cell>
              <table:table-cell office:value-type="float" office:value="0.02421">
                <text:p>0.02421</text:p>
              </table:table-cell>
              <table:table-cell office:value-type="float" office:value="0.05024">
                <text:p>0.0502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4934">
                <text:p>0.154934</text:p>
              </table:table-cell>
              <table:table-cell office:value-type="float" office:value="0.02381">
                <text:p>0.02381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607">
                <text:p>0.15607</text:p>
              </table:table-cell>
              <table:table-cell office:value-type="float" office:value="0.024207">
                <text:p>0.024207</text:p>
              </table:table-cell>
              <table:table-cell office:value-type="float" office:value="0.050215">
                <text:p>0.05021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3994">
                <text:p>0.163994</text:p>
              </table:table-cell>
              <table:table-cell office:value-type="float" office:value="0.024386">
                <text:p>0.024386</text:p>
              </table:table-cell>
              <table:table-cell office:value-type="float" office:value="0.049942">
                <text:p>0.04994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78993">
                <text:p>0.178993</text:p>
              </table:table-cell>
              <table:table-cell office:value-type="float" office:value="0.024591">
                <text:p>0.024591</text:p>
              </table:table-cell>
              <table:table-cell office:value-type="float" office:value="0.049641">
                <text:p>0.049641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59917">
                <text:p>0.159917</text:p>
              </table:table-cell>
              <table:table-cell office:value-type="float" office:value="0.024495">
                <text:p>0.024495</text:p>
              </table:table-cell>
              <table:table-cell office:value-type="float" office:value="0.050089">
                <text:p>0.050089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5506">
                <text:p>0.165506</text:p>
              </table:table-cell>
              <table:table-cell office:value-type="float" office:value="0.02391">
                <text:p>0.02391</text:p>
              </table:table-cell>
              <table:table-cell office:value-type="float" office:value="0.050413">
                <text:p>0.05041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74433">
                <text:p>0.174433</text:p>
              </table:table-cell>
              <table:table-cell office:value-type="float" office:value="0.024766">
                <text:p>0.024766</text:p>
              </table:table-cell>
              <table:table-cell office:value-type="float" office:value="0.049688">
                <text:p>0.04968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5">
                <text:p>0.024935</text:p>
              </table:table-cell>
              <table:table-cell office:value-type="float" office:value="0.050108">
                <text:p>0.050108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1321">
                <text:p>0.161321</text:p>
              </table:table-cell>
              <table:table-cell office:value-type="float" office:value="0.024375">
                <text:p>0.024375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3624">
                <text:p>0.153624</text:p>
              </table:table-cell>
              <table:table-cell office:value-type="float" office:value="0.02472">
                <text:p>0.02472</text:p>
              </table:table-cell>
              <table:table-cell office:value-type="float" office:value="0.050034">
                <text:p>0.05003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3574">
                <text:p>0.163574</text:p>
              </table:table-cell>
              <table:table-cell office:value-type="float" office:value="0.024857">
                <text:p>0.024857</text:p>
              </table:table-cell>
              <table:table-cell office:value-type="float" office:value="0.049741">
                <text:p>0.0497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2477">
                <text:p>0.162477</text:p>
              </table:table-cell>
              <table:table-cell office:value-type="float" office:value="0.024944">
                <text:p>0.024944</text:p>
              </table:table-cell>
              <table:table-cell office:value-type="float" office:value="0.04989">
                <text:p>0.04989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1459">
                <text:p>0.161459</text:p>
              </table:table-cell>
              <table:table-cell office:value-type="float" office:value="0.024455">
                <text:p>0.024455</text:p>
              </table:table-cell>
              <table:table-cell office:value-type="float" office:value="0.049461">
                <text:p>0.04946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8252">
                <text:p>0.168252</text:p>
              </table:table-cell>
              <table:table-cell office:value-type="float" office:value="0.024301">
                <text:p>0.024301</text:p>
              </table:table-cell>
              <table:table-cell office:value-type="float" office:value="0.050421">
                <text:p>0.0504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74331">
                <text:p>0.174331</text:p>
              </table:table-cell>
              <table:table-cell office:value-type="float" office:value="0.02437">
                <text:p>0.02437</text:p>
              </table:table-cell>
              <table:table-cell office:value-type="float" office:value="0.050616">
                <text:p>0.050616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9772">
                <text:p>0.159772</text:p>
              </table:table-cell>
              <table:table-cell office:value-type="float" office:value="0.024632">
                <text:p>0.024632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59484">
                <text:p>0.159484</text:p>
              </table:table-cell>
              <table:table-cell office:value-type="float" office:value="0.024515">
                <text:p>0.024515</text:p>
              </table:table-cell>
              <table:table-cell office:value-type="float" office:value="0.050119">
                <text:p>0.05011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908">
                <text:p>0.16908</text:p>
              </table:table-cell>
              <table:table-cell office:value-type="float" office:value="0.024231">
                <text:p>0.024231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5556">
                <text:p>0.155556</text:p>
              </table:table-cell>
              <table:table-cell office:value-type="float" office:value="0.024664">
                <text:p>0.024664</text:p>
              </table:table-cell>
              <table:table-cell office:value-type="float" office:value="0.050085">
                <text:p>0.05008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5382">
                <text:p>0.165382</text:p>
              </table:table-cell>
              <table:table-cell office:value-type="float" office:value="0.024652">
                <text:p>0.024652</text:p>
              </table:table-cell>
              <table:table-cell office:value-type="float" office:value="0.050021">
                <text:p>0.0500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7777">
                <text:p>0.167777</text:p>
              </table:table-cell>
              <table:table-cell office:value-type="float" office:value="0.024348">
                <text:p>0.024348</text:p>
              </table:table-cell>
              <table:table-cell office:value-type="float" office:value="0.050019">
                <text:p>0.050019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53598">
                <text:p>0.153598</text:p>
              </table:table-cell>
              <table:table-cell office:value-type="float" office:value="0.02407">
                <text:p>0.02407</text:p>
              </table:table-cell>
              <table:table-cell office:value-type="float" office:value="0.05022">
                <text:p>0.05022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1">
                <text:p>0.02401</text:p>
              </table:table-cell>
              <table:table-cell office:value-type="float" office:value="0.050165">
                <text:p>0.05016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4035">
                <text:p>0.164035</text:p>
              </table:table-cell>
              <table:table-cell office:value-type="float" office:value="0.024534">
                <text:p>0.024534</text:p>
              </table:table-cell>
              <table:table-cell office:value-type="float" office:value="0.050205">
                <text:p>0.050205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6352">
                <text:p>0.166352</text:p>
              </table:table-cell>
              <table:table-cell office:value-type="float" office:value="0.024283">
                <text:p>0.024283</text:p>
              </table:table-cell>
              <table:table-cell office:value-type="float" office:value="0.049624">
                <text:p>0.04962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2891">
                <text:p>0.162891</text:p>
              </table:table-cell>
              <table:table-cell office:value-type="float" office:value="0.024413">
                <text:p>0.024413</text:p>
              </table:table-cell>
              <table:table-cell office:value-type="float" office:value="0.049861">
                <text:p>0.04986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5446">
                <text:p>0.15446</text:p>
              </table:table-cell>
              <table:table-cell office:value-type="float" office:value="0.024372">
                <text:p>0.024372</text:p>
              </table:table-cell>
              <table:table-cell office:value-type="float" office:value="0.050291">
                <text:p>0.05029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64697">
                <text:p>0.164697</text:p>
              </table:table-cell>
              <table:table-cell office:value-type="float" office:value="0.024205">
                <text:p>0.024205</text:p>
              </table:table-cell>
              <table:table-cell office:value-type="float" office:value="0.049879">
                <text:p>0.04987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3342">
                <text:p>0.163342</text:p>
              </table:table-cell>
              <table:table-cell office:value-type="float" office:value="0.024398">
                <text:p>0.024398</text:p>
              </table:table-cell>
              <table:table-cell office:value-type="float" office:value="0.050207">
                <text:p>0.050207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4694">
                <text:p>0.154694</text:p>
              </table:table-cell>
              <table:table-cell office:value-type="float" office:value="0.024257">
                <text:p>0.024257</text:p>
              </table:table-cell>
              <table:table-cell office:value-type="float" office:value="0.050053">
                <text:p>0.050053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59545">
                <text:p>0.159545</text:p>
              </table:table-cell>
              <table:table-cell office:value-type="float" office:value="0.024184">
                <text:p>0.024184</text:p>
              </table:table-cell>
              <table:table-cell office:value-type="float" office:value="0.049613">
                <text:p>0.04961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57956">
                <text:p>0.157956</text:p>
              </table:table-cell>
              <table:table-cell office:value-type="float" office:value="0.024659">
                <text:p>0.024659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0179">
                <text:p>0.150179</text:p>
              </table:table-cell>
              <table:table-cell office:value-type="float" office:value="0.024471">
                <text:p>0.024471</text:p>
              </table:table-cell>
              <table:table-cell office:value-type="float" office:value="0.050324">
                <text:p>0.05032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54158">
                <text:p>0.154158</text:p>
              </table:table-cell>
              <table:table-cell office:value-type="float" office:value="0.02432">
                <text:p>0.02432</text:p>
              </table:table-cell>
              <table:table-cell office:value-type="float" office:value="0.049826">
                <text:p>0.0498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3516">
                <text:p>0.153516</text:p>
              </table:table-cell>
              <table:table-cell office:value-type="float" office:value="0.024341">
                <text:p>0.024341</text:p>
              </table:table-cell>
              <table:table-cell office:value-type="float" office:value="0.049972">
                <text:p>0.049972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6011">
                <text:p>0.16011</text:p>
              </table:table-cell>
              <table:table-cell office:value-type="float" office:value="0.024666">
                <text:p>0.024666</text:p>
              </table:table-cell>
              <table:table-cell office:value-type="float" office:value="0.049877">
                <text:p>0.049877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904">
                <text:p>0.15904</text:p>
              </table:table-cell>
              <table:table-cell office:value-type="float" office:value="0.02411">
                <text:p>0.02411</text:p>
              </table:table-cell>
              <table:table-cell office:value-type="float" office:value="0.050321">
                <text:p>0.050321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65791">
                <text:p>0.165791</text:p>
              </table:table-cell>
              <table:table-cell office:value-type="float" office:value="0.02419">
                <text:p>0.02419</text:p>
              </table:table-cell>
              <table:table-cell office:value-type="float" office:value="0.049736">
                <text:p>0.049736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11">
                <text:p>0.024211</text:p>
              </table:table-cell>
              <table:table-cell office:value-type="float" office:value="0.049999">
                <text:p>0.049999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81">
                <text:p>0.024281</text:p>
              </table:table-cell>
              <table:table-cell office:value-type="float" office:value="0.049892">
                <text:p>0.049892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09458">
                <text:p>0.209458</text:p>
              </table:table-cell>
              <table:table-cell office:value-type="float" office:value="0.025684">
                <text:p>0.025684</text:p>
              </table:table-cell>
              <table:table-cell office:value-type="float" office:value="0.052392">
                <text:p>0.052392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81">
                <text:p>0.024281</text:p>
              </table:table-cell>
              <table:table-cell office:value-type="float" office:value="0.049892">
                <text:p>0.049892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12">
                <text:p>0.024212</text:p>
              </table:table-cell>
              <table:table-cell office:value-type="float" office:value="0.049999">
                <text:p>0.049999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65791">
                <text:p>0.165791</text:p>
              </table:table-cell>
              <table:table-cell office:value-type="float" office:value="0.02419">
                <text:p>0.02419</text:p>
              </table:table-cell>
              <table:table-cell office:value-type="float" office:value="0.049736">
                <text:p>0.049736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904">
                <text:p>0.15904</text:p>
              </table:table-cell>
              <table:table-cell office:value-type="float" office:value="0.02411">
                <text:p>0.02411</text:p>
              </table:table-cell>
              <table:table-cell office:value-type="float" office:value="0.050321">
                <text:p>0.050321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011">
                <text:p>0.16011</text:p>
              </table:table-cell>
              <table:table-cell office:value-type="float" office:value="0.024666">
                <text:p>0.024666</text:p>
              </table:table-cell>
              <table:table-cell office:value-type="float" office:value="0.049877">
                <text:p>0.049877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3516">
                <text:p>0.153516</text:p>
              </table:table-cell>
              <table:table-cell office:value-type="float" office:value="0.024341">
                <text:p>0.024341</text:p>
              </table:table-cell>
              <table:table-cell office:value-type="float" office:value="0.049972">
                <text:p>0.049972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54158">
                <text:p>0.154158</text:p>
              </table:table-cell>
              <table:table-cell office:value-type="float" office:value="0.02432">
                <text:p>0.02432</text:p>
              </table:table-cell>
              <table:table-cell office:value-type="float" office:value="0.049826">
                <text:p>0.0498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0179">
                <text:p>0.150179</text:p>
              </table:table-cell>
              <table:table-cell office:value-type="float" office:value="0.024471">
                <text:p>0.024471</text:p>
              </table:table-cell>
              <table:table-cell office:value-type="float" office:value="0.050324">
                <text:p>0.05032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57956">
                <text:p>0.157956</text:p>
              </table:table-cell>
              <table:table-cell office:value-type="float" office:value="0.024659">
                <text:p>0.024659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59545">
                <text:p>0.159545</text:p>
              </table:table-cell>
              <table:table-cell office:value-type="float" office:value="0.024184">
                <text:p>0.024184</text:p>
              </table:table-cell>
              <table:table-cell office:value-type="float" office:value="0.049613">
                <text:p>0.04961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54694">
                <text:p>0.154694</text:p>
              </table:table-cell>
              <table:table-cell office:value-type="float" office:value="0.024257">
                <text:p>0.024257</text:p>
              </table:table-cell>
              <table:table-cell office:value-type="float" office:value="0.050053">
                <text:p>0.050053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3342">
                <text:p>0.163342</text:p>
              </table:table-cell>
              <table:table-cell office:value-type="float" office:value="0.024292">
                <text:p>0.024292</text:p>
              </table:table-cell>
              <table:table-cell office:value-type="float" office:value="0.050207">
                <text:p>0.050207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4697">
                <text:p>0.164697</text:p>
              </table:table-cell>
              <table:table-cell office:value-type="float" office:value="0.024205">
                <text:p>0.024205</text:p>
              </table:table-cell>
              <table:table-cell office:value-type="float" office:value="0.049879">
                <text:p>0.04987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5446">
                <text:p>0.15446</text:p>
              </table:table-cell>
              <table:table-cell office:value-type="float" office:value="0.024372">
                <text:p>0.024372</text:p>
              </table:table-cell>
              <table:table-cell office:value-type="float" office:value="0.050291">
                <text:p>0.05029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2891">
                <text:p>0.162891</text:p>
              </table:table-cell>
              <table:table-cell office:value-type="float" office:value="0.024413">
                <text:p>0.024413</text:p>
              </table:table-cell>
              <table:table-cell office:value-type="float" office:value="0.049861">
                <text:p>0.04986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6352">
                <text:p>0.166352</text:p>
              </table:table-cell>
              <table:table-cell office:value-type="float" office:value="0.024283">
                <text:p>0.024283</text:p>
              </table:table-cell>
              <table:table-cell office:value-type="float" office:value="0.049624">
                <text:p>0.04962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4035">
                <text:p>0.164035</text:p>
              </table:table-cell>
              <table:table-cell office:value-type="float" office:value="0.024534">
                <text:p>0.024534</text:p>
              </table:table-cell>
              <table:table-cell office:value-type="float" office:value="0.050101">
                <text:p>0.050101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1">
                <text:p>0.02401</text:p>
              </table:table-cell>
              <table:table-cell office:value-type="float" office:value="0.050165">
                <text:p>0.05016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53598">
                <text:p>0.153598</text:p>
              </table:table-cell>
              <table:table-cell office:value-type="float" office:value="0.02407">
                <text:p>0.02407</text:p>
              </table:table-cell>
              <table:table-cell office:value-type="float" office:value="0.05022">
                <text:p>0.05022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67777">
                <text:p>0.167777</text:p>
              </table:table-cell>
              <table:table-cell office:value-type="float" office:value="0.024348">
                <text:p>0.024348</text:p>
              </table:table-cell>
              <table:table-cell office:value-type="float" office:value="0.050019">
                <text:p>0.050019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5382">
                <text:p>0.165382</text:p>
              </table:table-cell>
              <table:table-cell office:value-type="float" office:value="0.024652">
                <text:p>0.024652</text:p>
              </table:table-cell>
              <table:table-cell office:value-type="float" office:value="0.050021">
                <text:p>0.0500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5556">
                <text:p>0.155556</text:p>
              </table:table-cell>
              <table:table-cell office:value-type="float" office:value="0.024664">
                <text:p>0.024664</text:p>
              </table:table-cell>
              <table:table-cell office:value-type="float" office:value="0.050085">
                <text:p>0.05008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908">
                <text:p>0.16908</text:p>
              </table:table-cell>
              <table:table-cell office:value-type="float" office:value="0.024231">
                <text:p>0.024231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59484">
                <text:p>0.159484</text:p>
              </table:table-cell>
              <table:table-cell office:value-type="float" office:value="0.024515">
                <text:p>0.024515</text:p>
              </table:table-cell>
              <table:table-cell office:value-type="float" office:value="0.050119">
                <text:p>0.05011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59772">
                <text:p>0.159772</text:p>
              </table:table-cell>
              <table:table-cell office:value-type="float" office:value="0.024632">
                <text:p>0.024632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74331">
                <text:p>0.174331</text:p>
              </table:table-cell>
              <table:table-cell office:value-type="float" office:value="0.02437">
                <text:p>0.02437</text:p>
              </table:table-cell>
              <table:table-cell office:value-type="float" office:value="0.050616">
                <text:p>0.050616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8252">
                <text:p>0.168252</text:p>
              </table:table-cell>
              <table:table-cell office:value-type="float" office:value="0.024301">
                <text:p>0.024301</text:p>
              </table:table-cell>
              <table:table-cell office:value-type="float" office:value="0.050359">
                <text:p>0.05035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1459">
                <text:p>0.161459</text:p>
              </table:table-cell>
              <table:table-cell office:value-type="float" office:value="0.024455">
                <text:p>0.024455</text:p>
              </table:table-cell>
              <table:table-cell office:value-type="float" office:value="0.049461">
                <text:p>0.04946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2477">
                <text:p>0.162477</text:p>
              </table:table-cell>
              <table:table-cell office:value-type="float" office:value="0.024944">
                <text:p>0.024944</text:p>
              </table:table-cell>
              <table:table-cell office:value-type="float" office:value="0.04989">
                <text:p>0.04989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63574">
                <text:p>0.163574</text:p>
              </table:table-cell>
              <table:table-cell office:value-type="float" office:value="0.024857">
                <text:p>0.024857</text:p>
              </table:table-cell>
              <table:table-cell office:value-type="float" office:value="0.049741">
                <text:p>0.0497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53624">
                <text:p>0.153624</text:p>
              </table:table-cell>
              <table:table-cell office:value-type="float" office:value="0.02472">
                <text:p>0.02472</text:p>
              </table:table-cell>
              <table:table-cell office:value-type="float" office:value="0.050034">
                <text:p>0.05003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1321">
                <text:p>0.161321</text:p>
              </table:table-cell>
              <table:table-cell office:value-type="float" office:value="0.024375">
                <text:p>0.024375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5">
                <text:p>0.024935</text:p>
              </table:table-cell>
              <table:table-cell office:value-type="float" office:value="0.050108">
                <text:p>0.050108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4433">
                <text:p>0.174433</text:p>
              </table:table-cell>
              <table:table-cell office:value-type="float" office:value="0.024766">
                <text:p>0.024766</text:p>
              </table:table-cell>
              <table:table-cell office:value-type="float" office:value="0.049738">
                <text:p>0.04973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65506">
                <text:p>0.165506</text:p>
              </table:table-cell>
              <table:table-cell office:value-type="float" office:value="0.02391">
                <text:p>0.02391</text:p>
              </table:table-cell>
              <table:table-cell office:value-type="float" office:value="0.050413">
                <text:p>0.05041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9917">
                <text:p>0.159917</text:p>
              </table:table-cell>
              <table:table-cell office:value-type="float" office:value="0.024495">
                <text:p>0.024495</text:p>
              </table:table-cell>
              <table:table-cell office:value-type="float" office:value="0.050089">
                <text:p>0.050089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78993">
                <text:p>0.178993</text:p>
              </table:table-cell>
              <table:table-cell office:value-type="float" office:value="0.024591">
                <text:p>0.024591</text:p>
              </table:table-cell>
              <table:table-cell office:value-type="float" office:value="0.049641">
                <text:p>0.049641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63994">
                <text:p>0.163994</text:p>
              </table:table-cell>
              <table:table-cell office:value-type="float" office:value="0.024386">
                <text:p>0.024386</text:p>
              </table:table-cell>
              <table:table-cell office:value-type="float" office:value="0.049942">
                <text:p>0.04994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5607">
                <text:p>0.15607</text:p>
              </table:table-cell>
              <table:table-cell office:value-type="float" office:value="0.024207">
                <text:p>0.024207</text:p>
              </table:table-cell>
              <table:table-cell office:value-type="float" office:value="0.050215">
                <text:p>0.05021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54934">
                <text:p>0.154934</text:p>
              </table:table-cell>
              <table:table-cell office:value-type="float" office:value="0.02381">
                <text:p>0.02381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5465">
                <text:p>0.165465</text:p>
              </table:table-cell>
              <table:table-cell office:value-type="float" office:value="0.02421">
                <text:p>0.02421</text:p>
              </table:table-cell>
              <table:table-cell office:value-type="float" office:value="0.05024">
                <text:p>0.0502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63757">
                <text:p>0.163757</text:p>
              </table:table-cell>
              <table:table-cell office:value-type="float" office:value="0.024213">
                <text:p>0.024213</text:p>
              </table:table-cell>
              <table:table-cell office:value-type="float" office:value="0.050271">
                <text:p>0.050271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6191">
                <text:p>0.16191</text:p>
              </table:table-cell>
              <table:table-cell office:value-type="float" office:value="0.024012">
                <text:p>0.024012</text:p>
              </table:table-cell>
              <table:table-cell office:value-type="float" office:value="0.050091">
                <text:p>0.050091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41719">
                <text:p>0.141719</text:p>
              </table:table-cell>
              <table:table-cell office:value-type="float" office:value="0.023566">
                <text:p>0.023566</text:p>
              </table:table-cell>
              <table:table-cell office:value-type="float" office:value="0.049139">
                <text:p>0.0491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32304">
                <text:p>0.132304</text:p>
              </table:table-cell>
              <table:table-cell office:value-type="float" office:value="0.023993">
                <text:p>0.023993</text:p>
              </table:table-cell>
              <table:table-cell office:value-type="float" office:value="0.049768">
                <text:p>0.049768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1719">
                <text:p>0.141719</text:p>
              </table:table-cell>
              <table:table-cell office:value-type="float" office:value="0.023566">
                <text:p>0.023566</text:p>
              </table:table-cell>
              <table:table-cell office:value-type="float" office:value="0.049139">
                <text:p>0.0491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6191">
                <text:p>0.16191</text:p>
              </table:table-cell>
              <table:table-cell office:value-type="float" office:value="0.024012">
                <text:p>0.024012</text:p>
              </table:table-cell>
              <table:table-cell office:value-type="float" office:value="0.050091">
                <text:p>0.050091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3757">
                <text:p>0.163757</text:p>
              </table:table-cell>
              <table:table-cell office:value-type="float" office:value="0.024213">
                <text:p>0.024213</text:p>
              </table:table-cell>
              <table:table-cell office:value-type="float" office:value="0.050271">
                <text:p>0.05027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3167">
                <text:p>0.163167</text:p>
              </table:table-cell>
              <table:table-cell office:value-type="float" office:value="0.02421">
                <text:p>0.02421</text:p>
              </table:table-cell>
              <table:table-cell office:value-type="float" office:value="0.05024">
                <text:p>0.0502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54934">
                <text:p>0.154934</text:p>
              </table:table-cell>
              <table:table-cell office:value-type="float" office:value="0.023783">
                <text:p>0.023783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5607">
                <text:p>0.15607</text:p>
              </table:table-cell>
              <table:table-cell office:value-type="float" office:value="0.024207">
                <text:p>0.024207</text:p>
              </table:table-cell>
              <table:table-cell office:value-type="float" office:value="0.050215">
                <text:p>0.05021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3994">
                <text:p>0.163994</text:p>
              </table:table-cell>
              <table:table-cell office:value-type="float" office:value="0.024386">
                <text:p>0.024386</text:p>
              </table:table-cell>
              <table:table-cell office:value-type="float" office:value="0.049942">
                <text:p>0.04994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8993">
                <text:p>0.178993</text:p>
              </table:table-cell>
              <table:table-cell office:value-type="float" office:value="0.024633">
                <text:p>0.024633</text:p>
              </table:table-cell>
              <table:table-cell office:value-type="float" office:value="0.049641">
                <text:p>0.049641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59917">
                <text:p>0.159917</text:p>
              </table:table-cell>
              <table:table-cell office:value-type="float" office:value="0.024495">
                <text:p>0.024495</text:p>
              </table:table-cell>
              <table:table-cell office:value-type="float" office:value="0.050089">
                <text:p>0.050089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65506">
                <text:p>0.165506</text:p>
              </table:table-cell>
              <table:table-cell office:value-type="float" office:value="0.02391">
                <text:p>0.02391</text:p>
              </table:table-cell>
              <table:table-cell office:value-type="float" office:value="0.050413">
                <text:p>0.05041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74433">
                <text:p>0.174433</text:p>
              </table:table-cell>
              <table:table-cell office:value-type="float" office:value="0.024766">
                <text:p>0.024766</text:p>
              </table:table-cell>
              <table:table-cell office:value-type="float" office:value="0.049738">
                <text:p>0.04973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5">
                <text:p>0.024935</text:p>
              </table:table-cell>
              <table:table-cell office:value-type="float" office:value="0.050108">
                <text:p>0.050108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1321">
                <text:p>0.161321</text:p>
              </table:table-cell>
              <table:table-cell office:value-type="float" office:value="0.024375">
                <text:p>0.024375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3624">
                <text:p>0.153624</text:p>
              </table:table-cell>
              <table:table-cell office:value-type="float" office:value="0.02472">
                <text:p>0.02472</text:p>
              </table:table-cell>
              <table:table-cell office:value-type="float" office:value="0.050034">
                <text:p>0.05003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63574">
                <text:p>0.163574</text:p>
              </table:table-cell>
              <table:table-cell office:value-type="float" office:value="0.024857">
                <text:p>0.024857</text:p>
              </table:table-cell>
              <table:table-cell office:value-type="float" office:value="0.049741">
                <text:p>0.0497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2477">
                <text:p>0.162477</text:p>
              </table:table-cell>
              <table:table-cell office:value-type="float" office:value="0.024944">
                <text:p>0.024944</text:p>
              </table:table-cell>
              <table:table-cell office:value-type="float" office:value="0.04989">
                <text:p>0.04989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1459">
                <text:p>0.161459</text:p>
              </table:table-cell>
              <table:table-cell office:value-type="float" office:value="0.024455">
                <text:p>0.024455</text:p>
              </table:table-cell>
              <table:table-cell office:value-type="float" office:value="0.049461">
                <text:p>0.04946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8252">
                <text:p>0.168252</text:p>
              </table:table-cell>
              <table:table-cell office:value-type="float" office:value="0.024301">
                <text:p>0.024301</text:p>
              </table:table-cell>
              <table:table-cell office:value-type="float" office:value="0.050421">
                <text:p>0.0504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74331">
                <text:p>0.174331</text:p>
              </table:table-cell>
              <table:table-cell office:value-type="float" office:value="0.02437">
                <text:p>0.02437</text:p>
              </table:table-cell>
              <table:table-cell office:value-type="float" office:value="0.050616">
                <text:p>0.050616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59772">
                <text:p>0.159772</text:p>
              </table:table-cell>
              <table:table-cell office:value-type="float" office:value="0.024632">
                <text:p>0.024632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9484">
                <text:p>0.159484</text:p>
              </table:table-cell>
              <table:table-cell office:value-type="float" office:value="0.024515">
                <text:p>0.024515</text:p>
              </table:table-cell>
              <table:table-cell office:value-type="float" office:value="0.050119">
                <text:p>0.05011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6908">
                <text:p>0.16908</text:p>
              </table:table-cell>
              <table:table-cell office:value-type="float" office:value="0.024231">
                <text:p>0.024231</text:p>
              </table:table-cell>
              <table:table-cell office:value-type="float" office:value="0.049693">
                <text:p>0.0496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5556">
                <text:p>0.155556</text:p>
              </table:table-cell>
              <table:table-cell office:value-type="float" office:value="0.024664">
                <text:p>0.024664</text:p>
              </table:table-cell>
              <table:table-cell office:value-type="float" office:value="0.050085">
                <text:p>0.05008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5382">
                <text:p>0.165382</text:p>
              </table:table-cell>
              <table:table-cell office:value-type="float" office:value="0.024652">
                <text:p>0.024652</text:p>
              </table:table-cell>
              <table:table-cell office:value-type="float" office:value="0.050021">
                <text:p>0.05002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7777">
                <text:p>0.167777</text:p>
              </table:table-cell>
              <table:table-cell office:value-type="float" office:value="0.024348">
                <text:p>0.024348</text:p>
              </table:table-cell>
              <table:table-cell office:value-type="float" office:value="0.050019">
                <text:p>0.050019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3598">
                <text:p>0.153598</text:p>
              </table:table-cell>
              <table:table-cell office:value-type="float" office:value="0.02407">
                <text:p>0.02407</text:p>
              </table:table-cell>
              <table:table-cell office:value-type="float" office:value="0.05022">
                <text:p>0.05022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1">
                <text:p>0.02401</text:p>
              </table:table-cell>
              <table:table-cell office:value-type="float" office:value="0.050165">
                <text:p>0.05016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64035">
                <text:p>0.164035</text:p>
              </table:table-cell>
              <table:table-cell office:value-type="float" office:value="0.024534">
                <text:p>0.024534</text:p>
              </table:table-cell>
              <table:table-cell office:value-type="float" office:value="0.050205">
                <text:p>0.050205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66352">
                <text:p>0.166352</text:p>
              </table:table-cell>
              <table:table-cell office:value-type="float" office:value="0.024283">
                <text:p>0.024283</text:p>
              </table:table-cell>
              <table:table-cell office:value-type="float" office:value="0.049624">
                <text:p>0.04962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62891">
                <text:p>0.162891</text:p>
              </table:table-cell>
              <table:table-cell office:value-type="float" office:value="0.024413">
                <text:p>0.024413</text:p>
              </table:table-cell>
              <table:table-cell office:value-type="float" office:value="0.049861">
                <text:p>0.04986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5446">
                <text:p>0.15446</text:p>
              </table:table-cell>
              <table:table-cell office:value-type="float" office:value="0.024372">
                <text:p>0.024372</text:p>
              </table:table-cell>
              <table:table-cell office:value-type="float" office:value="0.050291">
                <text:p>0.05029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4697">
                <text:p>0.164697</text:p>
              </table:table-cell>
              <table:table-cell office:value-type="float" office:value="0.024205">
                <text:p>0.024205</text:p>
              </table:table-cell>
              <table:table-cell office:value-type="float" office:value="0.049879">
                <text:p>0.04987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3342">
                <text:p>0.163342</text:p>
              </table:table-cell>
              <table:table-cell office:value-type="float" office:value="0.024398">
                <text:p>0.024398</text:p>
              </table:table-cell>
              <table:table-cell office:value-type="float" office:value="0.050207">
                <text:p>0.050207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54694">
                <text:p>0.154694</text:p>
              </table:table-cell>
              <table:table-cell office:value-type="float" office:value="0.024257">
                <text:p>0.024257</text:p>
              </table:table-cell>
              <table:table-cell office:value-type="float" office:value="0.050053">
                <text:p>0.050053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59545">
                <text:p>0.159545</text:p>
              </table:table-cell>
              <table:table-cell office:value-type="float" office:value="0.024184">
                <text:p>0.024184</text:p>
              </table:table-cell>
              <table:table-cell office:value-type="float" office:value="0.049613">
                <text:p>0.04961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57956">
                <text:p>0.157956</text:p>
              </table:table-cell>
              <table:table-cell office:value-type="float" office:value="0.024659">
                <text:p>0.024659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50179">
                <text:p>0.150179</text:p>
              </table:table-cell>
              <table:table-cell office:value-type="float" office:value="0.024471">
                <text:p>0.024471</text:p>
              </table:table-cell>
              <table:table-cell office:value-type="float" office:value="0.050324">
                <text:p>0.05032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54158">
                <text:p>0.154158</text:p>
              </table:table-cell>
              <table:table-cell office:value-type="float" office:value="0.02432">
                <text:p>0.02432</text:p>
              </table:table-cell>
              <table:table-cell office:value-type="float" office:value="0.049826">
                <text:p>0.0498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53516">
                <text:p>0.153516</text:p>
              </table:table-cell>
              <table:table-cell office:value-type="float" office:value="0.024341">
                <text:p>0.024341</text:p>
              </table:table-cell>
              <table:table-cell office:value-type="float" office:value="0.049972">
                <text:p>0.049972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6011">
                <text:p>0.16011</text:p>
              </table:table-cell>
              <table:table-cell office:value-type="float" office:value="0.024666">
                <text:p>0.024666</text:p>
              </table:table-cell>
              <table:table-cell office:value-type="float" office:value="0.049877">
                <text:p>0.049877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5904">
                <text:p>0.15904</text:p>
              </table:table-cell>
              <table:table-cell office:value-type="float" office:value="0.02411">
                <text:p>0.02411</text:p>
              </table:table-cell>
              <table:table-cell office:value-type="float" office:value="0.050321">
                <text:p>0.050321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65791">
                <text:p>0.165791</text:p>
              </table:table-cell>
              <table:table-cell office:value-type="float" office:value="0.02419">
                <text:p>0.02419</text:p>
              </table:table-cell>
              <table:table-cell office:value-type="float" office:value="0.049736">
                <text:p>0.049736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129">
                <text:p>0.024129</text:p>
              </table:table-cell>
              <table:table-cell office:value-type="float" office:value="0.049999">
                <text:p>0.049999</text:p>
              </table:table-cell>
              <table:table-cell office:value-type="float" office:value="0.000807">
                <text:p>0.0008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8699">
                <text:p>0.158699</text:p>
              </table:table-cell>
              <table:table-cell office:value-type="float" office:value="0.024281">
                <text:p>0.024281</text:p>
              </table:table-cell>
              <table:table-cell office:value-type="float" office:value="0.049892">
                <text:p>0.049892</text:p>
              </table:table-cell>
              <table:table-cell office:value-type="float" office:value="0.000819">
                <text:p>0.000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6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6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6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68cm" svg:height="17.493cm" xlink:href=".." chart:class="chart:line" chart:style-name="ch1">
        <chart:title svg:x="16.205cm" svg:y="0.35cm" chart:style-name="ch2">
          <text:p>Ellipse</text:p>
        </chart:title>
        <chart:subtitle svg:x="14.326cm" svg:y="1.202cm" chart:style-name="ch3">
          <text:p>Third Order of Hu's Moments</text:p>
        </chart:subtitle>
        <chart:legend chart:legend-position="end" svg:x="31.14cm" svg:y="7.902cm" chart:style-name="ch4"/>
        <chart:plot-area chart:style-name="ch5" table:cell-range-address="ellipse_5_30.D1:ellipse_5_30.D360 ellipse_25_60.D1:ellipse_25_60.D360 ellipse_28_92.D1:ellipse_28_92.D360 ellipse_60_50.D1:ellipse_60_50.D360" svg:x="1.145cm" svg:y="2.002cm" svg:width="29.323cm" svg:height="14.645cm">
          <chart:axis chart:dimension="x" chart:name="primary-x" chart:style-name="ch6">
            <chart:title svg:x="15.682cm" svg:y="16.424cm" chart:style-name="ch7">
              <text:p>Angle</text:p>
            </chart:title>
          </chart:axis>
          <chart:axis chart:dimension="y" chart:name="primary-y" chart:style-name="ch8">
            <chart:title svg:x="0.674cm" svg:y="10.255cm" chart:style-name="ch9">
              <text:p>Coefficient Value</text:p>
            </chart:title>
          </chart:axis>
          <chart:series chart:style-name="ch10" chart:values-cell-range-address="ellipse_5_30.D1:ellipse_5_30.D360" chart:class="chart:line">
            <chart:data-point chart:repeated="360"/>
          </chart:series>
          <chart:series chart:style-name="ch11" chart:values-cell-range-address="ellipse_25_60.D1:ellipse_25_60.D360" chart:class="chart:line">
            <chart:data-point chart:repeated="360"/>
          </chart:series>
          <chart:series chart:style-name="ch12" chart:values-cell-range-address="ellipse_28_92.D1:ellipse_28_92.D360" chart:class="chart:line">
            <chart:data-point chart:repeated="360"/>
          </chart:series>
          <chart:series chart:style-name="ch13" chart:values-cell-range-address="ellipse_60_50.D1:ellipse_60_50.D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llipse_5_30.D1:ellipse_5_30.D360">0</text:p>
              </table:table-cell>
              <table:table-cell office:value-type="float" office:value="0">
                <text:p text:id="ellipse_25_60.D1:ellipse_25_60.D360">0</text:p>
              </table:table-cell>
              <table:table-cell office:value-type="float" office:value="0">
                <text:p text:id="ellipse_28_92.D1:ellipse_28_92.D360">0</text:p>
              </table:table-cell>
              <table:table-cell office:value-type="float" office:value="0">
                <text:p text:id="ellipse_60_50.D1:ellipse_60_50.D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3">
                <text:p>0.00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13">
                <text:p>0.00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13">
                <text:p>0.00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13">
                <text:p>0.00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13">
                <text:p>0.00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3">
                <text:p>0.00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6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6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6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68cm" svg:height="17.493cm" xlink:href=".." chart:class="chart:line" chart:style-name="ch1">
        <chart:title svg:x="16.205cm" svg:y="0.35cm" chart:style-name="ch2">
          <text:p>Ellipse</text:p>
        </chart:title>
        <chart:subtitle svg:x="14.313cm" svg:y="1.202cm" chart:style-name="ch3">
          <text:p>Forth Order of Hu's Moments</text:p>
        </chart:subtitle>
        <chart:legend chart:legend-position="end" svg:x="31.193cm" svg:y="7.902cm" chart:style-name="ch4"/>
        <chart:plot-area chart:style-name="ch5" table:cell-range-address="ellipse_5_30.E1:ellipse_5_30.E360 ellipse_25_60.E1:ellipse_25_60.E360 ellipse_28_92.E1:ellipse_28_92.E360 ellipse_60_50.E1:ellipse_60_50.E360" svg:x="1.145cm" svg:y="2.002cm" svg:width="29.376cm" svg:height="14.645cm">
          <chart:axis chart:dimension="x" chart:name="primary-x" chart:style-name="ch6">
            <chart:title svg:x="15.709cm" svg:y="16.424cm" chart:style-name="ch7">
              <text:p>Angle</text:p>
            </chart:title>
          </chart:axis>
          <chart:axis chart:dimension="y" chart:name="primary-y" chart:style-name="ch8">
            <chart:title svg:x="0.674cm" svg:y="10.255cm" chart:style-name="ch9">
              <text:p>Coefficient Value</text:p>
            </chart:title>
          </chart:axis>
          <chart:series chart:style-name="ch10" chart:values-cell-range-address="ellipse_5_30.E1:ellipse_5_30.E360" chart:class="chart:line">
            <chart:data-point chart:repeated="360"/>
          </chart:series>
          <chart:series chart:style-name="ch11" chart:values-cell-range-address="ellipse_25_60.E1:ellipse_25_60.E360" chart:class="chart:line">
            <chart:data-point chart:repeated="360"/>
          </chart:series>
          <chart:series chart:style-name="ch12" chart:values-cell-range-address="ellipse_28_92.E1:ellipse_28_92.E360" chart:class="chart:line">
            <chart:data-point chart:repeated="360"/>
          </chart:series>
          <chart:series chart:style-name="ch13" chart:values-cell-range-address="ellipse_60_50.E1:ellipse_60_50.E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llipse_5_30.E1:ellipse_5_30.E360">0</text:p>
              </table:table-cell>
              <table:table-cell office:value-type="float" office:value="0">
                <text:p text:id="ellipse_25_60.E1:ellipse_25_60.E360">0</text:p>
              </table:table-cell>
              <table:table-cell office:value-type="float" office:value="0">
                <text:p text:id="ellipse_28_92.E1:ellipse_28_92.E360">0</text:p>
              </table:table-cell>
              <table:table-cell office:value-type="float" office:value="0">
                <text:p text:id="ellipse_60_50.E1:ellipse_60_50.E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6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6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6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68cm" svg:height="17.493cm" xlink:href=".." chart:class="chart:line" chart:style-name="ch1">
        <chart:title svg:x="16.205cm" svg:y="0.35cm" chart:style-name="ch2">
          <text:p>Ellipse</text:p>
        </chart:title>
        <chart:subtitle svg:x="14.326cm" svg:y="1.202cm" chart:style-name="ch3">
          <text:p>Sixth Order of Hu's Moments</text:p>
        </chart:subtitle>
        <chart:legend chart:legend-position="end" svg:x="31.113cm" svg:y="7.902cm" chart:style-name="ch4"/>
        <chart:plot-area chart:style-name="ch5" table:cell-range-address="ellipse_5_30.G1:ellipse_5_30.G360 ellipse_25_60.G1:ellipse_25_60.G360 ellipse_28_92.G1:ellipse_28_92.G360 ellipse_60_50.G1:ellipse_60_50.G360" svg:x="1.145cm" svg:y="2.002cm" svg:width="29.296cm" svg:height="14.645cm">
          <chart:axis chart:dimension="x" chart:name="primary-x" chart:style-name="ch6">
            <chart:title svg:x="15.669cm" svg:y="16.424cm" chart:style-name="ch7">
              <text:p>Angle</text:p>
            </chart:title>
          </chart:axis>
          <chart:axis chart:dimension="y" chart:name="primary-y" chart:style-name="ch8">
            <chart:title svg:x="0.674cm" svg:y="10.255cm" chart:style-name="ch9">
              <text:p>Coefficient Value</text:p>
            </chart:title>
          </chart:axis>
          <chart:series chart:style-name="ch10" chart:values-cell-range-address="ellipse_5_30.G1:ellipse_5_30.G360" chart:class="chart:line">
            <chart:data-point chart:repeated="360"/>
          </chart:series>
          <chart:series chart:style-name="ch11" chart:values-cell-range-address="ellipse_25_60.G1:ellipse_25_60.G360" chart:class="chart:line">
            <chart:data-point chart:repeated="360"/>
          </chart:series>
          <chart:series chart:style-name="ch12" chart:values-cell-range-address="ellipse_28_92.G1:ellipse_28_92.G360" chart:class="chart:line">
            <chart:data-point chart:repeated="360"/>
          </chart:series>
          <chart:series chart:style-name="ch13" chart:values-cell-range-address="ellipse_60_50.G1:ellipse_60_50.G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llipse_5_30.G1:ellipse_5_30.G360">0</text:p>
              </table:table-cell>
              <table:table-cell office:value-type="float" office:value="0">
                <text:p text:id="ellipse_25_60.G1:ellipse_25_60.G360">0</text:p>
              </table:table-cell>
              <table:table-cell office:value-type="float" office:value="0">
                <text:p text:id="ellipse_28_92.G1:ellipse_28_92.G360">0</text:p>
              </table:table-cell>
              <table:table-cell office:value-type="float" office:value="-0">
                <text:p text:id="ellipse_60_50.G1:ellipse_60_50.G360"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